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text-properties fo:font-weight="bold" officeooo:paragraph-rsid="034b4241" style:font-weight-asian="bold" style:font-weight-complex="bold"/>
    </style:style>
    <style:style style:name="P23" style:family="paragraph" style:parent-style-name="Standard">
      <style:text-properties fo:font-weight="bold" officeooo:paragraph-rsid="0375b241" style:font-weight-asian="bold" style:font-weight-complex="bold"/>
    </style:style>
    <style:style style:name="P24" style:family="paragraph" style:parent-style-name="Standard">
      <style:text-properties fo:font-weight="bold" officeooo:paragraph-rsid="038b2388" style:font-weight-asian="bold" style:font-weight-complex="bold"/>
    </style:style>
    <style:style style:name="P25" style:family="paragraph" style:parent-style-name="Standard">
      <style:text-properties fo:font-weight="bold" officeooo:paragraph-rsid="03991574" style:font-weight-asian="bold" style:font-weight-complex="bold"/>
    </style:style>
    <style:style style:name="P26" style:family="paragraph" style:parent-style-name="Standard">
      <style:text-properties fo:font-weight="bold" officeooo:paragraph-rsid="03a0799a" style:font-weight-asian="bold" style:font-weight-complex="bold"/>
    </style:style>
    <style:style style:name="P27" style:family="paragraph" style:parent-style-name="Standard">
      <style:text-properties fo:font-weight="bold" officeooo:paragraph-rsid="03a22041" style:font-weight-asian="bold" style:font-weight-complex="bold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officeooo:paragraph-rsid="01465b56"/>
    </style:style>
    <style:style style:name="P30" style:family="paragraph" style:parent-style-name="Standard">
      <style:paragraph-properties fo:text-align="center" style:justify-single-word="false"/>
      <style:text-properties officeooo:paragraph-rsid="0149565a"/>
    </style:style>
    <style:style style:name="P31" style:family="paragraph" style:parent-style-name="Standard">
      <style:paragraph-properties fo:text-align="center" style:justify-single-word="false"/>
      <style:text-properties officeooo:paragraph-rsid="0164559d"/>
    </style:style>
    <style:style style:name="P32" style:family="paragraph" style:parent-style-name="Standard">
      <style:paragraph-properties fo:text-align="center" style:justify-single-word="false"/>
      <style:text-properties officeooo:paragraph-rsid="016bb559"/>
    </style:style>
    <style:style style:name="P33" style:family="paragraph" style:parent-style-name="Standard">
      <style:paragraph-properties fo:text-align="center" style:justify-single-word="false"/>
      <style:text-properties officeooo:paragraph-rsid="01bd0f67"/>
    </style:style>
    <style:style style:name="P34" style:family="paragraph" style:parent-style-name="Standard">
      <style:paragraph-properties fo:text-align="center" style:justify-single-word="false"/>
      <style:text-properties officeooo:paragraph-rsid="01c1d024"/>
    </style:style>
    <style:style style:name="P35" style:family="paragraph" style:parent-style-name="Standard">
      <style:paragraph-properties fo:text-align="center" style:justify-single-word="false"/>
      <style:text-properties officeooo:paragraph-rsid="01cb91a6"/>
    </style:style>
    <style:style style:name="P36" style:family="paragraph" style:parent-style-name="Standard">
      <style:paragraph-properties fo:text-align="center" style:justify-single-word="false"/>
      <style:text-properties officeooo:paragraph-rsid="01d4e3ac"/>
    </style:style>
    <style:style style:name="P37" style:family="paragraph" style:parent-style-name="Standard">
      <style:paragraph-properties fo:text-align="center" style:justify-single-word="false"/>
      <style:text-properties officeooo:paragraph-rsid="01dcf296"/>
    </style:style>
    <style:style style:name="P38" style:family="paragraph" style:parent-style-name="Standard">
      <style:paragraph-properties fo:text-align="center" style:justify-single-word="false"/>
      <style:text-properties officeooo:paragraph-rsid="02a8e881"/>
    </style:style>
    <style:style style:name="P39" style:family="paragraph" style:parent-style-name="Standard">
      <style:paragraph-properties fo:text-align="center" style:justify-single-word="false"/>
      <style:text-properties officeooo:paragraph-rsid="02ae637f"/>
    </style:style>
    <style:style style:name="P40" style:family="paragraph" style:parent-style-name="Standard">
      <style:paragraph-properties fo:text-align="center" style:justify-single-word="false"/>
      <style:text-properties officeooo:paragraph-rsid="02b7df84"/>
    </style:style>
    <style:style style:name="P41" style:family="paragraph" style:parent-style-name="Standard">
      <style:paragraph-properties fo:text-align="center" style:justify-single-word="false"/>
      <style:text-properties officeooo:paragraph-rsid="02b835c8"/>
    </style:style>
    <style:style style:name="P42" style:family="paragraph" style:parent-style-name="Standard">
      <style:paragraph-properties fo:text-align="center" style:justify-single-word="false"/>
      <style:text-properties officeooo:paragraph-rsid="02d19655"/>
    </style:style>
    <style:style style:name="P43" style:family="paragraph" style:parent-style-name="Standard">
      <style:paragraph-properties fo:text-align="center" style:justify-single-word="false"/>
      <style:text-properties officeooo:paragraph-rsid="0346697a"/>
    </style:style>
    <style:style style:name="P44" style:family="paragraph" style:parent-style-name="Standard">
      <style:paragraph-properties fo:text-align="center" style:justify-single-word="false"/>
      <style:text-properties officeooo:paragraph-rsid="034b4241"/>
    </style:style>
    <style:style style:name="P45" style:family="paragraph" style:parent-style-name="Standard">
      <style:paragraph-properties fo:text-align="center" style:justify-single-word="false"/>
      <style:text-properties officeooo:paragraph-rsid="0368b3a9"/>
    </style:style>
    <style:style style:name="P46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47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48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49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5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51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end" style:justify-single-word="false"/>
    </style:style>
    <style:style style:name="P55" style:family="paragraph" style:parent-style-name="Standard">
      <style:paragraph-properties fo:text-align="end" style:justify-single-word="false"/>
      <style:text-properties officeooo:paragraph-rsid="01d027d3"/>
    </style:style>
    <style:style style:name="P56" style:family="paragraph" style:parent-style-name="Standard">
      <style:paragraph-properties fo:text-align="end" style:justify-single-word="false"/>
      <style:text-properties officeooo:paragraph-rsid="01d4e3ac"/>
    </style:style>
    <style:style style:name="P57" style:family="paragraph" style:parent-style-name="Standard">
      <style:paragraph-properties fo:text-align="end" style:justify-single-word="false"/>
      <style:text-properties officeooo:paragraph-rsid="01dcf296"/>
    </style:style>
    <style:style style:name="P58" style:family="paragraph" style:parent-style-name="Standard">
      <style:paragraph-properties fo:text-align="end" style:justify-single-word="false"/>
      <style:text-properties officeooo:paragraph-rsid="01465b56"/>
    </style:style>
    <style:style style:name="P59" style:family="paragraph" style:parent-style-name="Standard">
      <style:paragraph-properties fo:text-align="end" style:justify-single-word="false"/>
      <style:text-properties officeooo:paragraph-rsid="0149565a"/>
    </style:style>
    <style:style style:name="P60" style:family="paragraph" style:parent-style-name="Standard">
      <style:paragraph-properties fo:text-align="end" style:justify-single-word="false"/>
      <style:text-properties officeooo:paragraph-rsid="0157a40b"/>
    </style:style>
    <style:style style:name="P61" style:family="paragraph" style:parent-style-name="Standard">
      <style:paragraph-properties fo:text-align="end" style:justify-single-word="false"/>
      <style:text-properties officeooo:paragraph-rsid="0164559d"/>
    </style:style>
    <style:style style:name="P62" style:family="paragraph" style:parent-style-name="Standard">
      <style:paragraph-properties fo:text-align="end" style:justify-single-word="false"/>
      <style:text-properties officeooo:paragraph-rsid="016bb559"/>
    </style:style>
    <style:style style:name="P63" style:family="paragraph" style:parent-style-name="Standard">
      <style:paragraph-properties fo:text-align="end" style:justify-single-word="false"/>
      <style:text-properties officeooo:paragraph-rsid="0175a044"/>
    </style:style>
    <style:style style:name="P64" style:family="paragraph" style:parent-style-name="Standard">
      <style:paragraph-properties fo:text-align="end" style:justify-single-word="false"/>
      <style:text-properties officeooo:paragraph-rsid="017c7f61"/>
    </style:style>
    <style:style style:name="P65" style:family="paragraph" style:parent-style-name="Standard">
      <style:paragraph-properties fo:text-align="end" style:justify-single-word="false"/>
      <style:text-properties officeooo:paragraph-rsid="01f9159a"/>
    </style:style>
    <style:style style:name="P66" style:family="paragraph" style:parent-style-name="Standard">
      <style:paragraph-properties fo:text-align="end" style:justify-single-word="false"/>
      <style:text-properties officeooo:paragraph-rsid="02a8e881"/>
    </style:style>
    <style:style style:name="P67" style:family="paragraph" style:parent-style-name="Standard">
      <style:paragraph-properties fo:text-align="end" style:justify-single-word="false"/>
      <style:text-properties officeooo:paragraph-rsid="02da971e"/>
    </style:style>
    <style:style style:name="P68" style:family="paragraph" style:parent-style-name="Standard">
      <style:paragraph-properties fo:text-align="end" style:justify-single-word="false"/>
      <style:text-properties officeooo:paragraph-rsid="034b4241"/>
    </style:style>
    <style:style style:name="P69" style:family="paragraph" style:parent-style-name="Standard">
      <style:text-properties officeooo:paragraph-rsid="01451aa0"/>
    </style:style>
    <style:style style:name="P70" style:family="paragraph" style:parent-style-name="Standard">
      <style:text-properties officeooo:paragraph-rsid="0145ca26"/>
    </style:style>
    <style:style style:name="P71" style:family="paragraph" style:parent-style-name="Standard">
      <style:text-properties officeooo:paragraph-rsid="01465b56"/>
    </style:style>
    <style:style style:name="P72" style:family="paragraph" style:parent-style-name="Standard">
      <style:text-properties officeooo:paragraph-rsid="0148972c"/>
    </style:style>
    <style:style style:name="P73" style:family="paragraph" style:parent-style-name="Standard">
      <style:text-properties officeooo:paragraph-rsid="0149565a"/>
    </style:style>
    <style:style style:name="P74" style:family="paragraph" style:parent-style-name="Standard">
      <style:text-properties officeooo:paragraph-rsid="0157a40b"/>
    </style:style>
    <style:style style:name="P75" style:family="paragraph" style:parent-style-name="Standard">
      <style:text-properties officeooo:rsid="015a209f" officeooo:paragraph-rsid="0164559d"/>
    </style:style>
    <style:style style:name="P76" style:family="paragraph" style:parent-style-name="Standard">
      <style:text-properties officeooo:rsid="015a209f" officeooo:paragraph-rsid="016bb559"/>
    </style:style>
    <style:style style:name="P77" style:family="paragraph" style:parent-style-name="Standard">
      <style:text-properties officeooo:rsid="015a209f" officeooo:paragraph-rsid="0175a044"/>
    </style:style>
    <style:style style:name="P78" style:family="paragraph" style:parent-style-name="Standard">
      <style:text-properties officeooo:rsid="015a209f" officeooo:paragraph-rsid="017c7f61"/>
    </style:style>
    <style:style style:name="P79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80" style:family="paragraph" style:parent-style-name="Standard">
      <style:text-properties officeooo:rsid="015a209f" officeooo:paragraph-rsid="01f9159a"/>
    </style:style>
    <style:style style:name="P81" style:family="paragraph" style:parent-style-name="Standard">
      <style:text-properties officeooo:rsid="015a209f" officeooo:paragraph-rsid="02a8e881"/>
    </style:style>
    <style:style style:name="P82" style:family="paragraph" style:parent-style-name="Standard">
      <style:text-properties officeooo:paragraph-rsid="015ff9c9"/>
    </style:style>
    <style:style style:name="P83" style:family="paragraph" style:parent-style-name="Standard">
      <style:text-properties officeooo:paragraph-rsid="0164559d"/>
    </style:style>
    <style:style style:name="P84" style:family="paragraph" style:parent-style-name="Standard">
      <style:text-properties officeooo:paragraph-rsid="016bb559"/>
    </style:style>
    <style:style style:name="P85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86" style:family="paragraph" style:parent-style-name="Standard">
      <style:text-properties officeooo:paragraph-rsid="0172b0f7"/>
    </style:style>
    <style:style style:name="P87" style:family="paragraph" style:parent-style-name="Standard">
      <style:text-properties officeooo:paragraph-rsid="01610df2"/>
    </style:style>
    <style:style style:name="P88" style:family="paragraph" style:parent-style-name="Standard">
      <style:text-properties officeooo:paragraph-rsid="0175a044"/>
    </style:style>
    <style:style style:name="P89" style:family="paragraph" style:parent-style-name="Standard">
      <style:text-properties officeooo:paragraph-rsid="01785620"/>
    </style:style>
    <style:style style:name="P90" style:family="paragraph" style:parent-style-name="Standard">
      <style:text-properties officeooo:paragraph-rsid="017c7f61"/>
    </style:style>
    <style:style style:name="P91" style:family="paragraph" style:parent-style-name="Standard">
      <style:text-properties officeooo:paragraph-rsid="01853232"/>
    </style:style>
    <style:style style:name="P92" style:family="paragraph" style:parent-style-name="Standard">
      <style:text-properties officeooo:paragraph-rsid="0188b1cd"/>
    </style:style>
    <style:style style:name="P93" style:family="paragraph" style:parent-style-name="Standard">
      <style:text-properties officeooo:paragraph-rsid="0199cb7e"/>
    </style:style>
    <style:style style:name="P94" style:family="paragraph" style:parent-style-name="Standard">
      <style:text-properties officeooo:paragraph-rsid="019cea50"/>
    </style:style>
    <style:style style:name="P95" style:family="paragraph" style:parent-style-name="Standard">
      <style:text-properties officeooo:paragraph-rsid="01a1e1c5"/>
    </style:style>
    <style:style style:name="P96" style:family="paragraph" style:parent-style-name="Standard">
      <style:text-properties officeooo:paragraph-rsid="01a2819f"/>
    </style:style>
    <style:style style:name="P97" style:family="paragraph" style:parent-style-name="Standard">
      <style:text-properties officeooo:paragraph-rsid="01a44d6e"/>
    </style:style>
    <style:style style:name="P98" style:family="paragraph" style:parent-style-name="Standard">
      <style:text-properties officeooo:paragraph-rsid="01a84616"/>
    </style:style>
    <style:style style:name="P99" style:family="paragraph" style:parent-style-name="Standard">
      <style:text-properties officeooo:paragraph-rsid="01bd0f67"/>
    </style:style>
    <style:style style:name="P100" style:family="paragraph" style:parent-style-name="Standard">
      <style:text-properties officeooo:paragraph-rsid="01c1d024"/>
    </style:style>
    <style:style style:name="P101" style:family="paragraph" style:parent-style-name="Standard">
      <style:text-properties officeooo:paragraph-rsid="01cb91a6"/>
    </style:style>
    <style:style style:name="P102" style:family="paragraph" style:parent-style-name="Standard">
      <style:text-properties officeooo:paragraph-rsid="01d4e3ac"/>
    </style:style>
    <style:style style:name="P103" style:family="paragraph" style:parent-style-name="Standard">
      <style:text-properties officeooo:paragraph-rsid="01dcf296"/>
    </style:style>
    <style:style style:name="P104" style:family="paragraph" style:parent-style-name="Standard">
      <style:text-properties officeooo:paragraph-rsid="01f9159a"/>
    </style:style>
    <style:style style:name="P105" style:family="paragraph" style:parent-style-name="Standard">
      <style:text-properties officeooo:paragraph-rsid="0206ee81"/>
    </style:style>
    <style:style style:name="P106" style:family="paragraph" style:parent-style-name="Standard">
      <style:text-properties officeooo:paragraph-rsid="02174862"/>
    </style:style>
    <style:style style:name="P107" style:family="paragraph" style:parent-style-name="Standard">
      <style:text-properties officeooo:rsid="02174862" officeooo:paragraph-rsid="02174862"/>
    </style:style>
    <style:style style:name="P108" style:family="paragraph" style:parent-style-name="Standard">
      <style:text-properties officeooo:rsid="02174862" officeooo:paragraph-rsid="0263e4cc"/>
    </style:style>
    <style:style style:name="P109" style:family="paragraph" style:parent-style-name="Standard">
      <style:text-properties officeooo:rsid="02174862" officeooo:paragraph-rsid="02d4eb54"/>
    </style:style>
    <style:style style:name="P110" style:family="paragraph" style:parent-style-name="Standard">
      <style:text-properties officeooo:rsid="02174862" officeooo:paragraph-rsid="032a3257"/>
    </style:style>
    <style:style style:name="P111" style:family="paragraph" style:parent-style-name="Standard">
      <style:text-properties officeooo:rsid="02174862" officeooo:paragraph-rsid="032c12c9"/>
    </style:style>
    <style:style style:name="P112" style:family="paragraph" style:parent-style-name="Standard">
      <style:text-properties officeooo:rsid="02174862" officeooo:paragraph-rsid="032f0167"/>
    </style:style>
    <style:style style:name="P113" style:family="paragraph" style:parent-style-name="Standard">
      <style:text-properties officeooo:paragraph-rsid="02656083"/>
    </style:style>
    <style:style style:name="P114" style:family="paragraph" style:parent-style-name="Standard">
      <style:text-properties officeooo:paragraph-rsid="02a8e881"/>
    </style:style>
    <style:style style:name="P115" style:family="paragraph" style:parent-style-name="Standard">
      <style:paragraph-properties fo:text-align="justify" style:justify-single-word="false"/>
    </style:style>
    <style:style style:name="P116" style:family="paragraph" style:parent-style-name="Standard">
      <style:paragraph-properties fo:text-align="justify" style:justify-single-word="false"/>
      <style:text-properties officeooo:paragraph-rsid="02a8e881"/>
    </style:style>
    <style:style style:name="P117" style:family="paragraph" style:parent-style-name="Standard">
      <style:paragraph-properties fo:text-align="justify" style:justify-single-word="false"/>
      <style:text-properties officeooo:paragraph-rsid="0319f2f7"/>
    </style:style>
    <style:style style:name="P118" style:family="paragraph" style:parent-style-name="Standard">
      <style:paragraph-properties fo:text-align="justify" style:justify-single-word="false"/>
      <style:text-properties officeooo:paragraph-rsid="0320f68f"/>
    </style:style>
    <style:style style:name="P119" style:family="paragraph" style:parent-style-name="Standard">
      <style:paragraph-properties fo:text-align="justify" style:justify-single-word="false"/>
      <style:text-properties officeooo:paragraph-rsid="033d2130"/>
    </style:style>
    <style:style style:name="P120" style:family="paragraph" style:parent-style-name="Standard">
      <style:text-properties officeooo:paragraph-rsid="02b7df84"/>
    </style:style>
    <style:style style:name="P121" style:family="paragraph" style:parent-style-name="Standard">
      <style:text-properties officeooo:paragraph-rsid="02b835c8"/>
    </style:style>
    <style:style style:name="P122" style:family="paragraph" style:parent-style-name="Standard">
      <style:text-properties officeooo:paragraph-rsid="02bd8dac"/>
    </style:style>
    <style:style style:name="P123" style:family="paragraph" style:parent-style-name="Standard">
      <style:text-properties officeooo:paragraph-rsid="02d4eb54"/>
    </style:style>
    <style:style style:name="P124" style:family="paragraph" style:parent-style-name="Standard">
      <style:text-properties officeooo:rsid="02d4eb54" officeooo:paragraph-rsid="02d4eb54"/>
    </style:style>
    <style:style style:name="P125" style:family="paragraph" style:parent-style-name="Standard">
      <style:paragraph-properties fo:text-align="justify" style:justify-single-word="false"/>
      <style:text-properties officeooo:rsid="02d4eb54" officeooo:paragraph-rsid="033630cd"/>
    </style:style>
    <style:style style:name="P126" style:family="paragraph" style:parent-style-name="Standard">
      <style:text-properties officeooo:paragraph-rsid="0171a4b1"/>
    </style:style>
    <style:style style:name="P127" style:family="paragraph" style:parent-style-name="Standard">
      <style:text-properties officeooo:paragraph-rsid="02ba6a6d"/>
    </style:style>
    <style:style style:name="P128" style:family="paragraph" style:parent-style-name="Standard">
      <style:text-properties officeooo:paragraph-rsid="02da971e"/>
    </style:style>
    <style:style style:name="P129" style:family="paragraph" style:parent-style-name="Standard">
      <style:text-properties officeooo:paragraph-rsid="02de2855"/>
    </style:style>
    <style:style style:name="P130" style:family="paragraph" style:parent-style-name="Standard">
      <style:text-properties officeooo:paragraph-rsid="02df9268"/>
    </style:style>
    <style:style style:name="P131" style:family="paragraph" style:parent-style-name="Standard">
      <style:text-properties officeooo:paragraph-rsid="02e20076"/>
    </style:style>
    <style:style style:name="P132" style:family="paragraph" style:parent-style-name="Standard">
      <style:text-properties officeooo:paragraph-rsid="02ea827e"/>
    </style:style>
    <style:style style:name="P133" style:family="paragraph" style:parent-style-name="Standard">
      <style:text-properties officeooo:paragraph-rsid="03116600"/>
    </style:style>
    <style:style style:name="P134" style:family="paragraph" style:parent-style-name="Standard">
      <style:text-properties officeooo:paragraph-rsid="0319f2f7"/>
    </style:style>
    <style:style style:name="P135" style:family="paragraph" style:parent-style-name="Standard">
      <style:text-properties officeooo:paragraph-rsid="031eb083"/>
    </style:style>
    <style:style style:name="P136" style:family="paragraph" style:parent-style-name="Standard">
      <style:text-properties officeooo:paragraph-rsid="0320ed2a"/>
    </style:style>
    <style:style style:name="P137" style:family="paragraph" style:parent-style-name="Standard">
      <style:text-properties officeooo:rsid="0334319f" officeooo:paragraph-rsid="0334319f"/>
    </style:style>
    <style:style style:name="P138" style:family="paragraph" style:parent-style-name="Standard">
      <style:text-properties officeooo:paragraph-rsid="033837e4"/>
    </style:style>
    <style:style style:name="P139" style:family="paragraph" style:parent-style-name="Standard">
      <style:text-properties officeooo:paragraph-rsid="02eb58a6"/>
    </style:style>
    <style:style style:name="P140" style:family="paragraph" style:parent-style-name="Standard">
      <style:text-properties officeooo:paragraph-rsid="0346697a"/>
    </style:style>
    <style:style style:name="P141" style:family="paragraph" style:parent-style-name="Standard">
      <style:text-properties officeooo:paragraph-rsid="034b4241"/>
    </style:style>
    <style:style style:name="P142" style:family="paragraph" style:parent-style-name="Standard">
      <style:text-properties officeooo:paragraph-rsid="0364409b"/>
    </style:style>
    <style:style style:name="P143" style:family="paragraph" style:parent-style-name="Standard">
      <style:text-properties officeooo:paragraph-rsid="0365bc4b"/>
    </style:style>
    <style:style style:name="P144" style:family="paragraph" style:parent-style-name="Standard">
      <style:text-properties officeooo:paragraph-rsid="025dcb8d"/>
    </style:style>
    <style:style style:name="P145" style:family="paragraph" style:parent-style-name="Standard">
      <style:text-properties officeooo:rsid="01ac723b" officeooo:paragraph-rsid="01ac723b"/>
    </style:style>
    <style:style style:name="P146" style:family="paragraph" style:parent-style-name="Standard">
      <style:text-properties officeooo:paragraph-rsid="0368b3a9"/>
    </style:style>
    <style:style style:name="P147" style:family="paragraph" style:parent-style-name="Standard">
      <style:text-properties officeooo:paragraph-rsid="036f9006"/>
    </style:style>
    <style:style style:name="P148" style:family="paragraph" style:parent-style-name="Standard">
      <style:text-properties officeooo:paragraph-rsid="036f9414"/>
    </style:style>
    <style:style style:name="P149" style:family="paragraph" style:parent-style-name="Standard">
      <style:text-properties officeooo:paragraph-rsid="0374cdb5"/>
    </style:style>
    <style:style style:name="P150" style:family="paragraph" style:parent-style-name="Standard">
      <style:text-properties officeooo:paragraph-rsid="0375b241"/>
    </style:style>
    <style:style style:name="P151" style:family="paragraph" style:parent-style-name="Standard">
      <style:text-properties officeooo:rsid="037a0f7c" officeooo:paragraph-rsid="0375b241"/>
    </style:style>
    <style:style style:name="P152" style:family="paragraph" style:parent-style-name="Standard">
      <style:text-properties officeooo:rsid="037a0f7c" officeooo:paragraph-rsid="038b2388"/>
    </style:style>
    <style:style style:name="P153" style:family="paragraph" style:parent-style-name="Standard">
      <style:text-properties officeooo:rsid="037a0f7c" officeooo:paragraph-rsid="03991574"/>
    </style:style>
    <style:style style:name="P154" style:family="paragraph" style:parent-style-name="Standard">
      <style:text-properties officeooo:rsid="037a0f7c" officeooo:paragraph-rsid="03a0799a"/>
    </style:style>
    <style:style style:name="P155" style:family="paragraph" style:parent-style-name="Standard">
      <style:text-properties officeooo:rsid="037a0f7c" officeooo:paragraph-rsid="03a22041"/>
    </style:style>
    <style:style style:name="P156" style:family="paragraph" style:parent-style-name="Standard">
      <style:text-properties officeooo:paragraph-rsid="037cfc3c"/>
    </style:style>
    <style:style style:name="P157" style:family="paragraph" style:parent-style-name="Standard">
      <style:text-properties officeooo:paragraph-rsid="038b2388"/>
    </style:style>
    <style:style style:name="P158" style:family="paragraph" style:parent-style-name="Standard">
      <style:text-properties officeooo:paragraph-rsid="03991574"/>
    </style:style>
    <style:style style:name="P159" style:family="paragraph" style:parent-style-name="Standard">
      <style:text-properties officeooo:paragraph-rsid="03a0799a"/>
    </style:style>
    <style:style style:name="P160" style:family="paragraph" style:parent-style-name="Standard">
      <style:text-properties officeooo:paragraph-rsid="03a22041"/>
    </style:style>
    <style:style style:name="P16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6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6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6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65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66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67" style:family="paragraph" style:parent-style-name="Standard">
      <style:paragraph-properties fo:break-before="page"/>
    </style:style>
    <style:style style:name="P168" style:family="paragraph" style:parent-style-name="Standard">
      <style:paragraph-properties fo:text-align="center" style:justify-single-word="false" fo:break-before="page"/>
    </style:style>
    <style:style style:name="P169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70" style:family="paragraph" style:parent-style-name="Standard">
      <style:paragraph-properties fo:break-before="page"/>
      <style:text-properties officeooo:paragraph-rsid="01465b56"/>
    </style:style>
    <style:style style:name="P171" style:family="paragraph" style:parent-style-name="Standard">
      <style:paragraph-properties fo:break-before="page"/>
      <style:text-properties officeooo:paragraph-rsid="0149565a"/>
    </style:style>
    <style:style style:name="P172" style:family="paragraph" style:parent-style-name="Standard">
      <style:paragraph-properties fo:break-before="page"/>
      <style:text-properties officeooo:paragraph-rsid="01bd0f67"/>
    </style:style>
    <style:style style:name="P173" style:family="paragraph" style:parent-style-name="Standard">
      <style:paragraph-properties fo:break-before="page"/>
      <style:text-properties officeooo:paragraph-rsid="02b835c8"/>
    </style:style>
    <style:style style:name="P174" style:family="paragraph" style:parent-style-name="Standard">
      <style:paragraph-properties fo:break-before="page"/>
      <style:text-properties officeooo:paragraph-rsid="02da971e"/>
    </style:style>
    <style:style style:name="P175" style:family="paragraph" style:parent-style-name="Standard">
      <style:paragraph-properties fo:break-before="page"/>
      <style:text-properties officeooo:paragraph-rsid="02fa06d0"/>
    </style:style>
    <style:style style:name="P176" style:family="paragraph" style:parent-style-name="Standard">
      <style:paragraph-properties fo:break-before="page"/>
      <style:text-properties officeooo:paragraph-rsid="034b4241"/>
    </style:style>
    <style:style style:name="P177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78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8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8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18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18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18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18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18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18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18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18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19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19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19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19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19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19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19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19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19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19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200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201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202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34b4241"/>
    </style:style>
    <style:style style:name="P20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20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20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20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20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20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4b4241"/>
    </style:style>
    <style:style style:name="P20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21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59ab5"/>
    </style:style>
    <style:style style:name="P21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6050b"/>
    </style:style>
    <style:style style:name="P21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0af7"/>
    </style:style>
    <style:style style:name="P21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ac50"/>
    </style:style>
    <style:style style:name="P21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21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7e204"/>
    </style:style>
    <style:style style:name="P21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bd24b"/>
    </style:style>
    <style:style style:name="P21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e4118"/>
    </style:style>
    <style:style style:name="P21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f1012"/>
    </style:style>
    <style:style style:name="P21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60422a"/>
    </style:style>
    <style:style style:name="P22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5b241"/>
    </style:style>
    <style:style style:name="P22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cfc3c"/>
    </style:style>
    <style:style style:name="P22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8b2388"/>
    </style:style>
    <style:style style:name="P22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991574"/>
    </style:style>
    <style:style style:name="P22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0799a"/>
    </style:style>
    <style:style style:name="P22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22041"/>
    </style:style>
    <style:style style:name="P22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22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3544af9" officeooo:paragraph-rsid="03544af9"/>
    </style:style>
    <style:style style:name="P22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35d1c8c"/>
    </style:style>
    <style:style style:name="P2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2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23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2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2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2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2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2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23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23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23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24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24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24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24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24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24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24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24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24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4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5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5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5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5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5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5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5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25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25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25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26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26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26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26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26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26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26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26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26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26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27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27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27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273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274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275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276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34b4241"/>
    </style:style>
    <style:style style:name="P2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2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2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2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2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9662"/>
    </style:style>
    <style:style style:name="P2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d4023"/>
    </style:style>
    <style:style style:name="P2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fc8a8"/>
    </style:style>
    <style:style style:name="P2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2fd32"/>
    </style:style>
    <style:style style:name="P2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7e204"/>
    </style:style>
    <style:style style:name="P2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83849"/>
    </style:style>
    <style:style style:name="P2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bd24b"/>
    </style:style>
    <style:style style:name="P2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e4118"/>
    </style:style>
    <style:style style:name="P2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a0c7a"/>
    </style:style>
    <style:style style:name="P2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b5f39"/>
    </style:style>
    <style:style style:name="P2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5b241"/>
    </style:style>
    <style:style style:name="P292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75b241"/>
    </style:style>
    <style:style style:name="P293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991574"/>
    </style:style>
    <style:style style:name="P294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a22041"/>
    </style:style>
    <style:style style:name="P295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75b241"/>
    </style:style>
    <style:style style:name="P296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8b2388"/>
    </style:style>
    <style:style style:name="P297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991574"/>
    </style:style>
    <style:style style:name="P298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0799a"/>
    </style:style>
    <style:style style:name="P299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22041"/>
    </style:style>
    <style:style style:name="P3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6cf9a"/>
    </style:style>
    <style:style style:name="P3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7d77f"/>
    </style:style>
    <style:style style:name="P3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cfc3c"/>
    </style:style>
    <style:style style:name="P3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25dbe"/>
    </style:style>
    <style:style style:name="P3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4da27"/>
    </style:style>
    <style:style style:name="P3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b2388"/>
    </style:style>
    <style:style style:name="P3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f3ed0"/>
    </style:style>
    <style:style style:name="P3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092df"/>
    </style:style>
    <style:style style:name="P3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1f465"/>
    </style:style>
    <style:style style:name="P3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91574"/>
    </style:style>
    <style:style style:name="P3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c4701"/>
    </style:style>
    <style:style style:name="P3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0799a"/>
    </style:style>
    <style:style style:name="P3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18b6d"/>
    </style:style>
    <style:style style:name="P3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22041"/>
    </style:style>
    <style:style style:name="P3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417e5"/>
    </style:style>
    <style:style style:name="P3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52fd32"/>
    </style:style>
    <style:style style:name="P3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825dbe" style:font-weight-asian="normal" style:font-weight-complex="normal"/>
    </style:style>
    <style:style style:name="P3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9092df" style:font-weight-asian="normal" style:font-weight-complex="normal"/>
    </style:style>
    <style:style style:name="P318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8b2388" fo:background-color="#ffaa95"/>
    </style:style>
    <style:style style:name="P319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a0799a" fo:background-color="#ffaa95"/>
    </style:style>
    <style:style style:name="P3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style:use-window-font-color="true" fo:font-weight="bold" officeooo:paragraph-rsid="039582b6" style:font-weight-asian="bold" style:font-weight-complex="bold"/>
    </style:style>
    <style:style style:name="P321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322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323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324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325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326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327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328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329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330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331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332" style:family="paragraph" style:parent-style-name="Standard" style:master-page-name="">
      <style:paragraph-properties style:page-number="auto" fo:break-before="page"/>
      <style:text-properties officeooo:paragraph-rsid="0375b241"/>
    </style:style>
    <style:style style:name="P333" style:family="paragraph" style:parent-style-name="Standard" style:master-page-name="">
      <style:paragraph-properties style:page-number="auto" fo:break-before="page"/>
      <style:text-properties officeooo:paragraph-rsid="038b2388"/>
    </style:style>
    <style:style style:name="P334" style:family="paragraph" style:parent-style-name="Standard" style:master-page-name="">
      <style:paragraph-properties style:page-number="auto" fo:break-before="page"/>
      <style:text-properties officeooo:paragraph-rsid="03991574"/>
    </style:style>
    <style:style style:name="P335" style:family="paragraph" style:parent-style-name="Standard" style:master-page-name="">
      <style:paragraph-properties style:page-number="auto" fo:break-before="page"/>
      <style:text-properties officeooo:paragraph-rsid="03a0799a"/>
    </style:style>
    <style:style style:name="P336" style:family="paragraph" style:parent-style-name="Standard" style:master-page-name="">
      <style:paragraph-properties style:page-number="auto" fo:break-before="page"/>
      <style:text-properties officeooo:paragraph-rsid="03a22041"/>
    </style:style>
    <style:style style:name="P337" style:family="paragraph" style:parent-style-name="Standard" style:master-page-name="">
      <style:paragraph-properties style:page-number="auto"/>
      <style:text-properties officeooo:paragraph-rsid="0214b6b2"/>
    </style:style>
    <style:style style:name="P338" style:family="paragraph" style:parent-style-name="Standard" style:master-page-name="">
      <style:paragraph-properties style:page-number="auto"/>
      <style:text-properties officeooo:paragraph-rsid="02085c57"/>
    </style:style>
    <style:style style:name="P339" style:family="paragraph" style:parent-style-name="Standard" style:master-page-name="">
      <style:paragraph-properties style:page-number="auto"/>
      <style:text-properties officeooo:paragraph-rsid="020ce33f"/>
    </style:style>
    <style:style style:name="P340" style:family="paragraph" style:parent-style-name="Standard" style:master-page-name="">
      <style:paragraph-properties style:page-number="auto"/>
      <style:text-properties officeooo:paragraph-rsid="02111036"/>
    </style:style>
    <style:style style:name="P341" style:family="paragraph" style:parent-style-name="Standard" style:master-page-name="">
      <style:paragraph-properties style:page-number="auto"/>
      <style:text-properties officeooo:paragraph-rsid="02223d51"/>
    </style:style>
    <style:style style:name="P342" style:family="paragraph" style:parent-style-name="Standard" style:master-page-name="">
      <style:paragraph-properties style:page-number="auto"/>
      <style:text-properties officeooo:paragraph-rsid="022dac16"/>
    </style:style>
    <style:style style:name="P343" style:family="paragraph" style:parent-style-name="Standard" style:master-page-name="">
      <style:paragraph-properties style:page-number="auto"/>
      <style:text-properties officeooo:paragraph-rsid="023179eb"/>
    </style:style>
    <style:style style:name="P344" style:family="paragraph" style:parent-style-name="Standard" style:master-page-name="">
      <style:paragraph-properties style:page-number="auto"/>
      <style:text-properties officeooo:paragraph-rsid="02352daa"/>
    </style:style>
    <style:style style:name="P345" style:family="paragraph" style:parent-style-name="Standard" style:master-page-name="">
      <style:paragraph-properties style:page-number="auto"/>
      <style:text-properties officeooo:paragraph-rsid="02365318"/>
    </style:style>
    <style:style style:name="P346" style:family="paragraph" style:parent-style-name="Standard" style:master-page-name="">
      <style:paragraph-properties style:page-number="auto"/>
      <style:text-properties officeooo:paragraph-rsid="023b4625"/>
    </style:style>
    <style:style style:name="P347" style:family="paragraph" style:parent-style-name="Standard" style:master-page-name="">
      <style:paragraph-properties style:page-number="auto"/>
      <style:text-properties officeooo:paragraph-rsid="023c6679"/>
    </style:style>
    <style:style style:name="P348" style:family="paragraph" style:parent-style-name="Standard" style:master-page-name="">
      <style:paragraph-properties style:page-number="auto"/>
      <style:text-properties officeooo:paragraph-rsid="02448428"/>
    </style:style>
    <style:style style:name="P349" style:family="paragraph" style:parent-style-name="Standard" style:master-page-name="">
      <style:paragraph-properties style:page-number="auto"/>
      <style:text-properties officeooo:paragraph-rsid="024a5fe1"/>
    </style:style>
    <style:style style:name="P350" style:family="paragraph" style:parent-style-name="Standard" style:master-page-name="">
      <style:paragraph-properties style:page-number="auto"/>
      <style:text-properties officeooo:paragraph-rsid="024be149"/>
    </style:style>
    <style:style style:name="P351" style:family="paragraph" style:parent-style-name="Standard" style:master-page-name="">
      <style:paragraph-properties style:page-number="auto"/>
      <style:text-properties officeooo:paragraph-rsid="024d4d90"/>
    </style:style>
    <style:style style:name="P352" style:family="paragraph" style:parent-style-name="Standard" style:master-page-name="">
      <style:paragraph-properties style:page-number="auto"/>
      <style:text-properties officeooo:paragraph-rsid="027e8e33"/>
    </style:style>
    <style:style style:name="P353" style:family="paragraph" style:parent-style-name="Standard" style:master-page-name="">
      <style:paragraph-properties style:page-number="auto"/>
      <style:text-properties officeooo:paragraph-rsid="02a8e881"/>
    </style:style>
    <style:style style:name="P354" style:family="paragraph" style:parent-style-name="Standard" style:master-page-name="">
      <style:paragraph-properties style:page-number="auto"/>
      <style:text-properties officeooo:paragraph-rsid="02b835c8"/>
    </style:style>
    <style:style style:name="P355" style:family="paragraph" style:parent-style-name="Standard" style:master-page-name="">
      <style:paragraph-properties style:page-number="auto"/>
      <style:text-properties officeooo:paragraph-rsid="02df9268"/>
    </style:style>
    <style:style style:name="P356" style:family="paragraph" style:parent-style-name="Standard" style:master-page-name="">
      <style:paragraph-properties style:page-number="auto"/>
      <style:text-properties officeooo:paragraph-rsid="034b4241"/>
    </style:style>
    <style:style style:name="P357" style:family="paragraph" style:parent-style-name="Standard" style:master-page-name="">
      <style:paragraph-properties style:page-number="auto"/>
      <style:text-properties officeooo:paragraph-rsid="0375b241"/>
    </style:style>
    <style:style style:name="P358" style:family="paragraph" style:parent-style-name="Standard" style:master-page-name="">
      <style:paragraph-properties style:page-number="auto"/>
      <style:text-properties officeooo:paragraph-rsid="038b2388"/>
    </style:style>
    <style:style style:name="P359" style:family="paragraph" style:parent-style-name="Standard" style:master-page-name="">
      <style:paragraph-properties style:page-number="auto"/>
      <style:text-properties officeooo:paragraph-rsid="03991574"/>
    </style:style>
    <style:style style:name="P360" style:family="paragraph" style:parent-style-name="Standard" style:master-page-name="">
      <style:paragraph-properties style:page-number="auto"/>
      <style:text-properties officeooo:paragraph-rsid="03a0799a"/>
    </style:style>
    <style:style style:name="P361" style:family="paragraph" style:parent-style-name="Standard" style:master-page-name="">
      <style:paragraph-properties style:page-number="auto"/>
      <style:text-properties officeooo:paragraph-rsid="03a22041"/>
    </style:style>
    <style:style style:name="P36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36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36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36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36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35d1c8c"/>
    </style:style>
    <style:style style:name="P36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368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36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37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bbe88"/>
    </style:style>
    <style:style style:name="P37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08931"/>
    </style:style>
    <style:style style:name="P37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13450"/>
    </style:style>
    <style:style style:name="P37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2f0167"/>
    </style:style>
    <style:style style:name="P37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3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37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4b4241"/>
    </style:style>
    <style:style style:name="P37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2fd32"/>
    </style:style>
    <style:style style:name="P37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59ab5"/>
    </style:style>
    <style:style style:name="P37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6050b"/>
    </style:style>
    <style:style style:name="P38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7e204"/>
    </style:style>
    <style:style style:name="P38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83849"/>
    </style:style>
    <style:style style:name="P38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a2373"/>
    </style:style>
    <style:style style:name="P38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0af7"/>
    </style:style>
    <style:style style:name="P38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ac50"/>
    </style:style>
    <style:style style:name="P38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83ff"/>
    </style:style>
    <style:style style:name="P38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cf9a"/>
    </style:style>
    <style:style style:name="P38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4da27"/>
    </style:style>
    <style:style style:name="P38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b2388"/>
    </style:style>
    <style:style style:name="P38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f3ed0"/>
    </style:style>
    <style:style style:name="P39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092df"/>
    </style:style>
    <style:style style:name="P39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91574"/>
    </style:style>
    <style:style style:name="P39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0799a"/>
    </style:style>
    <style:style style:name="P39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22041"/>
    </style:style>
    <style:style style:name="P39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2fd32" officeooo:paragraph-rsid="0352fd32"/>
    </style:style>
    <style:style style:name="P39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44af9" officeooo:paragraph-rsid="03544af9"/>
    </style:style>
    <style:style style:name="P396" style:family="paragraph" style:parent-style-name="Footnote">
      <style:text-properties officeooo:rsid="0304062d" officeooo:paragraph-rsid="0304062d"/>
    </style:style>
    <style:style style:name="P397" style:family="paragraph" style:parent-style-name="Standard">
      <style:text-properties officeooo:paragraph-rsid="03ac704e"/>
    </style:style>
    <style:style style:name="P398" style:family="paragraph" style:parent-style-name="Standard">
      <style:paragraph-properties fo:text-align="center" style:justify-single-word="false"/>
    </style:style>
    <style:style style:name="P399" style:family="paragraph" style:parent-style-name="Standard">
      <style:paragraph-properties fo:text-align="center" style:justify-single-word="false"/>
      <style:text-properties officeooo:paragraph-rsid="03ae1542"/>
    </style:style>
    <style:style style:name="P400" style:family="paragraph" style:parent-style-name="Standard">
      <style:paragraph-properties fo:text-align="start" style:justify-single-word="false"/>
      <style:text-properties officeooo:paragraph-rsid="03ae1542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officeooo:rsid="03116600" style:font-style-asian="italic" style:font-style-complex="italic"/>
    </style:style>
    <style:style style:name="T6" style:family="text">
      <style:text-properties fo:font-style="italic" officeooo:rsid="0314781c" style:font-style-asian="italic" style:font-style-complex="italic"/>
    </style:style>
    <style:style style:name="T7" style:family="text">
      <style:text-properties fo:font-style="italic" officeooo:rsid="03182752" style:font-style-asian="italic" style:font-style-complex="italic"/>
    </style:style>
    <style:style style:name="T8" style:family="text">
      <style:text-properties fo:font-style="italic" officeooo:rsid="0319f2f7" style:font-style-asian="italic" style:font-style-complex="italic"/>
    </style:style>
    <style:style style:name="T9" style:family="text">
      <style:text-properties fo:font-style="italic" officeooo:rsid="033837e4" style:font-style-asian="italic" style:font-style-complex="italic"/>
    </style:style>
    <style:style style:name="T10" style:family="text">
      <style:text-properties fo:font-style="italic" officeooo:rsid="0339428c" style:font-style-asian="italic" style:font-style-complex="italic"/>
    </style:style>
    <style:style style:name="T11" style:family="text">
      <style:text-properties fo:font-style="italic" officeooo:rsid="03b29083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315a9b" style:font-style-asian="italic" style:font-style-complex="italic"/>
    </style:style>
    <style:style style:name="T14" style:family="text">
      <style:text-properties fo:font-style="italic" style:text-underline-style="none" officeooo:rsid="00d17671" style:font-style-asian="normal" style:font-style-complex="normal"/>
    </style:style>
    <style:style style:name="T15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18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19" style:family="text">
      <style:text-properties fo:font-style="italic" style:text-underline-style="none" officeooo:rsid="031eb083" style:font-size-asian="10pt" style:font-style-asian="italic" style:font-size-complex="10pt" style:font-style-complex="italic"/>
    </style:style>
    <style:style style:name="T20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font-size-asian="10pt" style:font-style-asian="italic" style:font-size-complex="10pt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officeooo:rsid="01bf2aed"/>
    </style:style>
    <style:style style:name="T29" style:family="text">
      <style:text-properties fo:font-style="italic" officeooo:rsid="01cdc30e"/>
    </style:style>
    <style:style style:name="T30" style:family="text">
      <style:text-properties fo:font-style="italic" officeooo:rsid="00d17671"/>
    </style:style>
    <style:style style:name="T31" style:family="text">
      <style:text-properties fo:font-style="italic" officeooo:rsid="01de6d40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84b174" style:font-style-asian="normal" style:font-style-complex="normal"/>
    </style:style>
    <style:style style:name="T34" style:family="text">
      <style:text-properties fo:font-style="normal" officeooo:rsid="01cdc30e" style:font-style-asian="normal" style:font-style-complex="normal"/>
    </style:style>
    <style:style style:name="T35" style:family="text">
      <style:text-properties fo:font-style="normal" officeooo:rsid="03116600" style:font-style-asian="normal" style:font-style-complex="normal"/>
    </style:style>
    <style:style style:name="T36" style:family="text">
      <style:text-properties fo:font-style="normal" officeooo:rsid="0319f2f7" style:font-style-asian="normal" style:font-style-complex="normal"/>
    </style:style>
    <style:style style:name="T37" style:family="text">
      <style:text-properties fo:font-style="normal" officeooo:rsid="031b9b10" style:font-style-asian="normal" style:font-style-complex="normal"/>
    </style:style>
    <style:style style:name="T38" style:family="text">
      <style:text-properties fo:font-style="normal" officeooo:rsid="031d4932" style:font-style-asian="normal" style:font-style-complex="normal"/>
    </style:style>
    <style:style style:name="T39" style:family="text">
      <style:text-properties fo:font-style="normal" officeooo:rsid="033837e4" style:font-style-asian="normal" style:font-style-complex="normal"/>
    </style:style>
    <style:style style:name="T40" style:family="text">
      <style:text-properties fo:font-style="normal" officeooo:rsid="0339428c" style:font-style-asian="normal" style:font-style-complex="normal"/>
    </style:style>
    <style:style style:name="T41" style:family="text">
      <style:text-properties fo:font-style="normal" officeooo:rsid="033d6498" style:font-style-asian="normal" style:font-style-complex="normal"/>
    </style:style>
    <style:style style:name="T42" style:family="text">
      <style:text-properties fo:font-style="normal" officeooo:rsid="00d17671" style:font-style-asian="normal" style:font-style-complex="normal"/>
    </style:style>
    <style:style style:name="T43" style:family="text">
      <style:text-properties fo:font-style="normal" officeooo:rsid="03b29083" style:font-style-asian="normal" style:font-style-complex="normal"/>
    </style:style>
    <style:style style:name="T44" style:family="text">
      <style:text-properties fo:font-style="normal" officeooo:rsid="03b29083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tyle="normal" style:text-underline-style="none" officeooo:rsid="002c318e" style:font-style-asian="normal" style:font-style-complex="normal"/>
    </style:style>
    <style:style style:name="T47" style:family="text">
      <style:text-properties fo:font-style="normal" style:text-underline-style="none" officeooo:rsid="002d35b4" style:font-style-asian="normal" style:font-style-complex="normal"/>
    </style:style>
    <style:style style:name="T48" style:family="text">
      <style:text-properties fo:font-style="normal" style:text-underline-style="none" officeooo:rsid="00315a9b" style:font-style-asian="normal" style:font-style-complex="normal"/>
    </style:style>
    <style:style style:name="T49" style:family="text">
      <style:text-properties fo:font-style="normal" style:text-underline-style="none" officeooo:rsid="00633e66" style:font-style-asian="normal" style:font-style-complex="normal"/>
    </style:style>
    <style:style style:name="T50" style:family="text">
      <style:text-properties fo:font-style="normal" style:text-underline-style="none" officeooo:rsid="006f728c" style:font-style-asian="normal" style:font-style-complex="normal"/>
    </style:style>
    <style:style style:name="T51" style:family="text">
      <style:text-properties fo:font-style="normal" style:text-underline-style="none" officeooo:rsid="00cfe32a" style:font-style-asian="normal" style:font-style-complex="normal"/>
    </style:style>
    <style:style style:name="T52" style:family="text">
      <style:text-properties fo:font-style="normal" style:text-underline-style="none" officeooo:rsid="00e9172d" style:font-style-asian="normal" style:font-style-complex="normal"/>
    </style:style>
    <style:style style:name="T53" style:family="text">
      <style:text-properties fo:font-style="normal" style:text-underline-style="none" officeooo:rsid="00ebe9ed" style:font-style-asian="normal" style:font-style-complex="normal"/>
    </style:style>
    <style:style style:name="T54" style:family="text">
      <style:text-properties fo:font-style="normal" style:text-underline-style="none" officeooo:rsid="00d17671" style:font-style-asian="normal" style:font-style-complex="normal"/>
    </style:style>
    <style:style style:name="T55" style:family="text">
      <style:text-properties fo:font-style="normal" style:text-underline-style="none" officeooo:rsid="00ed5b01" style:font-style-asian="normal" style:font-style-complex="normal"/>
    </style:style>
    <style:style style:name="T56" style:family="text">
      <style:text-properties fo:font-style="normal" style:text-underline-style="none" officeooo:rsid="00d20a1b" style:font-style-asian="normal" style:font-style-complex="normal"/>
    </style:style>
    <style:style style:name="T57" style:family="text">
      <style:text-properties fo:font-style="normal" style:text-underline-style="none" officeooo:rsid="00eda7a8" style:font-style-asian="normal" style:font-style-complex="normal"/>
    </style:style>
    <style:style style:name="T58" style:family="text">
      <style:text-properties fo:font-style="normal" style:text-underline-style="none" officeooo:rsid="00d3b6e5" style:font-style-asian="normal" style:font-style-complex="normal"/>
    </style:style>
    <style:style style:name="T59" style:family="text">
      <style:text-properties fo:font-style="normal" style:text-underline-style="none" officeooo:rsid="00d5b58b" style:font-style-asian="normal" style:font-style-complex="normal"/>
    </style:style>
    <style:style style:name="T60" style:family="text">
      <style:text-properties fo:font-style="normal" style:text-underline-style="none" officeooo:rsid="00eec105" style:font-style-asian="normal" style:font-style-complex="normal"/>
    </style:style>
    <style:style style:name="T61" style:family="text">
      <style:text-properties fo:font-style="normal" style:text-underline-style="none" officeooo:rsid="00f958e4" style:font-style-asian="normal" style:font-style-complex="normal"/>
    </style:style>
    <style:style style:name="T62" style:family="text">
      <style:text-properties fo:font-style="normal" style:text-underline-style="none" officeooo:rsid="0103769a" style:font-style-asian="normal" style:font-style-complex="normal"/>
    </style:style>
    <style:style style:name="T63" style:family="text">
      <style:text-properties fo:font-style="normal" style:text-underline-style="none" officeooo:rsid="010b52be" style:font-style-asian="normal" style:font-style-complex="normal"/>
    </style:style>
    <style:style style:name="T64" style:family="text">
      <style:text-properties fo:font-style="normal" style:text-underline-style="none" officeooo:rsid="010c9a97" style:font-style-asian="normal" style:font-style-complex="normal"/>
    </style:style>
    <style:style style:name="T65" style:family="text">
      <style:text-properties fo:font-style="normal" style:text-underline-style="none" officeooo:rsid="01105376" style:font-style-asian="normal" style:font-style-complex="normal"/>
    </style:style>
    <style:style style:name="T66" style:family="text">
      <style:text-properties fo:font-style="normal" style:text-underline-style="none" officeooo:rsid="01148304" style:font-style-asian="normal" style:font-style-complex="normal"/>
    </style:style>
    <style:style style:name="T67" style:family="text">
      <style:text-properties fo:font-style="normal" style:text-underline-style="none" officeooo:rsid="011ce3e5" style:font-style-asian="normal" style:font-style-complex="normal"/>
    </style:style>
    <style:style style:name="T68" style:family="text">
      <style:text-properties fo:font-style="normal" style:text-underline-style="none" officeooo:rsid="011dd8eb" style:font-style-asian="normal" style:font-style-complex="normal"/>
    </style:style>
    <style:style style:name="T69" style:family="text">
      <style:text-properties fo:font-style="normal" style:text-underline-style="none" officeooo:rsid="014b46e5" style:font-style-asian="normal" style:font-style-complex="normal"/>
    </style:style>
    <style:style style:name="T70" style:family="text">
      <style:text-properties fo:font-style="normal" style:text-underline-style="none" officeooo:rsid="01541640" style:font-style-asian="normal" style:font-style-complex="normal"/>
    </style:style>
    <style:style style:name="T71" style:family="text">
      <style:text-properties fo:font-style="normal" style:text-underline-style="none" officeooo:rsid="0155b3a7" style:font-style-asian="normal" style:font-style-complex="normal"/>
    </style:style>
    <style:style style:name="T72" style:family="text">
      <style:text-properties fo:font-style="normal" style:text-underline-style="none" officeooo:rsid="0174bd2c" style:font-style-asian="normal" style:font-style-complex="normal"/>
    </style:style>
    <style:style style:name="T73" style:family="text">
      <style:text-properties fo:font-style="normal" style:text-underline-style="none" officeooo:rsid="0176ca3c" style:font-style-asian="normal" style:font-style-complex="normal"/>
    </style:style>
    <style:style style:name="T74" style:family="text">
      <style:text-properties fo:font-style="normal" style:text-underline-style="none" officeooo:rsid="019cea50" style:font-style-asian="normal" style:font-style-complex="normal"/>
    </style:style>
    <style:style style:name="T75" style:family="text">
      <style:text-properties fo:font-style="normal" style:text-underline-style="none" officeooo:rsid="028785fc" style:font-style-asian="normal" style:font-style-complex="normal"/>
    </style:style>
    <style:style style:name="T76" style:family="text">
      <style:text-properties fo:font-style="normal" style:text-underline-style="none" officeooo:rsid="02c0f8e2" style:font-style-asian="normal" style:font-style-complex="normal"/>
    </style:style>
    <style:style style:name="T77" style:family="text">
      <style:text-properties fo:font-style="normal" style:text-underline-style="none" officeooo:rsid="02db57fb" style:font-style-asian="normal" style:font-style-complex="normal"/>
    </style:style>
    <style:style style:name="T78" style:family="text">
      <style:text-properties fo:font-style="normal" style:text-underline-style="none" officeooo:rsid="02e396f5" style:font-style-asian="normal" style:font-style-complex="normal"/>
    </style:style>
    <style:style style:name="T79" style:family="text">
      <style:text-properties fo:font-style="normal" style:text-underline-style="none" officeooo:rsid="034d4023" style:font-style-asian="normal" style:font-style-complex="normal"/>
    </style:style>
    <style:style style:name="T80" style:family="text">
      <style:text-properties fo:font-style="normal" style:text-underline-style="none" officeooo:rsid="0375b241" style:font-style-asian="normal" style:font-style-complex="normal"/>
    </style:style>
    <style:style style:name="T81" style:family="text">
      <style:text-properties fo:font-style="normal" style:text-underline-style="none" officeooo:rsid="038b2388" style:font-style-asian="normal" style:font-style-complex="normal"/>
    </style:style>
    <style:style style:name="T82" style:family="text">
      <style:text-properties fo:font-style="normal" style:text-underline-style="none" officeooo:rsid="03a22041" style:font-style-asian="normal" style:font-style-complex="normal"/>
    </style:style>
    <style:style style:name="T8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d5b58b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d17671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tyle="normal" style:text-underline-style="none" fo:font-weight="normal" officeooo:rsid="032a3257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style="normal" style:text-underline-style="none" fo:font-weight="normal" officeooo:rsid="0346697a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style="normal" style:text-underline-style="none" fo:font-weight="normal" officeooo:rsid="0347278c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tyle="normal" style:text-underline-style="none" fo:font-weight="normal" officeooo:rsid="034b4241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style="normal" style:text-underline-style="none" fo:font-weight="normal" officeooo:rsid="0368b3a9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style="normal" style:text-underline-style="none" fo:font-weight="normal" officeooo:rsid="03727039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style="normal" style:text-underline-style="none" fo:font-weight="normal" officeooo:rsid="03a0799a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style="normal" style:text-underline-style="none" fo:font-weight="normal" officeooo:rsid="03a18b6d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style="normal" style:text-underline-style="none" fo:font-weight="normal" officeooo:rsid="03a22041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114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115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116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117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118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119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120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121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122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123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124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125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126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127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128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129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130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131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132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133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134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35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36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37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38" style:family="text">
      <style:text-properties fo:font-style="normal" style:text-underline-style="none" officeooo:rsid="02f88f45" style:font-size-asian="10pt" style:font-style-asian="normal" style:font-size-complex="10pt" style:font-style-complex="normal"/>
    </style:style>
    <style:style style:name="T139" style:family="text">
      <style:text-properties fo:font-style="normal" style:text-underline-style="none" officeooo:rsid="02fa06d0" style:font-size-asian="10pt" style:font-style-asian="normal" style:font-size-complex="10pt" style:font-style-complex="normal"/>
    </style:style>
    <style:style style:name="T140" style:family="text">
      <style:text-properties fo:font-style="normal" style:text-underline-style="none" officeooo:rsid="031eb083" style:font-size-asian="10pt" style:font-style-asian="normal" style:font-size-complex="10pt" style:font-style-complex="normal"/>
    </style:style>
    <style:style style:name="T141" style:family="text">
      <style:text-properties fo:font-style="normal" style:text-underline-style="none" officeooo:rsid="0320ed2a" style:font-size-asian="10pt" style:font-style-asian="normal" style:font-size-complex="10pt" style:font-style-complex="normal"/>
    </style:style>
    <style:style style:name="T142" style:family="text">
      <style:text-properties fo:font-style="normal" style:text-underline-style="none" officeooo:rsid="032f0167" style:font-size-asian="10pt" style:font-style-asian="normal" style:font-size-complex="10pt" style:font-style-complex="normal"/>
    </style:style>
    <style:style style:name="T143" style:family="text">
      <style:text-properties fo:font-style="normal" style:text-underline-style="none" officeooo:rsid="034fca55" style:font-size-asian="10pt" style:font-style-asian="normal" style:font-size-complex="10pt" style:font-style-complex="normal"/>
    </style:style>
    <style:style style:name="T144" style:family="text">
      <style:text-properties fo:font-style="normal" style:text-underline-style="none" officeooo:rsid="0364409b" style:font-size-asian="10pt" style:font-style-asian="normal" style:font-size-complex="10pt" style:font-style-complex="normal"/>
    </style:style>
    <style:style style:name="T145" style:family="text">
      <style:text-properties fo:font-style="normal" style:text-underline-style="none" officeooo:rsid="0365bc4b" style:font-size-asian="10pt" style:font-style-asian="normal" style:font-size-complex="10pt" style:font-style-complex="normal"/>
    </style:style>
    <style:style style:name="T146" style:family="text">
      <style:text-properties fo:font-style="normal" style:text-underline-style="none" officeooo:rsid="0368b3a9" style:font-size-asian="10pt" style:font-style-asian="normal" style:font-size-complex="10pt" style:font-style-complex="normal"/>
    </style:style>
    <style:style style:name="T147" style:family="text">
      <style:text-properties fo:font-style="normal" style:text-underline-style="none" officeooo:rsid="0384da27" style:font-size-asian="10pt" style:font-style-asian="normal" style:font-size-complex="10pt" style:font-style-complex="normal"/>
    </style:style>
    <style:style style:name="T148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49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50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51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52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53" style:family="text">
      <style:text-properties fo:font-style="normal" style:text-underline-style="none" fo:font-weight="bold" officeooo:rsid="01ac723b" style:font-style-asian="normal" style:font-weight-asian="bold" style:font-style-complex="normal" style:font-weight-complex="bold"/>
    </style:style>
    <style:style style:name="T154" style:family="text">
      <style:text-properties fo:font-style="normal" style:text-underline-style="none" fo:font-weight="bold" officeooo:rsid="02b7df84" style:font-size-asian="10pt" style:font-style-asian="normal" style:font-weight-asian="bold" style:font-size-complex="10pt" style:font-style-complex="normal" style:font-weight-complex="bold"/>
    </style:style>
    <style:style style:name="T155" style:family="text">
      <style:text-properties fo:font-style="normal" style:text-underline-style="none" fo:font-weight="bold" officeooo:rsid="01ac723b" style:font-size-asian="10pt" style:font-style-asian="normal" style:font-weight-asian="bold" style:font-size-complex="10pt" style:font-style-complex="normal" style:font-weight-complex="bold"/>
    </style:style>
    <style:style style:name="T156" style:family="text">
      <style:text-properties fo:font-style="normal" fo:font-weight="bold" officeooo:rsid="03b29083" style:font-style-asian="normal" style:font-weight-asian="bold" style:font-style-complex="normal" style:font-weight-complex="bold"/>
    </style:style>
    <style:style style:name="T157" style:family="text">
      <style:text-properties style:text-underline-style="none" style:font-style-asian="normal" style:font-style-complex="normal"/>
    </style:style>
    <style:style style:name="T158" style:family="text">
      <style:text-properties style:text-underline-style="none" officeooo:rsid="002d35b4" style:font-style-asian="normal" style:font-style-complex="normal"/>
    </style:style>
    <style:style style:name="T159" style:family="text">
      <style:text-properties style:text-underline-style="none" officeooo:rsid="002c318e" style:font-style-asian="normal" style:font-style-complex="normal"/>
    </style:style>
    <style:style style:name="T160" style:family="text">
      <style:text-properties style:text-underline-style="none" officeooo:rsid="00cc18fe" style:font-style-asian="normal" style:font-style-complex="normal"/>
    </style:style>
    <style:style style:name="T161" style:family="text">
      <style:text-properties style:text-underline-style="none" officeooo:rsid="00eec105" style:font-style-asian="normal" style:font-style-complex="normal"/>
    </style:style>
    <style:style style:name="T162" style:family="text">
      <style:text-properties style:text-underline-style="none" officeooo:rsid="00d5b58b" style:font-style-asian="normal" style:font-style-complex="normal"/>
    </style:style>
    <style:style style:name="T163" style:family="text">
      <style:text-properties style:text-underline-style="none" officeooo:rsid="0103769a" style:font-style-asian="normal" style:font-style-complex="normal"/>
    </style:style>
    <style:style style:name="T164" style:family="text">
      <style:text-properties style:text-underline-style="none" officeooo:rsid="0085fd01" style:font-style-asian="normal" style:font-style-complex="normal"/>
    </style:style>
    <style:style style:name="T165" style:family="text">
      <style:text-properties style:text-underline-style="none" officeooo:rsid="011150ba" style:font-style-asian="normal" style:font-style-complex="normal"/>
    </style:style>
    <style:style style:name="T166" style:family="text">
      <style:text-properties style:text-underline-style="none" officeooo:rsid="011ce3e5" style:font-style-asian="normal" style:font-style-complex="normal"/>
    </style:style>
    <style:style style:name="T167" style:family="text">
      <style:text-properties style:text-underline-style="none" officeooo:rsid="01430567" style:font-style-asian="normal" style:font-style-complex="normal"/>
    </style:style>
    <style:style style:name="T168" style:family="text">
      <style:text-properties style:text-underline-style="none" officeooo:rsid="01434dce" style:font-style-asian="normal" style:font-style-complex="normal"/>
    </style:style>
    <style:style style:name="T169" style:family="text">
      <style:text-properties style:text-underline-style="none" officeooo:rsid="014b46e5" style:font-style-asian="normal" style:font-style-complex="normal"/>
    </style:style>
    <style:style style:name="T170" style:family="text">
      <style:text-properties style:text-underline-style="none" officeooo:rsid="0155b3a7" style:font-style-asian="normal" style:font-style-complex="normal"/>
    </style:style>
    <style:style style:name="T171" style:family="text">
      <style:text-properties style:text-underline-style="none" officeooo:rsid="01e9f32c" style:font-style-asian="normal" style:font-style-complex="normal"/>
    </style:style>
    <style:style style:name="T172" style:family="text">
      <style:text-properties style:text-underline-style="none" officeooo:rsid="02e396f5" style:font-style-asian="normal" style:font-style-complex="normal"/>
    </style:style>
    <style:style style:name="T173" style:family="text">
      <style:text-properties style:text-underline-style="none" officeooo:rsid="02e4637c" style:font-style-asian="normal" style:font-style-complex="normal"/>
    </style:style>
    <style:style style:name="T174" style:family="text">
      <style:text-properties style:text-underline-style="none" officeooo:rsid="034d4023" style:font-style-asian="normal" style:font-style-complex="normal"/>
    </style:style>
    <style:style style:name="T175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176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177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178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179" style:family="text">
      <style:text-properties officeooo:rsid="001178ae"/>
    </style:style>
    <style:style style:name="T180" style:family="text">
      <style:text-properties officeooo:rsid="0015290e"/>
    </style:style>
    <style:style style:name="T181" style:family="text">
      <style:text-properties officeooo:rsid="001b2b27"/>
    </style:style>
    <style:style style:name="T182" style:family="text">
      <style:text-properties officeooo:rsid="0034832a"/>
    </style:style>
    <style:style style:name="T183" style:family="text">
      <style:text-properties style:font-size-asian="10pt" style:font-size-complex="10pt"/>
    </style:style>
    <style:style style:name="T184" style:family="text">
      <style:text-properties officeooo:rsid="000f7979" style:font-size-asian="10pt" style:font-size-complex="10pt"/>
    </style:style>
    <style:style style:name="T185" style:family="text">
      <style:text-properties officeooo:rsid="0015ad56" style:font-size-asian="10pt" style:font-size-complex="10pt"/>
    </style:style>
    <style:style style:name="T186" style:family="text">
      <style:text-properties officeooo:rsid="0016e0aa" style:font-size-asian="10pt" style:font-size-complex="10pt"/>
    </style:style>
    <style:style style:name="T187" style:family="text">
      <style:text-properties officeooo:rsid="0017fe57" style:font-size-asian="10pt" style:font-size-complex="10pt"/>
    </style:style>
    <style:style style:name="T188" style:family="text">
      <style:text-properties officeooo:rsid="007b25e6" style:font-size-asian="10pt" style:font-size-complex="10pt"/>
    </style:style>
    <style:style style:name="T189" style:family="text">
      <style:text-properties officeooo:rsid="00a3692c" style:font-size-asian="10pt" style:font-size-complex="10pt"/>
    </style:style>
    <style:style style:name="T190" style:family="text">
      <style:text-properties officeooo:rsid="02544efc" style:font-size-asian="10pt" style:font-size-complex="10pt"/>
    </style:style>
    <style:style style:name="T191" style:family="text">
      <style:text-properties officeooo:rsid="00848c87"/>
    </style:style>
    <style:style style:name="T192" style:family="text">
      <style:text-properties officeooo:rsid="0084b174"/>
    </style:style>
    <style:style style:name="T193" style:family="text">
      <style:text-properties officeooo:rsid="0085fd01"/>
    </style:style>
    <style:style style:name="T194" style:family="text">
      <style:text-properties officeooo:rsid="00963f2a"/>
    </style:style>
    <style:style style:name="T195" style:family="text">
      <style:text-properties officeooo:rsid="00989675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0989675" style:font-weight-asian="normal" style:font-weight-complex="normal"/>
    </style:style>
    <style:style style:name="T198" style:family="text">
      <style:text-properties fo:font-weight="normal" officeooo:rsid="01aee3cb" style:font-weight-asian="normal" style:font-weight-complex="normal"/>
    </style:style>
    <style:style style:name="T199" style:family="text">
      <style:text-properties fo:font-weight="normal" officeooo:rsid="02b7df84" style:font-weight-asian="normal" style:font-weight-complex="normal"/>
    </style:style>
    <style:style style:name="T200" style:family="text">
      <style:text-properties fo:font-weight="normal" officeooo:rsid="02d6fad2" style:font-weight-asian="normal" style:font-weight-complex="normal"/>
    </style:style>
    <style:style style:name="T201" style:family="text">
      <style:text-properties fo:font-weight="normal" officeooo:rsid="0376cf9a" style:font-weight-asian="normal" style:font-weight-complex="normal"/>
    </style:style>
    <style:style style:name="T202" style:family="text">
      <style:text-properties fo:font-weight="normal" officeooo:rsid="037683ff" style:font-weight-asian="normal" style:font-weight-complex="normal"/>
    </style:style>
    <style:style style:name="T203" style:family="text">
      <style:text-properties fo:font-weight="normal" officeooo:rsid="00d17671" style:font-weight-asian="normal" style:font-weight-complex="normal"/>
    </style:style>
    <style:style style:name="T204" style:family="text">
      <style:text-properties fo:font-weight="normal" officeooo:rsid="00f06cbd" style:font-weight-asian="normal" style:font-weight-complex="normal"/>
    </style:style>
    <style:style style:name="T205" style:family="text">
      <style:text-properties fo:font-weight="normal" officeooo:rsid="037f4d09" style:font-weight-asian="normal" style:font-weight-complex="normal"/>
    </style:style>
    <style:style style:name="T206" style:family="text">
      <style:text-properties fo:font-weight="normal" officeooo:rsid="0390a5db" style:font-weight-asian="normal" style:font-weight-complex="normal"/>
    </style:style>
    <style:style style:name="T207" style:family="text">
      <style:text-properties fo:font-weight="normal" officeooo:rsid="0394a79f" style:font-weight-asian="normal" style:font-weight-complex="normal"/>
    </style:style>
    <style:style style:name="T208" style:family="text">
      <style:text-properties fo:font-weight="normal" officeooo:rsid="039582b6" style:font-weight-asian="normal" style:font-weight-complex="normal"/>
    </style:style>
    <style:style style:name="T209" style:family="text">
      <style:text-properties fo:font-weight="normal" officeooo:rsid="0399ef91" style:font-weight-asian="normal" style:font-weight-complex="normal"/>
    </style:style>
    <style:style style:name="T210" style:family="text">
      <style:text-properties fo:font-weight="normal" officeooo:rsid="03a22041" style:font-weight-asian="normal" style:font-weight-complex="normal"/>
    </style:style>
    <style:style style:name="T211" style:family="text">
      <style:text-properties fo:font-weight="normal" officeooo:rsid="03a417e5" style:font-weight-asian="normal" style:font-weight-complex="normal"/>
    </style:style>
    <style:style style:name="T212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213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214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215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216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217" style:family="text">
      <style:text-properties officeooo:rsid="0099f758"/>
    </style:style>
    <style:style style:name="T218" style:family="text">
      <style:text-properties officeooo:rsid="009fb0b9"/>
    </style:style>
    <style:style style:name="T219" style:family="text">
      <style:text-properties officeooo:rsid="00a68766"/>
    </style:style>
    <style:style style:name="T220" style:family="text">
      <style:text-properties officeooo:rsid="00a7197b"/>
    </style:style>
    <style:style style:name="T221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222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223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224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25" style:family="text">
      <style:text-properties officeooo:rsid="00be4500"/>
    </style:style>
    <style:style style:name="T226" style:family="text">
      <style:text-properties style:font-name="Liberation Serif1" officeooo:rsid="00c4fcfb" style:font-name-asian="Liberation Serif1" style:font-name-complex="Liberation Serif1"/>
    </style:style>
    <style:style style:name="T227" style:family="text">
      <style:text-properties style:font-name="Liberation Serif1" officeooo:rsid="00dec184" style:font-name-asian="Liberation Serif1" style:font-name-complex="Liberation Serif1"/>
    </style:style>
    <style:style style:name="T228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229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230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31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32" style:family="text">
      <style:text-properties style:font-name="Liberation Serif1" fo:font-style="normal" style:text-underline-style="none" fo:font-weight="bold" officeooo:rsid="02ae637f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33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0dec184" style:font-name-asian="Liberation Serif1" style:font-style-asian="normal" style:font-weight-asian="normal" style:font-name-complex="Liberation Serif1" style:font-style-complex="normal" style:font-weight-complex="normal"/>
    </style:style>
    <style:style style:name="T237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238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239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240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241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242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243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244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245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246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247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248" style:family="text">
      <style:text-properties style:font-name="Liberation Serif1" style:text-underline-style="none" officeooo:rsid="034d4023" style:font-name-asian="Liberation Serif1" style:font-style-asian="normal" style:font-name-complex="Liberation Serif1" style:font-style-complex="normal"/>
    </style:style>
    <style:style style:name="T249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50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51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52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3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4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5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6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7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8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9" style:family="text">
      <style:text-properties style:font-name="Liberation Serif1" style:text-underline-style="none" fo:font-weight="normal" officeooo:rsid="02ffc8e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60" style:family="text">
      <style:text-properties style:font-name="Liberation Serif1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61" style:family="text">
      <style:text-properties style:font-name="Liberation Serif1" fo:font-style="italic" officeooo:rsid="00dec184" style:font-name-asian="Liberation Serif1" style:font-name-complex="Liberation Serif1"/>
    </style:style>
    <style:style style:name="T262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263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64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265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266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67" style:family="text">
      <style:text-properties style:font-name="Liberation Serif1" fo:font-weight="normal" officeooo:rsid="00dec184" style:font-name-asian="Liberation Serif1" style:font-weight-asian="normal" style:font-name-complex="Liberation Serif1" style:font-weight-complex="normal"/>
    </style:style>
    <style:style style:name="T268" style:family="text">
      <style:text-properties officeooo:rsid="00d17671"/>
    </style:style>
    <style:style style:name="T269" style:family="text">
      <style:text-properties officeooo:rsid="00d20a1b"/>
    </style:style>
    <style:style style:name="T270" style:family="text">
      <style:text-properties officeooo:rsid="00d30059"/>
    </style:style>
    <style:style style:name="T271" style:family="text">
      <style:text-properties officeooo:rsid="00d3b6e5"/>
    </style:style>
    <style:style style:name="T272" style:family="text">
      <style:text-properties officeooo:rsid="00d4e75b"/>
    </style:style>
    <style:style style:name="T273" style:family="text">
      <style:text-properties officeooo:rsid="00b13985" style:font-weight-asian="bold" style:font-weight-complex="bold"/>
    </style:style>
    <style:style style:name="T274" style:family="text">
      <style:text-properties officeooo:rsid="009d9841" style:font-weight-asian="bold" style:font-weight-complex="bold"/>
    </style:style>
    <style:style style:name="T275" style:family="text">
      <style:text-properties officeooo:rsid="000f7979" style:font-weight-asian="bold" style:font-weight-complex="bold"/>
    </style:style>
    <style:style style:name="T276" style:family="text">
      <style:text-properties officeooo:rsid="009f4c9b" style:font-weight-asian="bold" style:font-weight-complex="bold"/>
    </style:style>
    <style:style style:name="T277" style:family="text">
      <style:text-properties officeooo:rsid="03b1e14f" style:font-weight-asian="bold" style:font-weight-complex="bold"/>
    </style:style>
    <style:style style:name="T278" style:family="text">
      <style:text-properties officeooo:rsid="03b29083" style:font-weight-asian="bold" style:font-weight-complex="bold"/>
    </style:style>
    <style:style style:name="T279" style:family="text">
      <style:text-properties officeooo:rsid="00ebb47d"/>
    </style:style>
    <style:style style:name="T280" style:family="text">
      <style:text-properties officeooo:rsid="00ed5b01"/>
    </style:style>
    <style:style style:name="T281" style:family="text">
      <style:text-properties fo:color="#784b04" fo:font-style="italic" style:text-underline-style="none" officeooo:rsid="00ed5b01" style:font-style-asian="normal" style:font-style-complex="normal"/>
    </style:style>
    <style:style style:name="T282" style:family="text">
      <style:text-properties fo:color="#784b04" fo:font-style="italic" style:text-underline-style="none" officeooo:rsid="00eda7a8" style:font-style-asian="normal" style:font-style-complex="normal"/>
    </style:style>
    <style:style style:name="T283" style:family="text">
      <style:text-properties fo:color="#784b04" fo:font-style="italic" style:text-underline-style="none" officeooo:rsid="00eec105" style:font-style-asian="normal" style:font-style-complex="normal"/>
    </style:style>
    <style:style style:name="T284" style:family="text">
      <style:text-properties fo:color="#784b04" fo:font-style="italic" style:text-underline-style="none" officeooo:rsid="0100a3d6" style:font-style-asian="normal" style:font-style-complex="normal"/>
    </style:style>
    <style:style style:name="T285" style:family="text">
      <style:text-properties fo:color="#784b04" fo:font-style="italic" style:text-underline-style="none" officeooo:rsid="01148304" style:font-style-asian="normal" style:font-style-complex="normal"/>
    </style:style>
    <style:style style:name="T286" style:family="text">
      <style:text-properties fo:color="#784b04" fo:font-style="italic" style:text-underline-style="none" officeooo:rsid="011dd8eb" style:font-style-asian="normal" style:font-style-complex="normal"/>
    </style:style>
    <style:style style:name="T287" style:family="text">
      <style:text-properties fo:color="#784b04" fo:font-style="italic" style:text-underline-style="none" officeooo:rsid="0123f608" style:font-style-asian="normal" style:font-style-complex="normal"/>
    </style:style>
    <style:style style:name="T288" style:family="text">
      <style:text-properties fo:color="#784b04" fo:font-style="italic" style:text-underline-style="none" officeooo:rsid="01465b56" style:font-style-asian="normal" style:font-style-complex="normal"/>
    </style:style>
    <style:style style:name="T289" style:family="text">
      <style:text-properties fo:color="#784b04" fo:font-style="italic" style:text-underline-style="none" officeooo:rsid="014b46e5" style:font-style-asian="normal" style:font-style-complex="normal"/>
    </style:style>
    <style:style style:name="T290" style:family="text">
      <style:text-properties fo:color="#784b04" fo:font-style="italic" style:text-underline-style="none" officeooo:rsid="01585f1f" style:font-style-asian="normal" style:font-style-complex="normal"/>
    </style:style>
    <style:style style:name="T291" style:family="text">
      <style:text-properties fo:color="#784b04" fo:font-style="italic" style:text-underline-style="none" officeooo:rsid="015a7278" style:font-style-asian="normal" style:font-style-complex="normal"/>
    </style:style>
    <style:style style:name="T292" style:family="text">
      <style:text-properties fo:color="#784b04" fo:font-style="italic" style:text-underline-style="none" officeooo:rsid="0164559d" style:font-style-asian="normal" style:font-style-complex="normal"/>
    </style:style>
    <style:style style:name="T293" style:family="text">
      <style:text-properties fo:color="#784b04" fo:font-style="italic" style:text-underline-style="none" officeooo:rsid="0167a8cc" style:font-style-asian="normal" style:font-style-complex="normal"/>
    </style:style>
    <style:style style:name="T294" style:family="text">
      <style:text-properties fo:color="#784b04" fo:font-style="italic" style:text-underline-style="none" officeooo:rsid="01696599" style:font-style-asian="normal" style:font-style-complex="normal"/>
    </style:style>
    <style:style style:name="T295" style:family="text">
      <style:text-properties fo:color="#784b04" fo:font-style="italic" style:text-underline-style="none" officeooo:rsid="016c63da" style:font-style-asian="normal" style:font-style-complex="normal"/>
    </style:style>
    <style:style style:name="T296" style:family="text">
      <style:text-properties fo:color="#784b04" fo:font-style="italic" style:text-underline-style="none" officeooo:rsid="016e4551" style:font-style-asian="normal" style:font-style-complex="normal"/>
    </style:style>
    <style:style style:name="T297" style:family="text">
      <style:text-properties fo:color="#784b04" fo:font-style="italic" style:text-underline-style="none" officeooo:rsid="0176ca3c" style:font-style-asian="normal" style:font-style-complex="normal"/>
    </style:style>
    <style:style style:name="T298" style:family="text">
      <style:text-properties fo:color="#784b04" fo:font-style="italic" style:text-underline-style="none" officeooo:rsid="017c7f61" style:font-style-asian="normal" style:font-style-complex="normal"/>
    </style:style>
    <style:style style:name="T299" style:family="text">
      <style:text-properties fo:color="#784b04" fo:font-style="italic" style:text-underline-style="none" officeooo:rsid="017e7557" style:font-style-asian="normal" style:font-style-complex="normal"/>
    </style:style>
    <style:style style:name="T300" style:family="text">
      <style:text-properties fo:color="#784b04" fo:font-style="italic" style:text-underline-style="none" officeooo:rsid="0188b1cd" style:font-style-asian="normal" style:font-style-complex="normal"/>
    </style:style>
    <style:style style:name="T301" style:family="text">
      <style:text-properties fo:color="#784b04" fo:font-style="italic" style:text-underline-style="none" officeooo:rsid="01e72cd1" style:font-style-asian="normal" style:font-style-complex="normal"/>
    </style:style>
    <style:style style:name="T302" style:family="text">
      <style:text-properties fo:color="#784b04" fo:font-style="italic" style:text-underline-style="none" officeooo:rsid="01f9159a" style:font-style-asian="normal" style:font-style-complex="normal"/>
    </style:style>
    <style:style style:name="T303" style:family="text">
      <style:text-properties fo:color="#784b04" fo:font-style="italic" style:text-underline-style="none" officeooo:rsid="01f93752" style:font-style-asian="normal" style:font-style-complex="normal"/>
    </style:style>
    <style:style style:name="T304" style:family="text">
      <style:text-properties fo:color="#784b04" fo:font-style="italic" style:text-underline-style="none" officeooo:rsid="02287e20" style:font-style-asian="normal" style:font-style-complex="normal"/>
    </style:style>
    <style:style style:name="T305" style:family="text">
      <style:text-properties fo:color="#784b04" fo:font-style="italic" style:text-underline-style="none" officeooo:rsid="023179eb" style:font-style-asian="normal" style:font-style-complex="normal"/>
    </style:style>
    <style:style style:name="T306" style:family="text">
      <style:text-properties fo:color="#784b04" fo:font-style="italic" style:text-underline-style="none" officeooo:rsid="02352daa" style:font-style-asian="normal" style:font-style-complex="normal"/>
    </style:style>
    <style:style style:name="T307" style:family="text">
      <style:text-properties fo:color="#784b04" fo:font-style="italic" style:text-underline-style="none" officeooo:rsid="02365318" style:font-style-asian="normal" style:font-style-complex="normal"/>
    </style:style>
    <style:style style:name="T308" style:family="text">
      <style:text-properties fo:color="#784b04" fo:font-style="italic" style:text-underline-style="none" officeooo:rsid="023b4625" style:font-style-asian="normal" style:font-style-complex="normal"/>
    </style:style>
    <style:style style:name="T309" style:family="text">
      <style:text-properties fo:color="#784b04" fo:font-style="italic" style:text-underline-style="none" officeooo:rsid="023dc202" style:font-style-asian="normal" style:font-style-complex="normal"/>
    </style:style>
    <style:style style:name="T310" style:family="text">
      <style:text-properties fo:color="#784b04" fo:font-style="italic" style:text-underline-style="none" officeooo:rsid="02448428" style:font-style-asian="normal" style:font-style-complex="normal"/>
    </style:style>
    <style:style style:name="T311" style:family="text">
      <style:text-properties fo:color="#784b04" fo:font-style="italic" style:text-underline-style="none" officeooo:rsid="024be18d" style:font-style-asian="normal" style:font-style-complex="normal"/>
    </style:style>
    <style:style style:name="T312" style:family="text">
      <style:text-properties fo:color="#784b04" fo:font-style="italic" style:text-underline-style="none" officeooo:rsid="02c0f8e2" style:font-style-asian="normal" style:font-style-complex="normal"/>
    </style:style>
    <style:style style:name="T313" style:family="text">
      <style:text-properties fo:color="#784b04" fo:font-style="italic" style:text-underline-style="none" officeooo:rsid="02c4a04e" style:font-style-asian="normal" style:font-style-complex="normal"/>
    </style:style>
    <style:style style:name="T314" style:family="text">
      <style:text-properties fo:color="#784b04" fo:font-style="italic" style:text-underline-style="none" officeooo:rsid="02c761f3" style:font-style-asian="normal" style:font-style-complex="normal"/>
    </style:style>
    <style:style style:name="T315" style:family="text">
      <style:text-properties fo:color="#784b04" fo:font-style="italic" style:text-underline-style="none" officeooo:rsid="02db57fb" style:font-style-asian="normal" style:font-style-complex="normal"/>
    </style:style>
    <style:style style:name="T316" style:family="text">
      <style:text-properties fo:color="#784b04" fo:font-style="italic" style:text-underline-style="none" officeooo:rsid="02dec53f" style:font-style-asian="normal" style:font-style-complex="normal"/>
    </style:style>
    <style:style style:name="T317" style:family="text">
      <style:text-properties fo:color="#784b04" fo:font-style="italic" style:text-underline-style="none" officeooo:rsid="02e396f5" style:font-style-asian="normal" style:font-style-complex="normal"/>
    </style:style>
    <style:style style:name="T318" style:family="text">
      <style:text-properties fo:color="#784b04" fo:font-style="italic" style:text-underline-style="none" officeooo:rsid="034b9662" style:font-style-asian="normal" style:font-style-complex="normal"/>
    </style:style>
    <style:style style:name="T319" style:family="text">
      <style:text-properties fo:color="#784b04" fo:font-style="italic" style:text-underline-style="none" officeooo:rsid="034d4023" style:font-style-asian="normal" style:font-style-complex="normal"/>
    </style:style>
    <style:style style:name="T320" style:family="text">
      <style:text-properties fo:color="#784b04" fo:font-style="italic" style:text-underline-style="none" officeooo:rsid="034fc8a8" style:font-style-asian="normal" style:font-style-complex="normal"/>
    </style:style>
    <style:style style:name="T321" style:family="text">
      <style:text-properties fo:color="#784b04" fo:font-style="italic" style:text-underline-style="none" officeooo:rsid="036b5f39" style:font-style-asian="normal" style:font-style-complex="normal"/>
    </style:style>
    <style:style style:name="T322" style:family="text">
      <style:text-properties fo:color="#784b04" fo:font-style="italic" style:text-underline-style="none" officeooo:rsid="0375b241" style:font-style-asian="normal" style:font-style-complex="normal"/>
    </style:style>
    <style:style style:name="T323" style:family="text">
      <style:text-properties fo:color="#784b04" fo:font-style="italic" style:text-underline-style="none" officeooo:rsid="038b2388" style:font-style-asian="normal" style:font-style-complex="normal"/>
    </style:style>
    <style:style style:name="T324" style:family="text">
      <style:text-properties fo:color="#784b04" fo:font-style="italic" style:text-underline-style="none" officeooo:rsid="0399ef91" style:font-style-asian="normal" style:font-style-complex="normal"/>
    </style:style>
    <style:style style:name="T325" style:family="text">
      <style:text-properties fo:color="#784b04" fo:font-style="italic" style:text-underline-style="none" officeooo:rsid="03a0799a" style:font-style-asian="normal" style:font-style-complex="normal"/>
    </style:style>
    <style:style style:name="T326" style:family="text">
      <style:text-properties fo:color="#784b04" fo:font-style="italic" style:text-underline-style="none" officeooo:rsid="03a22041" style:font-style-asian="normal" style:font-style-complex="normal"/>
    </style:style>
    <style:style style:name="T327" style:family="text">
      <style:text-properties fo:color="#784b04" fo:font-style="italic" style:text-underline-style="none" officeooo:rsid="03a417e5" style:font-style-asian="normal" style:font-style-complex="normal"/>
    </style:style>
    <style:style style:name="T328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329" style:family="text">
      <style:text-properties fo:color="#784b04" fo:font-style="italic" officeooo:rsid="01853232"/>
    </style:style>
    <style:style style:name="T330" style:family="text">
      <style:text-properties fo:color="#784b04" fo:font-style="italic" officeooo:rsid="01be3fd8"/>
    </style:style>
    <style:style style:name="T331" style:family="text">
      <style:text-properties fo:color="#784b04" fo:font-style="italic" officeooo:rsid="01bf2aed"/>
    </style:style>
    <style:style style:name="T332" style:family="text">
      <style:text-properties fo:color="#784b04" fo:font-style="italic" officeooo:rsid="01c1d024"/>
    </style:style>
    <style:style style:name="T333" style:family="text">
      <style:text-properties fo:color="#784b04" fo:font-style="italic" officeooo:rsid="01c3c55b"/>
    </style:style>
    <style:style style:name="T334" style:family="text">
      <style:text-properties fo:color="#784b04" fo:font-style="italic" officeooo:rsid="01c580a7"/>
    </style:style>
    <style:style style:name="T335" style:family="text">
      <style:text-properties fo:color="#784b04" fo:font-style="italic" officeooo:rsid="01cb91a6"/>
    </style:style>
    <style:style style:name="T336" style:family="text">
      <style:text-properties fo:color="#784b04" fo:font-style="italic" officeooo:rsid="01cdc30e"/>
    </style:style>
    <style:style style:name="T337" style:family="text">
      <style:text-properties fo:color="#784b04" fo:font-style="italic" officeooo:rsid="01d7aff7"/>
    </style:style>
    <style:style style:name="T338" style:family="text">
      <style:text-properties fo:color="#784b04" fo:font-style="italic" officeooo:rsid="01d8e967"/>
    </style:style>
    <style:style style:name="T339" style:family="text">
      <style:text-properties fo:color="#784b04" fo:font-style="italic" officeooo:rsid="01d97a9f"/>
    </style:style>
    <style:style style:name="T340" style:family="text">
      <style:text-properties fo:color="#784b04" fo:font-style="italic" officeooo:rsid="01dae95f"/>
    </style:style>
    <style:style style:name="T341" style:family="text">
      <style:text-properties fo:color="#784b04" fo:font-style="italic" officeooo:rsid="01de6d40"/>
    </style:style>
    <style:style style:name="T342" style:family="text">
      <style:text-properties fo:color="#784b04" fo:font-style="italic" officeooo:rsid="01df5add"/>
    </style:style>
    <style:style style:name="T343" style:family="text">
      <style:text-properties fo:color="#784b04" fo:font-style="italic" officeooo:rsid="01e0f466"/>
    </style:style>
    <style:style style:name="T344" style:family="text">
      <style:text-properties fo:color="#784b04" fo:font-style="italic" officeooo:rsid="01e9f32c"/>
    </style:style>
    <style:style style:name="T345" style:family="text">
      <style:text-properties fo:color="#784b04" fo:font-style="italic" officeooo:rsid="01f93752"/>
    </style:style>
    <style:style style:name="T346" style:family="text">
      <style:text-properties fo:color="#784b04" fo:font-style="italic" officeooo:rsid="02085c57"/>
    </style:style>
    <style:style style:name="T347" style:family="text">
      <style:text-properties fo:color="#784b04" fo:font-style="italic" officeooo:rsid="020eaa53"/>
    </style:style>
    <style:style style:name="T348" style:family="text">
      <style:text-properties fo:color="#784b04" fo:font-style="italic" officeooo:rsid="02111036"/>
    </style:style>
    <style:style style:name="T349" style:family="text">
      <style:text-properties fo:color="#784b04" fo:font-style="italic" officeooo:rsid="0213cb51"/>
    </style:style>
    <style:style style:name="T350" style:family="text">
      <style:text-properties fo:color="#784b04" fo:font-style="italic" officeooo:rsid="0214b6b2"/>
    </style:style>
    <style:style style:name="T351" style:family="text">
      <style:text-properties fo:color="#784b04" fo:font-style="italic" officeooo:rsid="02223d51"/>
    </style:style>
    <style:style style:name="T352" style:family="text">
      <style:text-properties fo:color="#784b04" fo:font-style="italic" officeooo:rsid="02287e20"/>
    </style:style>
    <style:style style:name="T353" style:family="text">
      <style:text-properties fo:color="#784b04" fo:font-style="italic" officeooo:rsid="022dac16"/>
    </style:style>
    <style:style style:name="T354" style:family="text">
      <style:text-properties fo:color="#784b04" fo:font-style="italic" officeooo:rsid="023179eb"/>
    </style:style>
    <style:style style:name="T355" style:family="text">
      <style:text-properties fo:color="#784b04" fo:font-style="italic" officeooo:rsid="023b4625"/>
    </style:style>
    <style:style style:name="T356" style:family="text">
      <style:text-properties fo:color="#784b04" fo:font-style="italic" officeooo:rsid="023c6679"/>
    </style:style>
    <style:style style:name="T357" style:family="text">
      <style:text-properties fo:color="#784b04" fo:font-style="italic" officeooo:rsid="024be149"/>
    </style:style>
    <style:style style:name="T358" style:family="text">
      <style:text-properties fo:color="#784b04" fo:font-style="italic" officeooo:rsid="024be18d"/>
    </style:style>
    <style:style style:name="T359" style:family="text">
      <style:text-properties fo:color="#784b04" fo:font-style="italic" officeooo:rsid="024d4d90"/>
    </style:style>
    <style:style style:name="T360" style:family="text">
      <style:text-properties fo:color="#784b04" fo:font-style="italic" officeooo:rsid="00d17671"/>
    </style:style>
    <style:style style:name="T361" style:family="text">
      <style:text-properties fo:color="#784b04" fo:font-style="italic" officeooo:rsid="0272fdab"/>
    </style:style>
    <style:style style:name="T362" style:family="text">
      <style:text-properties fo:color="#784b04" fo:font-style="italic" officeooo:rsid="0276c68c"/>
    </style:style>
    <style:style style:name="T363" style:family="text">
      <style:text-properties fo:color="#784b04" fo:font-style="italic" officeooo:rsid="0278ec4e"/>
    </style:style>
    <style:style style:name="T364" style:family="text">
      <style:text-properties fo:color="#784b04" fo:font-style="italic" officeooo:rsid="027b85fa"/>
    </style:style>
    <style:style style:name="T365" style:family="text">
      <style:text-properties fo:color="#784b04" fo:font-style="italic" officeooo:rsid="02c4a04e"/>
    </style:style>
    <style:style style:name="T366" style:family="text">
      <style:text-properties fo:color="#784b04" fo:font-style="italic" officeooo:rsid="02c761f3"/>
    </style:style>
    <style:style style:name="T367" style:family="text">
      <style:text-properties fo:color="#784b04" fo:font-style="italic" officeooo:rsid="036a0c7a"/>
    </style:style>
    <style:style style:name="T368" style:family="text">
      <style:text-properties fo:color="#784b04" fo:font-style="italic" fo:font-weight="normal" officeooo:rsid="03874114" style:font-weight-asian="normal" style:font-weight-complex="normal"/>
    </style:style>
    <style:style style:name="T369" style:family="text">
      <style:text-properties fo:color="#784b04" fo:font-style="italic" fo:font-weight="normal" officeooo:rsid="038cb749" style:font-weight-asian="normal" style:font-weight-complex="normal"/>
    </style:style>
    <style:style style:name="T370" style:family="text">
      <style:text-properties fo:color="#784b04" fo:font-style="italic" fo:font-weight="normal" officeooo:rsid="038e8106" style:font-weight-asian="normal" style:font-weight-complex="normal"/>
    </style:style>
    <style:style style:name="T371" style:family="text">
      <style:text-properties fo:color="#784b04" fo:font-style="italic" fo:font-weight="normal" officeooo:rsid="0391f465" style:font-weight-asian="normal" style:font-weight-complex="normal"/>
    </style:style>
    <style:style style:name="T372" style:family="text">
      <style:text-properties fo:color="#784b04" fo:font-style="italic" fo:font-weight="normal" officeooo:rsid="0399ef91" style:font-weight-asian="normal" style:font-weight-complex="normal"/>
    </style:style>
    <style:style style:name="T373" style:family="text">
      <style:text-properties fo:color="#784b04" fo:font-style="italic" fo:font-weight="normal" officeooo:rsid="039c4701" style:font-weight-asian="normal" style:font-weight-complex="normal"/>
    </style:style>
    <style:style style:name="T374" style:family="text">
      <style:text-properties fo:color="#784b04" fo:font-style="italic" fo:font-weight="normal" officeooo:rsid="03a0799a" style:font-weight-asian="normal" style:font-weight-complex="normal"/>
    </style:style>
    <style:style style:name="T375" style:family="text">
      <style:text-properties fo:color="#784b04" fo:font-style="italic" fo:font-weight="normal" officeooo:rsid="03a18b6d" style:font-weight-asian="normal" style:font-weight-complex="normal"/>
    </style:style>
    <style:style style:name="T376" style:family="text">
      <style:text-properties fo:color="#784b04" fo:font-style="italic" fo:font-weight="normal" officeooo:rsid="03a22041" style:font-weight-asian="normal" style:font-weight-complex="normal"/>
    </style:style>
    <style:style style:name="T377" style:family="text">
      <style:text-properties fo:color="#784b04" fo:font-style="italic" fo:font-weight="normal" officeooo:rsid="03a417e5" style:font-weight-asian="normal" style:font-weight-complex="normal"/>
    </style:style>
    <style:style style:name="T378" style:family="text">
      <style:text-properties fo:color="#784b04" fo:font-style="italic" fo:font-weight="bold" officeooo:rsid="037f4d09" style:font-weight-asian="bold" style:font-weight-complex="bold"/>
    </style:style>
    <style:style style:name="T379" style:family="text">
      <style:text-properties fo:color="#784b04" fo:font-style="italic" officeooo:rsid="038cb749"/>
    </style:style>
    <style:style style:name="T380" style:family="text">
      <style:text-properties fo:color="#784b04" fo:font-style="italic" officeooo:rsid="03a417e5"/>
    </style:style>
    <style:style style:name="T381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382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383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384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385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386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387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388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389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390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391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392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393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394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395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396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397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398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399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400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401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402" style:family="text">
      <style:text-properties fo:color="#784b04" style:font-name="Liberation Serif1" fo:font-style="italic" style:text-underline-style="none" officeooo:rsid="034d4023" style:font-name-asian="Liberation Serif1" style:font-style-asian="normal" style:font-name-complex="Liberation Serif1" style:font-style-complex="normal"/>
    </style:style>
    <style:style style:name="T403" style:family="text">
      <style:text-properties fo:color="#784b04" style:font-name="Liberation Serif1" fo:font-style="italic" style:text-underline-style="none" officeooo:rsid="034fc8a8" style:font-name-asian="Liberation Serif1" style:font-style-asian="normal" style:font-name-complex="Liberation Serif1" style:font-style-complex="normal"/>
    </style:style>
    <style:style style:name="T404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405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6" style:family="text">
      <style:text-properties fo:color="#784b04" style:font-name="Liberation Serif1" fo:font-style="italic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7" style:family="text">
      <style:text-properties fo:color="#784b04" fo:font-style="normal" style:text-underline-style="none" officeooo:rsid="00d5b58b" style:font-style-asian="normal" style:font-style-complex="normal"/>
    </style:style>
    <style:style style:name="T408" style:family="text">
      <style:text-properties officeooo:rsid="00f06cbd"/>
    </style:style>
    <style:style style:name="T409" style:family="text">
      <style:text-properties officeooo:rsid="00f24be5"/>
    </style:style>
    <style:style style:name="T410" style:family="text">
      <style:text-properties officeooo:rsid="011150ba"/>
    </style:style>
    <style:style style:name="T411" style:family="text">
      <style:text-properties officeooo:rsid="01148304"/>
    </style:style>
    <style:style style:name="T412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413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414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415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416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417" style:family="text">
      <style:text-properties fo:font-size="16pt" officeooo:rsid="01bd0f67" fo:background-color="#ffaa95" loext:char-shading-value="0"/>
    </style:style>
    <style:style style:name="T418" style:family="text">
      <style:text-properties fo:font-size="16pt" officeooo:rsid="01c1d024" fo:background-color="#ffaa95" loext:char-shading-value="0"/>
    </style:style>
    <style:style style:name="T419" style:family="text">
      <style:text-properties fo:font-size="16pt" officeooo:rsid="01cb91a6" fo:background-color="#ffaa95" loext:char-shading-value="0"/>
    </style:style>
    <style:style style:name="T420" style:family="text">
      <style:text-properties fo:font-size="16pt" officeooo:rsid="01d4e3ac" fo:background-color="#ffaa95" loext:char-shading-value="0"/>
    </style:style>
    <style:style style:name="T421" style:family="text">
      <style:text-properties fo:font-size="16pt" officeooo:rsid="01dcf296" fo:background-color="#ffaa95" loext:char-shading-value="0"/>
    </style:style>
    <style:style style:name="T422" style:family="text">
      <style:text-properties fo:font-size="16pt" officeooo:rsid="03991574" fo:background-color="#ffaa95" loext:char-shading-value="0"/>
    </style:style>
    <style:style style:name="T423" style:family="text">
      <style:text-properties fo:font-size="16pt" officeooo:rsid="03a22041" fo:background-color="#ffaa95" loext:char-shading-value="0"/>
    </style:style>
    <style:style style:name="T424" style:family="text">
      <style:text-properties fo:font-size="16pt" officeooo:rsid="03a417e5" fo:background-color="#ffaa95" loext:char-shading-value="0"/>
    </style:style>
    <style:style style:name="T425" style:family="text">
      <style:text-properties fo:font-size="16pt" fo:font-weight="normal" officeooo:rsid="034b4241" fo:background-color="#ffaa95" loext:char-shading-value="0" style:font-weight-asian="normal" style:font-weight-complex="normal"/>
    </style:style>
    <style:style style:name="T426" style:family="text">
      <style:text-properties officeooo:rsid="011dd8eb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officeooo:rsid="008ff5f8" style:font-weight-asian="bold" style:font-weight-complex="bold"/>
    </style:style>
    <style:style style:name="T429" style:family="text">
      <style:text-properties fo:font-weight="bold" officeooo:rsid="012c9dc2" style:font-weight-asian="bold" style:font-weight-complex="bold"/>
    </style:style>
    <style:style style:name="T430" style:family="text">
      <style:text-properties fo:font-weight="bold" officeooo:rsid="012e0cec" style:font-weight-asian="bold" style:font-weight-complex="bold"/>
    </style:style>
    <style:style style:name="T431" style:family="text">
      <style:text-properties fo:font-weight="bold" officeooo:rsid="013181a4" style:font-weight-asian="bold" style:font-weight-complex="bold"/>
    </style:style>
    <style:style style:name="T432" style:family="text">
      <style:text-properties fo:font-weight="bold" officeooo:rsid="0133eab2" style:font-weight-asian="bold" style:font-weight-complex="bold"/>
    </style:style>
    <style:style style:name="T433" style:family="text">
      <style:text-properties fo:font-weight="bold" officeooo:rsid="00d4e75b" style:font-weight-asian="bold" style:font-weight-complex="bold"/>
    </style:style>
    <style:style style:name="T434" style:family="text">
      <style:text-properties fo:font-weight="bold" officeooo:rsid="01853232" style:font-weight-asian="bold" style:font-weight-complex="bold"/>
    </style:style>
    <style:style style:name="T435" style:family="text">
      <style:text-properties fo:font-weight="bold" officeooo:rsid="0206ee81" style:font-weight-asian="bold" style:font-weight-complex="bold"/>
    </style:style>
    <style:style style:name="T436" style:family="text">
      <style:text-properties fo:font-weight="bold" officeooo:rsid="00d17671" style:font-weight-asian="bold" style:font-weight-complex="bold"/>
    </style:style>
    <style:style style:name="T437" style:family="text">
      <style:text-properties fo:font-weight="bold" officeooo:rsid="01ac723b" style:font-weight-asian="bold" style:font-weight-complex="bold"/>
    </style:style>
    <style:style style:name="T438" style:family="text">
      <style:text-properties fo:font-weight="bold" officeooo:rsid="02b7df84" style:font-weight-asian="bold" style:font-weight-complex="bold"/>
    </style:style>
    <style:style style:name="T439" style:family="text">
      <style:text-properties fo:font-weight="bold" officeooo:rsid="037683ff" style:font-weight-asian="bold" style:font-weight-complex="bold"/>
    </style:style>
    <style:style style:name="T440" style:family="text">
      <style:text-properties fo:font-weight="bold" officeooo:rsid="037f4d09" style:font-weight-asian="bold" style:font-weight-complex="bold"/>
    </style:style>
    <style:style style:name="T441" style:family="text">
      <style:text-properties fo:font-weight="bold" officeooo:rsid="0384da27" style:font-weight-asian="bold" style:font-weight-complex="bold"/>
    </style:style>
    <style:style style:name="T442" style:family="text">
      <style:text-properties fo:font-weight="bold" officeooo:rsid="038f3ed0" style:font-weight-asian="bold" style:font-weight-complex="bold"/>
    </style:style>
    <style:style style:name="T443" style:family="text">
      <style:text-properties fo:font-weight="bold" officeooo:rsid="03a22041" style:font-weight-asian="bold" style:font-weight-complex="bold"/>
    </style:style>
    <style:style style:name="T444" style:family="text">
      <style:text-properties fo:color="#f10d0c" fo:font-style="normal" style:text-underline-style="none" officeooo:rsid="01541640" style:font-style-asian="normal" style:font-style-complex="normal"/>
    </style:style>
    <style:style style:name="T445" style:family="text">
      <style:text-properties fo:color="#f10d0c" fo:font-style="normal" style:text-underline-style="none" officeooo:rsid="015ff9c9" style:font-style-asian="normal" style:font-style-complex="normal"/>
    </style:style>
    <style:style style:name="T446" style:family="text">
      <style:text-properties fo:color="#f10d0c" fo:font-style="normal" style:text-underline-style="none" officeooo:rsid="00cfe32a" style:font-style-asian="normal" style:font-style-complex="normal"/>
    </style:style>
    <style:style style:name="T447" style:family="text">
      <style:text-properties fo:color="#f10d0c" fo:font-style="normal" style:text-underline-style="none" officeooo:rsid="0174bd2c" style:font-style-asian="normal" style:font-style-complex="normal"/>
    </style:style>
    <style:style style:name="T448" style:family="text">
      <style:text-properties fo:color="#f10d0c" officeooo:rsid="017915bb"/>
    </style:style>
    <style:style style:name="T449" style:family="text">
      <style:text-properties officeooo:rsid="01465b56"/>
    </style:style>
    <style:style style:name="T450" style:family="text">
      <style:text-properties officeooo:rsid="01541640"/>
    </style:style>
    <style:style style:name="T451" style:family="text">
      <style:text-properties officeooo:rsid="0157a40b"/>
    </style:style>
    <style:style style:name="T452" style:family="text">
      <style:text-properties style:use-window-font-color="true" fo:font-size="14pt" fo:font-weight="bold" officeooo:rsid="02174862" loext:padding="0.049cm" loext:border="0.06pt solid #000000"/>
    </style:style>
    <style:style style:name="T453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454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455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456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457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458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459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460" style:family="text">
      <style:text-properties style:use-window-font-color="true" fo:font-size="14pt" fo:font-style="normal" style:text-underline-style="none" fo:font-weight="bold" officeooo:rsid="02fa4549" style:font-size-asian="10pt" style:font-style-asian="normal" style:font-size-complex="10pt" style:font-style-complex="normal" loext:padding="0.049cm" loext:border="0.06pt solid #000000"/>
    </style:style>
    <style:style style:name="T461" style:family="text">
      <style:text-properties style:use-window-font-color="true" fo:font-size="14pt" fo:font-style="normal" style:text-underline-style="none" fo:font-weight="bold" officeooo:rsid="0306af89" style:font-size-asian="10pt" style:font-style-asian="normal" style:font-size-complex="10pt" style:font-style-complex="normal" loext:padding="0.049cm" loext:border="0.06pt solid #000000"/>
    </style:style>
    <style:style style:name="T462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463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464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465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466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7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468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469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470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471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472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473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474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475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476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477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478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479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480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481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482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483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484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485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486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487" style:family="text">
      <style:text-properties style:use-window-font-color="true" fo:font-style="normal" style:text-underline-style="none" officeooo:rsid="034b9662" style:font-style-asian="normal" style:font-style-complex="normal"/>
    </style:style>
    <style:style style:name="T488" style:family="text">
      <style:text-properties style:use-window-font-color="true" fo:font-style="normal" style:text-underline-style="none" officeooo:rsid="034d4023" style:font-style-asian="normal" style:font-style-complex="normal"/>
    </style:style>
    <style:style style:name="T489" style:family="text">
      <style:text-properties style:use-window-font-color="true" fo:font-style="normal" style:text-underline-style="none" officeooo:rsid="0375b241" style:font-style-asian="normal" style:font-style-complex="normal"/>
    </style:style>
    <style:style style:name="T490" style:family="text">
      <style:text-properties style:use-window-font-color="true" fo:font-style="normal" style:text-underline-style="none" officeooo:rsid="038b2388" style:font-style-asian="normal" style:font-style-complex="normal"/>
    </style:style>
    <style:style style:name="T491" style:family="text">
      <style:text-properties style:use-window-font-color="true" fo:font-style="normal" style:text-underline-style="none" officeooo:rsid="0399ef91" style:font-style-asian="normal" style:font-style-complex="normal"/>
    </style:style>
    <style:style style:name="T492" style:family="text">
      <style:text-properties style:use-window-font-color="true" fo:font-style="normal" style:text-underline-style="none" officeooo:rsid="03a0799a" style:font-style-asian="normal" style:font-style-complex="normal"/>
    </style:style>
    <style:style style:name="T493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494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495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496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497" style:family="text">
      <style:text-properties style:use-window-font-color="true"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498" style:family="text">
      <style:text-properties style:use-window-font-color="true"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499" style:family="text">
      <style:text-properties style:use-window-font-color="true" fo:font-style="normal" style:text-underline-style="none" fo:font-weight="normal" officeooo:rsid="03712340" style:font-size-asian="10pt" style:font-style-asian="normal" style:font-weight-asian="normal" style:font-size-complex="10pt" style:font-style-complex="normal" style:font-weight-complex="normal"/>
    </style:style>
    <style:style style:name="T500" style:family="text">
      <style:text-properties style:use-window-font-color="true" fo:font-style="normal" style:text-underline-style="none" fo:font-weight="bold" officeooo:rsid="0346697a" style:font-size-asian="10pt" style:font-style-asian="normal" style:font-weight-asian="bold" style:font-size-complex="10pt" style:font-style-complex="normal" style:font-weight-complex="bold"/>
    </style:style>
    <style:style style:name="T501" style:family="text">
      <style:text-properties style:use-window-font-color="true" fo:font-style="normal" style:text-underline-style="none" fo:font-weight="bold" officeooo:rsid="0368b3a9" style:font-style-asian="normal" style:font-weight-asian="bold" style:font-style-complex="normal" style:font-weight-complex="bold"/>
    </style:style>
    <style:style style:name="T502" style:family="text">
      <style:text-properties style:use-window-font-color="true" officeooo:rsid="01be3fd8"/>
    </style:style>
    <style:style style:name="T503" style:family="text">
      <style:text-properties style:use-window-font-color="true" officeooo:rsid="01c2a93c"/>
    </style:style>
    <style:style style:name="T504" style:family="text">
      <style:text-properties style:use-window-font-color="true" officeooo:rsid="01cb91a6"/>
    </style:style>
    <style:style style:name="T505" style:family="text">
      <style:text-properties style:use-window-font-color="true" officeooo:rsid="01cbbcc4"/>
    </style:style>
    <style:style style:name="T506" style:family="text">
      <style:text-properties style:use-window-font-color="true" officeooo:rsid="01d7ffe2"/>
    </style:style>
    <style:style style:name="T507" style:family="text">
      <style:text-properties style:use-window-font-color="true" officeooo:rsid="01de6d40"/>
    </style:style>
    <style:style style:name="T508" style:family="text">
      <style:text-properties style:use-window-font-color="true" officeooo:rsid="01df5add"/>
    </style:style>
    <style:style style:name="T509" style:family="text">
      <style:text-properties style:use-window-font-color="true" officeooo:rsid="00d17671"/>
    </style:style>
    <style:style style:name="T510" style:family="text">
      <style:text-properties style:use-window-font-color="true" officeooo:rsid="01e72cd1"/>
    </style:style>
    <style:style style:name="T511" style:family="text">
      <style:text-properties style:use-window-font-color="true" officeooo:rsid="01e8367b"/>
    </style:style>
    <style:style style:name="T512" style:family="text">
      <style:text-properties style:use-window-font-color="true" officeooo:rsid="01f9159a"/>
    </style:style>
    <style:style style:name="T513" style:family="text">
      <style:text-properties style:use-window-font-color="true" officeooo:rsid="0206ee81"/>
    </style:style>
    <style:style style:name="T514" style:family="text">
      <style:text-properties style:use-window-font-color="true" officeooo:rsid="020ce33f"/>
    </style:style>
    <style:style style:name="T515" style:family="text">
      <style:text-properties style:use-window-font-color="true" fo:font-style="italic" officeooo:rsid="0206ee81"/>
    </style:style>
    <style:style style:name="T516" style:family="text">
      <style:text-properties style:use-window-font-color="true" fo:font-style="italic" officeooo:rsid="00d17671"/>
    </style:style>
    <style:style style:name="T517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518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519" style:family="text">
      <style:text-properties style:use-window-font-color="true" officeooo:rsid="02111036"/>
    </style:style>
    <style:style style:name="T520" style:family="text">
      <style:text-properties style:use-window-font-color="true" officeooo:rsid="0272fdab"/>
    </style:style>
    <style:style style:name="T521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522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523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4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5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6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7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8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9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0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1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2" style:family="text">
      <style:text-properties style:use-window-font-color="true" style:font-name="Liberation Serif1" fo:font-style="normal" style:text-underline-style="none" fo:font-weight="normal" officeooo:rsid="0320f6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3" style:family="text">
      <style:text-properties style:use-window-font-color="true" style:font-name="Liberation Serif1" fo:font-style="normal" style:text-underline-style="none" fo:font-weight="normal" officeooo:rsid="03b37e7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4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35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6" style:family="text">
      <style:text-properties style:use-window-font-color="true" style:font-name="Liberation Serif1" style:text-underline-style="none" fo:font-weight="bold" officeooo:rsid="0300893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37" style:family="text">
      <style:text-properties style:use-window-font-color="true" style:font-name="Liberation Serif1" style:text-underline-style="none" fo:font-weight="bold" officeooo:rsid="0301345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38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539" style:family="text">
      <style:text-properties style:use-window-font-color="true" style:font-name="Liberation Serif1" fo:font-style="italic" style:text-underline-style="none" fo:font-weight="normal" officeooo:rsid="0320f68f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540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41" style:family="text">
      <style:text-properties style:use-window-font-color="true" officeooo:rsid="02b835c8"/>
    </style:style>
    <style:style style:name="T542" style:family="text">
      <style:text-properties style:use-window-font-color="true" officeooo:rsid="02c0f8e2"/>
    </style:style>
    <style:style style:name="T543" style:family="text">
      <style:text-properties style:use-window-font-color="true" officeooo:rsid="02fdb9f7"/>
    </style:style>
    <style:style style:name="T544" style:family="text">
      <style:text-properties style:use-window-font-color="true" officeooo:rsid="036a0c7a"/>
    </style:style>
    <style:style style:name="T545" style:family="text">
      <style:text-properties style:use-window-font-color="true" style:text-underline-style="none" officeooo:rsid="036b5f39" style:font-style-asian="normal" style:font-style-complex="normal"/>
    </style:style>
    <style:style style:name="T546" style:family="text">
      <style:text-properties style:use-window-font-color="true" fo:font-weight="normal" officeooo:rsid="0376cf9a" style:font-weight-asian="normal" style:font-weight-complex="normal"/>
    </style:style>
    <style:style style:name="T547" style:family="text">
      <style:text-properties style:use-window-font-color="true" fo:font-weight="normal" officeooo:rsid="0377d77f" style:font-weight-asian="normal" style:font-weight-complex="normal"/>
    </style:style>
    <style:style style:name="T548" style:family="text">
      <style:text-properties style:use-window-font-color="true" fo:font-weight="normal" officeooo:rsid="03874114" style:font-weight-asian="normal" style:font-weight-complex="normal"/>
    </style:style>
    <style:style style:name="T549" style:family="text">
      <style:text-properties style:use-window-font-color="true" fo:font-weight="normal" officeooo:rsid="0390a5db" style:font-weight-asian="normal" style:font-weight-complex="normal"/>
    </style:style>
    <style:style style:name="T550" style:family="text">
      <style:text-properties style:use-window-font-color="true" fo:font-weight="normal" officeooo:rsid="039c4701" style:font-weight-asian="normal" style:font-weight-complex="normal"/>
    </style:style>
    <style:style style:name="T551" style:family="text">
      <style:text-properties style:use-window-font-color="true" officeooo:rsid="037cfc3c"/>
    </style:style>
    <style:style style:name="T552" style:family="text">
      <style:text-properties style:use-window-font-color="true" fo:font-weight="bold" officeooo:rsid="03874114" style:font-weight-asian="bold" style:font-weight-complex="bold"/>
    </style:style>
    <style:style style:name="T553" style:family="text">
      <style:text-properties style:use-window-font-color="true" fo:font-weight="bold" officeooo:rsid="0390a5db" style:font-weight-asian="bold" style:font-weight-complex="bold"/>
    </style:style>
    <style:style style:name="T554" style:family="text">
      <style:text-properties style:use-window-font-color="true" fo:font-weight="bold" officeooo:rsid="03a22041" style:font-weight-asian="bold" style:font-weight-complex="bold"/>
    </style:style>
    <style:style style:name="T555" style:family="text">
      <style:text-properties style:use-window-font-color="true" officeooo:rsid="03b29083"/>
    </style:style>
    <style:style style:name="T556" style:family="text">
      <style:text-properties officeooo:rsid="015a209f"/>
    </style:style>
    <style:style style:name="T557" style:family="text">
      <style:text-properties officeooo:rsid="015a7278"/>
    </style:style>
    <style:style style:name="T558" style:family="text">
      <style:text-properties officeooo:rsid="016e4551"/>
    </style:style>
    <style:style style:name="T559" style:family="text">
      <style:text-properties officeooo:rsid="0176ca3c"/>
    </style:style>
    <style:style style:name="T560" style:family="text">
      <style:text-properties officeooo:rsid="01785620"/>
    </style:style>
    <style:style style:name="T561" style:family="text">
      <style:text-properties officeooo:rsid="017c7f61"/>
    </style:style>
    <style:style style:name="T562" style:family="text">
      <style:text-properties officeooo:rsid="017e7557"/>
    </style:style>
    <style:style style:name="T563" style:family="text">
      <style:text-properties officeooo:rsid="017f7ad9"/>
    </style:style>
    <style:style style:name="T564" style:family="text">
      <style:text-properties officeooo:rsid="018a641a"/>
    </style:style>
    <style:style style:name="T565" style:family="text">
      <style:text-properties officeooo:rsid="018c8cf2"/>
    </style:style>
    <style:style style:name="T566" style:family="text">
      <style:text-properties officeooo:rsid="01b31985"/>
    </style:style>
    <style:style style:name="T567" style:family="text">
      <style:text-properties officeooo:rsid="01c3c55b"/>
    </style:style>
    <style:style style:name="T568" style:family="text">
      <style:text-properties officeooo:rsid="01cb91a6"/>
    </style:style>
    <style:style style:name="T569" style:family="text">
      <style:text-properties officeooo:rsid="01cbbcc4"/>
    </style:style>
    <style:style style:name="T570" style:family="text">
      <style:text-properties officeooo:rsid="01cdc30e"/>
    </style:style>
    <style:style style:name="T571" style:family="text">
      <style:text-properties officeooo:rsid="01d97a9f"/>
    </style:style>
    <style:style style:name="T572" style:family="text">
      <style:text-properties officeooo:rsid="01de6d40"/>
    </style:style>
    <style:style style:name="T573" style:family="text">
      <style:text-properties officeooo:rsid="01df5add"/>
    </style:style>
    <style:style style:name="T574" style:family="text">
      <style:text-properties officeooo:rsid="01e62dc7"/>
    </style:style>
    <style:style style:name="T575" style:family="text">
      <style:text-properties officeooo:rsid="01f9159a"/>
    </style:style>
    <style:style style:name="T576" style:family="text">
      <style:text-properties officeooo:rsid="0206ee81"/>
    </style:style>
    <style:style style:name="T577" style:family="text">
      <style:text-properties officeooo:rsid="02085c57"/>
    </style:style>
    <style:style style:name="T578" style:family="text">
      <style:text-properties officeooo:rsid="020ce33f"/>
    </style:style>
    <style:style style:name="T579" style:family="text">
      <style:text-properties officeooo:rsid="0214b6b2"/>
    </style:style>
    <style:style style:name="T580" style:family="text">
      <style:text-properties officeooo:rsid="02174862"/>
    </style:style>
    <style:style style:name="T581" style:family="text">
      <style:text-properties officeooo:rsid="02187502"/>
    </style:style>
    <style:style style:name="T582" style:family="text">
      <style:text-properties officeooo:rsid="023f4217"/>
    </style:style>
    <style:style style:name="T583" style:family="text">
      <style:text-properties officeooo:rsid="02544efc"/>
    </style:style>
    <style:style style:name="T584" style:family="text">
      <style:text-properties officeooo:rsid="02a8e881"/>
    </style:style>
    <style:style style:name="T585" style:family="text">
      <style:text-properties officeooo:rsid="02a9f81c"/>
    </style:style>
    <style:style style:name="T586" style:family="text">
      <style:text-properties fo:font-size="6pt" style:font-size-asian="6pt" style:font-size-complex="6pt"/>
    </style:style>
    <style:style style:name="T587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588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589" style:family="text">
      <style:text-properties officeooo:rsid="02b835c8"/>
    </style:style>
    <style:style style:name="T590" style:family="text">
      <style:text-properties officeooo:rsid="02b925b2"/>
    </style:style>
    <style:style style:name="T591" style:family="text">
      <style:text-properties officeooo:rsid="02ba6a6d"/>
    </style:style>
    <style:style style:name="T592" style:family="text">
      <style:text-properties officeooo:rsid="02bb0727"/>
    </style:style>
    <style:style style:name="T593" style:family="text">
      <style:text-properties officeooo:rsid="02bd8dac"/>
    </style:style>
    <style:style style:name="T594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595" style:family="text">
      <style:text-properties fo:color="#000000" fo:font-style="normal" officeooo:rsid="03116600" fo:background-color="#ffd428" loext:char-shading-value="0"/>
    </style:style>
    <style:style style:name="T596" style:family="text">
      <style:text-properties fo:color="#000000" fo:font-style="normal" officeooo:rsid="0319f2f7" fo:background-color="#ffd428" loext:char-shading-value="0" style:font-style-asian="italic" style:font-style-complex="italic"/>
    </style:style>
    <style:style style:name="T597" style:family="text">
      <style:text-properties fo:color="#000000" fo:font-style="normal" officeooo:rsid="033837e4" fo:background-color="#ffd428" loext:char-shading-value="0" style:font-style-asian="italic" style:font-style-complex="italic"/>
    </style:style>
    <style:style style:name="T598" style:family="text">
      <style:text-properties fo:color="#000000" fo:font-style="normal" officeooo:rsid="033c6f4a" fo:background-color="#ffd428" loext:char-shading-value="0" style:font-style-asian="normal" style:font-style-complex="normal"/>
    </style:style>
    <style:style style:name="T599" style:family="text">
      <style:text-properties fo:color="#000000" fo:font-style="normal" officeooo:rsid="033d2130" fo:background-color="#ffd428" loext:char-shading-value="0" style:font-style-asian="normal" style:font-style-complex="normal"/>
    </style:style>
    <style:style style:name="T600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01" style:family="text">
      <style:text-properties officeooo:rsid="02cde832"/>
    </style:style>
    <style:style style:name="T602" style:family="text">
      <style:text-properties officeooo:rsid="02d4eb54"/>
    </style:style>
    <style:style style:name="T603" style:family="text">
      <style:text-properties officeooo:rsid="0171a4b1"/>
    </style:style>
    <style:style style:name="T604" style:family="text">
      <style:text-properties officeooo:rsid="02da971e"/>
    </style:style>
    <style:style style:name="T605" style:family="text">
      <style:text-properties officeooo:rsid="02dced96"/>
    </style:style>
    <style:style style:name="T606" style:family="text">
      <style:text-properties officeooo:rsid="02de2855"/>
    </style:style>
    <style:style style:name="T607" style:family="text">
      <style:text-properties officeooo:rsid="02df9268"/>
    </style:style>
    <style:style style:name="T608" style:family="text">
      <style:text-properties officeooo:rsid="02fbbe88"/>
    </style:style>
    <style:style style:name="T609" style:family="text">
      <style:text-properties officeooo:rsid="02fdb9f7"/>
    </style:style>
    <style:style style:name="T610" style:family="text">
      <style:text-properties officeooo:rsid="02fdd20f"/>
    </style:style>
    <style:style style:name="T611" style:family="text">
      <style:text-properties officeooo:rsid="0304062d"/>
    </style:style>
    <style:style style:name="T612" style:family="text">
      <style:text-properties officeooo:rsid="0307d217"/>
    </style:style>
    <style:style style:name="T613" style:family="text">
      <style:text-properties officeooo:rsid="0309f074"/>
    </style:style>
    <style:style style:name="T614" style:family="text">
      <style:text-properties officeooo:rsid="03116600"/>
    </style:style>
    <style:style style:name="T615" style:family="text">
      <style:text-properties officeooo:rsid="0314781c"/>
    </style:style>
    <style:style style:name="T616" style:family="text">
      <style:text-properties officeooo:rsid="03155b5e"/>
    </style:style>
    <style:style style:name="T617" style:family="text">
      <style:text-properties officeooo:rsid="033c6f4a" style:font-style-asian="normal" style:font-style-complex="normal"/>
    </style:style>
    <style:style style:name="T618" style:family="text">
      <style:text-properties officeooo:rsid="033d6498" style:font-style-asian="normal" style:font-style-complex="normal"/>
    </style:style>
    <style:style style:name="T619" style:family="text">
      <style:text-properties officeooo:rsid="0319f2f7" style:font-style-asian="italic" style:font-style-complex="italic"/>
    </style:style>
    <style:style style:name="T620" style:family="text">
      <style:text-properties officeooo:rsid="00be4500" style:font-style-asian="italic" style:font-style-complex="italic"/>
    </style:style>
    <style:style style:name="T621" style:family="text">
      <style:text-properties officeooo:rsid="033837e4" style:font-style-asian="italic" style:font-style-complex="italic"/>
    </style:style>
    <style:style style:name="T622" style:family="text">
      <style:text-properties officeooo:rsid="033b0838" style:font-style-asian="italic" style:font-style-complex="italic"/>
    </style:style>
    <style:style style:name="T623" style:family="text">
      <style:text-properties officeooo:rsid="033d2130" style:font-style-asian="italic" style:font-style-complex="italic"/>
    </style:style>
    <style:style style:name="T624" style:family="text">
      <style:text-properties officeooo:rsid="0334319f"/>
    </style:style>
    <style:style style:name="T625" style:family="text">
      <style:text-properties officeooo:rsid="034b4241"/>
    </style:style>
    <style:style style:name="T626" style:family="text">
      <style:text-properties officeooo:rsid="034e4625"/>
    </style:style>
    <style:style style:name="T627" style:family="text">
      <style:text-properties officeooo:rsid="034fca55"/>
    </style:style>
    <style:style style:name="T628" style:family="text">
      <style:text-properties officeooo:rsid="0365bc4b"/>
    </style:style>
    <style:style style:name="T629" style:family="text">
      <style:text-properties officeooo:rsid="0368b3a9"/>
    </style:style>
    <style:style style:name="T630" style:family="text">
      <style:text-properties officeooo:rsid="036a0c7a"/>
    </style:style>
    <style:style style:name="T631" style:family="text">
      <style:text-properties officeooo:rsid="037683ff"/>
    </style:style>
    <style:style style:name="T632" style:family="text">
      <style:text-properties officeooo:rsid="0377d77f"/>
    </style:style>
    <style:style style:name="T633" style:family="text">
      <style:text-properties officeooo:rsid="037f4d09"/>
    </style:style>
    <style:style style:name="T634" style:family="text">
      <style:text-properties officeooo:rsid="038b2388"/>
    </style:style>
    <style:style style:name="T635" style:family="text">
      <style:text-properties officeooo:rsid="038f3ed0"/>
    </style:style>
    <style:style style:name="T636" style:family="text">
      <style:text-properties officeooo:rsid="039092df"/>
    </style:style>
    <style:style style:name="T637" style:family="text">
      <style:text-properties officeooo:rsid="0391f465"/>
    </style:style>
    <style:style style:name="T638" style:family="text">
      <style:text-properties officeooo:rsid="0394a79f"/>
    </style:style>
    <style:style style:name="T639" style:family="text">
      <style:text-properties officeooo:rsid="03a0799a"/>
    </style:style>
    <style:style style:name="T640" style:family="text">
      <style:text-properties officeooo:rsid="03a22041"/>
    </style:style>
    <style:style style:name="T641" style:family="text">
      <style:text-properties officeooo:rsid="03a417e5"/>
    </style:style>
    <style:style style:name="T642" style:family="text">
      <style:text-properties officeooo:rsid="03aa7d1f"/>
    </style:style>
    <style:style style:name="T643" style:family="text">
      <style:text-properties officeooo:rsid="03b1e14f"/>
    </style:style>
    <style:style style:name="T644" style:family="text">
      <style:text-properties officeooo:rsid="03b29083"/>
    </style:style>
    <style:style style:name="T645" style:family="text">
      <style:text-properties officeooo:rsid="03b01a48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Liste Xerxès</text:p>
      <text:p text:style-name="P5"/>
      <text:p text:style-name="P53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exte_20_par_20_défaut"><text:span text:style-name="T194">d’après la </text:span></text:span><text:span text:style-name="texte_20_par_20_défaut"><text:span text:style-name="T3">Terminologie Grammaticale</text:span></text:span><text:span text:style-name="texte_20_par_20_défaut"><text:span text:style-name="T194"> </text:span></text:span><text:span text:style-name="texte_20_par_20_défaut"><text:span text:style-name="T217">(édition de </text:span></text:span><text:span text:style-name="texte_20_par_20_défaut"><text:span text:style-name="T195">juin</text:span></text:span><text:span text:style-name="texte_20_par_20_défaut"><text:span text:style-name="T194"> 202</text:span></text:span><text:span text:style-name="texte_20_par_20_défaut"><text:span text:style-name="T195">1</text:span></text:span><text:span text:style-name="texte_20_par_20_défaut"><text:span text:style-name="T217">)</text:span></text:span></text:p>
      <text:p text:style-name="P28"><text:span text:style-name="T197">( </text:span><text:a xlink:type="simple" xlink:href="https://eduscol.education.fr/document/1872/download" text:style-name="Internet_20_link" text:visited-style-name="Visited_20_Internet_20_Link"><text:span text:style-name="T197">https://eduscol.education.fr/document/1872/download</text:span></text:a><text:span text:style-name="T197"> </text:span><text:span text:style-name="T196">)</text:span></text:p>
      <text:p text:style-name="P28"/>
      <text:p text:style-name="P28"><text:span text:style-name="référence"><text:span text:style-name="T213">e</text:span></text:span><text:span text:style-name="référence"><text:span text:style-name="T214">x : </text:span></text:span><text:span text:style-name="référence"><text:span text:style-name="T212">TG(</text:span></text:span><text:span text:style-name="référence"><text:span text:style-name="T216">I.</text:span></text:span><text:span text:style-name="référence"><text:span text:style-name="T212">3.2.2, pp. 36-) </text:span></text:span><text:span text:style-name="référence"><text:span text:style-name="T213">renvoie aux pages 36 et suivantes de la </text:span></text:span><text:span text:style-name="référence"><text:span text:style-name="T21">Terminologie Grammaticale, </text:span></text:span><text:span text:style-name="référence"><text:span text:style-name="T23">niveau I, section 3.</text:span></text:span><text:span text:style-name="référence"><text:span text:style-name="T24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exte_20_par_20_défaut"><text:span text:style-name="T196">avec des analyses de</text:span></text:span><text:span text:style-name="texte_20_par_20_défaut"><text:span text:style-name="T25"> La Grande Grammaire du Français</text:span></text:span><text:span text:style-name="texte_20_par_20_défaut"><text:span text:style-name="T196"> (première édition)</text:span></text:span></text:p>
      <text:p text:style-name="P28"><text:span text:style-name="T196">( </text:span><text:span text:style-name="Internet_20_link"><text:span text:style-name="T196">https://www.grandegrammairedufrançais.com</text:span></text:span><text:span text:style-name="T196"> )</text:span></text:p>
      <text:p text:style-name="P28"/>
      <text:p text:style-name="P28"><text:span text:style-name="référence"><text:span text:style-name="T213">e</text:span></text:span><text:span text:style-name="référence"><text:span text:style-name="T214">x : </text:span></text:span><text:span text:style-name="référence"><text:span text:style-name="T221">GGF.1.133</text:span></text:span><text:span text:style-name="référence"><text:span text:style-name="T212"> </text:span></text:span><text:span text:style-name="référence"><text:span text:style-name="T213">renvoie </text:span></text:span><text:span text:style-name="référence"><text:span text:style-name="T215">au premier tome, page 133 de </text:span></text:span><text:span text:style-name="référence"><text:span text:style-name="T22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6"><text:span text:style-name="T603">&gt; Contribuez à ce document : écrivez à </text:span><text:a xlink:type="simple" xlink:href="mailto:xavier.faure@ac.reims.fr" text:style-name="Internet_20_link" text:visited-style-name="Visited_20_Internet_20_Link"><text:span text:style-name="T603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603">ac.reims.fr</text:span></text:a><text:span text:style-name="T603"> </text:span></text:p>
      <text:p text:style-name="Standard"/>
      <text:p text:style-name="P54">version <text:span text:style-name="T645">20</text:span> / <text:date style:data-style-name="N37" text:date-value="2022-10-21T17:23:48.456567716">21/10/22</text:date><text:s/><text:time style:data-style-name="N41" text:time-value="2022-10-21T17:23:48.456732421">17:23:47</text:time></text:p>
      <text:p text:style-name="P169"><text:span text:style-name="titre_20_principal"><text:span text:style-name="T274">[A] </text:span></text:span><text:span text:style-name="titre_20_principal"><text:span text:style-name="T275">Points de </text:span></text:span><text:span text:style-name="titre_20_principal"><text:span text:style-name="T274">grammaire</text:span></text:span><text:span text:style-name="titre_20_principal"><text:span text:style-name="T275"> </text:span></text:span><text:span text:style-name="titre_20_principal"><text:span text:style-name="T274">à </text:span></text:span><text:span text:style-name="titre_20_principal"><text:span text:style-name="T276">préciser</text:span></text:span></text:p>
      <text:p text:style-name="Standard"/>
      <text:p text:style-name="Standard"><text:span text:style-name="texte_20_par_20_défaut">A.01<text:tab/>le conditionnel présent(/passé) est un temps de l’indicatif</text:span></text:p>
      <text:p text:style-name="Standard"><text:span text:style-name="texte_20_par_20_défaut">A.02 <text:tab/>les natures de mots<text:tab/><text:tab/><text:tab/></text:span></text:p>
      <text:p text:style-name="Standard"><text:span text:style-name="texte_20_par_20_défaut">A.03 <text:tab/>reconnaître un COD(/COI)</text:span></text:p>
      <text:p text:style-name="Standard"><text:span text:style-name="texte_20_par_20_défaut">A.04 <text:tab/>Pour identifier le sujet d’un verbe, ne pas poser la question « qui fait l’action ? »</text:span></text:p>
      <text:p text:style-name="Standard"><text:span text:style-name="texte_20_par_20_défaut"><text:span text:style-name="T613">A</text:span></text:span><text:span text:style-name="texte_20_par_20_défaut">.05 <text:tab/>le prédicat est une notion qui peut être enseignée</text:span></text:p>
      <text:p text:style-name="Standard"><text:span text:style-name="texte_20_par_20_défaut">A.06 <text:tab/>« donc » est un adverbe</text:span></text:p>
      <text:p text:style-name="Standard"><text:span text:style-name="texte_20_par_20_défaut">A.07 <text:tab/>participe passé ou adjectif ?</text:span></text:p>
      <text:p text:style-name="Standard"><text:span text:style-name="texte_20_par_20_défaut">A.08 <text:tab/>les types de phrases et les formes de phrase</text:span></text:p>
      <text:p text:style-name="Standard"><text:span text:style-name="texte_20_par_20_défaut">A.09 <text:tab/>« Alice » est un groupe nominal, « il » n’en est pas un, « grand » n’en est pas un</text:span></text:p>
      <text:p text:style-name="Standard"><text:span text:style-name="texte_20_par_20_défaut">A.10 <text:tab/>PSR, proposition principale et proposition indépendante</text:span></text:p>
      <text:p text:style-name="Standard"><text:span text:style-name="texte_20_par_20_défaut">A.11 <text:tab/>proposition infinitive ou groupe infinitif de fonction COD</text:span></text:p>
      <text:p text:style-name="Standard"><text:span text:style-name="texte_20_par_20_défaut">A.12 <text:tab/>une phrase simple n’est pas composée de plusieurs propositions coordonnées ou juxtaposées</text:span></text:p>
      <text:p text:style-name="P397"><text:span text:style-name="texte_20_par_20_défaut">A.1</text:span><text:span text:style-name="texte_20_par_20_défaut"><text:span text:style-name="T643">3</text:span></text:span><text:span text:style-name="texte_20_par_20_défaut"> <text:tab/></text:span><text:span text:style-name="texte_20_par_20_défaut"><text:span text:style-name="T643">préférer </text:span></text:span><text:span text:style-name="texte_20_par_20_défaut"><text:span text:style-name="T555">le terme d’</text:span></text:span><text:span text:style-name="texte_20_par_20_défaut"><text:span text:style-name="T643">« adjectif » à cel</text:span></text:span><text:span text:style-name="texte_20_par_20_défaut"><text:span text:style-name="T644">ui</text:span></text:span><text:span text:style-name="texte_20_par_20_défaut"><text:span text:style-name="T643"> d’« adjectif qualificatif »</text:span></text:span></text:p>
      <text:p text:style-name="Standard"/>
      <text:p text:style-name="P167"><text:span text:style-name="titre_20_avec_20_numéro">(</text:span><text:span text:style-name="titre_20_avec_20_numéro"><text:span text:style-name="T218">A.</text:span></text:span><text:span text:style-name="titre_20_avec_20_numéro">01) le conditionnel 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179"><text:tab/><text:tab/> <text:s text:c="5"/></text:span><text:span text:style-name="référence"><text:span text:style-name="T184">TG(I.3.2.2, pp. 36-)</text:span></text:span></text:p>
      <text:p text:style-name="Standard"/>
      <text:p text:style-name="P69"><text:span text:style-name="GGF"><text:span text:style-name="T225">[ </text:span></text:span><text:span text:style-name="GGF">GGF.1.133 ; GGF.1.1228 </text:span><text:span text:style-name="GGF"><text:span text:style-name="T225">]</text:span></text:span><text:span text:style-name="GGF"> </text:span></text:p>
      <text:p text:style-name="P69"><text:span text:style-name="GGF"><text:span text:style-name="T225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218">A.</text:span></text:span><text:span text:style-name="titre_20_avec_20_numéro">02) les natures de mots</text:span><text:span text:style-name="T180"><text:tab/><text:tab/><text:tab/><text:tab/><text:tab/><text:tab/><text:tab/> <text:s text:c="7"/></text:span><text:span text:style-name="référence"><text:span text:style-name="T184">TG(I.3.</text:span></text:span><text:span text:style-name="référence"><text:span text:style-name="T185">1</text:span></text:span><text:span text:style-name="référence"><text:span text:style-name="T184">, pp. </text:span></text:span><text:span text:style-name="référence"><text:span text:style-name="T185">28-)</text:span></text:span><text:span text:style-name="référence"><text:span text:style-name="T184"> </text:span></text:span></text:p>
      <text:p text:style-name="Standard"><text:span text:style-name="texte_20_par_20_défaut">nom</text:span><text:span text:style-name="T180"><text:tab/><text:tab/><text:tab/><text:tab/><text:tab/><text:tab/><text:tab/><text:tab/><text:tab/><text:tab/><text:tab/> <text:s text:c="8"/></text:span><text:span text:style-name="référence"><text:span text:style-name="T184">TG(I</text:span></text:span><text:span text:style-name="référence"><text:span text:style-name="T190">I</text:span></text:span><text:span text:style-name="référence"><text:span text:style-name="T184">.3.</text:span></text:span><text:span text:style-name="référence"><text:span text:style-name="T185">1</text:span></text:span><text:span text:style-name="référence"><text:span text:style-name="T184">, p. </text:span></text:span><text:span text:style-name="référence"><text:span text:style-name="T186">102)</text:span></text:span></text:p>
      <text:p text:style-name="Standard"><text:span text:style-name="T180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180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180"><text:tab/><text:tab/><text:tab/><text:tab/><text:tab/><text:tab/><text:tab/><text:tab/><text:tab/><text:tab/> <text:s text:c="5"/></text:span><text:span text:style-name="référence"><text:span text:style-name="T184">TG(I</text:span></text:span><text:span text:style-name="référence"><text:span text:style-name="T190">I</text:span></text:span><text:span text:style-name="référence"><text:span text:style-name="T184">.3.</text:span></text:span><text:span text:style-name="référence"><text:span text:style-name="T187">2</text:span></text:span><text:span text:style-name="référence"><text:span text:style-name="T184">, pp. </text:span></text:span><text:span text:style-name="référence"><text:span text:style-name="T186">10</text:span></text:span><text:span text:style-name="référence"><text:span text:style-name="T187">4-</text:span></text:span><text:span text:style-name="référence"><text:span text:style-name="T186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 <text:s text:c="5"/></text:span><text:span text:style-name="référence">TG(</text:span><text:span text:style-name="référence"><text:span text:style-name="T583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226">›</text:span></text:span><text:span text:style-name="texte_20_par_20_défaut"><text:span text:style-name="T181">forme agglutinée </text:span></text:span><text:span text:style-name="texte_20_par_20_défaut"><text:span text:style-name="T182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/></text:p>
      <text:p text:style-name="Standard"><text:soft-page-break/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>(</text:span><text:span text:style-name="titre_20_avec_20_numéro"><text:span text:style-name="T218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429">(a) </text:span></text:span><text:span text:style-name="texte_20_par_20_défaut"><text:span text:style-name="T427">Ne pas utiliser la question </text:span></text:span><text:span text:style-name="texte_20_par_20_défaut"><text:span text:style-name="T434">(à/de) </text:span></text:span><text:span text:style-name="texte_20_par_20_défaut"><text:span text:style-name="T427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85"><text:tab/></text:span><text:span text:style-name="texte_20_par_20_défaut"><text:span text:style-name="T84">(✓)</text:span></text:span><text:span text:style-name="T84"> </text:span><text:span text:style-name="exemple">Il donne du pain à son frère.</text:span></text:p>
      <text:p text:style-name="Standard"><text:span text:style-name="T84"><text:tab/></text:span><text:span text:style-name="texte_20_par_20_défaut"><text:span text:style-name="T84">(!)</text:span></text:span><text:span text:style-name="T84"> </text:span><text:span text:style-name="exemple">Il est beau.</text:span></text:p>
      <text:p text:style-name="P91"><text:span text:style-name="exemple"><text:span text:style-name="T84"><text:tab/></text:span></text:span><text:span text:style-name="texte_20_par_20_défaut"><text:span text:style-name="T84">(!)</text:span></text:span><text:span text:style-name="exemple"><text:span text:style-name="T84"> </text:span></text:span><text:span text:style-name="exemple">Il </text:span><text:span text:style-name="exemple"><text:span text:style-name="T329">va chez sa mère.</text:span></text:span></text:p>
      <text:p text:style-name="Standard"/>
      <text:p text:style-name="Standard"><text:span text:style-name="texte_20_par_20_défaut"><text:span text:style-name="T429">(b) </text:span></text:span><text:span text:style-name="texte_20_par_20_défaut"><text:span text:style-name="T427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45"><text:tab/></text:span><text:span text:style-name="texte_20_par_20_défaut"><text:span text:style-name="T47">(✓)</text:span></text:span><text:span text:style-name="T47"> </text:span><text:span text:style-name="exemple"><text:span text:style-name="T158">Il donne l’eau à son frère.</text:span></text:span></text:p>
      <text:p text:style-name="Standard"><text:span text:style-name="T47"><text:tab/></text:span><text:span text:style-name="texte_20_par_20_défaut"><text:span text:style-name="T47">(✓)</text:span></text:span><text:span text:style-name="T47"> </text:span><text:span text:style-name="exemple"><text:span text:style-name="T158">Je me souviens de mes parents.</text:span></text:span></text:p>
      <text:p text:style-name="Standard"><text:soft-page-break/><text:span text:style-name="T47"><text:tab/></text:span><text:span text:style-name="texte_20_par_20_défaut"><text:span text:style-name="T47">(!)</text:span></text:span><text:span text:style-name="T47"> </text:span><text:span text:style-name="exemple"><text:span text:style-name="T158">Il de donne de l’eau à son frère.</text:span></text:span></text:p>
      <text:p text:style-name="Standard"><text:span text:style-name="T47"><text:tab/></text:span><text:span text:style-name="texte_20_par_20_défaut"><text:span text:style-name="T47">(!)</text:span></text:span><text:span text:style-name="T47"> </text:span><text:span text:style-name="exemple"><text:span text:style-name="T158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429">(c) </text:span></text:span><text:span text:style-name="texte_20_par_20_défaut"><text:span text:style-name="T428">L</text:span></text:span><text:span text:style-name="texte_20_par_20_défaut"><text:span text:style-name="T427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430">(d) </text:span></text:span><text:span text:style-name="texte_20_par_20_défaut"><text:span text:style-name="T27">Je vais à Paris</text:span></text:span><text:span text:style-name="texte_20_par_20_défaut"><text:span text:style-name="T427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 <text:s text:c="10"/><text:span text:style-name="référence"><text:span text:style-name="T184">TG(I.</text:span></text:span><text:span text:style-name="référence"><text:span text:style-name="T189">1</text:span></text:span><text:span text:style-name="référence"><text:span text:style-name="T188">.</text:span></text:span><text:span text:style-name="référence"><text:span text:style-name="T189">3</text:span></text:span><text:span text:style-name="référence"><text:span text:style-name="T184">, p. </text:span></text:span><text:span text:style-name="référence"><text:span text:style-name="T189">15</text:span></text:span><text:span text:style-name="référence"><text:span text:style-name="T186">)</text:span></text:span></text:p>
      <text:p text:style-name="Standard"><text:span text:style-name="texte_20_par_20_défaut">un CC de lieu.</text:span></text:p>
      <text:p text:style-name="Standard"/>
      <text:p text:style-name="P177"><text:bookmark text:name="char-node"/><text:span text:style-name="texte_20_par_20_défaut"><text:span text:style-name="T431">➱ </text:span></text:span><text:span text:style-name="texte_20_par_20_défaut"><text:span text:style-name="T427">Comment distinguer CC / attribut du sujet / COD / COI ?</text:span></text:span><text:tab/><text:tab/><text:tab/> <text:s text:c="5"/><text:span text:style-name="référence"><text:span text:style-name="T114">TG(</text:span></text:span><text:span text:style-name="référence"><text:span text:style-name="T130">I</text:span></text:span><text:span text:style-name="référence"><text:span text:style-name="T114">I.</text:span></text:span><text:span text:style-name="référence"><text:span text:style-name="T115">2</text:span></text:span><text:span text:style-name="référence"><text:span text:style-name="T116">.</text:span></text:span><text:span text:style-name="référence"><text:span text:style-name="T115">3</text:span></text:span><text:span text:style-name="référence"><text:span text:style-name="T116">.1</text:span></text:span><text:span text:style-name="référence"><text:span text:style-name="T114">, p. </text:span></text:span><text:span text:style-name="référence"><text:span text:style-name="T115">84</text:span></text:span><text:span text:style-name="référence"><text:span text:style-name="T117">)</text:span></text:span></text:p>
      <text:p text:style-name="P177"/>
      <text:p text:style-name="P177"><text:span text:style-name="texte_20_par_20_défaut"><text:tab/>(1) est-ce un CC ?</text:span><text:tab/><text:tab/><text:tab/><text:tab/><text:tab/><text:tab/><text:tab/><text:tab/> <text:s/><text:span text:style-name="référence"><text:span text:style-name="T114">TG(</text:span></text:span><text:span text:style-name="référence"><text:span text:style-name="T130">I</text:span></text:span><text:span text:style-name="référence"><text:span text:style-name="T114">I.</text:span></text:span><text:span text:style-name="référence"><text:span text:style-name="T118">2.4</text:span></text:span><text:span text:style-name="référence"><text:span text:style-name="T114">, p</text:span></text:span><text:span text:style-name="référence"><text:span text:style-name="T119">p</text:span></text:span><text:span text:style-name="référence"><text:span text:style-name="T114">. </text:span></text:span><text:span text:style-name="référence"><text:span text:style-name="T119">92-93</text:span></text:span><text:span text:style-name="référence"><text:span text:style-name="T117">)</text:span></text:span></text:p>
      <text:p text:style-name="P177"><text:span text:style-name="texte_20_par_20_défaut"><text:tab/>(2) est-ce un attribut du sujet ?</text:span></text:p>
      <text:p text:style-name="P177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32">, </text:span></text:span><text:span text:style-name="texte_20_par_20_défaut"><text:span text:style-name="T2">la</text:span></text:span><text:span text:style-name="texte_20_par_20_défaut"><text:span text:style-name="T32">,</text:span></text:span><text:span text:style-name="texte_20_par_20_défaut"><text:span text:style-name="T2"> les</text:span></text:span><text:span text:style-name="texte_20_par_20_défaut"><text:span text:style-name="T32"> ? → COD</text:span></text:span></text:p>
      <text:p text:style-name="P177"><text:span text:style-name="texte_20_par_20_défaut"><text:span text:style-name="T32"><text:tab/>(4) peut-on pronominaliser par </text:span></text:span><text:span text:style-name="texte_20_par_20_défaut"><text:span text:style-name="T2">lui, leur </text:span></text:span><text:span text:style-name="texte_20_par_20_défaut"><text:span text:style-name="T32">?→ COI</text:span></text:span></text:p>
      <text:p text:style-name="P177"><text:span text:style-name="texte_20_par_20_défaut"><text:span text:style-name="T32"><text:tab/>(5) peut-on pronominaliser par </text:span></text:span><text:span text:style-name="texte_20_par_20_défaut"><text:span text:style-name="T2">y</text:span></text:span><text:span text:style-name="texte_20_par_20_défaut"><text:span text:style-name="T32"> </text:span></text:span><text:span text:style-name="texte_20_par_20_défaut"><text:span text:style-name="T45">? → COI</text:span></text:span></text:p>
      <text:p text:style-name="P177"><text:span text:style-name="texte_20_par_20_défaut"><text:span text:style-name="T45"><text:tab/>(6) peut-on pronominaliser par </text:span></text:span><text:span text:style-name="texte_20_par_20_défaut"><text:span text:style-name="T12">en</text:span></text:span><text:span text:style-name="texte_20_par_20_défaut"><text:span text:style-name="T45"> ? → COD ou COI</text:span></text:span></text:p>
      <text:p text:style-name="Standard"/>
      <text:p text:style-name="P115"><text:span text:style-name="titre_20_avec_20_numéro">(</text:span><text:span text:style-name="titre_20_avec_20_numéro"><text:span text:style-name="T218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46"><text:tab/></text:span><text:span text:style-name="texte_20_par_20_défaut"><text:span text:style-name="T46">(</text:span></text:span><text:span text:style-name="texte_20_par_20_défaut"><text:span text:style-name="T83">✓</text:span></text:span><text:span text:style-name="texte_20_par_20_défaut"><text:span text:style-name="T46">)</text:span></text:span><text:span text:style-name="T46"> </text:span><text:span text:style-name="exemple"><text:span text:style-name="T159">Jean coupe du bois.</text:span></text:span></text:p>
      <text:p text:style-name="P92"><text:span text:style-name="exemple"><text:span text:style-name="T46"><text:tab/></text:span></text:span><text:span text:style-name="texte_20_par_20_défaut"><text:span text:style-name="T46">(!)</text:span></text:span><text:span text:style-name="exemple"><text:span text:style-name="T46"> </text:span></text:span><text:span text:style-name="exemple"><text:span text:style-name="T300">Viens </text:span></text:span><text:span text:style-name="exemple"><text:span text:style-name="T159">!</text:span></text:span></text:p>
      <text:p text:style-name="Standard"><text:span text:style-name="T45"><text:tab/></text:span><text:span text:style-name="texte_20_par_20_défaut"><text:span text:style-name="T45">(!)</text:span></text:span><text:span text:style-name="T45"> </text:span><text:span text:style-name="exemple"><text:span text:style-name="T157">Il pleut.</text:span></text:span></text:p>
      <text:p text:style-name="Standard"><text:span text:style-name="T45"><text:tab/></text:span><text:span text:style-name="texte_20_par_20_défaut"><text:span text:style-name="T45">(!)</text:span></text:span><text:span text:style-name="T45"> </text:span><text:span text:style-name="exemple"><text:span text:style-name="T157">Le bois est coupé par Jean.</text:span></text:span></text:p>
      <text:p text:style-name="Standard"/>
      <text:p text:style-name="P178"><text:bookmark text:name="char-node1"/><text:span text:style-name="texte_20_par_20_défaut"><text:span text:style-name="T431">➱ </text:span></text:span><text:span text:style-name="texte_20_par_20_défaut"><text:span text:style-name="T427">Comment </text:span></text:span><text:span text:style-name="texte_20_par_20_défaut"><text:span text:style-name="T432">identifier le sujet d’un verbe ?</text:span></text:span></text:p>
      <text:p text:style-name="P178"><text:span text:style-name="texte_20_par_20_défaut"><text:span text:style-name="T150"><text:tab/></text:span></text:span><text:span text:style-name="texte_20_par_20_défaut"><text:span text:style-name="T47">- </text:span></text:span><text:span text:style-name="texte_20_par_20_défaut"><text:span text:style-name="T50">l’accord de la personne grammaticale (1S, 2S, 3S, 1P, 2P, 3P) entre le verbe et son sujet</text:span></text:span></text:p>
      <text:p text:style-name="P178"><text:span text:style-name="texte_20_par_20_défaut"><text:span text:style-name="T47"><text:tab/>- </text:span></text:span><text:span text:style-name="texte_20_par_20_défaut"><text:span text:style-name="T50">la pince « c’est... qui... »</text:span></text:span></text:p>
      <text:p text:style-name="P85"/>
      <text:p text:style-name="Standard"><text:span text:style-name="titre_20_avec_20_numéro">(</text:span><text:span text:style-name="titre_20_avec_20_numéro"><text:span text:style-name="T218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45">Cette notion </text:span></text:span><text:span text:style-name="texte_20_par_20_défaut"><text:span text:style-name="T48">apparaît dans la </text:span></text:span><text:span text:style-name="texte_20_par_20_défaut"><text:span text:style-name="T13">Terminologie Grammaticale</text:span></text:span><text:span text:style-name="texte_20_par_20_défaut"><text:span text:style-name="T48">.</text:span></text:span><text:span text:style-name="T48"><text:tab/><text:tab/><text:tab/><text:tab/> <text:s text:c="4"/></text:span><text:span text:style-name="référence"><text:span text:style-name="T114">TG(</text:span></text:span><text:span text:style-name="référence"><text:span text:style-name="T130">I</text:span></text:span><text:span text:style-name="référence"><text:span text:style-name="T114">I.</text:span></text:span><text:span text:style-name="référence"><text:span text:style-name="T113">1.9.1</text:span></text:span><text:span text:style-name="référence"><text:span text:style-name="T114">, pp. </text:span></text:span><text:span text:style-name="référence"><text:span text:style-name="T113">80</text:span></text:span><text:span text:style-name="référence"><text:span text:style-name="T120">-</text:span></text:span><text:span text:style-name="référence"><text:span text:style-name="T117">)</text:span></text:span></text:p>
      <text:p text:style-name="Standard"/>
      <text:p text:style-name="P142"><text:span text:style-name="texte_20_par_20_défaut">Le pr</text:span><text:span text:style-name="texte_20_par_20_défaut"><text:span text:style-name="T627">édicat ne se confond pas avec le groupe verbal ; le prédicat est une fonction, <text:s text:c="6"/></text:span></text:span><text:span text:style-name="référence"><text:span text:style-name="T114">TG(</text:span></text:span><text:span text:style-name="référence"><text:span text:style-name="T130">I</text:span></text:span><text:span text:style-name="référence"><text:span text:style-name="T114">I.</text:span></text:span><text:span text:style-name="référence"><text:span text:style-name="T143">1.</text:span></text:span><text:span text:style-name="référence"><text:span text:style-name="T144">1</text:span></text:span><text:span text:style-name="référence"><text:span text:style-name="T114">, pp. </text:span></text:span><text:span text:style-name="référence"><text:span text:style-name="T144">12-</text:span></text:span><text:span text:style-name="référence"><text:span text:style-name="T117">)</text:span></text:span></text:p>
      <text:p text:style-name="P142"><text:span text:style-name="texte_20_par_20_défaut"><text:span text:style-name="T627">le groupe verbal est l’un des éléments de la phrase avec le groupe sujet et le groupe circonstanciel.</text:span></text:span></text:p>
      <text:p text:style-name="P143"><text:span text:style-name="texte_20_par_20_défaut"><text:span text:style-name="T628">Dans la phrase </text:span></text:span><text:span text:style-name="exemple"><text:span text:style-name="T628">Excellent ce rôti</text:span></text:span><text:span text:style-name="texte_20_par_20_défaut"><text:span text:style-name="T628">, le prédicat est </text:span></text:span><text:span text:style-name="exemple"><text:span text:style-name="T628">Excellent</text:span></text:span><text:span text:style-name="texte_20_par_20_défaut"><text:span text:style-name="T628"> et le sujet </text:span></text:span><text:span text:style-name="exemple"><text:span text:style-name="T628">ce rôti</text:span></text:span><text:span text:style-name="texte_20_par_20_défaut"><text:span text:style-name="T628"> mais <text:s/><text:tab/> <text:s text:c="4"/></text:span></text:span><text:span text:style-name="référence"><text:span text:style-name="T114">TG(</text:span></text:span><text:span text:style-name="référence"><text:span text:style-name="T130">I</text:span></text:span><text:span text:style-name="référence"><text:span text:style-name="T114">I.</text:span></text:span><text:span text:style-name="référence"><text:span text:style-name="T145">1.9.1</text:span></text:span><text:span text:style-name="référence"><text:span text:style-name="T114">, pp. </text:span></text:span><text:span text:style-name="référence"><text:span text:style-name="T145">80</text:span></text:span><text:span text:style-name="référence"><text:span text:style-name="T120">-</text:span></text:span><text:span text:style-name="référence"><text:span text:style-name="T117">)</text:span></text:span></text:p>
      <text:p text:style-name="P143"><text:soft-page-break/><text:span text:style-name="texte_20_par_20_défaut"><text:span text:style-name="T628">il n’y a pas ici de groupe verbal.</text:span></text:span></text:p>
      <text:p text:style-name="P143"><text:span text:style-name="texte_20_par_20_défaut"/></text:p>
      <text:p text:style-name="Standard"><text:span text:style-name="titre_20_avec_20_numéro">(</text:span><text:span text:style-name="titre_20_avec_20_numéro"><text:span text:style-name="T218">A.</text:span></text:span><text:span text:style-name="titre_20_avec_20_numéro">06) « </text:span><text:span text:style-name="titre_20_avec_20_numéro"><text:span text:style-name="T32">donc</text:span></text:span><text:span text:style-name="titre_20_avec_20_numéro"><text:span text:style-name="T2"> »</text:span></text:span><text:span text:style-name="titre_20_avec_20_numéro"> est un adverbe</text:span></text:p>
      <text:p text:style-name="P133"><text:span text:style-name="texte_20_par_20_défaut"><text:span text:style-name="T49"/></text:span></text:p>
      <text:p text:style-name="P133"><text:span text:style-name="texte_20_par_20_défaut"><text:span text:style-name="T49">Le mot </text:span></text:span><text:span text:style-name="exemple"><text:span text:style-name="T160">donc</text:span></text:span><text:span text:style-name="texte_20_par_20_défaut"><text:span text:style-name="T49"> ne fait pas partie des conjonctions de coordination.</text:span></text:span><text:span text:style-name="T49"><text:tab/></text:span><text:span text:style-name="T48"><text:tab/><text:tab/> <text:s text:c="5"/></text:span><text:span text:style-name="référence"><text:span text:style-name="T114">TG(</text:span></text:span><text:span text:style-name="référence"><text:span text:style-name="T130">I</text:span></text:span><text:span text:style-name="référence"><text:span text:style-name="T114">I.</text:span></text:span><text:span text:style-name="référence"><text:span text:style-name="T121">3</text:span></text:span><text:span text:style-name="référence"><text:span text:style-name="T113">.</text:span></text:span><text:span text:style-name="référence"><text:span text:style-name="T121">7</text:span></text:span><text:span text:style-name="référence"><text:span text:style-name="T113">.1</text:span></text:span><text:span text:style-name="référence"><text:span text:style-name="T114">, p. </text:span></text:span><text:span text:style-name="référence"><text:span text:style-name="T122">131</text:span></text:span><text:span text:style-name="référence"><text:span text:style-name="T117">)</text:span></text:span></text:p>
      <text:p text:style-name="P135"><text:span text:style-name="texte_20_par_20_défaut"><text:span text:style-name="T140">La TG cite les conjonctions de coordination suivantes : </text:span></text:span><text:span text:style-name="texte_20_par_20_défaut"><text:span text:style-name="T19">mais, ou, et, or, ni, car</text:span></text:span><text:span text:style-name="texte_20_par_20_défaut"><text:span text:style-name="T140">. La liste semble exhaustive.</text:span></text:span></text:p>
      <text:p text:style-name="P133"><text:span text:style-name="GGF"/></text:p>
      <text:p text:style-name="P133"><text:span text:style-name="GGF"><text:span text:style-name="T225">[ </text:span></text:span><text:span text:style-name="GGF">GGF.1.</text:span><text:span text:style-name="GGF"><text:span text:style-name="T614">869-</text:span></text:span><text:span text:style-name="GGF"><text:span text:style-name="T595">870</text:span></text:span><text:span text:style-name="GGF"> </text:span><text:span text:style-name="GGF"><text:span text:style-name="T225">]</text:span></text:span></text:p>
      <text:p text:style-name="P133"><text:span text:style-name="GGF"><text:tab/></text:span><text:span text:style-name="GGF"><text:span text:style-name="T615">Même classification dans </text:span></text:span><text:span text:style-name="GGF"><text:span text:style-name="T6">La Grande Grammaire du Français :</text:span></text:span></text:p>
      <text:p text:style-name="P133"><text:span text:style-name="GGF"><text:span text:style-name="T225"><text:tab/>« </text:span></text:span><text:span text:style-name="GGF"><text:span text:style-name="T614">[l’</text:span></text:span><text:span text:style-name="GGF"><text:span text:style-name="T616">adverbe </text:span></text:span><text:span text:style-name="GGF"><text:span text:style-name="T5">donc</text:span></text:span><text:span text:style-name="GGF"><text:span text:style-name="T614">]</text:span></text:span><text:span text:style-name="GGF"><text:span text:style-name="T225"> </text:span></text:span><text:span text:style-name="GGF"><text:span text:style-name="T614">a la même mobilité que d’autres adverbes connecteurs comme </text:span></text:span><text:span text:style-name="GGF"><text:span text:style-name="T5">pourtant </text:span></text:span><text:span text:style-name="GGF"><text:span text:style-name="T35">»</text:span></text:span></text:p>
      <text:p text:style-name="P133"><text:span text:style-name="GGF"><text:span text:style-name="T5"><text:tab/></text:span></text:span><text:span text:style-name="GGF"><text:span text:style-name="T7"><text:tab/>Paul est content, donc il ira voir Marie.</text:span></text:span></text:p>
      <text:p text:style-name="P133"><text:span text:style-name="GGF"><text:span text:style-name="T7"><text:tab/><text:tab/>Il ira donc voir Marie.</text:span></text:span></text:p>
      <text:p text:style-name="P133"><text:span text:style-name="GGF"><text:span text:style-name="T7"><text:tab/><text:tab/>Il ira voir Marie, donc.</text:span></text:span></text:p>
      <text:p text:style-name="P133"><text:span text:style-name="GGF"><text:span text:style-name="T7"/></text:span></text:p>
      <text:p text:style-name="P134"><text:span text:style-name="GGF"><text:span text:style-name="T620">[ </text:span></text:span><text:span text:style-name="GGF"><text:span text:style-name="T619">GGF.2.</text:span></text:span><text:span text:style-name="GGF"><text:span text:style-name="T596">1985</text:span></text:span><text:span text:style-name="GGF"><text:span text:style-name="T619"> </text:span></text:span><text:span text:style-name="GGF"><text:span text:style-name="T620">]</text:span></text:span></text:p>
      <text:p text:style-name="P117"><text:span text:style-name="GGF"><text:span text:style-name="T620"><text:tab/></text:span></text:span><text:span text:style-name="GGF"><text:span text:style-name="T619">La liste des conjonctions de coordination reconnues par le GGF est bien plus étendue que celle donnée dans la TG : </text:span></text:span><text:span text:style-name="GGF"><text:span text:style-name="T8">car, et, mais, ni, ou, or, puis, soit… soit…</text:span></text:span><text:span text:style-name="GGF"><text:span text:style-name="T619"> (formes simples) et comme </text:span></text:span><text:span text:style-name="GGF"><text:span text:style-name="T8">c’est-à-dire, et puis, ou bien</text:span></text:span><text:span text:style-name="GGF"><text:span text:style-name="T36"> (formes complexes). </text:span></text:span><text:span text:style-name="GGF"><text:span text:style-name="T37">Ces listes semblent exhaustives </text:span></text:span><text:span text:style-name="GGF"><text:span text:style-name="T38">(pas de « etc. » à fin de ces deux listes).</text:span></text:span></text:p>
      <text:p text:style-name="P133"><text:span text:style-name="référence"><text:span text:style-name="T138"/></text:span></text:p>
      <text:p text:style-name="Standard"><text:span text:style-name="titre_20_avec_20_numéro">(</text:span><text:span text:style-name="titre_20_avec_20_numéro"><text:span text:style-name="T218">A.</text:span></text:span><text:span text:style-name="titre_20_avec_20_numéro">0</text:span><text:span text:style-name="titre_20_avec_20_numéro"><text:span text:style-name="T191">7</text:span></text:span><text:span text:style-name="titre_20_avec_20_numéro">) </text:span><text:span text:style-name="titre_20_avec_20_numéro"><text:span text:style-name="T192">p</text:span></text:span><text:span text:style-name="titre_20_avec_20_numéro"><text:span text:style-name="T33">articipe passé ou adjectif ?</text:span></text:span></text:p>
      <text:p text:style-name="P136"><text:span text:style-name="texte_20_par_20_défaut"><text:span text:style-name="T141">La </text:span></text:span><text:span text:style-name="texte_20_par_20_défaut"><text:span text:style-name="T17">Terminologie Grammaticale</text:span></text:span><text:span text:style-name="texte_20_par_20_défaut"><text:span text:style-name="T193"> ne donne quasiment aucune information mais analyse</text:span></text:span><text:span text:style-name="T193"> </text:span><text:span text:style-name="exemple"><text:span text:style-name="T193">étonnée</text:span></text:span><text:span text:style-name="T193"> </text:span><text:span text:style-name="texte_20_par_20_défaut"><text:span text:style-name="T193">dans</text:span></text:span></text:p>
      <text:p text:style-name="Standard"><text:tab/><text:span text:style-name="exemple"><text:span text:style-name="T193">Elle est étonnée par cette réaction.</text:span></text:span><text:span text:style-name="T193"><text:tab/><text:tab/><text:tab/><text:tab/><text:tab/><text:tab/> <text:s text:c="3"/></text:span><text:span text:style-name="référence"><text:span text:style-name="T114">TG(</text:span></text:span><text:span text:style-name="référence"><text:span text:style-name="T130">I</text:span></text:span><text:span text:style-name="référence"><text:span text:style-name="T114">I.</text:span></text:span><text:span text:style-name="référence"><text:span text:style-name="T121">3</text:span></text:span><text:span text:style-name="référence"><text:span text:style-name="T116">.</text:span></text:span><text:span text:style-name="référence"><text:span text:style-name="T123">9</text:span></text:span><text:span text:style-name="référence"><text:span text:style-name="T121">.</text:span></text:span><text:span text:style-name="référence"><text:span text:style-name="T123">5.2</text:span></text:span><text:span text:style-name="référence"><text:span text:style-name="T114">, p. </text:span></text:span><text:span text:style-name="référence"><text:span text:style-name="T122">1</text:span></text:span><text:span text:style-name="référence"><text:span text:style-name="T123">57</text:span></text:span><text:span text:style-name="référence"><text:span text:style-name="T117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29"><text:span text:style-name="GGF">GGF.1.1</text:span><text:span text:style-name="GGF"><text:span text:style-name="T605">29 ; GGF.1.212 ; </text:span></text:span><text:span text:style-name="GGF"><text:span text:style-name="T606">GGF.1.649 </text:span></text:span><text:span text:style-name="GGF"><text:span text:style-name="T605">: </text:span></text:span><text:span text:style-name="GGF"><text:span text:style-name="T564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218">A.</text:span></text:span><text:span text:style-name="titre_20_avec_20_numéro">0</text:span><text:span text:style-name="titre_20_avec_20_numéro"><text:span text:style-name="T219">8</text:span></text:span><text:span text:style-name="titre_20_avec_20_numéro">) </text:span><text:span text:style-name="titre_20_avec_20_numéro"><text:span text:style-name="T219">les types de phrase</text:span></text:span><text:span text:style-name="titre_20_avec_20_numéro"><text:span text:style-name="T565">s</text:span></text:span><text:span text:style-name="titre_20_avec_20_numéro"><text:span text:style-name="T219"> </text:span></text:span><text:span text:style-name="titre_20_avec_20_numéro"><text:span text:style-name="T565">et les formes de phrase</text:span></text:span></text:p>
      <text:p text:style-name="Standard"><text:span text:style-name="texte_20_par_20_défaut"><text:span text:style-name="T219">Une phrase est de type déclaratif, interrogatif ou impératif</text:span></text:span><text:span text:style-name="T219"><text:tab/><text:tab/><text:tab/><text:tab/> <text:s text:c="5"/></text:span><text:span text:style-name="référence"><text:span text:style-name="T114">TG(I.</text:span></text:span><text:span text:style-name="référence"><text:span text:style-name="T124">2.4</text:span></text:span><text:span text:style-name="référence"><text:span text:style-name="T114">, p</text:span></text:span><text:span text:style-name="référence"><text:span text:style-name="T124">p. 25-26</text:span></text:span><text:span text:style-name="référence"><text:span text:style-name="T117">)</text:span></text:span><text:span text:style-name="T219"> </text:span></text:p>
      <text:p text:style-name="Standard"><text:span text:style-name="texte_20_par_20_défaut"><text:span text:style-name="T219">(un seul type de phrase pour une phrase donnée). Une phrase peut n’avoir pas</text:span></text:span><text:span text:style-name="T219"><text:tab/> <text:s text:c="5"/></text:span><text:span text:style-name="référence"><text:span text:style-name="T114">TG(I.</text:span></text:span><text:span text:style-name="référence"><text:span text:style-name="T124">2.5</text:span></text:span><text:span text:style-name="référence"><text:span text:style-name="T114">, p</text:span></text:span><text:span text:style-name="référence"><text:span text:style-name="T124">p. 2</text:span></text:span><text:span text:style-name="référence"><text:span text:style-name="T125">6</text:span></text:span><text:span text:style-name="référence"><text:span text:style-name="T124">-2</text:span></text:span><text:span text:style-name="référence"><text:span text:style-name="T125">7</text:span></text:span><text:span text:style-name="référence"><text:span text:style-name="T117">)</text:span></text:span></text:p>
      <text:p text:style-name="Standard"><text:span text:style-name="texte_20_par_20_défaut"><text:span text:style-name="T219">de forme particulière ou être de forme </text:span></text:span><text:span text:style-name="texte_20_par_20_défaut"><text:span text:style-name="T409">négative, </text:span></text:span><text:span text:style-name="texte_20_par_20_défaut"><text:span text:style-name="T219">passive, exclamative,</text:span></text:span><text:span text:style-name="T219"> </text:span></text:p>
      <text:p text:style-name="Standard"><text:span text:style-name="texte_20_par_20_défaut"><text:span text:style-name="T219">emphatique ou impersonnelle (=une phrase peut posséder </text:span></text:span><text:span text:style-name="texte_20_par_20_défaut"><text:span text:style-name="T220">0, 1 ou plusieurs</text:span></text:span><text:span text:style-name="texte_20_par_20_défaut"><text:span text:style-name="T219"> formes).</text:span></text:span></text:p>
      <text:p text:style-name="Standard"/>
      <text:p text:style-name="P106"><text:span text:style-name="titre_20_avec_20_numéro">(</text:span><text:span text:style-name="titre_20_avec_20_numéro"><text:span text:style-name="T218">A.</text:span></text:span><text:span text:style-name="titre_20_avec_20_numéro">0</text:span><text:span text:style-name="titre_20_avec_20_numéro"><text:span text:style-name="T580">9</text:span></text:span><text:span text:style-name="titre_20_avec_20_numéro">) « </text:span><text:span text:style-name="titre_20_avec_20_numéro"><text:span text:style-name="T453">Alice »</text:span></text:span><text:span text:style-name="titre_20_avec_20_numéro"><text:span text:style-name="T452"> est un groupe nominal, « </text:span></text:span><text:span text:style-name="titre_20_avec_20_numéro"><text:span text:style-name="T453">il »</text:span></text:span><text:span text:style-name="titre_20_avec_20_numéro"><text:span text:style-name="T455"> n’en est pas un, « </text:span></text:span><text:span text:style-name="titre_20_avec_20_numéro"><text:span text:style-name="T454">grand »</text:span></text:span><text:span text:style-name="titre_20_avec_20_numéro"><text:span text:style-name="T456"> n’en est pas un</text:span></text:span></text:p>
      <text:p text:style-name="P107"><text:span text:style-name="T581">Un groupe nominal peut être réduit à un nom propre ou à un nom commun.</text:span><text:tab/> <text:s text:c="4"/><text:span text:style-name="référence"><text:span text:style-name="T114">TG(</text:span></text:span><text:span text:style-name="référence"><text:span text:style-name="T113">Annexes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13">185</text:span></text:span><text:span text:style-name="référence"><text:span text:style-name="T117">)</text:span></text:span></text:p>
      <text:p text:style-name="P108"><text:span text:style-name="texte_20_par_20_défaut"><text:span text:style-name="T128">D’après la page 185 de la </text:span></text:span><text:span text:style-name="texte_20_par_20_défaut"><text:span text:style-name="T17">Terminologie Grammaticale</text:span></text:span><text:span text:style-name="texte_20_par_20_défaut"><text:span text:style-name="T128">, un sujet peut être ou</text:span></text:span></text:p>
      <text:p text:style-name="P108"><text:span text:style-name="texte_20_par_20_défaut"><text:span text:style-name="T128"><text:s/>un groupe nominal ou un pronom, ou un infinitif ou une proposition </text:span></text:span></text:p>
      <text:p text:style-name="P108"><text:span text:style-name="texte_20_par_20_défaut"><text:span text:style-name="T128">subordonnée. Par conséquent un groupe nominal ne peut être un pronom. </text:span></text:span></text:p>
      <text:p text:style-name="P108"><text:span text:style-name="texte_20_par_20_défaut"><text:span text:style-name="T129">Même analyse p. 14. (1.2).<text:tab/><text:tab/><text:tab/><text:tab/><text:tab/><text:tab/><text:tab/><text:tab/> <text:s text:c="10"/></text:span></text:span><text:span text:style-name="référence"><text:span text:style-name="T114">TG(I.</text:span></text:span><text:span text:style-name="référence"><text:span text:style-name="T134">1</text:span></text:span><text:span text:style-name="référence"><text:span text:style-name="T124">.</text:span></text:span><text:span text:style-name="référence"><text:span text:style-name="T134">2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34">14</text:span></text:span><text:span text:style-name="référence"><text:span text:style-name="T117">)</text:span></text:span></text:p>
      <text:p text:style-name="P144"><text:soft-page-break/><text:span text:style-name="texte_20_par_20_défaut"><text:span text:style-name="T132">La page 16 de la </text:span></text:span><text:span text:style-name="texte_20_par_20_défaut"><text:span text:style-name="T18">Terminologie Grammaticale</text:span></text:span><text:span text:style-name="texte_20_par_20_défaut"><text:span text:style-name="T132"> contient un passage qui exclut <text:tab/> <text:s text:c="10"/></text:span></text:span><text:span text:style-name="référence"><text:span text:style-name="T114">TG(I.</text:span></text:span><text:span text:style-name="référence"><text:span text:style-name="T133">1</text:span></text:span><text:span text:style-name="référence"><text:span text:style-name="T124">.</text:span></text:span><text:span text:style-name="référence"><text:span text:style-name="T133">3</text:span></text:span><text:span text:style-name="référence"><text:span text:style-name="T114">, p</text:span></text:span><text:span text:style-name="référence"><text:span text:style-name="T124">. </text:span></text:span><text:span text:style-name="référence"><text:span text:style-name="T222">16</text:span></text:span><text:span text:style-name="référence"><text:span text:style-name="T117">)</text:span></text:span></text:p>
      <text:p text:style-name="P113"><text:span text:style-name="texte_20_par_20_défaut"><text:span text:style-name="T132">qu’un adjectif puisse à lui seul être un groupe nominal : ainsi </text:span></text:span><text:span text:style-name="exemple">grand</text:span><text:span text:style-name="texte_20_par_20_défaut"><text:span text:style-name="T132"> ne peut être</text:span></text:span></text:p>
      <text:p text:style-name="P113"><text:span text:style-name="texte_20_par_20_défaut"><text:span text:style-name="T132">considéré comme un groupe nominal.</text:span></text:span></text:p>
      <text:p text:style-name="P113"/>
      <text:p text:style-name="P123"><text:span text:style-name="titre_20_avec_20_numéro">(</text:span><text:span text:style-name="titre_20_avec_20_numéro"><text:span text:style-name="T218">A.</text:span></text:span><text:span text:style-name="titre_20_avec_20_numéro"><text:span text:style-name="T602">10</text:span></text:span><text:span text:style-name="titre_20_avec_20_numéro">) </text:span><text:span text:style-name="titre_20_avec_20_numéro"><text:span text:style-name="T457">PSR, proposition principale </text:span></text:span><text:span text:style-name="titre_20_avec_20_numéro"><text:span text:style-name="T458">et proposition indépendante</text:span></text:span></text:p>
      <text:p text:style-name="P123"><text:span text:style-name="T602">Dans une phrase complexe comme<text:tab/><text:tab/><text:tab/><text:tab/><text:tab/><text:tab/><text:tab/> </text:span><text:span text:style-name="référence"><text:span text:style-name="T114">TG(I.</text:span></text:span><text:span text:style-name="référence"><text:span text:style-name="T133">1</text:span></text:span><text:span text:style-name="référence"><text:span text:style-name="T124">.</text:span></text:span><text:span text:style-name="référence"><text:span text:style-name="T135">1 note 14</text:span></text:span><text:span text:style-name="référence"><text:span text:style-name="T114">, p</text:span></text:span><text:span text:style-name="référence"><text:span text:style-name="T124">. </text:span></text:span><text:span text:style-name="référence"><text:span text:style-name="T135">5</text:span></text:span><text:span text:style-name="référence"><text:span text:style-name="T223">2</text:span></text:span><text:span text:style-name="référence"><text:span text:style-name="T117">)</text:span></text:span></text:p>
      <text:p text:style-name="P124"><text:tab/><text:span text:style-name="exemple">Un sportif qui est fatigué doit se reposer.</text:span></text:p>
      <text:p text:style-name="P124">la PSR <text:span text:style-name="exemple">qui est fatigué</text:span> <text:span text:style-name="T32">dépend</text:span> de la proposition <text:span text:style-name="T427">principale </text:span><text:span text:style-name="exemple"><text:span text:style-name="T196">Un sportif doit se reposer.</text:span></text:span></text:p>
      <text:p text:style-name="P124"><text:span text:style-name="texte_20_par_20_défaut"><text:span text:style-name="T196"/></text:span></text:p>
      <text:p text:style-name="P125"><text:span text:style-name="texte_20_par_20_défaut"><text:span text:style-name="T200">Cette phrase ne peut être analysée comme une proposition indépendante. En effet, <text:s text:c="9"/></text:span></text:span><text:span text:style-name="référence"><text:span text:style-name="T88">TG(I.</text:span></text:span><text:span text:style-name="référence"><text:span text:style-name="T97">2</text:span></text:span><text:span text:style-name="référence"><text:span text:style-name="T89">.</text:span></text:span><text:span text:style-name="référence"><text:span text:style-name="T97">3</text:span></text:span><text:span text:style-name="référence"><text:span text:style-name="T88">, p</text:span></text:span><text:span text:style-name="référence"><text:span text:style-name="T89">. </text:span></text:span><text:span text:style-name="référence"><text:span text:style-name="T97">24</text:span></text:span><text:span text:style-name="référence"><text:span text:style-name="T92">)</text:span></text:span></text:p>
      <text:p text:style-name="P125"><text:span text:style-name="texte_20_par_20_défaut"><text:span text:style-name="T200">il ne peut y avoir de proposition indépendante par subordination : la notion de proposition indépendante n’existe que pour des propositions reliées par coordination et par juxtaposition.</text:span></text:span></text:p>
      <text:p text:style-name="P109"><text:span text:style-name="référence"><text:span text:style-name="T92"/></text:span></text:p>
      <text:p text:style-name="P137">D’après la <text:span text:style-name="T2">Terminologie Grammaticale</text:span><text:span text:style-name="T32">, dans la tradition grammaticale française,<text:tab/> <text:s text:c="10"/></text:span><text:span text:style-name="référence"><text:span text:style-name="T88">TG(I.</text:span></text:span><text:span text:style-name="référence"><text:span text:style-name="T97">2</text:span></text:span><text:span text:style-name="référence"><text:span text:style-name="T89">.</text:span></text:span><text:span text:style-name="référence"><text:span text:style-name="T102">2</text:span></text:span><text:span text:style-name="référence"><text:span text:style-name="T88">, p</text:span></text:span><text:span text:style-name="référence"><text:span text:style-name="T89">. </text:span></text:span><text:span text:style-name="référence"><text:span text:style-name="T97">2</text:span></text:span><text:span text:style-name="référence"><text:span text:style-name="T102">3</text:span></text:span><text:span text:style-name="référence"><text:span text:style-name="T92">)</text:span></text:span></text:p>
      <text:p text:style-name="P110">l’expression « proposit<text:span text:style-name="T624">ion </text:span>subordonnée » est utilisée pour désigner une proposition incluse dans une </text:p>
      <text:p text:style-name="P111">« proposition principale ». Par exemple, <text:span text:style-name="exemple">quand le jour se lève</text:span> (dans <text:span text:style-name="exemple">Le facteur distribue le courrier quand le jour se lève</text:span>) est une proposition subordonnée incluse dans la proposition principale <text:span text:style-name="exemple">Le facteur distribue le courrier.</text:span></text:p>
      <text:p text:style-name="P111"><text:span text:style-name="exemple"/></text:p>
      <text:p text:style-name="P138"><text:span text:style-name="GGF"><text:span text:style-name="T620">[ </text:span></text:span><text:span text:style-name="GGF"><text:span text:style-name="T619">GGF.</text:span></text:span><text:span text:style-name="GGF"><text:span text:style-name="T597">1</text:span></text:span><text:span text:style-name="GGF"><text:span text:style-name="T619">.</text:span></text:span><text:span text:style-name="GGF"><text:span text:style-name="T597">46</text:span></text:span><text:span text:style-name="GGF"><text:span text:style-name="T619"> </text:span></text:span><text:span text:style-name="GGF"><text:span text:style-name="T620">]</text:span></text:span></text:p>
      <text:p text:style-name="P119"><text:span text:style-name="GGF"><text:span text:style-name="T620"><text:tab/></text:span></text:span><text:span text:style-name="GGF"><text:span text:style-name="T623">NB : D</text:span></text:span><text:span text:style-name="GGF"><text:span text:style-name="T621">ans la </text:span></text:span><text:span text:style-name="GGF"><text:span text:style-name="T9">Grande Grammaire du Français</text:span></text:span><text:span text:style-name="GGF"><text:span text:style-name="T40"> </text:span></text:span><text:span text:style-name="GGF"><text:span text:style-name="T598">le mot « proposition » est remplacé par </text:span></text:span><text:span text:style-name="GGF"><text:span text:style-name="T599">le <text:s/>mot</text:span></text:span><text:span text:style-name="GGF"><text:span text:style-name="T598"> « phrase », </text:span></text:span><text:span text:style-name="GGF"><text:span text:style-name="T599">mot que nous citons entre guillemets dans ce qui suit quand il désigne une « proposition ».</text:span></text:span></text:p>
      <text:p text:style-name="P119"><text:span text:style-name="GGF"><text:tab/></text:span><text:span text:style-name="GGF"><text:span text:style-name="T621">L</text:span></text:span><text:span text:style-name="GGF"><text:span text:style-name="T619">’</text:span></text:span><text:span text:style-name="GGF"><text:span text:style-name="T617">analyse </text:span></text:span><text:span text:style-name="GGF"><text:span text:style-name="T621">des propositions subordonnée</text:span></text:span><text:span text:style-name="GGF"><text:span text:style-name="T618">s </text:span></text:span><text:span text:style-name="GGF"><text:span text:style-name="T621">est tout</text:span></text:span><text:span text:style-name="GGF"><text:span text:style-name="T622">e</text:span></text:span><text:span text:style-name="GGF"><text:span text:style-name="T621"> autre dans la </text:span></text:span><text:span text:style-name="GGF"><text:span text:style-name="T9">Grande Grammaire du Français. </text:span></text:span><text:span text:style-name="GGF"><text:span text:style-name="T39">La phrase </text:span></text:span><text:span text:style-name="GGF"><text:span text:style-name="T9">Paul sait que Marie viendra</text:span></text:span><text:span text:style-name="GGF"><text:span text:style-name="T39"> est </text:span></text:span><text:span text:style-name="GGF"><text:span text:style-name="T41">ainsi </text:span></text:span><text:span text:style-name="GGF"><text:span text:style-name="T39">analysée comme une phrase indépendante </text:span></text:span><text:span text:style-name="GGF"><text:span text:style-name="T40">(car non « liée ») </text:span></text:span><text:span text:style-name="GGF"><text:span text:style-name="T39">f</text:span></text:span><text:span text:style-name="GGF"><text:span text:style-name="T40">ormée de la « phrase » subordonnée (=une proposition ayant une fonction) – </text:span></text:span><text:span text:style-name="GGF"><text:span text:style-name="T10">Marie viendra</text:span></text:span><text:span text:style-name="GGF"><text:span text:style-name="T40"> – liée à un verbe « de tête » ; </text:span></text:span><text:span text:style-name="GGF"><text:span text:style-name="T10">Paul sait</text:span></text:span><text:span text:style-name="GGF"><text:span text:style-name="T40"> n’est pas une « phrase principale » puisque que ces deux mots ne peuvent former une phrase complète.</text:span></text:span></text:p>
      <text:p text:style-name="P112"><text:span text:style-name="texte_20_par_20_défaut"><text:span text:style-name="T142"/></text:span></text:p>
      <text:p text:style-name="P132"><text:span text:style-name="titre_20_avec_20_numéro"><text:span text:style-name="T128">(</text:span></text:span><text:span text:style-name="titre_20_avec_20_numéro"><text:span text:style-name="T136">A.</text:span></text:span><text:span text:style-name="titre_20_avec_20_numéro"><text:span text:style-name="T135">1</text:span></text:span><text:span text:style-name="titre_20_avec_20_numéro"><text:span text:style-name="T137">1</text:span></text:span><text:span text:style-name="titre_20_avec_20_numéro"><text:span text:style-name="T128">) </text:span></text:span><text:span text:style-name="titre_20_avec_20_numéro"><text:span text:style-name="T459">proposition infinitive ou groupe infinitif de fonction COD</text:span></text:span></text:p>
      <text:p text:style-name="P369"><text:span text:style-name="texte_20_par_20_défaut"><text:span text:style-name="T531">Une proposition infinitive doit avoir un sujet différent de celui de sa principale.<text:tab/> <text:s text:c="10"/></text:span></text:span><text:span text:style-name="référence"><text:span text:style-name="T525">TG(I.</text:span></text:span><text:span text:style-name="référence"><text:span text:style-name="T529">5</text:span></text:span><text:span text:style-name="référence"><text:span text:style-name="T526">.</text:span></text:span><text:span text:style-name="référence"><text:span text:style-name="T527">1</text:span></text:span><text:span text:style-name="référence"><text:span text:style-name="T525">, p</text:span></text:span><text:span text:style-name="référence"><text:span text:style-name="T526">. </text:span></text:span><text:span text:style-name="référence"><text:span text:style-name="T529">6</text:span></text:span><text:span text:style-name="référence"><text:span text:style-name="T540">2</text:span></text:span><text:span text:style-name="référence"><text:span text:style-name="T528">)</text:span></text:span></text:p>
      <text:p text:style-name="P369"><text:span text:style-name="texte_20_par_20_défaut"><text:span text:style-name="T531"/></text:span></text:p>
      <text:p text:style-name="P369"><text:span text:style-name="texte_20_par_20_défaut"><text:span text:style-name="T531">C’est le cas dans :</text:span></text:span></text:p>
      <text:p text:style-name="P369"><text:span text:style-name="texte_20_par_20_défaut"><text:span text:style-name="T531"><text:tab/></text:span></text:span><text:span text:style-name="exemple"><text:span text:style-name="T258">J’entends </text:span></text:span><text:span text:style-name="exemple"><text:span text:style-name="T266">l’oiseau chanter</text:span></text:span><text:span text:style-name="exemple"><text:span text:style-name="T258">.<text:tab/><text:tab/></text:span></text:span><text:span text:style-name="texte_20_par_20_défaut"><text:span text:style-name="T251">proposition infinitive</text:span></text:span></text:p>
      <text:p text:style-name="P369"><text:span text:style-name="texte_20_par_20_défaut"><text:span text:style-name="T251"/></text:span></text:p>
      <text:p text:style-name="P369"><text:span text:style-name="texte_20_par_20_défaut"><text:span text:style-name="T531">Ce n’est pas le cas dans :</text:span></text:span></text:p>
      <text:p text:style-name="P369"><text:span text:style-name="texte_20_par_20_défaut"><text:span text:style-name="T531"><text:tab/></text:span></text:span><text:span text:style-name="exemple"><text:span text:style-name="T258">J’aimerais </text:span></text:span><text:span text:style-name="exemple"><text:span text:style-name="T266">partir en vacances</text:span></text:span><text:span text:style-name="exemple"><text:span text:style-name="T258">.<text:tab/> </text:span></text:span><text:span text:style-name="texte_20_par_20_défaut"><text:span text:style-name="T534">groupe infinitif de fonction COD</text:span></text:span></text:p>
      <text:p text:style-name="P369"><text:span text:style-name="texte_20_par_20_défaut"><text:span text:style-name="T534"/></text:span></text:p>
      <text:p text:style-name="P175"><text:span text:style-name="titre_20_avec_20_numéro"><text:span text:style-name="T128">(</text:span></text:span><text:span text:style-name="titre_20_avec_20_numéro"><text:span text:style-name="T136">A.</text:span></text:span><text:span text:style-name="titre_20_avec_20_numéro"><text:span text:style-name="T135">1</text:span></text:span><text:span text:style-name="titre_20_avec_20_numéro"><text:span text:style-name="T139">2</text:span></text:span><text:span text:style-name="titre_20_avec_20_numéro"><text:span text:style-name="T128">) </text:span></text:span><text:span text:style-name="titre_20_avec_20_numéro"><text:span text:style-name="T460">une phrase simple n</text:span></text:span><text:span text:style-name="titre_20_avec_20_numéro"><text:span text:style-name="T461">’est pas </text:span></text:span><text:span text:style-name="titre_20_avec_20_numéro"><text:span text:style-name="T460">composée de plusieurs propositions coordonnées ou juxtaposées</text:span></text:span></text:p>
      <text:p text:style-name="P370"/>
      <text:p text:style-name="P115"><text:span text:style-name="texte_20_par_20_défaut"><text:tab/>Cont</text:span><text:span text:style-name="texte_20_par_20_défaut"><text:span text:style-name="T608">rairement à ce qui </text:span></text:span><text:span text:style-name="texte_20_par_20_défaut"><text:span text:style-name="T611">a pu être </text:span></text:span><text:span text:style-name="texte_20_par_20_défaut"><text:span text:style-name="T608">enseigné – </text:span></text:span><text:span text:style-name="texte_20_par_20_défaut"><text:span text:style-name="T611">ou à ce que certains ont pu retenir de leurs cours</text:span></text:span><text:span text:style-name="texte_20_par_20_défaut"><text:span text:style-name="T611"><text:note text:id="ftn1" text:note-class="footnote"><text:note-citation>1</text:note-citation><text:note-body><text:p text:style-name="P396"><text:span text:style-name="T2">Confer</text:span> par exemple <text:a xlink:type="simple" xlink:href="https://www.neoprofs.org/t138621-distinction-phrases-simples-phrases-complexes" text:style-name="Internet_20_link" text:visited-style-name="Visited_20_Internet_20_Link">https://www.neoprofs.org/t138621-distinction-phrases-simples-phrases-complexes</text:a></text:p></text:note-body></text:note></text:span></text:span><text:span text:style-name="texte_20_par_20_défaut"><text:span text:style-name="T611"> -</text:span></text:span><text:span text:style-name="texte_20_par_20_défaut"><text:span text:style-name="T608"> </text:span></text:span><text:span text:style-name="texte_20_par_20_défaut"><text:span text:style-name="T609">une phrase simple ne peut contenir qu’une proposition. Le </text:span></text:span><text:span text:style-name="texte_20_par_20_défaut"><text:span text:style-name="T543">fait qu’une</text:span></text:span><text:span text:style-name="texte_20_par_20_défaut"><text:span text:style-name="T609"> phrase contienne plusieurs propositions sans aucune subordination ne change rien à l’affaire : cette phrase sera considérée comme </text:span></text:span><text:span text:style-name="texte_20_par_20_défaut"><text:span text:style-name="T610">complexe.</text:span></text:span></text:p>
      <text:p text:style-name="P118"><text:span text:style-name="texte_20_par_20_défaut"><text:tab/><text:tab/><text:tab/><text:tab/><text:tab/><text:tab/><text:tab/><text:tab/><text:tab/></text:span></text:p>
      <text:p text:style-name="P373"><text:span text:style-name="texte_20_par_20_défaut"><text:span text:style-name="T531"><text:tab/></text:span></text:span><text:span text:style-name="exemple"><text:span text:style-name="T259">Il m’entend.</text:span></text:span><text:span text:style-name="exemple"><text:span text:style-name="T258"><text:tab/><text:tab/><text:tab/></text:span></text:span><text:span text:style-name="exemple"><text:span text:style-name="T260"><text:tab/><text:tab/></text:span></text:span><text:span text:style-name="texte_20_par_20_défaut"><text:span text:style-name="T536">phrase simple <text:s text:c="8"/></text:span></text:span><text:span text:style-name="référence"><text:span text:style-name="T532">d’autres exemples </text:span></text:span><text:span text:style-name="référence"><text:span text:style-name="T539">in </text:span></text:span><text:span text:style-name="référence"><text:span text:style-name="T532">T</text:span></text:span><text:span text:style-name="référence"><text:span text:style-name="T525">G(I.</text:span></text:span><text:span text:style-name="référence"><text:span text:style-name="T532">2</text:span></text:span><text:span text:style-name="référence"><text:span text:style-name="T526">.</text:span></text:span><text:span text:style-name="référence"><text:span text:style-name="T527">1</text:span></text:span><text:span text:style-name="référence"><text:span text:style-name="T525">, p</text:span></text:span><text:span text:style-name="référence"><text:span text:style-name="T526">. </text:span></text:span><text:span text:style-name="référence"><text:span text:style-name="T532">23</text:span></text:span><text:span text:style-name="référence"><text:span text:style-name="T528">)</text:span></text:span></text:p>
      <text:p text:style-name="P371"><text:span text:style-name="texte_20_par_20_défaut"><text:span text:style-name="T531"><text:tab/></text:span></text:span><text:span text:style-name="exemple"><text:span text:style-name="T259">Il m’entend </text:span></text:span><text:span text:style-name="exemple"><text:span text:style-name="T260">mais je ne l’entends pas.</text:span></text:span><text:span text:style-name="exemple"><text:span text:style-name="T258"><text:tab/><text:tab/></text:span></text:span><text:span text:style-name="texte_20_par_20_défaut"><text:span text:style-name="T536">phrase complexe </text:span></text:span><text:span text:style-name="texte_20_par_20_défaut"><text:span text:style-name="T537">par coordination</text:span></text:span></text:p>
      <text:p text:style-name="P372"><text:span text:style-name="texte_20_par_20_défaut"><text:span text:style-name="T531"><text:tab/></text:span></text:span><text:span text:style-name="exemple"><text:span text:style-name="T259">Il m’entend ;</text:span></text:span><text:span text:style-name="exemple"><text:span text:style-name="T260"> je ne l’entends pas.</text:span></text:span><text:span text:style-name="exemple"><text:span text:style-name="T258"><text:tab/><text:tab/></text:span></text:span><text:span text:style-name="texte_20_par_20_défaut"><text:span text:style-name="T536">phrase complexe </text:span></text:span><text:span text:style-name="texte_20_par_20_défaut"><text:span text:style-name="T537">par juxtaposition</text:span></text:span></text:p>
      <text:p text:style-name="P371"><text:span text:style-name="texte_20_par_20_défaut"><text:span text:style-name="T531"><text:tab/></text:span></text:span><text:span text:style-name="exemple"><text:span text:style-name="T259">Il m’entend </text:span></text:span><text:span text:style-name="exemple"><text:span text:style-name="T406">parce que je crie</text:span></text:span><text:span text:style-name="exemple"><text:span text:style-name="T260">.<text:tab/></text:span></text:span><text:span text:style-name="exemple"><text:span text:style-name="T258"><text:tab/><text:tab/></text:span></text:span><text:span text:style-name="texte_20_par_20_défaut"><text:span text:style-name="T536">phrase complexe </text:span></text:span><text:span text:style-name="texte_20_par_20_défaut"><text:span text:style-name="T537">par subordination</text:span></text:span></text:p>
      <text:p text:style-name="P28"><text:span text:style-name="texte_20_par_20_défaut"><text:span text:style-name="T274"/></text:span></text:p>
      <text:p text:style-name="P400"><text:span text:style-name="titre_20_avec_20_numéro"><text:span text:style-name="T274">A.1</text:span></text:span><text:span text:style-name="titre_20_avec_20_numéro"><text:span text:style-name="T277">3</text:span></text:span><text:span text:style-name="titre_20_avec_20_numéro"><text:span text:style-name="T274"> <text:tab/></text:span></text:span><text:span text:style-name="titre_20_avec_20_numéro"><text:span text:style-name="T277">préférer </text:span></text:span><text:span text:style-name="titre_20_avec_20_numéro"><text:span text:style-name="T278">le terme d’</text:span></text:span><text:span text:style-name="titre_20_avec_20_numéro"><text:span text:style-name="T277">« adjectif » à cel</text:span></text:span><text:span text:style-name="titre_20_avec_20_numéro"><text:span text:style-name="T278">ui</text:span></text:span><text:span text:style-name="titre_20_avec_20_numéro"><text:span text:style-name="T277"> d’« adjectif qualificatif » </text:span></text:span></text:p>
      <text:p text:style-name="P399"/>
      <text:p text:style-name="P400"><text:span text:style-name="T644"><text:tab/>La </text:span><text:span text:style-name="T11">Terminologie Grammaticale</text:span><text:span text:style-name="T43"> demande explicitiment d’utiliser <text:tab/><text:tab/> <text:s text:c="8"/></text:span><text:span text:style-name="référence"><text:span text:style-name="T532">T</text:span></text:span><text:span text:style-name="référence"><text:span text:style-name="T525">G(</text:span></text:span><text:span text:style-name="référence"><text:span text:style-name="T533">II</text:span></text:span><text:span text:style-name="référence"><text:span text:style-name="T525">.</text:span></text:span><text:span text:style-name="référence"><text:span text:style-name="T533">3</text:span></text:span><text:span text:style-name="référence"><text:span text:style-name="T526">.</text:span></text:span><text:span text:style-name="référence"><text:span text:style-name="T533">2</text:span></text:span><text:span text:style-name="référence"><text:span text:style-name="T525">, p</text:span></text:span><text:span text:style-name="référence"><text:span text:style-name="T526">. </text:span></text:span><text:span text:style-name="référence"><text:span text:style-name="T533">104</text:span></text:span><text:span text:style-name="référence"><text:span text:style-name="T528">)</text:span></text:span></text:p>
      <text:p text:style-name="P400"><text:span text:style-name="texte_20_par_20_défaut"><text:span text:style-name="T156">par défaut </text:span></text:span><text:span text:style-name="texte_20_par_20_défaut"><text:span text:style-name="T44">le terme d’« adjectif » en lieu et place d’« adjectif qualificatif », ce dernier ne servant qu’à opposer les adjectifs qualificatifs aux adjectifs relationnels.</text:span></text:span></text:p>
      <text:p text:style-name="P168"><text:span text:style-name="titre_20_principal"><text:span text:style-name="T274">[</text:span></text:span><text:span text:style-name="titre_20_principal"><text:span text:style-name="T273">B</text:span></text:span><text:span text:style-name="titre_20_principal"><text:span text:style-name="T274">] </text:span></text:span><text:span text:style-name="titre_20_principal"><text:span text:style-name="T273">Liste de phrases analysées</text:span></text:span></text:p>
      <text:p text:style-name="Standard"/>
      <text:p text:style-name="P116"><text:span text:style-name="T584">Le symbole </text:span><text:span text:style-name="danger"><text:span text:style-name="T464">(!)</text:span></text:span><text:span text:style-name="texte_20_par_20_défaut"> </text:span><text:span text:style-name="texte_20_par_20_défaut"><text:span text:style-name="T612">signale </text:span></text:span><text:span text:style-name="T584">une difficulté pouvant poser problème aux élèves, </text:span><text:span text:style-name="T585">si ce n’est à leurs enseignants.</text:span></text:p>
      <text:p text:style-name="P116"><text:span text:style-name="texte_20_par_20_défaut"><text:span text:style-name="T586"/></text:span></text:p>
      <text:p text:style-name="P39"><text:span text:style-name="texte_20_par_20_défaut"><text:span text:style-name="T250">■</text:span></text:span><text:span text:style-name="texte_20_par_20_défaut"><text:span text:style-name="T176"> </text:span></text:span><text:span text:style-name="texte_20_par_20_défaut"><text:span text:style-name="T175">COD/COI </text:span></text:span><text:span text:style-name="texte_20_par_20_défaut"><text:span text:style-name="T15">v</text:span></text:span><text:span text:style-name="texte_20_par_20_défaut"><text:span text:style-name="T16">s </text:span></text:span><text:span text:style-name="texte_20_par_20_défaut"><text:span text:style-name="T152">CC </text:span></text:span><text:span text:style-name="texte_20_par_20_défaut"><text:span text:style-name="T231">■</text:span></text:span></text:p>
      <text:p text:style-name="P94"><text:span text:style-name="texte_20_par_20_défaut"><text:span text:style-name="T74">B.001<text:tab/><text:tab/>Le facteur travaille.<text:tab/><text:tab/><text:tab/><text:tab/><text:tab/><text:tab/><text:tab/> <text:s text:c="7"/></text:span></text:span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P95"><text:span text:style-name="texte_20_par_20_défaut"><text:span text:style-name="T74">B.002<text:tab/><text:tab/>Le facteur </text:span></text:span><text:span text:style-name="texte_20_par_20_défaut"><text:span text:style-name="T467">distribue le courrier</text:span></text:span><text:span text:style-name="texte_20_par_20_défaut"><text:span text:style-name="T74">.<text:tab/><text:tab/><text:tab/><text:tab/><text:tab/> <text:s text:c="7"/></text:span></text:span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P96"><text:span text:style-name="texte_20_par_20_défaut"><text:span text:style-name="T127">B.003<text:tab/><text:tab/>Le facteur </text:span></text:span><text:span text:style-name="texte_20_par_20_défaut"><text:span text:style-name="T493">parle à sa collègue</text:span></text:span><text:span text:style-name="texte_20_par_20_défaut"><text:span text:style-name="T127">.<text:tab/><text:tab/><text:tab/><text:tab/><text:tab/> <text:s text:c="7"/></text:span></text:span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P97"><text:span text:style-name="texte_20_par_20_défaut"><text:span text:style-name="T127">B.004<text:tab/><text:tab/>Le facteur </text:span></text:span><text:span text:style-name="texte_20_par_20_défaut"><text:span text:style-name="T494">donne une lettre </text:span></text:span><text:span text:style-name="texte_20_par_20_défaut"><text:span text:style-name="T493">à sa </text:span></text:span><text:span text:style-name="texte_20_par_20_défaut"><text:span text:style-name="T494">voisine</text:span></text:span><text:span text:style-name="texte_20_par_20_défaut"><text:span text:style-name="T127">.<text:tab/><text:tab/><text:tab/><text:tab/> <text:s text:c="7"/></text:span></text:span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P98"><text:span text:style-name="texte_20_par_20_défaut"><text:span text:style-name="T127">B.005<text:tab/><text:tab/>Le facteur </text:span></text:span><text:span text:style-name="texte_20_par_20_défaut"><text:span text:style-name="T495">parle de ses vacances à sa collègue</text:span></text:span><text:span text:style-name="texte_20_par_20_défaut"><text:span text:style-name="T127">.<text:tab/><text:tab/><text:tab/> <text:s text:c="7"/></text:span></text:span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52">B.007<text:tab/><text:tab/></text:span></text:span><text:span text:style-name="texte_20_par_20_défaut"><text:span text:style-name="T53">Malheureusement i</text:span></text:span><text:span text:style-name="texte_20_par_20_défaut"><text:span text:style-name="T52">l ne leur propose plus le lundi.</text:span></text:span></text:p>
      <text:p text:style-name="P86"><text:span text:style-name="texte_20_par_20_défaut"><text:span text:style-name="T52">B.008</text:span></text:span><text:span text:style-name="texte_20_par_20_défaut"><text:span text:style-name="T65"> </text:span></text:span><text:span text:style-name="danger"><text:span text:style-name="T462">(!)</text:span></text:span><text:span text:style-name="texte_20_par_20_défaut"><text:span text:style-name="T52"><text:tab/></text:span></text:span><text:span text:style-name="texte_20_par_20_défaut"><text:span text:style-name="T65">Jean attend la nuit.</text:span></text:span><text:span text:style-name="T65"><text:tab/><text:tab/><text:tab/><text:tab/><text:tab/><text:tab/><text:tab/><text:tab/> <text:s text:c="4"/></text:span><text:span text:style-name="référence"><text:span text:style-name="T164">GGF.1.1</text:span></text:span><text:span text:style-name="référence"><text:span text:style-name="T165">51</text:span></text:span></text:p>
      <text:p text:style-name="Standard"><text:span text:style-name="texte_20_par_20_défaut"><text:span text:style-name="T52">B.009<text:tab/><text:tab/></text:span></text:span><text:span text:style-name="texte_20_par_20_défaut"><text:span text:style-name="T67">Paul tient un bâton</text:span></text:span><text:span text:style-name="texte_20_par_20_défaut"><text:span text:style-name="T65">.</text:span></text:span><text:span text:style-name="T65"><text:tab/><text:tab/><text:tab/><text:tab/><text:tab/><text:tab/><text:tab/><text:tab/> <text:s text:c="4"/></text:span><text:span text:style-name="référence"><text:span text:style-name="T164">GGF.1.1</text:span></text:span><text:span text:style-name="référence"><text:span text:style-name="T166">48</text:span></text:span></text:p>
      <text:p text:style-name="P70"><text:span text:style-name="texte_20_par_20_défaut"><text:span text:style-name="T52">B.010<text:tab/><text:tab/></text:span></text:span><text:span text:style-name="texte_20_par_20_défaut">Paul tient à ce projet</text:span><text:span text:style-name="texte_20_par_20_défaut"><text:span text:style-name="T65">.<text:tab/><text:tab/><text:tab/><text:tab/><text:tab/><text:tab/><text:tab/><text:tab/> <text:s text:c="4"/></text:span></text:span><text:span text:style-name="référence"><text:span text:style-name="T164">GGF.1.1</text:span></text:span><text:span text:style-name="référence"><text:span text:style-name="T166">48</text:span></text:span></text:p>
      <text:p text:style-name="P72"><text:span text:style-name="texte_20_par_20_défaut"><text:span text:style-name="T52">B.011<text:tab/><text:tab/></text:span></text:span><text:span text:style-name="texte_20_par_20_défaut">Paul tient cette information de son frère.<text:tab/></text:span><text:span text:style-name="texte_20_par_20_défaut"><text:span text:style-name="T65"><text:tab/><text:tab/><text:tab/><text:tab/> <text:s text:c="4"/></text:span></text:span><text:span text:style-name="référence"><text:span text:style-name="T164">GGF.1.1</text:span></text:span><text:span text:style-name="référence"><text:span text:style-name="T166">48</text:span></text:span></text:p>
      <text:p text:style-name="P93"><text:span text:style-name="texte_20_par_20_défaut"><text:span text:style-name="T52">B.012</text:span></text:span><text:span text:style-name="texte_20_par_20_défaut"><text:span text:style-name="T71"> </text:span></text:span><text:span text:style-name="danger"><text:span text:style-name="T462">(!)</text:span></text:span><text:span text:style-name="texte_20_par_20_défaut"><text:span text:style-name="T52"><text:tab/></text:span></text:span><text:span text:style-name="texte_20_par_20_défaut">Jean va à Paris.</text:span><text:span text:style-name="texte_20_par_20_défaut"><text:span text:style-name="T65"><text:tab/><text:tab/><text:tab/><text:tab/><text:tab/><text:tab/><text:tab/><text:tab/> <text:s text:c="4"/></text:span></text:span><text:span text:style-name="référence"><text:span text:style-name="T164">GGF.1.1</text:span></text:span><text:span text:style-name="référence"><text:span text:style-name="T170">51</text:span></text:span></text:p>
      <text:p text:style-name="P82"><text:span text:style-name="texte_20_par_20_défaut"><text:span text:style-name="T52">B.013<text:tab/><text:tab/></text:span></text:span><text:span text:style-name="texte_20_par_20_défaut">Jean parle à Marie de son anniversaire.</text:span><text:span text:style-name="texte_20_par_20_défaut"><text:span text:style-name="T445"><text:tab/></text:span></text:span><text:span text:style-name="texte_20_par_20_défaut"><text:span text:style-name="T65"><text:tab/><text:tab/><text:tab/><text:tab/> <text:s text:c="4"/></text:span></text:span><text:span text:style-name="référence"><text:span text:style-name="T164">GGF.1.1</text:span></text:span><text:span text:style-name="référence"><text:span text:style-name="T170">51</text:span></text:span></text:p>
      <text:p text:style-name="P87"><text:span text:style-name="texte_20_par_20_défaut"><text:span text:style-name="T52">B.014<text:tab/><text:tab/></text:span></text:span><text:span text:style-name="texte_20_par_20_défaut">Jean salue Marie de son balcon.</text:span><text:span text:style-name="texte_20_par_20_défaut"><text:span text:style-name="T445"><text:tab/><text:tab/></text:span></text:span><text:span text:style-name="texte_20_par_20_défaut"><text:span text:style-name="T65"><text:tab/><text:tab/><text:tab/><text:tab/> <text:s text:c="4"/></text:span></text:span><text:span text:style-name="référence"><text:span text:style-name="T164">GGF.1.1</text:span></text:span><text:span text:style-name="référence"><text:span text:style-name="T170">51</text:span></text:span></text:p>
      <text:p text:style-name="P87"><text:span text:style-name="référence"><text:span text:style-name="T587"/></text:span></text:p>
      <text:p text:style-name="P39"><text:span text:style-name="texte_20_par_20_défaut"><text:span text:style-name="T250">■ </text:span></text:span><text:span text:style-name="texte_20_par_20_défaut"><text:span text:style-name="T175">sujet </text:span></text:span><text:span text:style-name="texte_20_par_20_défaut"><text:span text:style-name="T250">■</text:span></text:span></text:p>
      <text:p text:style-name="P93"><text:span text:style-name="texte_20_par_20_défaut"><text:span text:style-name="T52">B.015</text:span></text:span><text:span text:style-name="texte_20_par_20_défaut"><text:span text:style-name="T72"> </text:span></text:span><text:span text:style-name="danger"><text:span text:style-name="T462">(!)</text:span></text:span><text:span text:style-name="texte_20_par_20_défaut"><text:span text:style-name="T52"><text:tab/></text:span></text:span><text:span text:style-name="texte_20_par_20_défaut">Viendra-t-il ?</text:span><text:span text:style-name="texte_20_par_20_défaut"><text:span text:style-name="T447"><text:tab/><text:tab/><text:tab/></text:span></text:span><text:span text:style-name="texte_20_par_20_défaut"><text:span text:style-name="T445"><text:tab/><text:tab/></text:span></text:span><text:span text:style-name="texte_20_par_20_défaut"><text:span text:style-name="T65"><text:tab/><text:tab/><text:tab/><text:tab/> <text:s text:c="3"/></text:span></text:span><text:span text:style-name="référence"><text:span text:style-name="T164">GGF.1.1017</text:span></text:span></text:p>
      <text:p text:style-name="P93"><text:span text:style-name="texte_20_par_20_défaut"><text:span text:style-name="T52">B.016</text:span></text:span><text:span text:style-name="texte_20_par_20_défaut"><text:span text:style-name="T72"> </text:span></text:span><text:span text:style-name="danger"><text:span text:style-name="T462">(!)</text:span></text:span><text:span text:style-name="texte_20_par_20_défaut"><text:span text:style-name="T52"><text:tab/></text:span></text:span><text:span text:style-name="texte_20_par_20_défaut">Paul viendra-t-il ?</text:span><text:span text:style-name="texte_20_par_20_défaut"><text:span text:style-name="T447"><text:tab/><text:tab/></text:span></text:span><text:span text:style-name="texte_20_par_20_défaut"><text:span text:style-name="T445"><text:tab/><text:tab/></text:span></text:span><text:span text:style-name="texte_20_par_20_défaut"><text:span text:style-name="T65"><text:tab/><text:tab/><text:tab/><text:tab/> <text:s text:c="3"/></text:span></text:span><text:span text:style-name="référence"><text:span text:style-name="T164">GGF.1.1017</text:span></text:span></text:p>
      <text:p text:style-name="P93"><text:span text:style-name="référence"><text:span text:style-name="T588"/></text:span></text:p>
      <text:p text:style-name="P39"><text:span text:style-name="texte_20_par_20_défaut"><text:span text:style-name="T250">■ </text:span></text:span><text:span text:style-name="T437">attribut du sujet </text:span><text:span text:style-name="texte_20_par_20_défaut"><text:span text:style-name="T250">■</text:span></text:span></text:p>
      <text:p text:style-name="P3">B.017<text:tab/><text:tab/>Alice est grande.<text:tab/><text:tab/><text:tab/><text:tab/><text:tab/><text:tab/><text:tab/> <text:s text:c="5"/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</text:span></text:span><text:span text:style-name="référence"><text:span text:style-name="T113">2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13">87</text:span></text:span><text:span text:style-name="référence"><text:span text:style-name="T117">)</text:span></text:span></text:p>
      <text:p text:style-name="P4">B.018 <text:span text:style-name="danger"><text:span text:style-name="T462">(!)</text:span></text:span><text:tab/><text:span text:style-name="T566">Ce tableau est à </text:span>Alice.<text:tab/><text:tab/><text:tab/><text:tab/><text:tab/><text:tab/> <text:s text:c="5"/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</text:span></text:span><text:span text:style-name="référence"><text:span text:style-name="T113">2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13">87</text:span></text:span><text:span text:style-name="référence"><text:span text:style-name="T117">)</text:span></text:span></text:p>
      <text:p text:style-name="P145"><text:span text:style-name="texte_20_par_20_défaut"><text:span text:style-name="T52">B.019<text:tab/><text:tab/></text:span></text:span><text:span text:style-name="texte_20_par_20_défaut"><text:span text:style-name="T61">Le lundi me semble le pire jour de la semaine.</text:span></text:span></text:p>
      <text:p text:style-name="P145"><text:span text:style-name="texte_20_par_20_défaut"><text:span text:style-name="T61"/></text:span></text:p>
      <text:p text:style-name="P45"><text:span text:style-name="texte_20_par_20_défaut"><text:span text:style-name="T231">■ </text:span></text:span><text:span text:style-name="texte_20_par_20_défaut"><text:span text:style-name="T501">la forme négative de la phrase</text:span></text:span><text:span text:style-name="texte_20_par_20_défaut"><text:span text:style-name="T153"> </text:span></text:span><text:span text:style-name="texte_20_par_20_défaut"><text:span text:style-name="T231">■</text:span></text:span></text:p>
      <text:p text:style-name="P146"><text:span text:style-name="texte_20_par_20_défaut">B.020</text:span><text:span text:style-name="texte_20_par_20_défaut"><text:span text:style-name="T629"><text:tab/><text:tab/>Elle n’aime pas le cinéma français.<text:tab/><text:tab/><text:tab/><text:tab/> <text:tab/> <text:s text:c="7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3</text:span></text:span><text:span text:style-name="référence"><text:span text:style-name="T92">)</text:span></text:span></text:p>
      <text:p text:style-name="P147"><text:span text:style-name="texte_20_par_20_défaut"><text:span text:style-name="T107">B.021</text:span></text:span><text:span text:style-name="texte_20_par_20_défaut"><text:span text:style-name="T106"><text:tab/><text:tab/></text:span></text:span><text:span text:style-name="texte_20_par_20_défaut"><text:span text:style-name="T497">Personne ne l’a écoutée.<text:tab/></text:span></text:span><text:span text:style-name="texte_20_par_20_défaut"><text:span text:style-name="T106"><text:tab/><text:tab/><text:tab/><text:tab/> <text:tab/> <text:s text:c="7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3</text:span></text:span><text:span text:style-name="référence"><text:span text:style-name="T92">)</text:span></text:span></text:p>
      <text:p text:style-name="P147"><text:span text:style-name="texte_20_par_20_défaut"><text:span text:style-name="T107">B.022</text:span></text:span><text:span text:style-name="texte_20_par_20_défaut"><text:span text:style-name="T106"><text:tab/><text:tab/></text:span></text:span><text:span text:style-name="texte_20_par_20_défaut"><text:span text:style-name="T497">Aucun détail ne lui échappe.<text:tab/></text:span></text:span><text:span text:style-name="texte_20_par_20_défaut"><text:span text:style-name="T106"><text:tab/><text:tab/><text:tab/><text:tab/> <text:tab/> <text:s text:c="7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3</text:span></text:span><text:span text:style-name="référence"><text:span text:style-name="T92">)</text:span></text:span></text:p>
      <text:p text:style-name="P148"><text:span text:style-name="texte_20_par_20_défaut"><text:span text:style-name="T107">B.023</text:span></text:span><text:span text:style-name="texte_20_par_20_défaut"><text:span text:style-name="T106"><text:tab/><text:tab/></text:span></text:span><text:span text:style-name="texte_20_par_20_défaut"><text:span text:style-name="T498">Elle ne travaille jamais</text:span></text:span><text:span text:style-name="texte_20_par_20_défaut"><text:span text:style-name="T497">.<text:tab/></text:span></text:span><text:span text:style-name="texte_20_par_20_défaut"><text:span text:style-name="T106"><text:tab/><text:tab/><text:tab/><text:tab/> <text:tab/> <text:s text:c="7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</text:span></text:span><text:span text:style-name="référence"><text:span text:style-name="T109">4</text:span></text:span><text:span text:style-name="référence"><text:span text:style-name="T92">)</text:span></text:span></text:p>
      <text:p text:style-name="P149"><text:span text:style-name="texte_20_par_20_défaut"><text:span text:style-name="T107">B.024</text:span></text:span><text:span text:style-name="texte_20_par_20_défaut"><text:span text:style-name="T108"> </text:span></text:span><text:span text:style-name="danger"><text:span text:style-name="T465">(!)</text:span></text:span><text:span text:style-name="texte_20_par_20_défaut"><text:span text:style-name="T106"><text:tab/></text:span></text:span><text:span text:style-name="texte_20_par_20_défaut"><text:span text:style-name="T499">Je n’aime que les films français</text:span></text:span><text:span text:style-name="texte_20_par_20_défaut"><text:span text:style-name="T497">.</text:span></text:span><text:span text:style-name="texte_20_par_20_défaut"><text:span text:style-name="T106"><text:tab/><text:tab/><text:tab/><text:tab/> <text:tab/> <text:s text:c="7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</text:span></text:span><text:span text:style-name="référence"><text:span text:style-name="T109">4</text:span></text:span><text:span text:style-name="référence"><text:span text:style-name="T92">)</text:span></text:span></text:p>
      <text:p text:style-name="P120"><text:span text:style-name="référence"><text:span text:style-name="T588"/></text:span></text:p>
      <text:p text:style-name="P40"><text:span text:style-name="texte_20_par_20_défaut"><text:span text:style-name="T250">■ </text:span></text:span><text:span text:style-name="T438">phrase complexe par subordination</text:span><text:span text:style-name="T437"> </text:span><text:span text:style-name="texte_20_par_20_défaut"><text:span text:style-name="T250">■</text:span></text:span></text:p>
      <text:p text:style-name="P127"><text:span text:style-name="texte_20_par_20_défaut"><text:span text:style-name="T198">B.025<text:tab/><text:tab/></text:span></text:span><text:span text:style-name="texte_20_par_20_défaut"><text:span text:style-name="T199">Le facteur distribue le courrier quand le jour se lève.</text:span></text:span><text:span text:style-name="texte_20_par_20_défaut"><text:span text:style-name="T198"><text:tab/><text:tab/> <text:s text:c="5"/></text:span></text:span><text:span text:style-name="référence"><text:span text:style-name="T92">TG(I.2.1, p</text:span></text:span><text:span text:style-name="référence"><text:span text:style-name="T94">p</text:span></text:span><text:span text:style-name="référence"><text:span text:style-name="T92">. 22-</text:span></text:span><text:span text:style-name="référence"><text:span text:style-name="T94">23</text:span></text:span><text:span text:style-name="référence"><text:span text:style-name="T92">)</text:span></text:span></text:p>
      <text:p text:style-name="P139"><text:span text:style-name="texte_20_par_20_défaut"><text:span text:style-name="T91">B.026</text:span></text:span><text:span text:style-name="texte_20_par_20_défaut"><text:span text:style-name="T98"> </text:span></text:span><text:span text:style-name="danger"><text:span text:style-name="T465">(!)</text:span></text:span><text:span text:style-name="texte_20_par_20_défaut"><text:span text:style-name="T91"><text:tab/></text:span></text:span><text:span text:style-name="texte_20_par_20_défaut"><text:span text:style-name="T496">Un sportif qui est fatigué doit se reposer.<text:tab/><text:tab/></text:span></text:span><text:span text:style-name="texte_20_par_20_défaut"><text:span text:style-name="T91"><text:tab/><text:tab/> </text:span></text:span><text:span text:style-name="référence"><text:span text:style-name="T88">TG(I.</text:span></text:span><text:span text:style-name="référence"><text:span text:style-name="T96">1</text:span></text:span><text:span text:style-name="référence"><text:span text:style-name="T89">.</text:span></text:span><text:span text:style-name="référence"><text:span text:style-name="T100">1 note 14</text:span></text:span><text:span text:style-name="référence"><text:span text:style-name="T88">, p</text:span></text:span><text:span text:style-name="référence"><text:span text:style-name="T89">. </text:span></text:span><text:span text:style-name="référence"><text:span text:style-name="T100">5</text:span></text:span><text:span text:style-name="référence"><text:span text:style-name="T224">2</text:span></text:span><text:span text:style-name="référence"><text:span text:style-name="T92">)</text:span></text:span></text:p>
      <text:p text:style-name="Standard"><text:span text:style-name="texte_20_par_20_défaut"><text:span text:style-name="T91"/></text:span></text:p>
      <text:p text:style-name="P43"><text:span text:style-name="texte_20_par_20_défaut"><text:span text:style-name="T232">■ </text:span></text:span><text:span text:style-name="texte_20_par_20_défaut"><text:span text:style-name="T154">phrase complexe par </text:span></text:span><text:span text:style-name="texte_20_par_20_défaut"><text:span text:style-name="T500">coordination</text:span></text:span><text:span text:style-name="texte_20_par_20_défaut"><text:span text:style-name="T155"> </text:span></text:span><text:span text:style-name="texte_20_par_20_défaut"><text:span text:style-name="T232">■</text:span></text:span></text:p>
      <text:p text:style-name="P140"><text:span text:style-name="texte_20_par_20_défaut"><text:span text:style-name="T91">B.027</text:span></text:span><text:span text:style-name="texte_20_par_20_défaut"><text:span text:style-name="T99"> </text:span></text:span><text:span text:style-name="texte_20_par_20_défaut"><text:span text:style-name="T91"><text:tab/><text:tab/></text:span></text:span><text:span text:style-name="texte_20_par_20_défaut"><text:span text:style-name="T103">Le facteur distribue le courrier et il aime son travail.</text:span></text:span><text:span text:style-name="texte_20_par_20_défaut"><text:span text:style-name="T91"><text:tab/> <text:s text:c="3"/><text:tab/> <text:s text:c="5"/></text:span></text:span><text:span text:style-name="référence"><text:span text:style-name="T88">TG(I.</text:span></text:span><text:span text:style-name="référence"><text:span text:style-name="T104">2</text:span></text:span><text:span text:style-name="référence"><text:span text:style-name="T89">.</text:span></text:span><text:span text:style-name="référence"><text:span text:style-name="T104">3</text:span></text:span><text:span text:style-name="référence"><text:span text:style-name="T88">, p</text:span></text:span><text:span text:style-name="référence"><text:span text:style-name="T105">p</text:span></text:span><text:span text:style-name="référence"><text:span text:style-name="T89">. </text:span></text:span><text:span text:style-name="référence"><text:span text:style-name="T103">24-</text:span></text:span><text:span text:style-name="référence"><text:span text:style-name="T105">25</text:span></text:span><text:span text:style-name="référence"><text:span text:style-name="T92">)</text:span></text:span></text:p>
      <text:p text:style-name="P172"><text:span text:style-name="titre_20_avec_20_numéro"><text:s/>B.001 </text:span></text:p>
      <text:p text:style-name="P55"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P99"/>
      <text:p text:style-name="P33"><text:span text:style-name="phrase_20_analysée_20__28_gros_20_caractère_29_">Le </text:span><text:span text:style-name="phrase_20_analysée_20__28_gros_20_caractère_29_"><text:span text:style-name="T417">facteur travaille.</text:span></text:span></text:p>
      <text:p text:style-name="P99"/>
      <text:p text:style-name="P99"/>
      <text:p text:style-name="P99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190"><text:span text:style-name="texte_20_par_20_défaut"><text:span text:style-name="T227">•</text:span></text:span> <text:span text:style-name="exemple"><text:span text:style-name="T268">Le</text:span></text:span><text:span text:style-name="T268"> <text:tab/><text:tab/><text:tab/><text:tab/><text:tab/></text:span><text:span text:style-name="texte_20_par_20_défaut"><text:span text:style-name="T268">:<text:tab/>article défini</text:span></text:span></text:p>
      <text:p text:style-name="P243"><text:span text:style-name="texte_20_par_20_défaut"><text:span text:style-name="T227">•</text:span></text:span> <text:span text:style-name="exemple"><text:span text:style-name="T330">facteur</text:span></text:span><text:span text:style-name="T268"><text:tab/><text:tab/><text:tab/><text:tab/></text:span><text:span text:style-name="texte_20_par_20_défaut"><text:span text:style-name="T268">:<text:tab/>nom commun</text:span></text:span></text:p>
      <text:p text:style-name="P243"><text:span text:style-name="texte_20_par_20_défaut"><text:span text:style-name="T227">•</text:span></text:span> <text:span text:style-name="exemple"><text:span text:style-name="T330">travaille</text:span></text:span><text:span text:style-name="T269"><text:tab/><text:tab/><text:tab/><text:tab/></text:span><text:span text:style-name="texte_20_par_20_défaut"><text:span text:style-name="T269">:<text:tab/>verbe </text:span></text:span><text:span text:style-name="texte_20_par_20_défaut"><text:span text:style-name="T450">(</text:span></text:span><text:span text:style-name="texte_20_par_20_défaut"><text:span text:style-name="T502">travailler </text:span></text:span><text:span text:style-name="texte_20_par_20_défaut"><text:span text:style-name="T450">: indicatif.présent.3S)</text:span></text:span></text:p>
      <text:p text:style-name="P99"/>
      <text:p text:style-name="P105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09"><text:span text:style-name="texte_20_par_20_défaut"><text:span text:style-name="T227">•</text:span></text:span> <text:span text:style-name="exemple"><text:span text:style-name="T268">Le </text:span></text:span><text:span text:style-name="exemple"><text:span text:style-name="T576">facteur</text:span></text:span><text:span text:style-name="T268"><text:tab/><text:tab/><text:tab/><text:tab/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14"><text:span text:style-name="texte_20_par_20_défaut"><text:span text:style-name="T261">•</text:span></text:span><text:span text:style-name="exemple"><text:span text:style-name="T331"> </text:span></text:span><text:span text:style-name="exemple"><text:span text:style-name="T361">travaille</text:span></text:span><text:span text:style-name="exemple"><text:span text:style-name="T360"><text:tab/><text:tab/><text:tab/><text:tab/></text:span></text:span><text:span text:style-name="texte_20_par_20_défaut"><text:span text:style-name="T30">:<text:tab/></text:span></text:span><text:span text:style-name="texte_20_par_20_défaut"><text:span text:style-name="T520">groupe verbal</text:span></text:span></text:p>
      <text:p text:style-name="P254"><text:span text:style-name="texte_20_par_20_défaut"/></text:p>
      <text:p text:style-name="P99"><text:span text:style-name="texte_20_par_20_défaut"><text:span text:style-name="T427">Analyse des fonctions</text:span></text:span></text:p>
      <text:p text:style-name="P243"><text:span text:style-name="texte_20_par_20_défaut"><text:span text:style-name="T227">•</text:span></text:span> <text:span text:style-name="exemple"><text:span text:style-name="T331">Le facteur</text:span></text:span><text:tab/><text:tab/><text:tab/><text:tab/><text:span text:style-name="texte_20_par_20_défaut">:<text:tab/>sujet de </text:span><text:span text:style-name="exemple"><text:span text:style-name="T331">travaille</text:span></text:span></text:p>
      <text:p text:style-name="P162"/>
      <text:p text:style-name="P13"><text:span text:style-name="texte_20_par_20_défaut">Analyse des propositions</text:span></text:p>
      <text:p text:style-name="P190"><text:span text:style-name="texte_20_par_20_défaut">La phrase contient une seule proposition : il s’agit par conséquent d’une phrase simple.</text:span></text:p>
      <text:p text:style-name="P306"><text:span text:style-name="texte_20_par_20_défaut"><text:span text:style-name="T635">L’unique proposition est une proposition indépendante.</text:span></text:span></text:p>
      <text:p text:style-name="P99"/>
      <text:p text:style-name="P99"><text:span text:style-name="texte_20_par_20_défaut"><text:span text:style-name="T427">Analyse du type et de la forme de la phrase</text:span></text:span></text:p>
      <text:p text:style-name="P190"><text:span text:style-name="texte_20_par_20_défaut">La phrase est de type déclaratif et n’a pas de forme particulière.</text:span></text:p>
      <text:p text:style-name="P99"><text:span text:style-name="titre_20_avec_20_numéro"/></text:p>
      <text:p text:style-name="P327"><text:span text:style-name="titre_20_avec_20_numéro"><text:s/>B.002 </text:span></text:p>
      <text:p text:style-name="P55"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P100"/>
      <text:p text:style-name="P34"><text:span text:style-name="phrase_20_analysée_20__28_gros_20_caractère_29_">Le </text:span><text:span text:style-name="phrase_20_analysée_20__28_gros_20_caractère_29_"><text:span text:style-name="T417">facteur </text:span></text:span><text:span text:style-name="phrase_20_analysée_20__28_gros_20_caractère_29_"><text:span text:style-name="T418">distribue le courrier</text:span></text:span><text:span text:style-name="phrase_20_analysée_20__28_gros_20_caractère_29_"><text:span text:style-name="T417">.</text:span></text:span></text:p>
      <text:p text:style-name="P100"/>
      <text:p text:style-name="P100"/>
      <text:p text:style-name="P100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191"><text:span text:style-name="texte_20_par_20_défaut"><text:span text:style-name="T227">•</text:span></text:span> <text:span text:style-name="exemple"><text:span text:style-name="T268">Le</text:span></text:span><text:span text:style-name="T268"> <text:tab/><text:tab/><text:tab/><text:tab/><text:tab/></text:span><text:span text:style-name="texte_20_par_20_défaut"><text:span text:style-name="T268">:<text:tab/>article défini</text:span></text:span></text:p>
      <text:p text:style-name="P244"><text:span text:style-name="texte_20_par_20_défaut"><text:span text:style-name="T227">•</text:span></text:span> <text:span text:style-name="exemple"><text:span text:style-name="T330">facteur</text:span></text:span><text:span text:style-name="T268"><text:tab/><text:tab/><text:tab/><text:tab/></text:span><text:span text:style-name="texte_20_par_20_défaut"><text:span text:style-name="T268">:<text:tab/>nom commun</text:span></text:span></text:p>
      <text:p text:style-name="P244"><text:span text:style-name="texte_20_par_20_défaut"><text:span text:style-name="T227">•</text:span></text:span> <text:span text:style-name="exemple"><text:span text:style-name="T332">distribue</text:span></text:span><text:span text:style-name="T269"><text:tab/><text:tab/><text:tab/><text:tab/></text:span><text:span text:style-name="texte_20_par_20_défaut"><text:span text:style-name="T269">:<text:tab/>verbe </text:span></text:span><text:span text:style-name="texte_20_par_20_défaut"><text:span text:style-name="T450">(</text:span></text:span><text:span text:style-name="texte_20_par_20_défaut"><text:span text:style-name="T503">distribuer</text:span></text:span><text:span text:style-name="texte_20_par_20_défaut"><text:span text:style-name="T502"> </text:span></text:span><text:span text:style-name="texte_20_par_20_défaut"><text:span text:style-name="T450">: indicatif.présent.3S)</text:span></text:span></text:p>
      <text:p text:style-name="P192"><text:span text:style-name="texte_20_par_20_défaut"><text:span text:style-name="T227">•</text:span></text:span> <text:span text:style-name="exemple"><text:span text:style-name="T567">le</text:span></text:span><text:span text:style-name="T268"> <text:tab/><text:tab/><text:tab/><text:tab/><text:tab/></text:span><text:span text:style-name="texte_20_par_20_défaut"><text:span text:style-name="T268">:<text:tab/>article défini</text:span></text:span></text:p>
      <text:p text:style-name="P245"><text:span text:style-name="texte_20_par_20_défaut"><text:span text:style-name="T227">•</text:span></text:span><text:span text:style-name="texte_20_par_20_défaut"> </text:span><text:span text:style-name="exemple"><text:span text:style-name="T333">courrier</text:span></text:span><text:span text:style-name="texte_20_par_20_défaut"><text:span text:style-name="T268"><text:tab/><text:tab/><text:tab/><text:tab/>:<text:tab/>nom commun</text:span></text:span></text:p>
      <text:p text:style-name="P100"/>
      <text:p text:style-name="P338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55"><text:span text:style-name="texte_20_par_20_défaut"><text:span text:style-name="T227">•</text:span></text:span> <text:span text:style-name="exemple"><text:span text:style-name="T268">Le </text:span></text:span><text:span text:style-name="exemple"><text:span text:style-name="T576">facteur</text:span></text:span><text:span text:style-name="T268"><text:tab/><text:tab/><text:tab/><text:tab/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55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577">le</text:span></text:span><text:span text:style-name="exemple"><text:span text:style-name="T268"> </text:span></text:span><text:span text:style-name="exemple"><text:span text:style-name="T346">courrier</text:span></text:span><text:span text:style-name="texte_20_par_20_défaut"><text:span text:style-name="T509"><text:tab/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14"><text:span text:style-name="texte_20_par_20_défaut"><text:span text:style-name="T261">•</text:span></text:span><text:span text:style-name="exemple"><text:span text:style-name="T331"> </text:span></text:span><text:span text:style-name="exemple"><text:span text:style-name="T362">distribue le courrier</text:span></text:span><text:span text:style-name="exemple"><text:span text:style-name="T360"><text:tab/><text:tab/><text:tab/></text:span></text:span><text:span text:style-name="texte_20_par_20_défaut"><text:span text:style-name="T576">:<text:tab/>groupe verbal</text:span></text:span></text:p>
      <text:p text:style-name="P255"><text:span text:style-name="texte_20_par_20_défaut"><text:span text:style-name="T513"/></text:span></text:p>
      <text:p text:style-name="P100"><text:span text:style-name="texte_20_par_20_défaut"><text:span text:style-name="T427">Analyse des fonctions</text:span></text:span></text:p>
      <text:p text:style-name="P244"><text:span text:style-name="texte_20_par_20_défaut"><text:span text:style-name="T227">•</text:span></text:span> <text:span text:style-name="exemple"><text:span text:style-name="T331">Le facteur</text:span></text:span><text:tab/><text:tab/><text:tab/><text:tab/><text:span text:style-name="texte_20_par_20_défaut">:<text:tab/>sujet de </text:span><text:span text:style-name="exemple"><text:span text:style-name="T334">distribue</text:span></text:span></text:p>
      <text:p text:style-name="P246"><text:span text:style-name="texte_20_par_20_défaut"><text:span text:style-name="T261">•</text:span></text:span><text:span text:style-name="exemple"><text:span text:style-name="T331"> </text:span></text:span><text:span text:style-name="exemple"><text:span text:style-name="T334">le courrier</text:span></text:span><text:span text:style-name="exemple"><text:span text:style-name="T331"><text:tab/><text:tab/><text:tab/><text:tab/></text:span></text:span><text:span text:style-name="texte_20_par_20_défaut">:</text:span><text:span text:style-name="texte_20_par_20_défaut"><text:span text:style-name="T28"><text:tab/></text:span></text:span><text:span text:style-name="texte_20_par_20_défaut">COD de </text:span><text:span text:style-name="exemple"><text:span text:style-name="T334">distribue</text:span></text:span></text:p>
      <text:p text:style-name="P163"/>
      <text:p text:style-name="P14"><text:span text:style-name="texte_20_par_20_défaut">Analyse des propositions</text:span></text:p>
      <text:p text:style-name="P191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100"><text:span text:style-name="texte_20_par_20_défaut"><text:span text:style-name="T427">Analyse du type et de la forme de la phrase</text:span></text:span></text:p>
      <text:p text:style-name="P244"><text:span text:style-name="texte_20_par_20_défaut">La phrase est de type déclaratif et n’a pas de forme particulière.</text:span></text:p>
      <text:p text:style-name="P328"><text:span text:style-name="titre_20_avec_20_numéro"><text:s/>B.003 </text:span></text:p>
      <text:p text:style-name="P55"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P101"/>
      <text:p text:style-name="P35"><text:span text:style-name="phrase_20_analysée_20__28_gros_20_caractère_29_">Le </text:span><text:span text:style-name="phrase_20_analysée_20__28_gros_20_caractère_29_"><text:span text:style-name="T417">facteur </text:span></text:span><text:span text:style-name="phrase_20_analysée_20__28_gros_20_caractère_29_"><text:span text:style-name="T419">parle à sa collègue.</text:span></text:span></text:p>
      <text:p text:style-name="P101"/>
      <text:p text:style-name="P101"/>
      <text:p text:style-name="P101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193"><text:span text:style-name="texte_20_par_20_défaut"><text:span text:style-name="T227">•</text:span></text:span> <text:span text:style-name="exemple"><text:span text:style-name="T268">Le</text:span></text:span><text:span text:style-name="T268"> <text:tab/><text:tab/><text:tab/><text:tab/><text:tab/></text:span><text:span text:style-name="texte_20_par_20_défaut"><text:span text:style-name="T268">:<text:tab/>article défini</text:span></text:span></text:p>
      <text:p text:style-name="P247"><text:span text:style-name="texte_20_par_20_défaut"><text:span text:style-name="T227">•</text:span></text:span> <text:span text:style-name="exemple"><text:span text:style-name="T330">facteur</text:span></text:span><text:span text:style-name="T268"><text:tab/><text:tab/><text:tab/><text:tab/></text:span><text:span text:style-name="texte_20_par_20_défaut"><text:span text:style-name="T268">:<text:tab/>nom commun</text:span></text:span></text:p>
      <text:p text:style-name="P247"><text:span text:style-name="texte_20_par_20_défaut"><text:span text:style-name="T227">•</text:span></text:span> <text:span text:style-name="exemple"><text:span text:style-name="T335">parle</text:span></text:span><text:span text:style-name="T269"><text:tab/><text:tab/><text:tab/><text:tab/><text:tab/></text:span><text:span text:style-name="texte_20_par_20_défaut"><text:span text:style-name="T269">:<text:tab/>verbe </text:span></text:span><text:span text:style-name="texte_20_par_20_défaut"><text:span text:style-name="T450">(</text:span></text:span><text:span text:style-name="texte_20_par_20_défaut"><text:span text:style-name="T504">parler</text:span></text:span><text:span text:style-name="texte_20_par_20_défaut"><text:span text:style-name="T502"> </text:span></text:span><text:span text:style-name="texte_20_par_20_défaut"><text:span text:style-name="T450">: indicatif.présent.3S)</text:span></text:span></text:p>
      <text:p text:style-name="P194"><text:span text:style-name="texte_20_par_20_défaut"><text:span text:style-name="T227">•</text:span></text:span><text:span text:style-name="texte_20_par_20_défaut"> </text:span><text:span text:style-name="exemple"><text:span text:style-name="T569">à</text:span></text:span><text:span text:style-name="texte_20_par_20_défaut"><text:span text:style-name="T268"> <text:tab/><text:tab/><text:tab/><text:tab/><text:tab/>:<text:tab/></text:span></text:span><text:span text:style-name="texte_20_par_20_défaut"><text:span text:style-name="T569">p</text:span></text:span><text:span text:style-name="texte_20_par_20_défaut"><text:span text:style-name="T505">réposition</text:span></text:span></text:p>
      <text:p text:style-name="P193"><text:span text:style-name="texte_20_par_20_défaut"><text:span text:style-name="T227">•</text:span></text:span> <text:span text:style-name="exemple"><text:span text:style-name="T568">sa</text:span></text:span><text:span text:style-name="T268"> <text:tab/><text:tab/><text:tab/><text:tab/><text:tab/></text:span><text:span text:style-name="texte_20_par_20_défaut"><text:span text:style-name="T268">:<text:tab/></text:span></text:span><text:span text:style-name="texte_20_par_20_défaut"><text:span text:style-name="T568">d</text:span></text:span><text:span text:style-name="texte_20_par_20_défaut"><text:span text:style-name="T504">éterminant possessif</text:span></text:span></text:p>
      <text:p text:style-name="P247"><text:span text:style-name="texte_20_par_20_défaut"><text:span text:style-name="T227">•</text:span></text:span><text:span text:style-name="texte_20_par_20_défaut"> </text:span><text:span text:style-name="exemple"><text:span text:style-name="T335">collègue</text:span></text:span><text:span text:style-name="texte_20_par_20_défaut"><text:span text:style-name="T268"><text:tab/><text:tab/><text:tab/><text:tab/>:<text:tab/>nom commun</text:span></text:span></text:p>
      <text:p text:style-name="P247"><text:span text:style-name="texte_20_par_20_défaut"/></text:p>
      <text:p text:style-name="P339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56"><text:span text:style-name="texte_20_par_20_défaut"><text:span text:style-name="T227">•</text:span></text:span> <text:span text:style-name="exemple"><text:span text:style-name="T268">Le </text:span></text:span><text:span text:style-name="exemple"><text:span text:style-name="T576">facteur</text:span></text:span><text:span text:style-name="T268"><text:tab/><text:tab/><text:tab/><text:tab/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56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578">à sa collègue</text:span></text:span><text:span text:style-name="texte_20_par_20_défaut"><text:span text:style-name="T509"><text:tab/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 </text:span></text:span><text:span text:style-name="texte_20_par_20_défaut"><text:span text:style-name="T514">prépositionnel</text:span></text:span></text:p>
      <text:p text:style-name="P214"><text:span text:style-name="texte_20_par_20_défaut"><text:span text:style-name="T261">•</text:span></text:span><text:span text:style-name="exemple"><text:span text:style-name="T331"> </text:span></text:span><text:span text:style-name="exemple"><text:span text:style-name="T363">parle à sa collègue</text:span></text:span><text:span text:style-name="exemple"><text:span text:style-name="T360"><text:tab/><text:tab/><text:tab/></text:span></text:span><text:span text:style-name="texte_20_par_20_défaut"><text:span text:style-name="T34">:</text:span></text:span><text:span text:style-name="texte_20_par_20_défaut"><text:span text:style-name="T29"><text:tab/></text:span></text:span><text:span text:style-name="texte_20_par_20_défaut"><text:span text:style-name="T34">groupe verbal</text:span></text:span></text:p>
      <text:p text:style-name="P101"/>
      <text:p text:style-name="P101"><text:span text:style-name="texte_20_par_20_défaut"><text:span text:style-name="T427">Analyse des fonctions</text:span></text:span></text:p>
      <text:p text:style-name="P247"><text:span text:style-name="texte_20_par_20_défaut"><text:span text:style-name="T227">•</text:span></text:span> <text:span text:style-name="exemple"><text:span text:style-name="T331">Le facteur</text:span></text:span><text:tab/><text:tab/><text:tab/><text:tab/><text:span text:style-name="texte_20_par_20_défaut">:<text:tab/>sujet de </text:span><text:span text:style-name="exemple"><text:span text:style-name="T336">parle</text:span></text:span></text:p>
      <text:p text:style-name="P247"><text:span text:style-name="texte_20_par_20_défaut"><text:span text:style-name="T261">•</text:span></text:span><text:span text:style-name="exemple"><text:span text:style-name="T331"> </text:span></text:span><text:span text:style-name="exemple"><text:span text:style-name="T336">à sa collègue</text:span></text:span><text:span text:style-name="exemple"><text:span text:style-name="T331"><text:tab/><text:tab/><text:tab/><text:tab/></text:span></text:span><text:span text:style-name="texte_20_par_20_défaut">:</text:span><text:span text:style-name="texte_20_par_20_défaut"><text:span text:style-name="T28"><text:tab/></text:span></text:span><text:span text:style-name="texte_20_par_20_défaut">CO</text:span><text:span text:style-name="texte_20_par_20_défaut"><text:span text:style-name="T570">I</text:span></text:span><text:span text:style-name="texte_20_par_20_défaut"> de </text:span><text:span text:style-name="exemple"><text:span text:style-name="T336">parle</text:span></text:span></text:p>
      <text:p text:style-name="P164"/>
      <text:p text:style-name="P15"><text:span text:style-name="texte_20_par_20_défaut">Analyse des propositions</text:span></text:p>
      <text:p text:style-name="P193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101"><text:span text:style-name="texte_20_par_20_défaut"><text:span text:style-name="T427">Analyse du type et de la forme de la phrase</text:span></text:span></text:p>
      <text:p text:style-name="P247"><text:span text:style-name="texte_20_par_20_défaut">La phrase est de type déclaratif et n’a pas de forme particulière.</text:span></text:p>
      <text:p text:style-name="P329"><text:span text:style-name="titre_20_avec_20_numéro"><text:s/>B.004 </text:span></text:p>
      <text:p text:style-name="P56"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P102"/>
      <text:p text:style-name="P36"><text:span text:style-name="phrase_20_analysée_20__28_gros_20_caractère_29_">Le </text:span><text:span text:style-name="phrase_20_analysée_20__28_gros_20_caractère_29_"><text:span text:style-name="T417">facteur </text:span></text:span><text:span text:style-name="phrase_20_analysée_20__28_gros_20_caractère_29_"><text:span text:style-name="T420">donne une lettre à sa voisine.</text:span></text:span></text:p>
      <text:p text:style-name="P102"/>
      <text:p text:style-name="P102"/>
      <text:p text:style-name="P102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195"><text:span text:style-name="texte_20_par_20_défaut"><text:span text:style-name="T227">•</text:span></text:span> <text:span text:style-name="exemple"><text:span text:style-name="T268">Le</text:span></text:span><text:span text:style-name="T268"> <text:tab/><text:tab/><text:tab/><text:tab/><text:tab/></text:span><text:span text:style-name="texte_20_par_20_défaut"><text:span text:style-name="T268">:<text:tab/>article défini</text:span></text:span></text:p>
      <text:p text:style-name="P248"><text:span text:style-name="texte_20_par_20_défaut"><text:span text:style-name="T227">•</text:span></text:span> <text:span text:style-name="exemple"><text:span text:style-name="T330">facteur</text:span></text:span><text:span text:style-name="T268"><text:tab/><text:tab/><text:tab/><text:tab/></text:span><text:span text:style-name="texte_20_par_20_défaut"><text:span text:style-name="T268">:<text:tab/>nom commun</text:span></text:span></text:p>
      <text:p text:style-name="P248"><text:span text:style-name="texte_20_par_20_défaut"><text:span text:style-name="T227">•</text:span></text:span> <text:span text:style-name="exemple"><text:span text:style-name="T337">donne</text:span></text:span><text:span text:style-name="T269"><text:tab/><text:tab/><text:tab/><text:tab/></text:span><text:span text:style-name="texte_20_par_20_défaut"><text:span text:style-name="T269">:<text:tab/>verbe </text:span></text:span><text:span text:style-name="texte_20_par_20_défaut"><text:span text:style-name="T450">(</text:span></text:span><text:span text:style-name="texte_20_par_20_défaut"><text:span text:style-name="T506">donner</text:span></text:span><text:span text:style-name="texte_20_par_20_défaut"><text:span text:style-name="T502"> </text:span></text:span><text:span text:style-name="texte_20_par_20_défaut"><text:span text:style-name="T450">: indicatif.présent.3S)</text:span></text:span></text:p>
      <text:p text:style-name="P196"><text:span text:style-name="texte_20_par_20_défaut"><text:span text:style-name="T227">•</text:span></text:span> <text:span text:style-name="exemple"><text:span text:style-name="T571">une</text:span></text:span><text:span text:style-name="T268"> <text:tab/><text:tab/><text:tab/><text:tab/><text:tab/></text:span><text:span text:style-name="texte_20_par_20_défaut"><text:span text:style-name="T268">:<text:tab/>article </text:span></text:span><text:span text:style-name="texte_20_par_20_défaut"><text:span text:style-name="T571">in</text:span></text:span><text:span text:style-name="texte_20_par_20_défaut"><text:span text:style-name="T268">défini</text:span></text:span></text:p>
      <text:p text:style-name="P249"><text:span text:style-name="texte_20_par_20_défaut"><text:span text:style-name="T227">•</text:span></text:span><text:span text:style-name="texte_20_par_20_défaut"> </text:span><text:span text:style-name="exemple"><text:span text:style-name="T339">lettre<text:tab/></text:span></text:span><text:span text:style-name="texte_20_par_20_défaut"><text:span text:style-name="T268"><text:tab/><text:tab/><text:tab/><text:tab/>:<text:tab/>nom commun</text:span></text:span></text:p>
      <text:p text:style-name="P195"><text:span text:style-name="texte_20_par_20_défaut"><text:span text:style-name="T227">•</text:span></text:span><text:span text:style-name="texte_20_par_20_défaut"> </text:span><text:span text:style-name="exemple"><text:span text:style-name="T569">à</text:span></text:span><text:span text:style-name="texte_20_par_20_défaut"><text:span text:style-name="T268"> <text:tab/><text:tab/><text:tab/><text:tab/><text:tab/>:<text:tab/></text:span></text:span><text:span text:style-name="texte_20_par_20_défaut"><text:span text:style-name="T569">p</text:span></text:span><text:span text:style-name="texte_20_par_20_défaut"><text:span text:style-name="T505">réposition</text:span></text:span></text:p>
      <text:p text:style-name="P195"><text:span text:style-name="texte_20_par_20_défaut"><text:span text:style-name="T227">•</text:span></text:span> <text:span text:style-name="exemple"><text:span text:style-name="T568">sa</text:span></text:span><text:span text:style-name="T268"> <text:tab/><text:tab/><text:tab/><text:tab/><text:tab/></text:span><text:span text:style-name="texte_20_par_20_défaut"><text:span text:style-name="T268">:<text:tab/></text:span></text:span><text:span text:style-name="texte_20_par_20_défaut"><text:span text:style-name="T568">d</text:span></text:span><text:span text:style-name="texte_20_par_20_défaut"><text:span text:style-name="T504">éterminant possessif</text:span></text:span></text:p>
      <text:p text:style-name="P248"><text:span text:style-name="texte_20_par_20_défaut"><text:span text:style-name="T227">•</text:span></text:span><text:span text:style-name="texte_20_par_20_défaut"> </text:span><text:span text:style-name="exemple"><text:span text:style-name="T338">voisine</text:span></text:span><text:span text:style-name="texte_20_par_20_défaut"><text:span text:style-name="T268"><text:tab/><text:tab/><text:tab/><text:tab/>:<text:tab/>nom commun</text:span></text:span></text:p>
      <text:p text:style-name="P248"><text:span text:style-name="texte_20_par_20_défaut"/></text:p>
      <text:p text:style-name="P352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70"><text:span text:style-name="texte_20_par_20_défaut"><text:span text:style-name="T227">•</text:span></text:span> <text:span text:style-name="exemple"><text:span text:style-name="T268">Le </text:span></text:span><text:span text:style-name="exemple"><text:span text:style-name="T576">facteur</text:span></text:span><text:span text:style-name="T268"><text:tab/><text:tab/><text:tab/><text:tab/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70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347">une lettre</text:span></text:span><text:span text:style-name="texte_20_par_20_défaut"><text:span text:style-name="T509"><text:tab/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70"><text:span text:style-name="texte_20_par_20_défaut"><text:span text:style-name="T261">•</text:span></text:span><text:span text:style-name="texte_20_par_20_défaut"><text:span text:style-name="T515"> </text:span></text:span><text:span text:style-name="exemple"><text:span text:style-name="T578">à sa </text:span></text:span><text:span text:style-name="exemple"><text:span text:style-name="T347">voisine<text:tab/></text:span></text:span><text:span text:style-name="texte_20_par_20_défaut"><text:span text:style-name="T516"><text:tab/><text:tab/><text:tab/></text:span></text:span><text:span text:style-name="texte_20_par_20_défaut"><text:span text:style-name="T30">:<text:tab/></text:span></text:span><text:span text:style-name="texte_20_par_20_défaut">groupe nominal prépositionnel</text:span></text:p>
      <text:p text:style-name="P214"><text:span text:style-name="texte_20_par_20_défaut"><text:span text:style-name="T261">•</text:span></text:span><text:span text:style-name="exemple"><text:span text:style-name="T331"> </text:span></text:span><text:span text:style-name="exemple"><text:span text:style-name="T364">donne une lettre à sa voisine</text:span></text:span><text:span text:style-name="exemple"><text:span text:style-name="T360"><text:tab/></text:span></text:span><text:span text:style-name="texte_20_par_20_défaut"><text:span text:style-name="T34">:</text:span></text:span><text:span text:style-name="texte_20_par_20_défaut"><text:span text:style-name="T29"><text:tab/></text:span></text:span><text:span text:style-name="texte_20_par_20_défaut"><text:span text:style-name="T34">groupe verbal</text:span></text:span></text:p>
      <text:p text:style-name="P102"/>
      <text:p text:style-name="P102"><text:span text:style-name="texte_20_par_20_défaut"><text:span text:style-name="T427">Analyse des fonctions</text:span></text:span></text:p>
      <text:p text:style-name="P248"><text:span text:style-name="texte_20_par_20_défaut"><text:span text:style-name="T227">•</text:span></text:span> <text:span text:style-name="exemple"><text:span text:style-name="T331">Le facteur</text:span></text:span><text:tab/><text:tab/><text:tab/><text:tab/><text:span text:style-name="texte_20_par_20_défaut">:<text:tab/>sujet de </text:span><text:span text:style-name="exemple"><text:span text:style-name="T338">donne</text:span></text:span></text:p>
      <text:p text:style-name="P250"><text:span text:style-name="texte_20_par_20_défaut"><text:span text:style-name="T261">•</text:span></text:span><text:span text:style-name="exemple"><text:span text:style-name="T331"> </text:span></text:span><text:span text:style-name="exemple"><text:span text:style-name="T340">une lettre</text:span></text:span><text:span text:style-name="exemple"><text:span text:style-name="T331"><text:tab/><text:tab/><text:tab/><text:tab/></text:span></text:span><text:span text:style-name="texte_20_par_20_défaut"><text:span text:style-name="T28">:<text:tab/></text:span></text:span><text:span text:style-name="texte_20_par_20_défaut">COD de </text:span><text:span text:style-name="exemple"><text:span text:style-name="T338">donne</text:span></text:span></text:p>
      <text:p text:style-name="P248"><text:span text:style-name="texte_20_par_20_défaut"><text:span text:style-name="T261">•</text:span></text:span><text:span text:style-name="exemple"><text:span text:style-name="T331"> </text:span></text:span><text:span text:style-name="exemple"><text:span text:style-name="T336">à sa </text:span></text:span><text:span text:style-name="exemple"><text:span text:style-name="T338">voisine</text:span></text:span><text:span text:style-name="exemple"><text:span text:style-name="T331"><text:tab/><text:tab/><text:tab/><text:tab/></text:span></text:span><text:span text:style-name="texte_20_par_20_défaut"><text:span text:style-name="T28">:<text:tab/></text:span></text:span><text:span text:style-name="texte_20_par_20_défaut">CO</text:span><text:span text:style-name="texte_20_par_20_défaut"><text:span text:style-name="T570">I</text:span></text:span><text:span text:style-name="texte_20_par_20_défaut"> de </text:span><text:span text:style-name="exemple"><text:span text:style-name="T338">donne</text:span></text:span></text:p>
      <text:p text:style-name="P165"/>
      <text:p text:style-name="P16"><text:span text:style-name="texte_20_par_20_défaut">Analyse des propositions</text:span></text:p>
      <text:p text:style-name="P195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102"><text:span text:style-name="texte_20_par_20_défaut"><text:span text:style-name="T427">Analyse du type et de la forme de la phrase</text:span></text:span></text:p>
      <text:p text:style-name="P248"><text:span text:style-name="texte_20_par_20_défaut">La phrase est de type déclaratif et n’a pas de forme particulière.</text:span></text:p>
      <text:p text:style-name="P330"><text:span text:style-name="titre_20_avec_20_numéro"><text:s/>B.005 </text:span></text:p>
      <text:p text:style-name="P57"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24">2.</text:span></text:span><text:span text:style-name="référence"><text:span text:style-name="T126">3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26">85</text:span></text:span><text:span text:style-name="référence"><text:span text:style-name="T117">)</text:span></text:span></text:p>
      <text:p text:style-name="P103"/>
      <text:p text:style-name="P37"><text:span text:style-name="phrase_20_analysée_20__28_gros_20_caractère_29_">Le </text:span><text:span text:style-name="phrase_20_analysée_20__28_gros_20_caractère_29_"><text:span text:style-name="T417">facteur </text:span></text:span><text:span text:style-name="phrase_20_analysée_20__28_gros_20_caractère_29_"><text:span text:style-name="T421">parle de ses vacances à sa collègue.</text:span></text:span></text:p>
      <text:p text:style-name="P103"/>
      <text:p text:style-name="P103"/>
      <text:p text:style-name="P103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188"><text:span text:style-name="texte_20_par_20_défaut"><text:span text:style-name="T227">•</text:span></text:span> <text:span text:style-name="exemple"><text:span text:style-name="T268">Le</text:span></text:span><text:span text:style-name="T268"> <text:tab/><text:tab/><text:tab/><text:tab/><text:tab/></text:span><text:span text:style-name="texte_20_par_20_défaut"><text:span text:style-name="T268">:<text:tab/>article défini</text:span></text:span></text:p>
      <text:p text:style-name="P251"><text:span text:style-name="texte_20_par_20_défaut"><text:span text:style-name="T227">•</text:span></text:span> <text:span text:style-name="exemple"><text:span text:style-name="T330">facteur</text:span></text:span><text:span text:style-name="T268"><text:tab/><text:tab/><text:tab/><text:tab/></text:span><text:span text:style-name="texte_20_par_20_défaut"><text:span text:style-name="T268">:<text:tab/>nom commun</text:span></text:span></text:p>
      <text:p text:style-name="P251"><text:span text:style-name="texte_20_par_20_défaut"><text:span text:style-name="T227">•</text:span></text:span> <text:span text:style-name="exemple"><text:span text:style-name="T341">parle<text:tab/></text:span></text:span><text:span text:style-name="T269"><text:tab/><text:tab/><text:tab/><text:tab/></text:span><text:span text:style-name="texte_20_par_20_défaut"><text:span text:style-name="T269">:<text:tab/>verbe </text:span></text:span><text:span text:style-name="texte_20_par_20_défaut"><text:span text:style-name="T450">(</text:span></text:span><text:span text:style-name="texte_20_par_20_défaut"><text:span text:style-name="T507">parler</text:span></text:span><text:span text:style-name="texte_20_par_20_défaut"><text:span text:style-name="T502"> </text:span></text:span><text:span text:style-name="texte_20_par_20_défaut"><text:span text:style-name="T450">: indicatif.présent.3S)</text:span></text:span></text:p>
      <text:p text:style-name="P188"><text:span text:style-name="texte_20_par_20_défaut"><text:span text:style-name="T227">•</text:span></text:span> <text:span text:style-name="exemple"><text:span text:style-name="T342">de</text:span></text:span><text:span text:style-name="T268"> <text:tab/><text:tab/><text:tab/><text:tab/><text:tab/></text:span><text:span text:style-name="texte_20_par_20_défaut"><text:span text:style-name="T268">:<text:tab/></text:span></text:span><text:span text:style-name="texte_20_par_20_défaut"><text:span text:style-name="T508">préposition</text:span></text:span></text:p>
      <text:p text:style-name="P197"><text:span text:style-name="texte_20_par_20_défaut"><text:span text:style-name="T227">•</text:span></text:span><text:span text:style-name="texte_20_par_20_défaut"><text:span text:style-name="T508"> </text:span></text:span><text:span text:style-name="exemple"><text:span text:style-name="T342">ses</text:span></text:span><text:span text:style-name="texte_20_par_20_défaut"><text:span text:style-name="T509"> <text:tab/><text:tab/><text:tab/><text:tab/><text:tab/></text:span></text:span><text:span text:style-name="texte_20_par_20_défaut"><text:span text:style-name="T268">:<text:tab/></text:span></text:span><text:span text:style-name="texte_20_par_20_défaut"><text:span text:style-name="T573">d</text:span></text:span><text:span text:style-name="texte_20_par_20_défaut"><text:span text:style-name="T508">éterminant possessif</text:span></text:span></text:p>
      <text:p text:style-name="P251"><text:span text:style-name="texte_20_par_20_défaut"><text:span text:style-name="T227">•</text:span></text:span><text:span text:style-name="texte_20_par_20_défaut"> </text:span><text:span text:style-name="exemple"><text:span text:style-name="T342">vacances</text:span></text:span><text:span text:style-name="texte_20_par_20_défaut"><text:span text:style-name="T268"><text:tab/><text:tab/><text:tab/><text:tab/>:<text:tab/>nom commun</text:span></text:span></text:p>
      <text:p text:style-name="P188"><text:span text:style-name="texte_20_par_20_défaut"><text:span text:style-name="T227">•</text:span></text:span><text:span text:style-name="texte_20_par_20_défaut"> </text:span><text:span text:style-name="exemple"><text:span text:style-name="T569">à</text:span></text:span><text:span text:style-name="texte_20_par_20_défaut"><text:span text:style-name="T268"> <text:tab/><text:tab/><text:tab/><text:tab/><text:tab/>:<text:tab/></text:span></text:span><text:span text:style-name="texte_20_par_20_défaut"><text:span text:style-name="T569">p</text:span></text:span><text:span text:style-name="texte_20_par_20_défaut"><text:span text:style-name="T505">réposition</text:span></text:span></text:p>
      <text:p text:style-name="P188"><text:span text:style-name="texte_20_par_20_défaut"><text:span text:style-name="T227">•</text:span></text:span> <text:span text:style-name="exemple"><text:span text:style-name="T568">sa</text:span></text:span><text:span text:style-name="T268"> <text:tab/><text:tab/><text:tab/><text:tab/><text:tab/></text:span><text:span text:style-name="texte_20_par_20_défaut"><text:span text:style-name="T268">:<text:tab/></text:span></text:span><text:span text:style-name="texte_20_par_20_défaut"><text:span text:style-name="T568">d</text:span></text:span><text:span text:style-name="texte_20_par_20_défaut"><text:span text:style-name="T504">éterminant possessif</text:span></text:span></text:p>
      <text:p text:style-name="P251"><text:span text:style-name="texte_20_par_20_défaut"><text:span text:style-name="T227">•</text:span></text:span><text:span text:style-name="texte_20_par_20_défaut"> </text:span><text:span text:style-name="exemple"><text:span text:style-name="T341">collègue</text:span></text:span><text:span text:style-name="texte_20_par_20_défaut"><text:span text:style-name="T268"><text:tab/><text:tab/><text:tab/><text:tab/>:<text:tab/>nom commun</text:span></text:span></text:p>
      <text:p text:style-name="P257"><text:span text:style-name="exemple"><text:span text:style-name="T338"/></text:span></text:p>
      <text:p text:style-name="P340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57"><text:span text:style-name="texte_20_par_20_défaut"><text:span text:style-name="T227">•</text:span></text:span> <text:span text:style-name="exemple"><text:span text:style-name="T268">Le </text:span></text:span><text:span text:style-name="exemple"><text:span text:style-name="T576">facteur</text:span></text:span><text:span text:style-name="T268"><text:tab/><text:tab/><text:tab/><text:tab/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57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348">de ses vacances</text:span></text:span><text:span text:style-name="texte_20_par_20_défaut"><text:span text:style-name="T509"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 </text:span></text:span><text:span text:style-name="texte_20_par_20_défaut"><text:span text:style-name="T519">prépositionnel</text:span></text:span></text:p>
      <text:p text:style-name="P257"><text:span text:style-name="texte_20_par_20_défaut"><text:span text:style-name="T261">•</text:span></text:span><text:span text:style-name="texte_20_par_20_défaut"><text:span text:style-name="T515"> </text:span></text:span><text:span text:style-name="exemple"><text:span text:style-name="T578">à sa </text:span></text:span><text:span text:style-name="exemple"><text:span text:style-name="T349">collègue</text:span></text:span><text:span text:style-name="exemple"><text:span text:style-name="T347"><text:tab/></text:span></text:span><text:span text:style-name="texte_20_par_20_défaut"><text:span text:style-name="T516"><text:tab/><text:tab/><text:tab/></text:span></text:span><text:span text:style-name="texte_20_par_20_défaut"><text:span text:style-name="T42">:</text:span></text:span><text:span text:style-name="texte_20_par_20_défaut"><text:span text:style-name="T30"><text:tab/></text:span></text:span><text:span text:style-name="texte_20_par_20_défaut">groupe nominal prépositionnel</text:span></text:p>
      <text:p text:style-name="P284"><text:span text:style-name="texte_20_par_20_défaut"><text:span text:style-name="T261">•</text:span></text:span><text:span text:style-name="exemple"><text:span text:style-name="T341"> </text:span></text:span><text:span text:style-name="exemple">parle de ses vacances à sa collègue </text:span><text:span text:style-name="texte_20_par_20_défaut"><text:span text:style-name="T31">:<text:tab/></text:span></text:span><text:span text:style-name="texte_20_par_20_défaut">groupe verbal</text:span></text:p>
      <text:p text:style-name="P284"><text:span text:style-name="texte_20_par_20_défaut"/></text:p>
      <text:p text:style-name="P103"><text:span text:style-name="texte_20_par_20_défaut"><text:span text:style-name="T427">Analyse des fonctions</text:span></text:span></text:p>
      <text:p text:style-name="P251"><text:span text:style-name="texte_20_par_20_défaut"><text:span text:style-name="T227">•</text:span></text:span> <text:span text:style-name="exemple"><text:span text:style-name="T331">Le facteur</text:span></text:span><text:tab/><text:tab/><text:tab/><text:tab/><text:span text:style-name="texte_20_par_20_défaut">:<text:tab/>sujet de </text:span><text:span text:style-name="exemple"><text:span text:style-name="T341">parle</text:span></text:span></text:p>
      <text:p text:style-name="P252"><text:span text:style-name="texte_20_par_20_défaut"><text:span text:style-name="T261">•</text:span></text:span><text:span text:style-name="exemple"><text:span text:style-name="T331"> </text:span></text:span><text:span text:style-name="exemple"><text:span text:style-name="T341">de ses vacances</text:span></text:span><text:span text:style-name="exemple"><text:span text:style-name="T331"><text:tab/><text:tab/><text:tab/></text:span></text:span><text:span text:style-name="texte_20_par_20_défaut"><text:span text:style-name="T28">:<text:tab/></text:span></text:span><text:span text:style-name="texte_20_par_20_défaut">CO</text:span><text:span text:style-name="texte_20_par_20_défaut"><text:span text:style-name="T572">I</text:span></text:span><text:span text:style-name="texte_20_par_20_défaut"> de </text:span><text:span text:style-name="exemple"><text:span text:style-name="T341">parle <text:s text:c="2"/></text:span></text:span><text:span text:style-name="exemple"><text:span text:style-name="T343"><text:tab/><text:tab/><text:tab/><text:tab/> <text:s text:c="4"/></text:span></text:span><text:span text:style-name="danger"><text:span text:style-name="T463">(!</text:span></text:span><text:span text:style-name="danger"><text:span text:style-name="T462">)</text:span></text:span></text:p>
      <text:p text:style-name="P251"><text:span text:style-name="texte_20_par_20_défaut"><text:span text:style-name="T261">•</text:span></text:span><text:span text:style-name="exemple"><text:span text:style-name="T331"> </text:span></text:span><text:span text:style-name="exemple"><text:span text:style-name="T336">à sa </text:span></text:span><text:span text:style-name="exemple"><text:span text:style-name="T341">collègue</text:span></text:span><text:span text:style-name="exemple"><text:span text:style-name="T331"><text:tab/><text:tab/><text:tab/><text:tab/></text:span></text:span><text:span text:style-name="texte_20_par_20_défaut"><text:span text:style-name="T28">:<text:tab/></text:span></text:span><text:span text:style-name="texte_20_par_20_défaut">CO</text:span><text:span text:style-name="texte_20_par_20_défaut"><text:span text:style-name="T570">I</text:span></text:span><text:span text:style-name="texte_20_par_20_défaut"> de </text:span><text:span text:style-name="exemple"><text:span text:style-name="T341">parle</text:span></text:span></text:p>
      <text:p text:style-name="P166"/>
      <text:p text:style-name="P17"><text:span text:style-name="texte_20_par_20_défaut">Analyse des propositions</text:span></text:p>
      <text:p text:style-name="P188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103"><text:span text:style-name="texte_20_par_20_défaut"><text:span text:style-name="T427">Analyse du type et de la forme de la phrase</text:span></text:span></text:p>
      <text:p text:style-name="P251"><text:span text:style-name="texte_20_par_20_défaut">La phrase est de type déclaratif et n’a pas de forme particulière.</text:span></text:p>
      <text:p text:style-name="P167"><text:span text:style-name="titre_20_avec_20_numéro"><text:s/>B.006 </text:span></text:p>
      <text:p text:style-name="Standard"/>
      <text:p text:style-name="Standard"/>
      <text:p text:style-name="P28"><text:span text:style-name="phrase_20_analysée_20__28_gros_20_caractère_29_">Le lundi, il propose un </text:span><text:span text:style-name="phrase_20_analysée_20__28_gros_20_caractère_29_"><text:span text:style-name="T270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179"><text:span text:style-name="texte_20_par_20_défaut"><text:span text:style-name="T227">•</text:span></text:span> <text:span text:style-name="exemple"><text:span text:style-name="T268">Le</text:span></text:span><text:span text:style-name="T268"> <text:tab/><text:tab/><text:tab/><text:tab/><text:tab/></text:span><text:span text:style-name="texte_20_par_20_défaut"><text:span text:style-name="T268">:<text:tab/>article défini</text:span></text:span></text:p>
      <text:p text:style-name="P229"><text:span text:style-name="texte_20_par_20_défaut"><text:span text:style-name="T227">•</text:span></text:span> <text:span text:style-name="exemple"><text:span text:style-name="T268">lundi</text:span></text:span><text:span text:style-name="T268"><text:tab/><text:tab/><text:tab/><text:tab/><text:tab/></text:span><text:span text:style-name="texte_20_par_20_défaut"><text:span text:style-name="T268">:<text:tab/>nom commun</text:span></text:span></text:p>
      <text:p text:style-name="P229"><text:span text:style-name="texte_20_par_20_défaut"><text:span text:style-name="T227">•</text:span></text:span> <text:span text:style-name="exemple"><text:span text:style-name="T269">il</text:span></text:span><text:span text:style-name="T269"><text:tab/><text:tab/><text:tab/><text:tab/><text:tab/></text:span><text:span text:style-name="texte_20_par_20_défaut"><text:span text:style-name="T269">:<text:tab/>pronom personnel</text:span></text:span></text:p>
      <text:p text:style-name="P229"><text:span text:style-name="texte_20_par_20_défaut"><text:span text:style-name="T227">•</text:span></text:span> <text:span text:style-name="exemple"><text:span text:style-name="T269">propose</text:span></text:span><text:span text:style-name="T269"><text:tab/><text:tab/><text:tab/><text:tab/></text:span><text:span text:style-name="texte_20_par_20_défaut"><text:span text:style-name="T269">:<text:tab/>verbe </text:span></text:span><text:span text:style-name="texte_20_par_20_défaut"><text:span text:style-name="T450">(proposer : indicatif.présent.3S)</text:span></text:span></text:p>
      <text:p text:style-name="P229"><text:span text:style-name="texte_20_par_20_défaut"><text:span text:style-name="T227">•</text:span></text:span> <text:span text:style-name="exemple"><text:span text:style-name="T269">un</text:span></text:span><text:span text:style-name="T269"><text:tab/><text:tab/><text:tab/><text:tab/><text:tab/></text:span><text:span text:style-name="texte_20_par_20_défaut"><text:span text:style-name="T269">:<text:tab/>article indéfini</text:span></text:span></text:p>
      <text:p text:style-name="P229"><text:span text:style-name="texte_20_par_20_défaut"><text:span text:style-name="T227">•</text:span></text:span> <text:span text:style-name="exemple"><text:span text:style-name="T270">nouveau</text:span></text:span><text:span text:style-name="T270"><text:tab/><text:tab/><text:tab/><text:tab/></text:span><text:span text:style-name="texte_20_par_20_défaut"><text:span text:style-name="T270">:<text:tab/>adjectif</text:span></text:span></text:p>
      <text:p text:style-name="P229"><text:span text:style-name="texte_20_par_20_défaut"><text:span text:style-name="T227">•</text:span></text:span> <text:span text:style-name="exemple"><text:span text:style-name="T269">jeu</text:span></text:span><text:span text:style-name="T269"><text:tab/><text:tab/><text:tab/><text:tab/><text:tab/></text:span><text:span text:style-name="texte_20_par_20_défaut"><text:span text:style-name="T269">:<text:tab/>nom commun</text:span></text:span></text:p>
      <text:p text:style-name="P229"><text:span text:style-name="texte_20_par_20_défaut"><text:span text:style-name="T227">•</text:span></text:span> <text:span text:style-name="exemple"><text:span text:style-name="T271">à</text:span></text:span><text:span text:style-name="T271"><text:tab/><text:tab/><text:tab/><text:tab/><text:tab/></text:span><text:span text:style-name="texte_20_par_20_défaut"><text:span text:style-name="T271">:<text:tab/>préposition</text:span></text:span></text:p>
      <text:p text:style-name="P229"><text:span text:style-name="texte_20_par_20_défaut"><text:span text:style-name="T227">•</text:span></text:span> <text:span text:style-name="exemple"><text:span text:style-name="T271">ses</text:span></text:span><text:span text:style-name="T271"><text:tab/><text:tab/><text:tab/><text:tab/><text:tab/></text:span><text:span text:style-name="texte_20_par_20_défaut"><text:span text:style-name="T271">:<text:tab/>déterminant possessif</text:span></text:span></text:p>
      <text:p text:style-name="P229"><text:span text:style-name="texte_20_par_20_défaut"><text:span text:style-name="T227">•</text:span></text:span> <text:span text:style-name="exemple">camarades</text:span><text:tab/><text:tab/><text:tab/><text:tab/><text:span text:style-name="texte_20_par_20_défaut">:<text:tab/>nom commun</text:span></text:p>
      <text:p text:style-name="P229"><text:span text:style-name="texte_20_par_20_défaut"/></text:p>
      <text:p text:style-name="P337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58"><text:span text:style-name="texte_20_par_20_défaut"><text:span text:style-name="T265">•</text:span></text:span><text:span text:style-name="texte_20_par_20_défaut"><text:span text:style-name="T427"> </text:span></text:span><text:span text:style-name="exemple">Le lundi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58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350">un nouveau jeu</text:span></text:span><text:span text:style-name="texte_20_par_20_défaut"><text:span text:style-name="T509"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58"><text:span text:style-name="texte_20_par_20_défaut"><text:span text:style-name="T261">•</text:span></text:span><text:span text:style-name="texte_20_par_20_défaut"><text:span text:style-name="T515"> </text:span></text:span><text:span text:style-name="exemple"><text:span text:style-name="T578">à s</text:span></text:span><text:span text:style-name="exemple"><text:span text:style-name="T579">es</text:span></text:span><text:span text:style-name="exemple"><text:span text:style-name="T578"> </text:span></text:span><text:span text:style-name="exemple"><text:span text:style-name="T350">camarades</text:span></text:span><text:span text:style-name="texte_20_par_20_défaut"><text:span text:style-name="T516"><text:tab/><text:tab/><text:tab/></text:span></text:span><text:span text:style-name="texte_20_par_20_défaut"><text:span text:style-name="T30">:<text:tab/></text:span></text:span><text:span text:style-name="texte_20_par_20_défaut">groupe nominal prépositionnel</text:span></text:p>
      <text:p text:style-name="P284"><text:span text:style-name="texte_20_par_20_défaut"><text:span text:style-name="T261">•</text:span></text:span><text:span text:style-name="exemple"><text:span text:style-name="T341"> </text:span></text:span><text:span text:style-name="exemple">propose un nouveau jeu à <text:tab/><text:tab/></text:span><text:span text:style-name="texte_20_par_20_défaut">:<text:tab/>groupe verbal</text:span></text:p>
      <text:p text:style-name="P284"><text:span text:style-name="exemple"><text:s text:c="3"/>ses camarades <text:tab/><text:tab/><text:tab/></text:span></text:p>
      <text:p text:style-name="P377"><text:span text:style-name="exemple"/></text:p>
      <text:p text:style-name="Standard"><text:span text:style-name="texte_20_par_20_défaut"><text:span text:style-name="T427">Analyse des fonctions</text:span></text:span></text:p>
      <text:p text:style-name="P179"><text:span text:style-name="texte_20_par_20_défaut"><text:span text:style-name="T227">•</text:span></text:span> <text:span text:style-name="exemple">Le lundi</text:span><text:tab/><text:tab/><text:tab/><text:tab/><text:span text:style-name="texte_20_par_20_défaut">:<text:tab/>CC de temps</text:span></text:p>
      <text:p text:style-name="P229"><text:span text:style-name="texte_20_par_20_défaut"><text:span text:style-name="T227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9"><text:span text:style-name="texte_20_par_20_défaut"><text:span text:style-name="T227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289"><text:span text:style-name="texte_20_par_20_défaut"><text:span text:style-name="T227">•</text:span></text:span><text:span text:style-name="exemple"> nouveau<text:tab/><text:tab/><text:tab/><text:tab/></text:span><text:span text:style-name="texte_20_par_20_défaut">:<text:tab/></text:span><text:span text:style-name="texte_20_par_20_défaut"><text:span text:style-name="T630">é</text:span></text:span><text:span text:style-name="texte_20_par_20_défaut"><text:span text:style-name="T544">pithète </text:span></text:span><text:span text:style-name="texte_20_par_20_défaut">de </text:span><text:span text:style-name="exemple"><text:span text:style-name="T367">jeu</text:span></text:span></text:p>
      <text:p text:style-name="P229"><text:span text:style-name="texte_20_par_20_défaut"><text:span text:style-name="T227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61"/>
      <text:p text:style-name="P5"><text:span text:style-name="texte_20_par_20_défaut">Analyse des propositions</text:span></text:p>
      <text:p text:style-name="P179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Standard"><text:span text:style-name="texte_20_par_20_défaut"><text:span text:style-name="T427">Analyse du type et de la forme de la phrase</text:span></text:span></text:p>
      <text:p text:style-name="P179"><text:span text:style-name="texte_20_par_20_défaut">La phrase est de type déclaratif et n’a pas de forme particulière.</text:span></text:p>
      <text:p text:style-name="Standard"/>
      <text:p text:style-name="Standard"/>
      <text:p text:style-name="Standard"/>
      <text:p text:style-name="P167"><text:span text:style-name="titre_20_avec_20_numéro"><text:s/>B.007 </text:span></text:p>
      <text:p text:style-name="Standard"/>
      <text:p text:style-name="Standard"/>
      <text:p text:style-name="P42"><text:span text:style-name="phrase_20_analysée_20__28_gros_20_caractère_29_"><text:span text:style-name="T280">Malheureusement i</text:span></text:span><text:span text:style-name="phrase_20_analysée_20__28_gros_20_caractère_29_"><text:span text:style-name="T279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79"><text:span text:style-name="texte_20_par_20_défaut"><text:span text:style-name="T228">•</text:span></text:span><text:span text:style-name="T51"> </text:span><text:span text:style-name="exemple"><text:span text:style-name="T281">malheureusement<text:tab/><text:tab/><text:tab/></text:span></text:span><text:span text:style-name="texte_20_par_20_défaut"><text:span text:style-name="T54">:<text:tab/></text:span></text:span><text:span text:style-name="texte_20_par_20_défaut"><text:span text:style-name="T55">adverbe</text:span></text:span></text:p>
      <text:p text:style-name="P229"><text:span text:style-name="texte_20_par_20_défaut"><text:span text:style-name="T227">•</text:span></text:span> <text:span text:style-name="exemple"><text:span text:style-name="T269">il</text:span></text:span><text:span text:style-name="T269"><text:tab/><text:tab/><text:tab/><text:tab/><text:tab/></text:span><text:span text:style-name="texte_20_par_20_défaut"><text:span text:style-name="T269">:<text:tab/>pronom personnel</text:span></text:span></text:p>
      <text:p text:style-name="P229"><text:span text:style-name="texte_20_par_20_défaut"><text:span text:style-name="T228">•</text:span></text:span><text:span text:style-name="T51"> </text:span><text:span text:style-name="exemple"><text:span text:style-name="T281">ne</text:span></text:span><text:span text:style-name="T56"><text:tab/><text:tab/><text:tab/><text:tab/><text:tab/></text:span><text:span text:style-name="texte_20_par_20_défaut"><text:span text:style-name="T56">:<text:tab/></text:span></text:span><text:span text:style-name="texte_20_par_20_défaut"><text:span text:style-name="T55">adverbe</text:span></text:span></text:p>
      <text:p text:style-name="P229"><text:span text:style-name="texte_20_par_20_défaut"><text:span text:style-name="T227">•</text:span></text:span><text:span text:style-name="T55"> </text:span><text:span text:style-name="exemple"><text:span text:style-name="T280">leur<text:tab/><text:tab/><text:tab/></text:span></text:span><text:span text:style-name="T269"><text:tab/><text:tab/></text:span><text:span text:style-name="texte_20_par_20_défaut"><text:span text:style-name="T269">:<text:tab/>pronom personnel</text:span></text:span></text:p>
      <text:p text:style-name="P234"><text:span text:style-name="texte_20_par_20_défaut"><text:span text:style-name="T227">•</text:span></text:span> <text:span text:style-name="exemple"><text:span text:style-name="T269">propose<text:tab/><text:tab/></text:span></text:span><text:span text:style-name="T269"><text:tab/><text:tab/></text:span><text:span text:style-name="texte_20_par_20_défaut"><text:span text:style-name="T269">:<text:tab/>verbe </text:span></text:span><text:span text:style-name="texte_20_par_20_défaut"><text:span text:style-name="T450">(proposer : indicatif.présent.3S)</text:span></text:span></text:p>
      <text:p text:style-name="P229"><text:span text:style-name="texte_20_par_20_défaut"><text:span text:style-name="T228">•</text:span></text:span><text:span text:style-name="T51"> </text:span><text:span text:style-name="exemple"><text:span text:style-name="T282">plus</text:span></text:span><text:span text:style-name="T56"><text:tab/><text:tab/><text:tab/><text:tab/><text:tab/></text:span><text:span text:style-name="texte_20_par_20_défaut"><text:span text:style-name="T56">:<text:tab/></text:span></text:span><text:span text:style-name="texte_20_par_20_défaut"><text:span text:style-name="T57">ad</text:span></text:span><text:span text:style-name="texte_20_par_20_défaut"><text:span text:style-name="T56">verbe</text:span></text:span></text:p>
      <text:p text:style-name="P229"><text:span text:style-name="texte_20_par_20_défaut"><text:span text:style-name="T228">•</text:span></text:span><text:span text:style-name="T58"> </text:span><text:span text:style-name="exemple"><text:span text:style-name="T282">le<text:tab/></text:span></text:span><text:span text:style-name="T58"><text:tab/><text:tab/><text:tab/><text:tab/></text:span><text:span text:style-name="texte_20_par_20_défaut"><text:span text:style-name="T58">:<text:tab/></text:span></text:span><text:span text:style-name="texte_20_par_20_défaut"><text:span text:style-name="T57">article défini</text:span></text:span></text:p>
      <text:p text:style-name="P229"><text:span text:style-name="texte_20_par_20_défaut"><text:span text:style-name="T228">•</text:span></text:span><text:span text:style-name="T58"> </text:span><text:span text:style-name="exemple"><text:span text:style-name="T282">mardi<text:tab/><text:tab/><text:tab/></text:span></text:span><text:span text:style-name="T58"><text:tab/></text:span><text:span text:style-name="texte_20_par_20_défaut"><text:span text:style-name="T58">:<text:tab/></text:span></text:span><text:span text:style-name="texte_20_par_20_défaut"><text:span text:style-name="T57">nom commun</text:span></text:span></text:p>
      <text:p text:style-name="P229"><text:span text:style-name="texte_20_par_20_défaut"><text:span text:style-name="T57"/></text:span></text:p>
      <text:p text:style-name="P341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59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351">le mardi<text:tab/></text:span></text:span><text:span text:style-name="texte_20_par_20_défaut"><text:span text:style-name="T509"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315"><text:span text:style-name="texte_20_par_20_défaut"><text:span text:style-name="T228">•</text:span></text:span><text:span text:style-name="exemple"><text:span text:style-name="T59"> </text:span></text:span><text:span text:style-name="exemple">ne leur propose plus le mardi</text:span><text:span text:style-name="exemple"><text:span text:style-name="T59"><text:tab/></text:span></text:span><text:span text:style-name="texte_20_par_20_défaut"><text:span text:style-name="T59">:<text:tab/></text:span></text:span><text:span text:style-name="texte_20_par_20_défaut"><text:span text:style-name="T75">groupe verbal</text:span></text:span></text:p>
      <text:p text:style-name="P394"><text:span text:style-name="texte_20_par_20_défaut"><text:span text:style-name="T75"/></text:span></text:p>
      <text:p text:style-name="P5"><text:span text:style-name="texte_20_par_20_défaut">Analyse des fonctions</text:span></text:p>
      <text:p text:style-name="P179"><text:span text:style-name="texte_20_par_20_défaut"><text:span text:style-name="T228">•</text:span></text:span><text:span text:style-name="exemple"><text:span text:style-name="T237"> </text:span></text:span><text:span text:style-name="exemple"><text:span text:style-name="T238">malheureusement</text:span></text:span><text:span text:style-name="T59"><text:tab/><text:tab/><text:tab/></text:span><text:span text:style-name="texte_20_par_20_défaut"><text:span text:style-name="T59">:<text:tab/>CC</text:span></text:span></text:p>
      <text:p text:style-name="P229"><text:span text:style-name="texte_20_par_20_défaut"><text:span text:style-name="T227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9"><text:span text:style-name="texte_20_par_20_défaut"><text:span text:style-name="T228">•</text:span></text:span><text:span text:style-name="exemple"><text:span text:style-name="T59"> </text:span></text:span><text:span text:style-name="exemple"><text:span text:style-name="T161">leur</text:span></text:span><text:span text:style-name="exemple"><text:span text:style-name="T59"><text:tab/><text:tab/><text:tab/><text:tab/><text:tab/></text:span></text:span><text:span text:style-name="texte_20_par_20_défaut"><text:span text:style-name="T59">:<text:tab/></text:span></text:span><text:span text:style-name="texte_20_par_20_défaut"><text:span text:style-name="T60">COI</text:span></text:span><text:span text:style-name="texte_20_par_20_défaut"><text:span text:style-name="T59"> de </text:span></text:span><text:span text:style-name="exemple">propose</text:span></text:p>
      <text:p text:style-name="P229"><text:span text:style-name="texte_20_par_20_défaut"><text:span text:style-name="T228">•</text:span></text:span><text:span text:style-name="T59"> </text:span><text:span text:style-name="exemple"><text:span text:style-name="T283">le mardi<text:tab/><text:tab/><text:tab/></text:span></text:span><text:span text:style-name="T59"><text:tab/></text:span><text:span text:style-name="texte_20_par_20_défaut"><text:span text:style-name="T59">:<text:tab/>COD de </text:span></text:span><text:span text:style-name="exemple"><text:span text:style-name="T162">propose</text:span></text:span></text:p>
      <text:p text:style-name="P229"/>
      <text:p text:style-name="P2"><text:span text:style-name="texte_20_par_20_défaut"><text:span text:style-name="T427">Analyse des propositions</text:span></text:span></text:p>
      <text:p text:style-name="P226"><text:span text:style-name="texte_20_par_20_défaut">La phrase contient une seule proposition : il s’agit par conséquent d’une phrase simple.</text:span></text:p>
      <text:p text:style-name="P317"><text:span text:style-name="texte_20_par_20_défaut"><text:span text:style-name="T635">L’unique proposition est une proposition indépendante.</text:span></text:span></text:p>
      <text:p text:style-name="P317"><text:span text:style-name="texte_20_par_20_défaut"/></text:p>
      <text:p text:style-name="P2"><text:span text:style-name="texte_20_par_20_défaut"><text:span text:style-name="T427">Analyse du type et de la forme de la phrase</text:span></text:span></text:p>
      <text:p text:style-name="P226"><text:span text:style-name="texte_20_par_20_défaut">La phrase est de type déclaratif et </text:span><text:span text:style-name="texte_20_par_20_défaut"><text:span text:style-name="T408">a une forme négative.</text:span></text:span></text:p>
      <text:p text:style-name="P316"><text:span text:style-name="référence"><text:span text:style-name="T117"/></text:span></text:p>
      <text:p text:style-name="P316"><text:span text:style-name="texte_20_par_20_défaut"><text:span text:style-name="T440">Analyse de la forme négative</text:span></text:span><text:span text:style-name="texte_20_par_20_défaut"><text:span text:style-name="T633"> : dans cette phrase la négation est </text:span></text:span><text:span text:style-name="texte_20_par_20_défaut"><text:span text:style-name="T440">partielle</text:span></text:span><text:span text:style-name="texte_20_par_20_défaut"><text:span text:style-name="T633"> <text:s text:c="9"/></text:span></text:span><text:span text:style-name="référence"><text:span text:style-name="T114">TG(</text:span></text:span><text:span text:style-name="référence"><text:span text:style-name="T131">I</text:span></text:span><text:span text:style-name="référence"><text:span text:style-name="T114">I.</text:span></text:span><text:span text:style-name="référence"><text:span text:style-name="T146">1</text:span></text:span><text:span text:style-name="référence"><text:span text:style-name="T124">.</text:span></text:span><text:span text:style-name="référence"><text:span text:style-name="T146">8.1</text:span></text:span><text:span text:style-name="référence"><text:span text:style-name="T114">, p.</text:span></text:span><text:span text:style-name="référence"><text:span text:style-name="T124"> </text:span></text:span><text:span text:style-name="référence"><text:span text:style-name="T146">7</text:span></text:span><text:span text:style-name="référence"><text:span text:style-name="T147">4</text:span></text:span><text:span text:style-name="référence"><text:span text:style-name="T117">)</text:span></text:span></text:p>
      <text:p text:style-name="P316"><text:span text:style-name="texte_20_par_20_défaut"><text:span text:style-name="T633">car elle porte </text:span></text:span><text:span text:style-name="texte_20_par_20_défaut"><text:span text:style-name="T637">ici </text:span></text:span><text:span text:style-name="texte_20_par_20_défaut"><text:span text:style-name="T633">sur un adverbe. </text:span></text:span><text:span text:style-name="exemple"><text:span text:style-name="T633">Malheureusement il ne leur propose plus le mardi</text:span></text:span><text:span text:style-name="texte_20_par_20_défaut"><text:span text:style-name="T633"> </text:span></text:span></text:p>
      <text:p text:style-name="P303"><text:span text:style-name="texte_20_par_20_défaut"><text:span text:style-name="T205">est en effet la négation de </text:span></text:span><text:span text:style-name="exemple"><text:span text:style-name="T205">Malheureusement il leur propose </text:span></text:span><text:span text:style-name="exemple"><text:span text:style-name="T378">encore</text:span></text:span><text:span text:style-name="exemple"><text:span text:style-name="T205"> le mardi</text:span></text:span><text:span text:style-name="texte_20_par_20_défaut"><text:span text:style-name="T205"> .</text:span></text:span></text:p>
      <text:p text:style-name="P167"><text:span text:style-name="titre_20_avec_20_numéro"><text:s/>B.008</text:span><text:span text:style-name="titre_20_avec_20_numéro"><text:span text:style-name="T411"> </text:span></text:span><text:span text:style-name="titre_20_avec_20_numéro"><text:s/></text:span></text:p>
      <text:p text:style-name="P54"><text:span text:style-name="référence"><text:span text:style-name="T193">GGF.1.1</text:span></text:span><text:span text:style-name="référence"><text:span text:style-name="T410">51</text:span></text:span></text:p>
      <text:p text:style-name="Standard"/>
      <text:p text:style-name="P28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79"><text:span text:style-name="texte_20_par_20_défaut"><text:span text:style-name="T228">•</text:span></text:span><text:span text:style-name="T51"> </text:span><text:span text:style-name="exemple"><text:span text:style-name="T285">Jea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propre</text:span></text:span></text:p>
      <text:p text:style-name="P234"><text:span text:style-name="texte_20_par_20_défaut"><text:span text:style-name="T228">•</text:span></text:span><text:span text:style-name="T51"> </text:span><text:span text:style-name="exemple"><text:span text:style-name="T285">attend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attendre</text:span><text:span text:style-name="texte_20_par_20_défaut"><text:span text:style-name="T444"> </text:span></text:span><text:span text:style-name="texte_20_par_20_défaut"><text:span text:style-name="T70">: indicatif.présent.3S)</text:span></text:span></text:p>
      <text:p text:style-name="P229"><text:span text:style-name="texte_20_par_20_défaut"><text:span text:style-name="T228">•</text:span></text:span><text:span text:style-name="T51"> </text:span><text:span text:style-name="exemple"><text:span text:style-name="T285">la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3">article défini</text:span></text:span></text:p>
      <text:p text:style-name="P229"><text:span text:style-name="texte_20_par_20_défaut"><text:span text:style-name="T228">•</text:span></text:span><text:span text:style-name="T51"> </text:span><text:span text:style-name="exemple"><text:span text:style-name="T285">nuit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commun</text:span></text:span></text:p>
      <text:p text:style-name="P229"><text:span text:style-name="texte_20_par_20_défaut"><text:span text:style-name="T66"/></text:span></text:p>
      <text:p text:style-name="P342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60"><text:span text:style-name="texte_20_par_20_défaut"><text:span text:style-name="T265">•</text:span></text:span><text:span text:style-name="texte_20_par_20_défaut"><text:span text:style-name="T427"> </text:span></text:span><text:span text:style-name="exemple">Jean<text:tab/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60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352">l</text:span></text:span><text:span text:style-name="exemple"><text:span text:style-name="T353">a nuit</text:span></text:span><text:span text:style-name="exemple"><text:span text:style-name="T352"><text:tab/></text:span></text:span><text:span text:style-name="texte_20_par_20_défaut"><text:span text:style-name="T509"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27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1">attend la nuit</text:span></text:span><text:span text:style-name="exemple"><text:span text:style-name="T407"><text:tab/><text:tab/><text:tab/></text:span></text:span><text:span text:style-name="texte_20_par_20_défaut"><text:span text:style-name="T59">:<text:tab/></text:span></text:span><text:span text:style-name="texte_20_par_20_défaut"><text:span text:style-name="T476">groupe verbal</text:span></text:span></text:p>
      <text:p text:style-name="P395"><text:span text:style-name="texte_20_par_20_défaut"><text:span text:style-name="T476"/></text:span></text:p>
      <text:p text:style-name="Standard"><text:span text:style-name="texte_20_par_20_défaut"><text:span text:style-name="T427">Analyse des fonctions</text:span></text:span></text:p>
      <text:p text:style-name="P179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2">Jean<text:tab/>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285">attend</text:span></text:span></text:p>
      <text:p text:style-name="P242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2">la nuit<text:tab/></text:span></text:span><text:span text:style-name="exemple"><text:span text:style-name="T162"><text:tab/><text:tab/><text:tab/></text:span></text:span><text:span text:style-name="texte_20_par_20_défaut"><text:span text:style-name="T59">:<text:tab/></text:span></text:span><text:span text:style-name="texte_20_par_20_défaut">COD de </text:span><text:span text:style-name="exemple"><text:span text:style-name="T285">attend <text:tab/><text:tab/><text:tab/><text:tab/> <text:s text:c="4"/></text:span></text:span><text:span text:style-name="danger"><text:span text:style-name="T462">(!)</text:span></text:span></text:p>
      <text:p text:style-name="P229"><text:tab/><text:tab/><text:tab/><text:tab/><text:tab/><text:tab/><text:span text:style-name="texte_20_par_20_défaut"><text:span text:style-name="T411">CC de temps<text:tab/><text:tab/></text:span></text:span></text:p>
      <text:p text:style-name="P229"/>
      <text:p text:style-name="P5"><text:span text:style-name="texte_20_par_20_défaut">Analyse des propositions</text:span></text:p>
      <text:p text:style-name="P179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Standard"><text:span text:style-name="texte_20_par_20_défaut"><text:span text:style-name="T427">Analyse du type et de la forme de la phrase</text:span></text:span></text:p>
      <text:p text:style-name="P179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exemple"/></text:p>
      <text:p text:style-name="Standard"><text:span text:style-name="titre_20_avec_20_numéro"><text:s/>B.009</text:span><text:span text:style-name="titre_20_avec_20_numéro"><text:span text:style-name="T411"> </text:span></text:span><text:span text:style-name="titre_20_avec_20_numéro"><text:s/></text:span></text:p>
      <text:p text:style-name="P54"><text:span text:style-name="référence"><text:span text:style-name="T193">GGF.1.1</text:span></text:span><text:span text:style-name="référence"><text:span text:style-name="T426">48</text:span></text:span></text:p>
      <text:p text:style-name="Standard"/>
      <text:p text:style-name="P28"><text:span text:style-name="phrase_20_analysée_20__28_gros_20_caractère_29_"><text:span text:style-name="T412">Paul tient un bâton</text:span></text:span><text:span text:style-name="phrase_20_analysée_20__28_gros_20_caractère_29_"><text:span text:style-name="T148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79"><text:span text:style-name="texte_20_par_20_défaut"><text:span text:style-name="T228">•</text:span></text:span><text:span text:style-name="T51"> </text:span><text:span text:style-name="exemple"><text:span text:style-name="T286">Paul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propre</text:span></text:span></text:p>
      <text:p text:style-name="P234"><text:span text:style-name="texte_20_par_20_défaut"><text:span text:style-name="T228">•</text:span></text:span><text:span text:style-name="T51"> </text:span><text:span text:style-name="exemple"><text:span text:style-name="T286">tient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tenir</text:span><text:span text:style-name="texte_20_par_20_défaut"><text:span text:style-name="T444"> </text:span></text:span><text:span text:style-name="texte_20_par_20_défaut"><text:span text:style-name="T70">: indicatif.présent.3S)</text:span></text:span></text:p>
      <text:p text:style-name="P229"><text:span text:style-name="texte_20_par_20_défaut"><text:span text:style-name="T228">•</text:span></text:span><text:span text:style-name="T51"> </text:span><text:span text:style-name="exemple"><text:span text:style-name="T286">u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3">article </text:span></text:span><text:span text:style-name="texte_20_par_20_défaut"><text:span text:style-name="T68">in</text:span></text:span><text:span text:style-name="texte_20_par_20_défaut"><text:span text:style-name="T63">défini</text:span></text:span></text:p>
      <text:p text:style-name="P229"><text:span text:style-name="texte_20_par_20_défaut"><text:span text:style-name="T228">•</text:span></text:span><text:span text:style-name="T51"> </text:span><text:span text:style-name="exemple"><text:span text:style-name="T286">bâto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commun</text:span></text:span></text:p>
      <text:p text:style-name="P229"><text:span text:style-name="texte_20_par_20_défaut"><text:span text:style-name="T66"/></text:span></text:p>
      <text:p text:style-name="P343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61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54">Paul</text:span></text:span><text:span text:style-name="exemple"><text:tab/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61"><text:span text:style-name="texte_20_par_20_défaut"><text:span text:style-name="T228">•</text:span></text:span><text:span text:style-name="texte_20_par_20_défaut"><text:span text:style-name="T472"> </text:span></text:span><text:span text:style-name="exemple"><text:span text:style-name="T305">un bâton</text:span></text:span><text:span text:style-name="texte_20_par_20_défaut"><text:span text:style-name="T473"><text:tab/><text:tab/><text:tab/><text:tab/></text:span></text:span><text:span text:style-name="texte_20_par_20_défaut"><text:span text:style-name="T54">:<text:tab/></text:span></text:span><text:span text:style-name="texte_20_par_20_défaut"><text:span text:style-name="T472">groupe nominal</text:span></text:span></text:p>
      <text:p text:style-name="P210"><text:span text:style-name="texte_20_par_20_défaut"><text:span text:style-name="T228">•</text:span></text:span><text:span text:style-name="exemple"><text:span text:style-name="T237"> </text:span></text:span><text:span text:style-name="exemple"><text:span text:style-name="T393">tient un bâton<text:tab/></text:span></text:span><text:span text:style-name="exemple"><text:span text:style-name="T407"><text:tab/><text:tab/></text:span></text:span><text:span text:style-name="texte_20_par_20_défaut"><text:span text:style-name="T59">:<text:tab/></text:span></text:span><text:span text:style-name="texte_20_par_20_défaut"><text:span text:style-name="T476">groupe verbal</text:span></text:span></text:p>
      <text:p text:style-name="P378"><text:span text:style-name="texte_20_par_20_défaut"><text:span text:style-name="T476"/></text:span></text:p>
      <text:p text:style-name="P5"><text:span text:style-name="texte_20_par_20_défaut">Analyse des fonctions</text:span></text:p>
      <text:p text:style-name="P179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3">Paul</text:span></text:span><text:span text:style-name="exemple"><text:span text:style-name="T382"><text:tab/>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287">tient</text:span></text:span></text:p>
      <text:p text:style-name="P229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3">un bâton</text:span></text:span><text:span text:style-name="exemple"><text:span text:style-name="T382"><text:tab/><text:tab/></text:span></text:span><text:span text:style-name="exemple"><text:span text:style-name="T162"><text:tab/><text:tab/></text:span></text:span><text:span text:style-name="texte_20_par_20_défaut"><text:span text:style-name="T59">:<text:tab/></text:span></text:span><text:span text:style-name="texte_20_par_20_défaut">COD de </text:span><text:span text:style-name="exemple"><text:span text:style-name="T286">tient</text:span></text:span></text:p>
      <text:p text:style-name="P229"/>
      <text:p text:style-name="P5"><text:span text:style-name="texte_20_par_20_défaut">Analyse des propositions</text:span></text:p>
      <text:p text:style-name="P179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Standard"><text:span text:style-name="texte_20_par_20_défaut"><text:span text:style-name="T427">Analyse du type et de la forme de la phrase.</text:span></text:span></text:p>
      <text:p text:style-name="P179"><text:span text:style-name="texte_20_par_20_défaut">La phrase est de type déclaratif et n’a pas de forme particulière.</text:span></text:p>
      <text:p text:style-name="P170"><text:span text:style-name="titre_20_avec_20_numéro"><text:s/>B.010</text:span><text:span text:style-name="titre_20_avec_20_numéro"><text:span text:style-name="T411"> </text:span></text:span><text:span text:style-name="titre_20_avec_20_numéro"><text:s/></text:span></text:p>
      <text:p text:style-name="P58"><text:span text:style-name="référence"><text:span text:style-name="T193">GGF.1.1</text:span></text:span><text:span text:style-name="référence"><text:span text:style-name="T426">48</text:span></text:span></text:p>
      <text:p text:style-name="P71"/>
      <text:p text:style-name="P29"><text:span text:style-name="phrase_20_analysée_20__28_gros_20_caractère_29_"><text:span text:style-name="T412">Paul tient </text:span></text:span><text:span text:style-name="phrase_20_analysée_20__28_gros_20_caractère_29_"><text:span text:style-name="T413">à ce projet.</text:span></text:span></text:p>
      <text:p text:style-name="P71"/>
      <text:p text:style-name="P71"/>
      <text:p text:style-name="P6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80"><text:span text:style-name="texte_20_par_20_défaut"><text:span text:style-name="T228">•</text:span></text:span><text:span text:style-name="T51"> </text:span><text:span text:style-name="exemple"><text:span text:style-name="T286">Paul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propre</text:span></text:span></text:p>
      <text:p text:style-name="P234"><text:span text:style-name="texte_20_par_20_défaut"><text:span text:style-name="T228">•</text:span></text:span><text:span text:style-name="T51"> </text:span><text:span text:style-name="exemple"><text:span text:style-name="T286">tient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tenir : </text:span><text:span text:style-name="texte_20_par_20_défaut"><text:span text:style-name="T70">indicatif.présent.3S)</text:span></text:span></text:p>
      <text:p text:style-name="P230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88">à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préposition</text:span></text:p>
      <text:p text:style-name="P230"><text:span text:style-name="texte_20_par_20_défaut"><text:span text:style-name="T228">•</text:span></text:span><text:span text:style-name="T51"> </text:span><text:span text:style-name="exemple"><text:span text:style-name="T288">c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déterminant démonstratif</text:span></text:p>
      <text:p text:style-name="P230"><text:span text:style-name="texte_20_par_20_défaut"><text:span text:style-name="T228">•</text:span></text:span><text:span text:style-name="T51"> </text:span><text:span text:style-name="exemple"><text:span text:style-name="T288">projet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commun</text:span></text:span></text:p>
      <text:p text:style-name="P230"><text:span text:style-name="texte_20_par_20_défaut"><text:span text:style-name="T66"/></text:span></text:p>
      <text:p text:style-name="P344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62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54">Paul</text:span></text:span><text:span text:style-name="exemple"><text:tab/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62"><text:span text:style-name="texte_20_par_20_défaut"><text:span text:style-name="T228">•</text:span></text:span><text:span text:style-name="texte_20_par_20_défaut"><text:span text:style-name="T472"> </text:span></text:span><text:span text:style-name="exemple"><text:span text:style-name="T306">à ce projet</text:span></text:span><text:span text:style-name="texte_20_par_20_défaut"><text:span text:style-name="T473"><text:tab/><text:tab/><text:tab/><text:tab/></text:span></text:span><text:span text:style-name="texte_20_par_20_défaut"><text:span text:style-name="T54">:<text:tab/></text:span></text:span><text:span text:style-name="texte_20_par_20_défaut"><text:span text:style-name="T472">groupe nominal </text:span></text:span><text:span text:style-name="texte_20_par_20_défaut"><text:span text:style-name="T474">prépositionnel</text:span></text:span></text:p>
      <text:p text:style-name="P211"><text:span text:style-name="texte_20_par_20_défaut"><text:span text:style-name="T228">•</text:span></text:span><text:span text:style-name="exemple"><text:span text:style-name="T237"> </text:span></text:span><text:span text:style-name="exemple"><text:span text:style-name="T393">tient </text:span></text:span><text:span text:style-name="exemple"><text:span text:style-name="T394">à ce projet</text:span></text:span><text:span text:style-name="exemple"><text:span text:style-name="T407"><text:tab/><text:tab/><text:tab/></text:span></text:span><text:span text:style-name="texte_20_par_20_défaut"><text:span text:style-name="T59">:<text:tab/></text:span></text:span><text:span text:style-name="texte_20_par_20_défaut"><text:span text:style-name="T476">groupe verbal</text:span></text:span></text:p>
      <text:p text:style-name="P379"><text:span text:style-name="texte_20_par_20_défaut"><text:span text:style-name="T476"/></text:span></text:p>
      <text:p text:style-name="P6"><text:span text:style-name="texte_20_par_20_défaut">Analyse des fonctions</text:span></text:p>
      <text:p text:style-name="P180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3">Paul</text:span></text:span><text:span text:style-name="exemple"><text:span text:style-name="T382"><text:tab/>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287">tient</text:span></text:span></text:p>
      <text:p text:style-name="P230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4">à</text:span></text:span><text:span text:style-name="exemple"><text:span text:style-name="T383"> </text:span></text:span><text:span text:style-name="exemple"><text:span text:style-name="T384">ce projet</text:span></text:span><text:span text:style-name="exemple"><text:span text:style-name="T382"><text:tab/></text:span></text:span><text:span text:style-name="exemple"><text:span text:style-name="T162"><text:tab/><text:tab/><text:tab/></text:span></text:span><text:span text:style-name="texte_20_par_20_défaut"><text:span text:style-name="T59">:<text:tab/></text:span></text:span><text:span text:style-name="texte_20_par_20_défaut">CO</text:span><text:span text:style-name="texte_20_par_20_défaut"><text:span text:style-name="T449">I</text:span></text:span><text:span text:style-name="texte_20_par_20_défaut"> de </text:span><text:span text:style-name="exemple"><text:span text:style-name="T286">tient</text:span></text:span></text:p>
      <text:p text:style-name="P230"/>
      <text:p text:style-name="P6"><text:span text:style-name="texte_20_par_20_défaut">Analyse des propositions</text:span></text:p>
      <text:p text:style-name="P180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71"><text:span text:style-name="texte_20_par_20_défaut"><text:span text:style-name="T427">Analyse du type et de la forme de la phrase.</text:span></text:span></text:p>
      <text:p text:style-name="P180"><text:span text:style-name="texte_20_par_20_défaut">La phrase est de type déclaratif et n’a pas de forme particulière.</text:span></text:p>
      <text:p text:style-name="P171"><text:span text:style-name="titre_20_avec_20_numéro"><text:s/>B.011</text:span><text:span text:style-name="titre_20_avec_20_numéro"><text:span text:style-name="T411"> </text:span></text:span><text:span text:style-name="titre_20_avec_20_numéro"><text:s/></text:span></text:p>
      <text:p text:style-name="P59"><text:span text:style-name="référence"><text:span text:style-name="T193">GGF.1.1</text:span></text:span><text:span text:style-name="référence"><text:span text:style-name="T426">48</text:span></text:span></text:p>
      <text:p text:style-name="P73"/>
      <text:p text:style-name="P30"><text:span text:style-name="phrase_20_analysée_20__28_gros_20_caractère_29_"><text:span text:style-name="T412">Paul tient </text:span></text:span><text:span text:style-name="phrase_20_analysée_20__28_gros_20_caractère_29_"><text:span text:style-name="T414">cette information de son frère</text:span></text:span><text:span text:style-name="phrase_20_analysée_20__28_gros_20_caractère_29_"><text:span text:style-name="T413">.</text:span></text:span></text:p>
      <text:p text:style-name="P73"/>
      <text:p text:style-name="P73"/>
      <text:p text:style-name="P7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81"><text:span text:style-name="texte_20_par_20_défaut"><text:span text:style-name="T228">•</text:span></text:span><text:span text:style-name="T51"> </text:span><text:span text:style-name="exemple"><text:span text:style-name="T286">Paul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propre</text:span></text:span></text:p>
      <text:p text:style-name="P234"><text:span text:style-name="texte_20_par_20_défaut"><text:span text:style-name="T228">•</text:span></text:span><text:span text:style-name="T51"> </text:span><text:span text:style-name="exemple"><text:span text:style-name="T286">tient<text:tab/><text:tab/></text:span></text:span><text:span text:style-name="exemple"><text:span text:style-name="T281"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tenir : </text:span><text:span text:style-name="texte_20_par_20_défaut"><text:span text:style-name="T70">indicatif.présent.3S)</text:span></text:span></text:p>
      <text:p text:style-name="P232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89">cett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déterminant démonstratif</text:span></text:p>
      <text:p text:style-name="P231"><text:span text:style-name="texte_20_par_20_défaut"><text:span text:style-name="T228">•</text:span></text:span><text:span text:style-name="T51"> </text:span><text:span text:style-name="exemple"><text:span text:style-name="T289">information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9">nom commun</text:span></text:span></text:p>
      <text:p text:style-name="P231"><text:span text:style-name="texte_20_par_20_défaut"><text:span text:style-name="T228">•</text:span></text:span><text:span text:style-name="T51"> </text:span><text:span text:style-name="exemple"><text:span text:style-name="T169">de</text:span></text:span><text:span text:style-name="exemple"><text:span text:style-name="T288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préposition</text:span></text:p>
      <text:p text:style-name="P232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89">so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déterminant possessif</text:span></text:p>
      <text:p text:style-name="P232"><text:span text:style-name="texte_20_par_20_défaut"><text:span text:style-name="T228">•</text:span></text:span><text:span text:style-name="T51"> </text:span><text:span text:style-name="exemple"><text:span text:style-name="T289">frèr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nom commun</text:span></text:p>
      <text:p text:style-name="P232"><text:span text:style-name="texte_20_par_20_défaut"/></text:p>
      <text:p text:style-name="P345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63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54">Paul</text:span></text:span><text:span text:style-name="exemple"><text:tab/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63"><text:span text:style-name="texte_20_par_20_défaut"><text:span text:style-name="T228">•</text:span></text:span><text:span text:style-name="texte_20_par_20_défaut"><text:span text:style-name="T472"> </text:span></text:span><text:span text:style-name="exemple"><text:span text:style-name="T307">cette information</text:span></text:span><text:span text:style-name="texte_20_par_20_défaut"><text:span text:style-name="T473"><text:tab/><text:tab/><text:tab/></text:span></text:span><text:span text:style-name="texte_20_par_20_défaut"><text:span text:style-name="T54">:<text:tab/></text:span></text:span><text:span text:style-name="texte_20_par_20_défaut"><text:span text:style-name="T472">groupe nominal</text:span></text:span></text:p>
      <text:p text:style-name="P263"><text:span text:style-name="texte_20_par_20_défaut"><text:span text:style-name="T228">•</text:span></text:span><text:span text:style-name="texte_20_par_20_défaut"><text:span text:style-name="T472"> </text:span></text:span><text:span text:style-name="exemple"><text:span text:style-name="T307">de son frère</text:span></text:span><text:span text:style-name="texte_20_par_20_défaut"><text:span text:style-name="T473"><text:tab/><text:tab/><text:tab/><text:tab/></text:span></text:span><text:span text:style-name="texte_20_par_20_défaut"><text:span text:style-name="T54">:<text:tab/></text:span></text:span><text:span text:style-name="texte_20_par_20_défaut"><text:span text:style-name="T472">groupe nominal </text:span></text:span><text:span text:style-name="texte_20_par_20_défaut"><text:span text:style-name="T474">prépositionnel</text:span></text:span></text:p>
      <text:p text:style-name="P215"><text:span text:style-name="texte_20_par_20_défaut"><text:span text:style-name="T228">•</text:span></text:span><text:span text:style-name="exemple"><text:span text:style-name="T237"> </text:span></text:span><text:span text:style-name="exemple"><text:span text:style-name="T393">tient </text:span></text:span><text:span text:style-name="exemple"><text:span text:style-name="T395">cette information <text:tab/><text:tab/></text:span></text:span><text:span text:style-name="texte_20_par_20_défaut"><text:span text:style-name="T229">:<text:tab/></text:span></text:span><text:span text:style-name="texte_20_par_20_défaut"><text:span text:style-name="T521">groupe verbal</text:span></text:span></text:p>
      <text:p text:style-name="P285"><text:span text:style-name="exemple"><text:span text:style-name="T395"><text:s text:c="3"/>de son père</text:span></text:span><text:span text:style-name="exemple"><text:span text:style-name="T407"><text:tab/><text:tab/><text:tab/></text:span></text:span></text:p>
      <text:p text:style-name="P380"><text:span text:style-name="exemple"><text:span text:style-name="T407"/></text:span></text:p>
      <text:p text:style-name="P7"><text:span text:style-name="texte_20_par_20_défaut">Analyse des fonctions</text:span></text:p>
      <text:p text:style-name="P181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3">Paul</text:span></text:span><text:span text:style-name="exemple"><text:span text:style-name="T382"><text:tab/>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287">tient</text:span></text:span></text:p>
      <text:p text:style-name="P233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5">cette information</text:span></text:span><text:span text:style-name="exemple"><text:span text:style-name="T162"><text:tab/><text:tab/><text:tab/></text:span></text:span><text:span text:style-name="texte_20_par_20_défaut"><text:span text:style-name="T59">:<text:tab/></text:span></text:span><text:span text:style-name="texte_20_par_20_défaut">COD de </text:span><text:span text:style-name="exemple"><text:span text:style-name="T286">tient</text:span></text:span></text:p>
      <text:p text:style-name="P231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5">de son frère</text:span></text:span><text:span text:style-name="exemple"><text:span text:style-name="T382"><text:tab/></text:span></text:span><text:span text:style-name="exemple"><text:span text:style-name="T162"><text:tab/><text:tab/><text:tab/></text:span></text:span><text:span text:style-name="texte_20_par_20_défaut"><text:span text:style-name="T59">:<text:tab/></text:span></text:span><text:span text:style-name="texte_20_par_20_défaut">CO</text:span><text:span text:style-name="texte_20_par_20_défaut"><text:span text:style-name="T449">I</text:span></text:span><text:span text:style-name="texte_20_par_20_défaut"> de </text:span><text:span text:style-name="exemple"><text:span text:style-name="T286">tient</text:span></text:span></text:p>
      <text:p text:style-name="P231"/>
      <text:p text:style-name="P7"><text:span text:style-name="texte_20_par_20_défaut">Analyse des propositions</text:span></text:p>
      <text:p text:style-name="P181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73"><text:span text:style-name="texte_20_par_20_défaut"><text:span text:style-name="T427">Analyse du type et de la forme de la phrase.</text:span></text:span></text:p>
      <text:p text:style-name="P181"><text:span text:style-name="texte_20_par_20_défaut">La phrase est de type déclaratif et n’a pas de forme particulière.</text:span></text:p>
      <text:p text:style-name="P321"><text:span text:style-name="titre_20_avec_20_numéro"><text:s/>B.012</text:span><text:span text:style-name="titre_20_avec_20_numéro"><text:span text:style-name="T411"> </text:span></text:span><text:span text:style-name="titre_20_avec_20_numéro"><text:s/></text:span></text:p>
      <text:p text:style-name="P60"><text:span text:style-name="référence"><text:span text:style-name="T193">GGF.1.1</text:span></text:span><text:span text:style-name="référence"><text:span text:style-name="T556">51</text:span></text:span></text:p>
      <text:p text:style-name="P79"><text:span text:style-name="référence"><text:span text:style-name="T26">confer</text:span></text:span><text:span text:style-name="référence"><text:span text:style-name="T183"> </text:span></text:span><text:span text:style-name="référence"><text:span text:style-name="T184">TG(I.</text:span></text:span><text:span text:style-name="référence"><text:span text:style-name="T189">1</text:span></text:span><text:span text:style-name="référence"><text:span text:style-name="T188">.</text:span></text:span><text:span text:style-name="référence"><text:span text:style-name="T189">3</text:span></text:span><text:span text:style-name="référence"><text:span text:style-name="T184">, p. </text:span></text:span><text:span text:style-name="référence"><text:span text:style-name="T189">15</text:span></text:span><text:span text:style-name="référence"><text:span text:style-name="T186">)</text:span></text:span></text:p>
      <text:p text:style-name="P46"><text:span text:style-name="phrase_20_analysée_20__28_gros_20_caractère_29_"><text:span text:style-name="T451">Jean va à Paris.</text:span></text:span></text:p>
      <text:p text:style-name="P74"/>
      <text:p text:style-name="P74"/>
      <text:p text:style-name="P8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82"><text:span text:style-name="texte_20_par_20_défaut"><text:span text:style-name="T228">•</text:span></text:span><text:span text:style-name="T51"> </text:span><text:span text:style-name="exemple"><text:span text:style-name="T290">Jea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propre</text:span></text:span></text:p>
      <text:p text:style-name="P235"><text:span text:style-name="texte_20_par_20_défaut"><text:span text:style-name="T228">•</text:span></text:span><text:span text:style-name="T51"> </text:span><text:span text:style-name="exemple"><text:span text:style-name="T290">va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aller : </text:span><text:span text:style-name="texte_20_par_20_défaut"><text:span text:style-name="T70">indicatif.présent.3S)</text:span></text:span></text:p>
      <text:p text:style-name="P235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90">à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préposition</text:span></text:p>
      <text:p text:style-name="P235"><text:span text:style-name="texte_20_par_20_défaut"><text:span text:style-name="T228">•</text:span></text:span><text:span text:style-name="T51"> </text:span><text:span text:style-name="exemple"><text:span text:style-name="T290">Paris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nom propre</text:span></text:p>
      <text:p text:style-name="P235"><text:span text:style-name="texte_20_par_20_défaut"/></text:p>
      <text:p text:style-name="P346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64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55">Jean</text:span></text:span><text:span text:style-name="exemple"><text:tab/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64"><text:span text:style-name="texte_20_par_20_défaut"><text:span text:style-name="T228">•</text:span></text:span><text:span text:style-name="texte_20_par_20_défaut"><text:span text:style-name="T472"> </text:span></text:span><text:span text:style-name="exemple"><text:span text:style-name="T308">à Paris</text:span></text:span><text:span text:style-name="texte_20_par_20_défaut"><text:span text:style-name="T473"><text:tab/><text:tab/><text:tab/><text:tab/></text:span></text:span><text:span text:style-name="texte_20_par_20_défaut"><text:span text:style-name="T54">:<text:tab/></text:span></text:span><text:span text:style-name="texte_20_par_20_défaut"><text:span text:style-name="T472">groupe nominal </text:span></text:span><text:span text:style-name="texte_20_par_20_défaut"><text:span text:style-name="T474">prépositionnel</text:span></text:span></text:p>
      <text:p text:style-name="P286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2">va </text:span></text:span><text:span text:style-name="exemple"><text:span text:style-name="T386">à</text:span></text:span><text:span text:style-name="exemple"><text:span text:style-name="T385"> </text:span></text:span><text:span text:style-name="exemple"><text:span text:style-name="T386">Paris<text:tab/><text:tab/></text:span></text:span><text:span text:style-name="exemple"><text:span text:style-name="T162"><text:tab/><text:tab/></text:span></text:span><text:span text:style-name="texte_20_par_20_défaut"><text:span text:style-name="T59">:<text:tab/></text:span></text:span><text:span text:style-name="texte_20_par_20_défaut"><text:span text:style-name="T66">groupe verbal</text:span></text:span></text:p>
      <text:p text:style-name="P381"><text:span text:style-name="texte_20_par_20_défaut"><text:span text:style-name="T66"/></text:span></text:p>
      <text:p text:style-name="P8"><text:span text:style-name="texte_20_par_20_défaut">Analyse des fonctions</text:span></text:p>
      <text:p text:style-name="P182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6">Jean</text:span></text:span><text:span text:style-name="exemple"><text:span text:style-name="T382"><text:tab/>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287">tient</text:span></text:span></text:p>
      <text:p text:style-name="P242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6">à</text:span></text:span><text:span text:style-name="exemple"><text:span text:style-name="T385"> </text:span></text:span><text:span text:style-name="exemple"><text:span text:style-name="T386">Paris<text:tab/><text:tab/></text:span></text:span><text:span text:style-name="exemple"><text:span text:style-name="T162"><text:tab/><text:tab/></text:span></text:span><text:span text:style-name="texte_20_par_20_défaut"><text:span text:style-name="T59">:<text:tab/></text:span></text:span><text:span text:style-name="texte_20_par_20_défaut">CO</text:span><text:span text:style-name="texte_20_par_20_défaut"><text:span text:style-name="T557">I</text:span></text:span><text:span text:style-name="texte_20_par_20_défaut"> de </text:span><text:span text:style-name="exemple"><text:span text:style-name="T291">va</text:span></text:span><text:span text:style-name="exemple"><text:span text:style-name="T286"><text:tab/><text:tab/><text:tab/><text:tab/><text:tab/> <text:s text:c="4"/></text:span></text:span><text:span text:style-name="danger"><text:span text:style-name="T462">(!)</text:span></text:span></text:p>
      <text:p text:style-name="P235"/>
      <text:p text:style-name="P8"><text:span text:style-name="texte_20_par_20_défaut">Analyse des propositions</text:span></text:p>
      <text:p text:style-name="P182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74"><text:span text:style-name="texte_20_par_20_défaut"><text:span text:style-name="T427">Analyse du type et de la forme de la phrase.</text:span></text:span></text:p>
      <text:p text:style-name="P235"><text:span text:style-name="texte_20_par_20_défaut">La phrase est de type déclaratif et n’a pas de forme particulière.</text:span></text:p>
      <text:p text:style-name="P322"><text:span text:style-name="titre_20_avec_20_numéro"><text:s/>B.013</text:span><text:span text:style-name="titre_20_avec_20_numéro"><text:span text:style-name="T411"> </text:span></text:span><text:span text:style-name="titre_20_avec_20_numéro"><text:s/></text:span></text:p>
      <text:p text:style-name="P61"><text:span text:style-name="référence"><text:span text:style-name="T193">GGF.1.1</text:span></text:span><text:span text:style-name="référence"><text:span text:style-name="T556">51</text:span></text:span></text:p>
      <text:p text:style-name="P75"><text:span text:style-name="référence"><text:span text:style-name="T186"/></text:span></text:p>
      <text:p text:style-name="P31"><text:span text:style-name="phrase_20_analysée_20__28_gros_20_caractère_29_"><text:span text:style-name="T149">Jean </text:span></text:span><text:span text:style-name="phrase_20_analysée_20__28_gros_20_caractère_29_"><text:span text:style-name="T415">parle à Marie de son anniversaire.</text:span></text:span></text:p>
      <text:p text:style-name="P83"/>
      <text:p text:style-name="P83"/>
      <text:p text:style-name="P9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83"><text:span text:style-name="texte_20_par_20_défaut"><text:span text:style-name="T228">•</text:span></text:span><text:span text:style-name="T51"> </text:span><text:span text:style-name="exemple"><text:span text:style-name="T290">Jea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propre</text:span></text:span></text:p>
      <text:p text:style-name="P236"><text:span text:style-name="texte_20_par_20_défaut"><text:span text:style-name="T228">•</text:span></text:span><text:span text:style-name="T51"> </text:span><text:span text:style-name="exemple"><text:span text:style-name="T292">parl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parler :</text:span><text:span text:style-name="texte_20_par_20_défaut"><text:span text:style-name="T70"> indicatif.présent.3S)</text:span></text:span></text:p>
      <text:p text:style-name="P236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90">à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préposition</text:span></text:p>
      <text:p text:style-name="P236"><text:span text:style-name="texte_20_par_20_défaut"><text:span text:style-name="T228">•</text:span></text:span><text:span text:style-name="T51"> </text:span><text:span text:style-name="exemple"><text:span text:style-name="T292">Mari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nom propre</text:span></text:p>
      <text:p text:style-name="P236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92">d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préposition</text:span></text:p>
      <text:p text:style-name="P236"><text:span text:style-name="texte_20_par_20_défaut"><text:span text:style-name="T228">•</text:span></text:span><text:span text:style-name="texte_20_par_20_défaut"><text:span text:style-name="T446"> </text:span></text:span><text:span text:style-name="exemple"><text:span text:style-name="T292">so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déterminant possessif</text:span></text:p>
      <text:p text:style-name="P236"><text:span text:style-name="texte_20_par_20_défaut"><text:span text:style-name="T228">•</text:span></text:span><text:span text:style-name="texte_20_par_20_défaut"><text:span text:style-name="T446"> </text:span></text:span><text:span text:style-name="exemple"><text:span text:style-name="T292">anniversair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nom commun</text:span></text:p>
      <text:p text:style-name="P236"><text:span text:style-name="texte_20_par_20_défaut"/></text:p>
      <text:p text:style-name="P347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65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56">Jean</text:span></text:span><text:span text:style-name="exemple"><text:tab/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16"><text:span text:style-name="texte_20_par_20_défaut"><text:span text:style-name="T228">•</text:span></text:span><text:span text:style-name="exemple"><text:span text:style-name="T237"> </text:span></text:span><text:span text:style-name="exemple"><text:span text:style-name="T396">parle à Marie <text:tab/><text:tab/><text:tab/></text:span></text:span><text:span text:style-name="texte_20_par_20_défaut"><text:span text:style-name="T229">:<text:tab/></text:span></text:span><text:span text:style-name="texte_20_par_20_défaut"><text:span text:style-name="T522">groupe verbal</text:span></text:span></text:p>
      <text:p text:style-name="P287"><text:span text:style-name="exemple"><text:span text:style-name="T396"><text:s text:c="3"/>de son anniversaire</text:span></text:span><text:span text:style-name="exemple"><text:span text:style-name="T407"><text:tab/><text:tab/></text:span></text:span></text:p>
      <text:p text:style-name="P266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582">à M</text:span></text:span><text:span text:style-name="exemple">arie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 prépositionnel</text:span></text:p>
      <text:p text:style-name="P265"><text:span text:style-name="texte_20_par_20_défaut"><text:span text:style-name="T228">•</text:span></text:span><text:span text:style-name="texte_20_par_20_défaut"><text:span text:style-name="T472"> </text:span></text:span><text:span text:style-name="exemple"><text:span text:style-name="T307">de son </text:span></text:span><text:span text:style-name="exemple"><text:span text:style-name="T309">anniversaire</text:span></text:span><text:span text:style-name="texte_20_par_20_défaut"><text:span text:style-name="T473"><text:tab/><text:tab/><text:tab/></text:span></text:span><text:span text:style-name="texte_20_par_20_défaut"><text:span text:style-name="T54">:<text:tab/></text:span></text:span><text:span text:style-name="texte_20_par_20_défaut"><text:span text:style-name="T472">groupe nominal </text:span></text:span><text:span text:style-name="texte_20_par_20_défaut"><text:span text:style-name="T474">prépositionnel</text:span></text:span></text:p>
      <text:p text:style-name="P382"><text:span text:style-name="exemple"><text:span text:style-name="T407"/></text:span></text:p>
      <text:p text:style-name="P9"><text:span text:style-name="texte_20_par_20_défaut">Analyse des fonctions</text:span></text:p>
      <text:p text:style-name="P183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6">Jean</text:span></text:span><text:span text:style-name="exemple"><text:span text:style-name="T382"><text:tab/>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293">parle</text:span></text:span></text:p>
      <text:p text:style-name="P236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6">à</text:span></text:span><text:span text:style-name="exemple"><text:span text:style-name="T385"> </text:span></text:span><text:span text:style-name="exemple"><text:span text:style-name="T387">Marie</text:span></text:span><text:span text:style-name="exemple"><text:span text:style-name="T386"><text:tab/></text:span></text:span><text:span text:style-name="exemple"><text:span text:style-name="T162"><text:tab/><text:tab/><text:tab/></text:span></text:span><text:span text:style-name="texte_20_par_20_défaut"><text:span text:style-name="T59">:<text:tab/></text:span></text:span><text:span text:style-name="texte_20_par_20_défaut">CO</text:span><text:span text:style-name="texte_20_par_20_défaut"><text:span text:style-name="T557">I</text:span></text:span><text:span text:style-name="texte_20_par_20_défaut"> de </text:span><text:span text:style-name="exemple"><text:span text:style-name="T294">parle</text:span></text:span></text:p>
      <text:p text:style-name="P237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8">de son anniversaire</text:span></text:span><text:span text:style-name="exemple"><text:span text:style-name="T386"><text:tab/><text:tab/></text:span></text:span><text:span text:style-name="exemple"><text:span text:style-name="T162"><text:tab/></text:span></text:span><text:span text:style-name="texte_20_par_20_défaut"><text:span text:style-name="T59">:<text:tab/></text:span></text:span><text:span text:style-name="texte_20_par_20_défaut">COI de </text:span><text:span text:style-name="exemple"><text:span text:style-name="T294">parle</text:span></text:span></text:p>
      <text:p text:style-name="P236"/>
      <text:p text:style-name="P9"><text:span text:style-name="texte_20_par_20_défaut">Analyse des propositions</text:span></text:p>
      <text:p text:style-name="P183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83"><text:span text:style-name="texte_20_par_20_défaut"><text:span text:style-name="T427">Analyse du type et de la forme de la phrase.</text:span></text:span></text:p>
      <text:p text:style-name="P236"><text:span text:style-name="texte_20_par_20_défaut">La phrase est de type déclaratif et n’a pas de forme particulière.</text:span></text:p>
      <text:p text:style-name="P323"><text:span text:style-name="titre_20_avec_20_numéro"><text:s/>B.014</text:span><text:span text:style-name="titre_20_avec_20_numéro"><text:span text:style-name="T411"> </text:span></text:span><text:span text:style-name="titre_20_avec_20_numéro"><text:s/></text:span></text:p>
      <text:p text:style-name="P62"><text:span text:style-name="référence"><text:span text:style-name="T193">GGF.1.1</text:span></text:span><text:span text:style-name="référence"><text:span text:style-name="T556">51</text:span></text:span></text:p>
      <text:p text:style-name="P76"><text:span text:style-name="référence"><text:span text:style-name="T186"/></text:span></text:p>
      <text:p text:style-name="P32"><text:span text:style-name="phrase_20_analysée_20__28_gros_20_caractère_29_"><text:span text:style-name="T149">Jean </text:span></text:span><text:span text:style-name="phrase_20_analysée_20__28_gros_20_caractère_29_"><text:span text:style-name="T416">salue</text:span></text:span><text:span text:style-name="phrase_20_analysée_20__28_gros_20_caractère_29_"><text:span text:style-name="T415"> Marie de son </text:span></text:span><text:span text:style-name="phrase_20_analysée_20__28_gros_20_caractère_29_"><text:span text:style-name="T416">balcon</text:span></text:span><text:span text:style-name="phrase_20_analysée_20__28_gros_20_caractère_29_"><text:span text:style-name="T415">.</text:span></text:span></text:p>
      <text:p text:style-name="P84"/>
      <text:p text:style-name="P84"/>
      <text:p text:style-name="P10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84"><text:span text:style-name="texte_20_par_20_défaut"><text:span text:style-name="T228">•</text:span></text:span><text:span text:style-name="T51"> </text:span><text:span text:style-name="exemple"><text:span text:style-name="T290">Jea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nom propre</text:span></text:span></text:p>
      <text:p text:style-name="P238"><text:span text:style-name="texte_20_par_20_défaut"><text:span text:style-name="T228">•</text:span></text:span><text:span text:style-name="T51"> </text:span><text:span text:style-name="exemple"><text:span text:style-name="T295">salu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saluer : </text:span><text:span text:style-name="texte_20_par_20_défaut"><text:span text:style-name="T70">indicatif.présent.3S)</text:span></text:span></text:p>
      <text:p text:style-name="P239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92">Mari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nom propre</text:span></text:p>
      <text:p text:style-name="P239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92">d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préposition</text:span></text:p>
      <text:p text:style-name="P239"><text:span text:style-name="texte_20_par_20_défaut"><text:span text:style-name="T228">•</text:span></text:span><text:span text:style-name="texte_20_par_20_défaut"><text:span text:style-name="T446"> </text:span></text:span><text:span text:style-name="exemple"><text:span text:style-name="T292">so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déterminant possessif</text:span></text:p>
      <text:p text:style-name="P238"><text:span text:style-name="texte_20_par_20_défaut"><text:span text:style-name="T228">•</text:span></text:span><text:span text:style-name="texte_20_par_20_défaut"><text:span text:style-name="T446"> </text:span></text:span><text:span text:style-name="exemple"><text:span text:style-name="T295">balcon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nom commun</text:span></text:p>
      <text:p text:style-name="P238"><text:span text:style-name="texte_20_par_20_défaut"/></text:p>
      <text:p text:style-name="P348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67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56">Jean</text:span></text:span><text:span text:style-name="exemple"><text:tab/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16"><text:span text:style-name="texte_20_par_20_défaut"><text:span text:style-name="T228">•</text:span></text:span><text:span text:style-name="exemple"><text:span text:style-name="T237"> </text:span></text:span><text:span text:style-name="exemple"><text:span text:style-name="T397">salue Marie</text:span></text:span><text:span text:style-name="exemple"><text:span text:style-name="T407"><text:tab/><text:tab/><text:tab/><text:tab/></text:span></text:span><text:span text:style-name="texte_20_par_20_défaut"><text:span text:style-name="T59">:<text:tab/></text:span></text:span><text:span text:style-name="texte_20_par_20_défaut"><text:span text:style-name="T477">groupe verba</text:span></text:span><text:span text:style-name="texte_20_par_20_défaut"><text:span text:style-name="T478">l</text:span></text:span></text:p>
      <text:p text:style-name="P267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582">M</text:span></text:span><text:span text:style-name="exemple">arie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67"><text:span text:style-name="texte_20_par_20_défaut"><text:span text:style-name="T228">•</text:span></text:span><text:span text:style-name="texte_20_par_20_défaut"><text:span text:style-name="T472"> </text:span></text:span><text:span text:style-name="exemple"><text:span text:style-name="T307">de son </text:span></text:span><text:span text:style-name="exemple"><text:span text:style-name="T310">balcon<text:tab/></text:span></text:span><text:span text:style-name="texte_20_par_20_défaut"><text:span text:style-name="T473"><text:tab/><text:tab/></text:span></text:span><text:span text:style-name="texte_20_par_20_défaut"><text:span text:style-name="T54">:<text:tab/></text:span></text:span><text:span text:style-name="texte_20_par_20_défaut"><text:span text:style-name="T472">groupe nominal </text:span></text:span><text:span text:style-name="texte_20_par_20_défaut"><text:span text:style-name="T474">prépositionnel</text:span></text:span></text:p>
      <text:p text:style-name="P238"><text:span text:style-name="texte_20_par_20_défaut"><text:span text:style-name="T66"/></text:span></text:p>
      <text:p text:style-name="P10"><text:span text:style-name="texte_20_par_20_défaut">Analyse des fonctions</text:span></text:p>
      <text:p text:style-name="P184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6">Jean</text:span></text:span><text:span text:style-name="exemple"><text:span text:style-name="T382"><text:tab/>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296">salue</text:span></text:span></text:p>
      <text:p text:style-name="P238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7">Marie</text:span></text:span><text:span text:style-name="exemple"><text:span text:style-name="T386"><text:tab/><text:tab/></text:span></text:span><text:span text:style-name="exemple"><text:span text:style-name="T162"><text:tab/><text:tab/></text:span></text:span><text:span text:style-name="texte_20_par_20_défaut"><text:span text:style-name="T59">:<text:tab/></text:span></text:span><text:span text:style-name="texte_20_par_20_défaut">CO</text:span><text:span text:style-name="texte_20_par_20_défaut"><text:span text:style-name="T558">D</text:span></text:span><text:span text:style-name="texte_20_par_20_défaut"> de </text:span><text:span text:style-name="exemple"><text:span text:style-name="T296">salue</text:span></text:span></text:p>
      <text:p text:style-name="P238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8">de son </text:span></text:span><text:span text:style-name="exemple"><text:span text:style-name="T389">balcon<text:tab/></text:span></text:span><text:span text:style-name="exemple"><text:span text:style-name="T386"><text:tab/></text:span></text:span><text:span text:style-name="exemple"><text:span text:style-name="T162"><text:tab/></text:span></text:span><text:span text:style-name="texte_20_par_20_défaut"><text:span text:style-name="T59">:<text:tab/></text:span></text:span><text:span text:style-name="texte_20_par_20_défaut">CC de lieu</text:span></text:p>
      <text:p text:style-name="P238"/>
      <text:p text:style-name="P10"><text:span text:style-name="texte_20_par_20_défaut">Analyse des propositions</text:span></text:p>
      <text:p text:style-name="P184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84"><text:span text:style-name="texte_20_par_20_défaut"><text:span text:style-name="T427">Analyse du type et de la forme de la phrase.</text:span></text:span></text:p>
      <text:p text:style-name="P238"><text:span text:style-name="texte_20_par_20_défaut">La phrase est de type déclaratif et n’a pas de forme particulière.</text:span></text:p>
      <text:p text:style-name="P324"><text:span text:style-name="titre_20_avec_20_numéro"><text:s/>B.015</text:span><text:span text:style-name="titre_20_avec_20_numéro"><text:span text:style-name="T411"> </text:span></text:span><text:span text:style-name="titre_20_avec_20_numéro"><text:s/></text:span></text:p>
      <text:p text:style-name="P63"><text:span text:style-name="référence"><text:span text:style-name="T193">GGF.1.1017</text:span></text:span></text:p>
      <text:p text:style-name="P77"><text:span text:style-name="référence"><text:span text:style-name="T186"/></text:span></text:p>
      <text:p text:style-name="P47"><text:span text:style-name="phrase_20_analysée_20__28_gros_20_caractère_29_"><text:span text:style-name="T559">Viendra-t-il ?</text:span></text:span></text:p>
      <text:p text:style-name="P88"/>
      <text:p text:style-name="P88"/>
      <text:p text:style-name="P88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240"><text:span text:style-name="texte_20_par_20_défaut"><text:span text:style-name="T228">•</text:span></text:span><text:span text:style-name="T51"> </text:span><text:span text:style-name="exemple"><text:span text:style-name="T297">Viendra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venir </text:span><text:span text:style-name="texte_20_par_20_défaut"><text:span text:style-name="T70">: indicatif.</text:span></text:span><text:span text:style-name="texte_20_par_20_défaut"><text:span text:style-name="T73">futur</text:span></text:span><text:span text:style-name="texte_20_par_20_défaut"><text:span text:style-name="T70">.3S)</text:span></text:span></text:p>
      <text:p text:style-name="P240"><text:span text:style-name="texte_20_par_20_défaut"><text:span text:style-name="T228">•</text:span></text:span><text:span text:style-name="texte_20_par_20_défaut"><text:span text:style-name="T51"> -</text:span></text:span><text:span text:style-name="exemple"><text:span text:style-name="T297">t-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t euphonique</text:span></text:p>
      <text:p text:style-name="P240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97">il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pronom personnel</text:span></text:p>
      <text:p text:style-name="P240"><text:span text:style-name="texte_20_par_20_défaut"/></text:p>
      <text:p text:style-name="P349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12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3">v</text:span></text:span><text:span text:style-name="exemple"><text:span text:style-name="T398">iendra-t-il</text:span></text:span><text:span text:style-name="exemple"><text:span text:style-name="T382"><text:tab/></text:span></text:span><text:span text:style-name="texte_20_par_20_défaut"><text:span text:style-name="T59"><text:tab/><text:tab/><text:tab/>:<text:tab/></text:span></text:span><text:span text:style-name="texte_20_par_20_défaut"><text:span text:style-name="T479">groupe verbal</text:span></text:span></text:p>
      <text:p text:style-name="P383"><text:span text:style-name="texte_20_par_20_défaut"><text:span text:style-name="T479"/></text:span></text:p>
      <text:p text:style-name="P11"><text:span text:style-name="texte_20_par_20_défaut">Analyse des fonctions</text:span></text:p>
      <text:p text:style-name="P187"><text:span text:style-name="texte_20_par_20_défaut"><text:span text:style-name="T228">•</text:span></text:span><text:span text:style-name="exemple"><text:span text:style-name="T237"> </text:span></text:span><text:span text:style-name="exemple"><text:span text:style-name="T390">il</text:span></text:span><text:span text:style-name="exemple"><text:span text:style-name="T382"><text:tab/>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297">Viendra<text:tab/><text:tab/><text:tab/><text:tab/> <text:s text:c="4"/></text:span></text:span><text:span text:style-name="danger"><text:span text:style-name="T462">(!)</text:span></text:span></text:p>
      <text:p text:style-name="P362"/>
      <text:p text:style-name="P89"><text:span text:style-name="GGF"><text:span text:style-name="T225">[ </text:span></text:span><text:span text:style-name="GGF">GGF.1.1017 </text:span><text:span text:style-name="GGF"><text:span text:style-name="T225">]</text:span></text:span><text:span text:style-name="GGF"> </text:span></text:p>
      <text:p text:style-name="P89"><text:span text:style-name="GGF"><text:span text:style-name="T225"><text:tab/></text:span></text:span><text:span text:style-name="GGF"><text:span text:style-name="T560">Il n’y a pas de sujet dans cette phrase.</text:span></text:span></text:p>
      <text:p text:style-name="P362"/>
      <text:p text:style-name="P11"><text:span text:style-name="texte_20_par_20_défaut">Analyse des propositions</text:span></text:p>
      <text:p text:style-name="P186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88"><text:span text:style-name="texte_20_par_20_défaut"><text:span text:style-name="T427">Analyse du type et de la forme de la phrase.</text:span></text:span></text:p>
      <text:p text:style-name="P240"><text:span text:style-name="texte_20_par_20_défaut">La phrase est de type interrogatif</text:span><text:span text:style-name="texte_20_par_20_défaut"><text:span text:style-name="T448"> </text:span></text:span><text:span text:style-name="texte_20_par_20_défaut">et n’a pas de forme particulière.</text:span></text:p>
      <text:p text:style-name="P325"><text:span text:style-name="titre_20_avec_20_numéro"><text:s/>B.016</text:span><text:span text:style-name="titre_20_avec_20_numéro"><text:span text:style-name="T411"> </text:span></text:span><text:span text:style-name="titre_20_avec_20_numéro"><text:s/></text:span></text:p>
      <text:p text:style-name="P64"><text:span text:style-name="référence"><text:span text:style-name="T193">GGF.1.1017</text:span></text:span></text:p>
      <text:p text:style-name="P78"><text:span text:style-name="référence"><text:span text:style-name="T186"/></text:span></text:p>
      <text:p text:style-name="P48"><text:span text:style-name="phrase_20_analysée_20__28_gros_20_caractère_29_"><text:span text:style-name="T561">Paul v</text:span></text:span><text:span text:style-name="phrase_20_analysée_20__28_gros_20_caractère_29_"><text:span text:style-name="T559">iendra-t-il ?</text:span></text:span></text:p>
      <text:p text:style-name="P90"/>
      <text:p text:style-name="P90"/>
      <text:p text:style-name="P90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241"><text:span text:style-name="texte_20_par_20_défaut"><text:span text:style-name="T228">•</text:span></text:span><text:span text:style-name="T51"> </text:span><text:span text:style-name="exemple"><text:span text:style-name="T298">Paul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nom propre</text:span></text:p>
      <text:p text:style-name="P241"><text:span text:style-name="texte_20_par_20_défaut"><text:span text:style-name="T228">•</text:span></text:span><text:span text:style-name="T51"> </text:span><text:span text:style-name="exemple"><text:span text:style-name="T298">vi</text:span></text:span><text:span text:style-name="exemple"><text:span text:style-name="T297">endra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venir </text:span><text:span text:style-name="texte_20_par_20_défaut"><text:span text:style-name="T70">: indicatif.</text:span></text:span><text:span text:style-name="texte_20_par_20_défaut"><text:span text:style-name="T73">futur</text:span></text:span><text:span text:style-name="texte_20_par_20_défaut"><text:span text:style-name="T70">.3S)</text:span></text:span></text:p>
      <text:p text:style-name="P241"><text:span text:style-name="texte_20_par_20_défaut"><text:span text:style-name="T228">•</text:span></text:span><text:span text:style-name="texte_20_par_20_défaut"><text:span text:style-name="T51"> -</text:span></text:span><text:span text:style-name="exemple"><text:span text:style-name="T297">t-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t euphonique</text:span></text:p>
      <text:p text:style-name="P241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297">il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pronom personnel</text:span></text:p>
      <text:p text:style-name="P241"><text:span text:style-name="texte_20_par_20_défaut"/></text:p>
      <text:p text:style-name="P350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68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57">Paul</text:span></text:span><text:span text:style-name="exemple"><text:tab/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28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3">v</text:span></text:span><text:span text:style-name="exemple"><text:span text:style-name="T398">iendra-t-il</text:span></text:span><text:span text:style-name="exemple"><text:span text:style-name="T382"><text:tab/></text:span></text:span><text:span text:style-name="texte_20_par_20_défaut"><text:span text:style-name="T59"><text:tab/><text:tab/><text:tab/>:<text:tab/></text:span></text:span><text:span text:style-name="texte_20_par_20_défaut"><text:span text:style-name="T479">groupe verbal</text:span></text:span></text:p>
      <text:p text:style-name="P366"><text:span text:style-name="texte_20_par_20_défaut"><text:span text:style-name="T479"/></text:span></text:p>
      <text:p text:style-name="P12"><text:span text:style-name="texte_20_par_20_défaut">Analyse des fonctions</text:span></text:p>
      <text:p text:style-name="P187"><text:span text:style-name="texte_20_par_20_défaut"><text:span text:style-name="T230">•</text:span></text:span><text:span text:style-name="exemple"><text:span text:style-name="T249"> </text:span></text:span><text:span text:style-name="exemple">Paul</text:span><text:span text:style-name="exemple"><text:span text:style-name="T404"><text:tab/></text:span></text:span><text:span text:style-name="texte_20_par_20_défaut"><text:span text:style-name="T151"><text:tab/><text:tab/><text:tab/><text:tab/></text:span></text:span><text:span text:style-name="texte_20_par_20_défaut"><text:span text:style-name="T86">:</text:span></text:span><text:span text:style-name="texte_20_par_20_défaut"><text:span text:style-name="T151"><text:tab/></text:span></text:span><text:span text:style-name="texte_20_par_20_défaut">sujet de </text:span><text:span text:style-name="exemple"><text:span text:style-name="T562">vi</text:span></text:span><text:span text:style-name="exemple">endra</text:span><text:span text:style-name="exemple"><text:span text:style-name="T328"><text:tab/><text:tab/><text:tab/><text:tab/> <text:s text:c="4"/></text:span></text:span><text:span text:style-name="danger"><text:span text:style-name="T464">(!)</text:span></text:span></text:p>
      <text:p text:style-name="P187"><text:span text:style-name="texte_20_par_20_défaut"><text:span text:style-name="T228">•</text:span></text:span><text:span text:style-name="exemple"><text:span text:style-name="T237"> </text:span></text:span><text:span text:style-name="exemple"><text:span text:style-name="T390">il</text:span></text:span><text:span text:style-name="exemple"><text:span text:style-name="T382"><text:tab/>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299">v</text:span></text:span><text:span text:style-name="exemple"><text:span text:style-name="T297">iendra<text:tab/><text:tab/><text:tab/><text:tab/> <text:s text:c="4"/></text:span></text:span><text:span text:style-name="danger"><text:span text:style-name="T462">(!)</text:span></text:span></text:p>
      <text:p text:style-name="P363"/>
      <text:p text:style-name="P90"><text:span text:style-name="GGF"><text:span text:style-name="T225">[ </text:span></text:span><text:span text:style-name="GGF">GGF.1.1017 </text:span><text:span text:style-name="GGF"><text:span text:style-name="T225">]</text:span></text:span><text:span text:style-name="GGF"> </text:span></text:p>
      <text:p text:style-name="P90"><text:span text:style-name="GGF"><text:span text:style-name="T225"><text:tab/></text:span></text:span><text:span text:style-name="GGF"><text:span text:style-name="T563">L’unique sujet de cette phrase est </text:span></text:span><text:span text:style-name="GGF"><text:span text:style-name="T4">Paul</text:span></text:span><text:span text:style-name="GGF"><text:span text:style-name="T563">.</text:span></text:span></text:p>
      <text:p text:style-name="P363"/>
      <text:p text:style-name="P12"><text:span text:style-name="texte_20_par_20_défaut">Analyse des propositions</text:span></text:p>
      <text:p text:style-name="P185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90"><text:span text:style-name="texte_20_par_20_défaut"><text:span text:style-name="T427">Analyse du type et de la forme de la phrase.</text:span></text:span></text:p>
      <text:p text:style-name="P241"><text:span text:style-name="texte_20_par_20_défaut">La phrase est de type interrogatif et n’a pas de forme particulière.</text:span></text:p>
      <text:p text:style-name="P326"><text:span text:style-name="titre_20_avec_20_numéro"><text:s/>B.01</text:span><text:span text:style-name="titre_20_avec_20_numéro"><text:span text:style-name="T584">7</text:span></text:span><text:span text:style-name="titre_20_avec_20_numéro"><text:span text:style-name="T411"> </text:span></text:span><text:span text:style-name="titre_20_avec_20_numéro"><text:s/></text:span></text:p>
      <text:p text:style-name="P65"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89">2.</text:span></text:span><text:span text:style-name="référence"><text:span text:style-name="T90">3.</text:span></text:span><text:span text:style-name="référence"><text:span text:style-name="T91">2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91">87</text:span></text:span><text:span text:style-name="référence"><text:span text:style-name="T92">)</text:span></text:span></text:p>
      <text:p text:style-name="P80"><text:span text:style-name="référence"><text:span text:style-name="T186"/></text:span></text:p>
      <text:p text:style-name="P49"><text:span text:style-name="phrase_20_analysée_20__28_gros_20_caractère_29_"><text:span text:style-name="T574">Alice est grande.</text:span></text:span></text:p>
      <text:p text:style-name="P104"/>
      <text:p text:style-name="P104"/>
      <text:p text:style-name="P104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253"><text:span text:style-name="texte_20_par_20_défaut"><text:span text:style-name="T228">•</text:span></text:span><text:span text:style-name="T51"> </text:span><text:span text:style-name="exemple"><text:span text:style-name="T301">Alic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nom propre</text:span></text:p>
      <text:p text:style-name="P253"><text:span text:style-name="texte_20_par_20_défaut"><text:span text:style-name="T228">•</text:span></text:span><text:span text:style-name="T51"> </text:span><text:span text:style-name="exemple"><text:span text:style-name="T301">est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<text:span text:style-name="T510">être</text:span></text:span><text:span text:style-name="texte_20_par_20_défaut"> </text:span><text:span text:style-name="texte_20_par_20_défaut"><text:span text:style-name="T70">: indicatif.</text:span></text:span><text:span text:style-name="texte_20_par_20_défaut"><text:span text:style-name="T73">futur</text:span></text:span><text:span text:style-name="texte_20_par_20_défaut"><text:span text:style-name="T70">.3S)</text:span></text:span></text:p>
      <text:p text:style-name="P253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301">grand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511">adjectif</text:span></text:span></text:p>
      <text:p text:style-name="P253"><text:span text:style-name="texte_20_par_20_défaut"><text:span text:style-name="T511"/></text:span></text:p>
      <text:p text:style-name="P351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69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59">Alice<text:tab/></text:span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13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4">est </text:span></text:span><text:span text:style-name="exemple"><text:span text:style-name="T245">g</text:span></text:span><text:span text:style-name="exemple"><text:span text:style-name="T399">rande</text:span></text:span><text:span text:style-name="exemple"><text:span text:style-name="T407"><text:tab/><text:tab/><text:tab/><text:tab/></text:span></text:span><text:span text:style-name="texte_20_par_20_défaut"><text:span text:style-name="T59">:<text:tab/></text:span></text:span><text:span text:style-name="texte_20_par_20_défaut"><text:span text:style-name="T480">groupe verbal</text:span></text:span></text:p>
      <text:p text:style-name="P384"><text:span text:style-name="texte_20_par_20_défaut"><text:span text:style-name="T480"/></text:span></text:p>
      <text:p text:style-name="P18"><text:span text:style-name="texte_20_par_20_défaut">Analyse des fonctions</text:span></text:p>
      <text:p text:style-name="P189"><text:span text:style-name="texte_20_par_20_défaut"><text:span text:style-name="T230">•</text:span></text:span><text:span text:style-name="exemple"><text:span text:style-name="T249"> </text:span></text:span><text:span text:style-name="exemple">Alice</text:span><text:span text:style-name="exemple"><text:span text:style-name="T404"><text:tab/></text:span></text:span><text:span text:style-name="texte_20_par_20_défaut"><text:span text:style-name="T151"><text:tab/><text:tab/><text:tab/><text:tab/></text:span></text:span><text:span text:style-name="texte_20_par_20_défaut"><text:span text:style-name="T86">:</text:span></text:span><text:span text:style-name="texte_20_par_20_défaut"><text:span text:style-name="T151"><text:tab/></text:span></text:span><text:span text:style-name="texte_20_par_20_défaut">sujet de </text:span><text:span text:style-name="exemple"><text:span text:style-name="T344">est</text:span></text:span></text:p>
      <text:p text:style-name="P189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0">g</text:span></text:span><text:span text:style-name="exemple"><text:span text:style-name="T391">rande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468">attribut du sujet </text:span></text:span><text:span text:style-name="exemple"><text:span text:style-name="T171">Alice</text:span></text:span></text:p>
      <text:p text:style-name="P364"/>
      <text:p text:style-name="P18"><text:span text:style-name="texte_20_par_20_défaut">Analyse des propositions</text:span></text:p>
      <text:p text:style-name="P189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104"><text:span text:style-name="texte_20_par_20_défaut"><text:span text:style-name="T427">Analyse du type et de la forme de la phrase.</text:span></text:span></text:p>
      <text:p text:style-name="P253"><text:span text:style-name="texte_20_par_20_défaut">La phrase est de type interrogatif et n’a pas de forme particulière.</text:span></text:p>
      <text:p text:style-name="P331"><text:span text:style-name="titre_20_avec_20_numéro"><text:s/>B.01</text:span><text:span text:style-name="titre_20_avec_20_numéro"><text:span text:style-name="T584">8</text:span></text:span><text:span text:style-name="titre_20_avec_20_numéro"><text:span text:style-name="T411"> </text:span></text:span><text:span text:style-name="titre_20_avec_20_numéro"><text:s/></text:span></text:p>
      <text:p text:style-name="P66"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89">2.</text:span></text:span><text:span text:style-name="référence"><text:span text:style-name="T90">3.</text:span></text:span><text:span text:style-name="référence"><text:span text:style-name="T91">2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91">87</text:span></text:span><text:span text:style-name="référence"><text:span text:style-name="T92">)</text:span></text:span></text:p>
      <text:p text:style-name="P81"><text:span text:style-name="référence"><text:span text:style-name="T186"/></text:span></text:p>
      <text:p text:style-name="P50"><text:span text:style-name="phrase_20_analysée_20__28_gros_20_caractère_29_"><text:span text:style-name="T575">Ce tableau est à Alice.</text:span></text:span></text:p>
      <text:p text:style-name="P114"/>
      <text:p text:style-name="P114"/>
      <text:p text:style-name="P114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mots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302">C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512">déterminant démonstratif</text:span></text:span></text:p>
      <text:p text:style-name="P271"><text:span text:style-name="texte_20_par_20_défaut"><text:span text:style-name="T228">•</text:span></text:span><text:span text:style-name="texte_20_par_20_défaut"><text:span text:style-name="T469"> </text:span></text:span><text:span text:style-name="exemple"><text:span text:style-name="T302">tableau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512">nom commun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301">est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6">verbe </text:span></text:span><text:span text:style-name="texte_20_par_20_défaut"><text:span text:style-name="T70">(</text:span></text:span><text:span text:style-name="texte_20_par_20_défaut"><text:span text:style-name="T510">être</text:span></text:span><text:span text:style-name="texte_20_par_20_défaut"> </text:span><text:span text:style-name="texte_20_par_20_défaut"><text:span text:style-name="T70">: indicatif.</text:span></text:span><text:span text:style-name="texte_20_par_20_défaut"><text:span text:style-name="T73">futur</text:span></text:span><text:span text:style-name="texte_20_par_20_défaut"><text:span text:style-name="T70">.3S)</text:span></text:span></text:p>
      <text:p text:style-name="P271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302">à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70">préposition</text:span></text:span></text:p>
      <text:p text:style-name="P271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302">Alice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512">nom propre</text:span></text:span></text:p>
      <text:p text:style-name="P271"><text:span text:style-name="texte_20_par_20_défaut"><text:span text:style-name="T512"/></text:span></text:p>
      <text:p text:style-name="P353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71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58">Ce tableau</text:span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13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4">est </text:span></text:span><text:span text:style-name="exemple"><text:span text:style-name="T392">à</text:span></text:span><text:span text:style-name="exemple"><text:span text:style-name="T391"> </text:span></text:span><text:span text:style-name="exemple"><text:span text:style-name="T392">Alice</text:span></text:span><text:span text:style-name="exemple"><text:span text:style-name="T407"><text:tab/><text:tab/><text:tab/><text:tab/></text:span></text:span><text:span text:style-name="texte_20_par_20_défaut"><text:span text:style-name="T59">:<text:tab/></text:span></text:span><text:span text:style-name="texte_20_par_20_défaut"><text:span text:style-name="T480">groupe verbal</text:span></text:span></text:p>
      <text:p text:style-name="P271"><text:span text:style-name="texte_20_par_20_défaut"><text:span text:style-name="T228">•</text:span></text:span><text:span text:style-name="texte_20_par_20_défaut"><text:span text:style-name="T472"> </text:span></text:span><text:span text:style-name="exemple"><text:span text:style-name="T311">à Alice<text:tab/></text:span></text:span><text:span text:style-name="texte_20_par_20_défaut"><text:span text:style-name="T473"><text:tab/><text:tab/><text:tab/></text:span></text:span><text:span text:style-name="texte_20_par_20_défaut"><text:span text:style-name="T54">:<text:tab/></text:span></text:span><text:span text:style-name="texte_20_par_20_défaut"><text:span text:style-name="T472">groupe nominal </text:span></text:span><text:span text:style-name="texte_20_par_20_défaut"><text:span text:style-name="T474">prépositionnel</text:span></text:span></text:p>
      <text:p text:style-name="P271"><text:span text:style-name="texte_20_par_20_défaut"><text:span text:style-name="T66"/></text:span></text:p>
      <text:p text:style-name="P19"><text:span text:style-name="texte_20_par_20_défaut">Analyse des fonctions</text:span></text:p>
      <text:p text:style-name="P198"><text:span text:style-name="texte_20_par_20_défaut"><text:span text:style-name="T230">•</text:span></text:span><text:span text:style-name="exemple"><text:span text:style-name="T249"> </text:span></text:span><text:span text:style-name="exemple"><text:span text:style-name="T345">Ce tableau</text:span></text:span><text:span text:style-name="texte_20_par_20_défaut"><text:span text:style-name="T151"><text:tab/><text:tab/><text:tab/><text:tab/></text:span></text:span><text:span text:style-name="texte_20_par_20_défaut">:</text:span><text:span text:style-name="texte_20_par_20_défaut"><text:span text:style-name="T151"><text:tab/></text:span></text:span><text:span text:style-name="texte_20_par_20_défaut">sujet de </text:span><text:span text:style-name="exemple"><text:span text:style-name="T344">est</text:span></text:span></text:p>
      <text:p text:style-name="P198"><text:span text:style-name="texte_20_par_20_défaut"><text:span text:style-name="T228">•</text:span></text:span><text:span text:style-name="exemple"><text:span text:style-name="T237"> </text:span></text:span><text:span text:style-name="exemple"><text:span text:style-name="T392">à</text:span></text:span><text:span text:style-name="exemple"><text:span text:style-name="T391"> </text:span></text:span><text:span text:style-name="exemple"><text:span text:style-name="T392">Alice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471">COI de</text:span></text:span><text:span text:style-name="texte_20_par_20_défaut"><text:span text:style-name="T468"> </text:span></text:span><text:span text:style-name="exemple"><text:span text:style-name="T303">est<text:tab/><text:tab/><text:tab/><text:tab/><text:tab/> <text:s text:c="4"/></text:span></text:span><text:span text:style-name="danger">(!)</text:span></text:p>
      <text:p text:style-name="P365"/>
      <text:p text:style-name="P19"><text:span text:style-name="texte_20_par_20_défaut">Analyse des propositions</text:span></text:p>
      <text:p text:style-name="P198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114"><text:span text:style-name="texte_20_par_20_défaut"><text:span text:style-name="T427">Analyse du type et de la forme de la phrase.</text:span></text:span></text:p>
      <text:p text:style-name="P271"><text:span text:style-name="texte_20_par_20_défaut">La phrase est de type interrogatif et n’a pas de forme particulière.</text:span></text:p>
      <text:p text:style-name="P331"><text:span text:style-name="titre_20_avec_20_numéro"><text:s/>B.019 </text:span></text:p>
      <text:p text:style-name="P114"/>
      <text:p text:style-name="P114"/>
      <text:p text:style-name="P38"><text:span text:style-name="phrase_20_analysée_20__28_gros_20_caractère_29_">Le lundi me semble le pire jour de la semaine.</text:span></text:p>
      <text:p text:style-name="P114"/>
      <text:p text:style-name="P114"/>
      <text:p text:style-name="P19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98"><text:span text:style-name="texte_20_par_20_défaut"><text:span text:style-name="T228">•</text:span></text:span><text:span text:style-name="T51"> </text:span><text:span text:style-name="exemple"><text:span text:style-name="T284">L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3">article défini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284">lundi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3">nom commun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284">me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pronom personnel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284">sembl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verbe </text:span></text:span><text:span text:style-name="texte_20_par_20_défaut"><text:span text:style-name="T70">(</text:span></text:span><text:span text:style-name="texte_20_par_20_défaut">sembler</text:span><text:span text:style-name="texte_20_par_20_défaut"><text:span text:style-name="T444"> </text:span></text:span><text:span text:style-name="texte_20_par_20_défaut"><text:span text:style-name="T70">: indicatif.présent.3S)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284">le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article défini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284">pire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adjectif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284">jour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nom commun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284">de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préposition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284">la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article défini</text:span></text:span></text:p>
      <text:p text:style-name="P271"><text:span text:style-name="texte_20_par_20_défaut"><text:span text:style-name="T228">•</text:span></text:span><text:span text:style-name="T51"> </text:span><text:span text:style-name="exemple"><text:span text:style-name="T284">semaine<text:tab/><text:tab/></text:span></text:span><text:span text:style-name="exemple"><text:span text:style-name="T281"><text:tab/><text:tab/></text:span></text:span><text:span text:style-name="texte_20_par_20_défaut"><text:span text:style-name="T54">:<text:tab/></text:span></text:span><text:span text:style-name="texte_20_par_20_défaut"><text:span text:style-name="T64">nom commun</text:span></text:span></text:p>
      <text:p text:style-name="P271"><text:span text:style-name="texte_20_par_20_défaut"><text:span text:style-name="T64"/></text:span></text:p>
      <text:p text:style-name="P353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71"><text:span text:style-name="texte_20_par_20_défaut"><text:span text:style-name="T265">•</text:span></text:span><text:span text:style-name="texte_20_par_20_défaut"><text:span text:style-name="T427"> </text:span></text:span><text:span text:style-name="exemple">Le lundi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17"><text:span text:style-name="texte_20_par_20_défaut"><text:span text:style-name="T228">•</text:span></text:span><text:span text:style-name="exemple"><text:span text:style-name="T237"> </text:span></text:span><text:span text:style-name="exemple">me semble le pire jour <text:tab/><text:tab/></text:span><text:span text:style-name="texte_20_par_20_défaut"><text:span text:style-name="T59">:<text:tab/></text:span></text:span><text:span text:style-name="texte_20_par_20_défaut"><text:span text:style-name="T475">groupe verbal</text:span></text:span></text:p>
      <text:p text:style-name="P288"><text:span text:style-name="exemple"><text:s text:c="3"/>de la semaine</text:span></text:p>
      <text:p text:style-name="P271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352">le pire jour<text:tab/></text:span></text:span><text:span text:style-name="texte_20_par_20_défaut"><text:span text:style-name="T509"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71"><text:span text:style-name="texte_20_par_20_défaut"><text:span text:style-name="T262">•</text:span></text:span><text:span text:style-name="texte_20_par_20_défaut"><text:span text:style-name="T517"> </text:span></text:span><text:span text:style-name="exemple"><text:span text:style-name="T304">de la semaine</text:span></text:span><text:span text:style-name="texte_20_par_20_défaut"><text:span text:style-name="T518"><text:tab/><text:tab/><text:tab/></text:span></text:span><text:span text:style-name="texte_20_par_20_défaut"><text:span text:style-name="T54">:</text:span></text:span><text:span text:style-name="texte_20_par_20_défaut"><text:span text:style-name="T14"><text:tab/></text:span></text:span><text:span text:style-name="texte_20_par_20_défaut"><text:span text:style-name="T64">groupe nominal prépositionnel</text:span></text:span></text:p>
      <text:p text:style-name="P271"/>
      <text:p text:style-name="P114"><text:span text:style-name="texte_20_par_20_défaut"><text:span text:style-name="T427">Analyse des fonctions</text:span></text:span></text:p>
      <text:p text:style-name="P198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1">Le lundi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163">semble</text:span></text:span></text:p>
      <text:p text:style-name="P271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1">me<text:tab/></text:span></text:span><text:span text:style-name="exemple"><text:tab/></text:span><text:span text:style-name="T59"><text:tab/><text:tab/><text:tab/></text:span><text:span text:style-name="texte_20_par_20_défaut"><text:span text:style-name="T59">:</text:span></text:span><text:span text:style-name="texte_20_par_20_défaut"><text:tab/></text:span><text:span text:style-name="texte_20_par_20_défaut"><text:span text:style-name="T62">COI</text:span></text:span><text:span text:style-name="texte_20_par_20_défaut"><text:span text:style-name="T163"> </text:span></text:span><text:span text:style-name="texte_20_par_20_défaut"><text:span text:style-name="T62">de </text:span></text:span><text:span text:style-name="exemple"><text:span text:style-name="T163">semble</text:span></text:span></text:p>
      <text:p text:style-name="P271"><text:span text:style-name="texte_20_par_20_défaut"><text:span text:style-name="T228">•</text:span></text:span><text:span text:style-name="exemple"><text:span text:style-name="T237"> </text:span></text:span><text:span text:style-name="exemple"><text:span text:style-name="T239">le pire jour de la semaine</text:span></text:span><text:span text:style-name="T381"><text:tab/><text:tab/></text:span><text:span text:style-name="texte_20_par_20_défaut"><text:span text:style-name="T59">:<text:tab/></text:span></text:span><text:span text:style-name="texte_20_par_20_défaut">attribut du sujet de </text:span><text:span text:style-name="exemple"><text:span text:style-name="T163">semble</text:span></text:span></text:p>
      <text:p text:style-name="P290"><text:span text:style-name="texte_20_par_20_défaut"><text:span text:style-name="T228">•</text:span></text:span><text:span text:style-name="exemple"><text:span text:style-name="T237"> </text:span></text:span><text:span text:style-name="exemple"><text:span text:style-name="T239">pire<text:tab/><text:tab/><text:tab/></text:span></text:span><text:span text:style-name="exemple"><text:span text:style-name="T381"><text:tab/><text:tab/></text:span></text:span><text:span text:style-name="texte_20_par_20_défaut"><text:span text:style-name="T59">:<text:tab/></text:span></text:span><text:span text:style-name="texte_20_par_20_défaut"><text:span text:style-name="T545">épithète</text:span></text:span><text:span text:style-name="texte_20_par_20_défaut"><text:span text:style-name="T163"> de </text:span></text:span><text:span text:style-name="exemple"><text:span text:style-name="T321">jour</text:span></text:span></text:p>
      <text:p text:style-name="P271"><text:span text:style-name="texte_20_par_20_défaut"><text:span text:style-name="T228">•</text:span></text:span><text:span text:style-name="exemple"><text:span text:style-name="T237"> </text:span></text:span><text:span text:style-name="exemple"><text:span text:style-name="T239">de la semaine</text:span></text:span><text:span text:style-name="exemple"><text:span text:style-name="T381"><text:tab/><text:tab/><text:tab/></text:span></text:span><text:span text:style-name="texte_20_par_20_défaut"><text:span text:style-name="T59">:<text:tab/></text:span></text:span><text:span text:style-name="texte_20_par_20_défaut">complément du nom de</text:span><text:span text:style-name="texte_20_par_20_défaut"><text:span text:style-name="T163"> </text:span></text:span><text:span text:style-name="exemple"><text:span text:style-name="T167">le pire </text:span></text:span><text:span text:style-name="exemple"><text:span text:style-name="T168">jour</text:span></text:span></text:p>
      <text:p text:style-name="P114"><text:span text:style-name="exemple"/></text:p>
      <text:p text:style-name="P114"><text:span text:style-name="texte_20_par_20_défaut"><text:span text:style-name="T427">Analyse des propositions</text:span></text:span></text:p>
      <text:p text:style-name="P198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114"><text:span text:style-name="texte_20_par_20_défaut"><text:span text:style-name="T427">Analyse du type et de la forme de la phrase</text:span></text:span></text:p>
      <text:p text:style-name="P271"><text:span text:style-name="texte_20_par_20_défaut">La phrase est de type déclaratif et </text:span><text:span text:style-name="texte_20_par_20_défaut"><text:span text:style-name="T551">n’a pas de forme particulière.</text:span></text:span></text:p>
      <text:p text:style-name="P332"><text:span text:style-name="titre_20_avec_20_numéro"><text:s/>B.020 </text:span></text:p>
      <text:p text:style-name="P150"/>
      <text:p text:style-name="P295"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3</text:span></text:span><text:span text:style-name="référence"><text:span text:style-name="T92">)</text:span></text:span></text:p>
      <text:p text:style-name="P292"><text:span text:style-name="phrase_20_analysée_20__28_gros_20_caractère_29_"><text:span text:style-name="T629">Elle n’aime pas le cinéma français.</text:span></text:span></text:p>
      <text:p text:style-name="P151"/>
      <text:p text:style-name="P23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220"><text:span text:style-name="texte_20_par_20_défaut"><text:span text:style-name="T228">•</text:span></text:span><text:span text:style-name="T51"> </text:span><text:span text:style-name="exemple"><text:span text:style-name="T322">Elle</text:span></text:span><text:span text:style-name="exemple"><text:span text:style-name="T281"><text:tab/><text:tab/><text:tab/><text:tab/><text:tab/></text:span></text:span><text:span text:style-name="texte_20_par_20_défaut"><text:span text:style-name="T87">:</text:span></text:span><text:span text:style-name="texte_20_par_20_défaut"><text:span text:style-name="T54"><text:tab/></text:span></text:span><text:span text:style-name="texte_20_par_20_défaut"><text:span text:style-name="T489">pronom personnel</text:span></text:span></text:p>
      <text:p text:style-name="P291"><text:span text:style-name="texte_20_par_20_défaut"><text:span text:style-name="T228">•</text:span></text:span><text:span text:style-name="T51"> </text:span><text:span text:style-name="exemple"><text:span text:style-name="T322">n’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9">adverbe</text:span></text:span></text:p>
      <text:p text:style-name="P291"><text:span text:style-name="texte_20_par_20_défaut"><text:span text:style-name="T228">•</text:span></text:span><text:span text:style-name="T51"> </text:span><text:span text:style-name="exemple"><text:span text:style-name="T322">aime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verbe </text:span></text:span><text:span text:style-name="texte_20_par_20_défaut"><text:span text:style-name="T70">(</text:span></text:span><text:span text:style-name="texte_20_par_20_défaut"><text:span text:style-name="T489">aimer</text:span></text:span><text:span text:style-name="texte_20_par_20_défaut"><text:span text:style-name="T444"> </text:span></text:span><text:span text:style-name="texte_20_par_20_défaut"><text:span text:style-name="T70">: indicatif.présent.3S)</text:span></text:span></text:p>
      <text:p text:style-name="P291"><text:span text:style-name="texte_20_par_20_défaut"><text:span text:style-name="T228">•</text:span></text:span><text:span text:style-name="T51"> </text:span><text:span text:style-name="exemple"><text:span text:style-name="T322">pas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80">adverbe</text:span></text:span></text:p>
      <text:p text:style-name="P291"><text:span text:style-name="texte_20_par_20_défaut"><text:span text:style-name="T228">•</text:span></text:span><text:span text:style-name="T51"> </text:span><text:span text:style-name="exemple"><text:span text:style-name="T284">le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article défini</text:span></text:span></text:p>
      <text:p text:style-name="P291"><text:span text:style-name="texte_20_par_20_défaut"><text:span text:style-name="T228">•</text:span></text:span><text:span text:style-name="T51"> </text:span><text:span text:style-name="exemple"><text:span text:style-name="T322">cinéma</text:span></text:span><text:span text:style-name="exemple"><text:span text:style-name="T284"><text:tab/></text:span></text:span><text:span text:style-name="exemple"><text:span text:style-name="T281"><text:tab/><text:tab/><text:tab/></text:span></text:span><text:span text:style-name="texte_20_par_20_défaut"><text:span text:style-name="T54">:<text:tab/></text:span></text:span><text:span text:style-name="texte_20_par_20_défaut"><text:span text:style-name="T64">nom commun</text:span></text:span></text:p>
      <text:p text:style-name="P291"><text:span text:style-name="texte_20_par_20_défaut"><text:span text:style-name="T228">•</text:span></text:span><text:span text:style-name="T51"> </text:span><text:span text:style-name="exemple"><text:span text:style-name="T322">français</text:span></text:span><text:span text:style-name="exemple"><text:span text:style-name="T284"><text:tab/></text:span></text:span><text:span text:style-name="exemple"><text:span text:style-name="T281"><text:tab/><text:tab/><text:tab/></text:span></text:span><text:span text:style-name="texte_20_par_20_défaut"><text:span text:style-name="T54">:<text:tab/></text:span></text:span><text:span text:style-name="texte_20_par_20_défaut"><text:span text:style-name="T64">adjectif</text:span></text:span></text:p>
      <text:p text:style-name="P291"><text:span text:style-name="texte_20_par_20_défaut"><text:span text:style-name="T64"/></text:span></text:p>
      <text:p text:style-name="P357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301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640">n’a</text:span></text:span><text:span text:style-name="exemple"><text:span text:style-name="T632">ime </text:span></text:span><text:span text:style-name="exemple"><text:span text:style-name="T640">pas </text:span></text:span><text:span text:style-name="exemple"><text:span text:style-name="T632">le </text:span></text:span><text:span text:style-name="exemple"><text:span text:style-name="T631">cinéma français</text:span></text:span><text:span text:style-name="texte_20_par_20_défaut"><text:span text:style-name="T436"><text:tab/></text:span></text:span><text:span text:style-name="texte_20_par_20_défaut">:</text:span><text:span text:style-name="texte_20_par_20_défaut"><text:span text:style-name="T436"><text:tab/></text:span></text:span><text:span text:style-name="texte_20_par_20_défaut"><text:span text:style-name="T201">groupe </text:span></text:span><text:span text:style-name="texte_20_par_20_défaut"><text:span text:style-name="T547">verbal</text:span></text:span></text:p>
      <text:p text:style-name="P291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631">le cinéma français</text:span></text:span><text:span text:style-name="texte_20_par_20_défaut"><text:span text:style-name="T436"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<text:span text:style-name="T201">groupe nominal</text:span></text:span></text:p>
      <text:p text:style-name="P291"><text:span text:style-name="texte_20_par_20_défaut"><text:span text:style-name="T228"/></text:span></text:p>
      <text:p text:style-name="P385"><text:span text:style-name="texte_20_par_20_défaut"><text:span text:style-name="T427">Analyse des fonctions</text:span></text:span></text:p>
      <text:p text:style-name="P300"><text:span text:style-name="texte_20_par_20_défaut"><text:span text:style-name="T267">•</text:span></text:span><text:span text:style-name="texte_20_par_20_défaut"><text:span text:style-name="T201"> </text:span></text:span><text:span text:style-name="exemple"><text:span text:style-name="T201">Elle<text:tab/></text:span></text:span><text:span text:style-name="exemple"><text:span text:style-name="T202"><text:tab/></text:span></text:span><text:span text:style-name="texte_20_par_20_défaut"><text:span text:style-name="T203"><text:tab/><text:tab/><text:tab/></text:span></text:span><text:span text:style-name="texte_20_par_20_défaut"><text:span text:style-name="T201">:</text:span></text:span><text:span text:style-name="texte_20_par_20_défaut"><text:span text:style-name="T203"><text:tab/></text:span></text:span><text:span text:style-name="texte_20_par_20_défaut"><text:span text:style-name="T546">sujet</text:span></text:span><text:span text:style-name="texte_20_par_20_défaut"><text:span text:style-name="T201"> </text:span></text:span><text:span text:style-name="texte_20_par_20_défaut"><text:span text:style-name="T202">de </text:span></text:span><text:span text:style-name="exemple"><text:span text:style-name="T202">aime</text:span></text:span></text:p>
      <text:p text:style-name="P300"><text:span text:style-name="texte_20_par_20_défaut"><text:span text:style-name="T265">•</text:span></text:span><text:span text:style-name="texte_20_par_20_défaut"><text:span text:style-name="T439"> </text:span></text:span><text:span text:style-name="exemple"><text:span text:style-name="T202">le cinéma français</text:span></text:span><text:span text:style-name="texte_20_par_20_défaut"><text:span text:style-name="T436"><text:tab/><text:tab/><text:tab/></text:span></text:span><text:span text:style-name="texte_20_par_20_défaut"><text:span text:style-name="T202">:</text:span></text:span><text:span text:style-name="texte_20_par_20_défaut"><text:span text:style-name="T436"><text:tab/></text:span></text:span><text:span text:style-name="texte_20_par_20_défaut"><text:span text:style-name="T202">COD de </text:span></text:span><text:span text:style-name="exemple"><text:span text:style-name="T202">aime</text:span></text:span></text:p>
      <text:p text:style-name="P386"><text:span text:style-name="exemple"><text:span text:style-name="T439"/></text:span></text:p>
      <text:p text:style-name="P156"><text:span text:style-name="texte_20_par_20_défaut"><text:span text:style-name="T427">Analyse des propositions</text:span></text:span></text:p>
      <text:p text:style-name="P221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07"><text:span text:style-name="texte_20_par_20_défaut"/></text:p>
      <text:p text:style-name="P156"><text:span text:style-name="texte_20_par_20_défaut"><text:span text:style-name="T427">Analyse du type et de la forme de la phrase</text:span></text:span></text:p>
      <text:p text:style-name="P302"><text:span text:style-name="texte_20_par_20_défaut"><text:span text:style-name="T202">La phrase est de type déclaratif et </text:span></text:span><text:span text:style-name="texte_20_par_20_défaut"><text:span text:style-name="T204">a une forme négative.</text:span></text:span></text:p>
      <text:p text:style-name="P387"><text:span text:style-name="exemple"><text:span text:style-name="T441"/></text:span></text:p>
      <text:p text:style-name="P304"><text:span text:style-name="texte_20_par_20_défaut"><text:span text:style-name="T440">Analyse de la forme négative</text:span></text:span><text:span text:style-name="texte_20_par_20_défaut"><text:span text:style-name="T205"> : dans cette phrase la négation est </text:span></text:span><text:span text:style-name="texte_20_par_20_défaut"><text:span text:style-name="T552">totale</text:span></text:span><text:span text:style-name="texte_20_par_20_défaut"><text:span text:style-name="T205"> <text:s text:c="13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3</text:span></text:span><text:span text:style-name="référence"><text:span text:style-name="T92">)</text:span></text:span></text:p>
      <text:p text:style-name="P304"><text:span text:style-name="texte_20_par_20_défaut"><text:span text:style-name="T205">car elle porte sur </text:span></text:span><text:span text:style-name="texte_20_par_20_défaut"><text:span text:style-name="T548">l’ensemble de l’énoncé</text:span></text:span><text:span text:style-name="texte_20_par_20_défaut"><text:span text:style-name="T205">. </text:span></text:span><text:span text:style-name="exemple"><text:span text:style-name="T368">Elle n’aime pas le cinéma français</text:span></text:span></text:p>
      <text:p text:style-name="P304"><text:span text:style-name="texte_20_par_20_défaut"><text:span text:style-name="T205">est en effet la négation de </text:span></text:span><text:span text:style-name="exemple"><text:span text:style-name="T368">Elle aime le cinéma français</text:span></text:span><text:span text:style-name="texte_20_par_20_défaut"><text:span text:style-name="T205"> .</text:span></text:span></text:p>
      <text:p text:style-name="P333"><text:span text:style-name="titre_20_avec_20_numéro"><text:s/>B.021 </text:span></text:p>
      <text:p text:style-name="P157"/>
      <text:p text:style-name="P296"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3</text:span></text:span><text:span text:style-name="référence"><text:span text:style-name="T92">)</text:span></text:span></text:p>
      <text:p text:style-name="P318"><text:span text:style-name="phrase_20_analysée_20__28_gros_20_caractère_29_"><text:span text:style-name="T634">Personne ne l’a écoutée.</text:span></text:span></text:p>
      <text:p text:style-name="P152"/>
      <text:p text:style-name="P24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222"><text:span text:style-name="texte_20_par_20_défaut"><text:span text:style-name="T228">•</text:span></text:span><text:span text:style-name="T51"> </text:span><text:span text:style-name="exemple"><text:span text:style-name="T323">Personn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9">pronom </text:span></text:span><text:span text:style-name="texte_20_par_20_défaut"><text:span text:style-name="T490">indéfini</text:span></text:span></text:p>
      <text:p text:style-name="P305"><text:span text:style-name="texte_20_par_20_défaut"><text:span text:style-name="T228">•</text:span></text:span><text:span text:style-name="T51"> </text:span><text:span text:style-name="exemple"><text:span text:style-name="T322">n</text:span></text:span><text:span text:style-name="exemple"><text:span text:style-name="T323">e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9">adverbe</text:span></text:span></text:p>
      <text:p text:style-name="P305"><text:span text:style-name="texte_20_par_20_défaut"><text:span text:style-name="T228">•</text:span></text:span><text:span text:style-name="T51"> </text:span><text:span text:style-name="exemple"><text:span text:style-name="T323">l’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81">pronom personnel</text:span></text:span></text:p>
      <text:p text:style-name="P305"><text:span text:style-name="texte_20_par_20_défaut"><text:span text:style-name="T228">•</text:span></text:span><text:span text:style-name="T51"> </text:span><text:span text:style-name="exemple"><text:span text:style-name="T323">a écouté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verbe </text:span></text:span><text:span text:style-name="texte_20_par_20_défaut"><text:span text:style-name="T70">(</text:span></text:span><text:span text:style-name="texte_20_par_20_défaut"><text:span text:style-name="T490">écouter</text:span></text:span><text:span text:style-name="texte_20_par_20_défaut"><text:span text:style-name="T444"> </text:span></text:span><text:span text:style-name="texte_20_par_20_défaut"><text:span text:style-name="T70">: indicatif.</text:span></text:span><text:span text:style-name="texte_20_par_20_défaut"><text:span text:style-name="T490">passé composé</text:span></text:span><text:span text:style-name="texte_20_par_20_défaut"><text:span text:style-name="T70">.3S)</text:span></text:span></text:p>
      <text:p text:style-name="P305"><text:span text:style-name="texte_20_par_20_défaut"><text:span text:style-name="T64"/></text:span></text:p>
      <text:p text:style-name="P358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305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79">ne l’a écoutée<text:tab/><text:tab/></text:span></text:span><text:span text:style-name="texte_20_par_20_défaut"><text:span text:style-name="T436"><text:tab/></text:span></text:span><text:span text:style-name="texte_20_par_20_défaut">:</text:span><text:span text:style-name="texte_20_par_20_défaut"><text:span text:style-name="T436"><text:tab/></text:span></text:span><text:span text:style-name="texte_20_par_20_défaut"><text:span text:style-name="T201">groupe </text:span></text:span><text:span text:style-name="texte_20_par_20_défaut"><text:span text:style-name="T547">verbal</text:span></text:span></text:p>
      <text:p text:style-name="P388"><text:span text:style-name="texte_20_par_20_défaut"><text:span text:style-name="T236"/></text:span></text:p>
      <text:p text:style-name="P388"><text:span text:style-name="texte_20_par_20_défaut"><text:span text:style-name="T427">Analyse des fonctions</text:span></text:span></text:p>
      <text:p text:style-name="P305"><text:span text:style-name="texte_20_par_20_défaut"><text:span text:style-name="T267">•</text:span></text:span><text:span text:style-name="texte_20_par_20_défaut"><text:span text:style-name="T201"> </text:span></text:span><text:span text:style-name="exemple"><text:span text:style-name="T369">Personne</text:span></text:span><text:span text:style-name="exemple"><text:span text:style-name="T202"><text:tab/></text:span></text:span><text:span text:style-name="texte_20_par_20_défaut"><text:span text:style-name="T203"><text:tab/><text:tab/><text:tab/></text:span></text:span><text:span text:style-name="texte_20_par_20_défaut"><text:span text:style-name="T201">:</text:span></text:span><text:span text:style-name="texte_20_par_20_défaut"><text:span text:style-name="T203"><text:tab/></text:span></text:span><text:span text:style-name="texte_20_par_20_défaut"><text:span text:style-name="T546">sujet</text:span></text:span><text:span text:style-name="texte_20_par_20_défaut"><text:span text:style-name="T201"> </text:span></text:span><text:span text:style-name="texte_20_par_20_défaut"><text:span text:style-name="T202">de </text:span></text:span><text:span text:style-name="exemple"><text:span text:style-name="T369">a écoutée</text:span></text:span></text:p>
      <text:p text:style-name="P305"><text:span text:style-name="texte_20_par_20_défaut"><text:span text:style-name="T265">•</text:span></text:span><text:span text:style-name="texte_20_par_20_défaut"><text:span text:style-name="T439"> </text:span></text:span><text:span text:style-name="exemple"><text:span text:style-name="T202">l’</text:span></text:span><text:span text:style-name="texte_20_par_20_défaut"><text:span text:style-name="T202"><text:tab/></text:span></text:span><text:span text:style-name="texte_20_par_20_défaut"><text:span text:style-name="T436"><text:tab/><text:tab/><text:tab/><text:tab/></text:span></text:span><text:span text:style-name="texte_20_par_20_défaut"><text:span text:style-name="T202">:</text:span></text:span><text:span text:style-name="texte_20_par_20_défaut"><text:span text:style-name="T436"><text:tab/></text:span></text:span><text:span text:style-name="texte_20_par_20_défaut"><text:span text:style-name="T202">COD de </text:span></text:span><text:span text:style-name="exemple"><text:span text:style-name="T370">a écoutée</text:span></text:span></text:p>
      <text:p text:style-name="P389"><text:span text:style-name="exemple"><text:span text:style-name="T442"/></text:span></text:p>
      <text:p text:style-name="P320"><text:span text:style-name="texte_20_par_20_défaut"><text:span text:style-name="T638">Remarque sur le COD</text:span></text:span><text:span text:style-name="texte_20_par_20_défaut"><text:span text:style-name="T207"> : </text:span></text:span><text:span text:style-name="texte_20_par_20_défaut"><text:span text:style-name="T208">parce que le COD de </text:span></text:span><text:span text:style-name="exemple"><text:span text:style-name="T370">a écoutée </text:span></text:span><text:span text:style-name="texte_20_par_20_défaut"><text:span text:style-name="T208">est placé avant cette forme</text:span></text:span></text:p>
      <text:p text:style-name="P157"><text:span text:style-name="texte_20_par_20_défaut"><text:span text:style-name="T196"><text:tab/></text:span></text:span><text:span text:style-name="texte_20_par_20_défaut"><text:span text:style-name="T208">verbale, il y a accord, ici au féminin singulier parce que le pronom personnel renvoie</text:span></text:span></text:p>
      <text:p text:style-name="P157"><text:span text:style-name="texte_20_par_20_défaut"><text:span text:style-name="T208"><text:tab/>à un féminin singulier.</text:span></text:span></text:p>
      <text:p text:style-name="P157"><text:span text:style-name="texte_20_par_20_défaut"><text:span text:style-name="T208"/></text:span></text:p>
      <text:p text:style-name="P157"><text:span text:style-name="texte_20_par_20_défaut"><text:span text:style-name="T427">Analyse des propositions</text:span></text:span></text:p>
      <text:p text:style-name="P222"><text:span text:style-name="texte_20_par_20_défaut">La phrase contient une seule proposition : il s’agit par conséquent d’une phrase simple.</text:span></text:p>
      <text:p text:style-name="P307"><text:span text:style-name="texte_20_par_20_défaut"><text:span text:style-name="T635">L’unique proposition est une proposition indépendante.</text:span></text:span></text:p>
      <text:p text:style-name="P390"><text:span text:style-name="exemple"><text:span text:style-name="T442"/></text:span></text:p>
      <text:p text:style-name="P157"><text:span text:style-name="texte_20_par_20_défaut"><text:span text:style-name="T427">Analyse du type et de la forme de la phrase</text:span></text:span></text:p>
      <text:p text:style-name="P305"><text:span text:style-name="texte_20_par_20_défaut"><text:span text:style-name="T202">La phrase est de type déclaratif et </text:span></text:span><text:span text:style-name="texte_20_par_20_défaut"><text:span text:style-name="T204">a une forme négative.</text:span></text:span></text:p>
      <text:p text:style-name="P388"><text:span text:style-name="exemple"><text:span text:style-name="T441"/></text:span></text:p>
      <text:p text:style-name="P305"><text:span text:style-name="texte_20_par_20_défaut"><text:span text:style-name="T440">Analyse de la forme négative</text:span></text:span><text:span text:style-name="texte_20_par_20_défaut"><text:span text:style-name="T205"> : dans cette phrase la négation est </text:span></text:span><text:span text:style-name="texte_20_par_20_défaut"><text:span text:style-name="T553">partielle</text:span></text:span><text:span text:style-name="texte_20_par_20_défaut"><text:span text:style-name="T205"> <text:s text:c="9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3</text:span></text:span><text:span text:style-name="référence"><text:span text:style-name="T92">)</text:span></text:span></text:p>
      <text:p text:style-name="P305"><text:span text:style-name="texte_20_par_20_défaut"><text:span text:style-name="T205">car elle porte </text:span></text:span><text:span text:style-name="texte_20_par_20_défaut"><text:span text:style-name="T206">ici </text:span></text:span><text:span text:style-name="texte_20_par_20_défaut"><text:span text:style-name="T205">sur </text:span></text:span><text:span text:style-name="texte_20_par_20_défaut"><text:span text:style-name="T549">un pronom</text:span></text:span><text:span text:style-name="texte_20_par_20_défaut"><text:span text:style-name="T205">. </text:span></text:span><text:span text:style-name="exemple"><text:span text:style-name="T371">Personne ne l’a écoutée</text:span></text:span></text:p>
      <text:p text:style-name="P308"><text:span text:style-name="texte_20_par_20_défaut"><text:span text:style-name="T205">est en effet la négation de </text:span></text:span><text:span text:style-name="exemple"><text:span text:style-name="T371">Quelqu’un l’a écoutée</text:span></text:span><text:span text:style-name="texte_20_par_20_défaut"><text:span text:style-name="T205"> .</text:span></text:span></text:p>
      <text:p text:style-name="P334"><text:span text:style-name="titre_20_avec_20_numéro"><text:s/>B.022 </text:span></text:p>
      <text:p text:style-name="P158"/>
      <text:p text:style-name="P297"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3</text:span></text:span><text:span text:style-name="référence"><text:span text:style-name="T92">)</text:span></text:span></text:p>
      <text:p text:style-name="P293"><text:span text:style-name="phrase_20_analysée_20__28_gros_20_caractère_29_"><text:span text:style-name="T422">Aucun détail ne lui échappe</text:span></text:span><text:span text:style-name="phrase_20_analysée_20__28_gros_20_caractère_29_"><text:span text:style-name="T634">.</text:span></text:span></text:p>
      <text:p text:style-name="P153"/>
      <text:p text:style-name="P25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223"><text:span text:style-name="texte_20_par_20_défaut"><text:span text:style-name="T228">•</text:span></text:span><text:span text:style-name="T51"> </text:span><text:span text:style-name="exemple"><text:span text:style-name="T324">Aucun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91">déterminant</text:span></text:span><text:span text:style-name="texte_20_par_20_défaut"><text:span text:style-name="T489"> </text:span></text:span><text:span text:style-name="texte_20_par_20_défaut"><text:span text:style-name="T490">indéfini</text:span></text:span></text:p>
      <text:p text:style-name="P309"><text:span text:style-name="texte_20_par_20_défaut"><text:span text:style-name="T228">•</text:span></text:span><text:span text:style-name="T51"> </text:span><text:span text:style-name="exemple"><text:span text:style-name="T322">n</text:span></text:span><text:span text:style-name="exemple"><text:span text:style-name="T323">e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9">adverbe</text:span></text:span></text:p>
      <text:p text:style-name="P309"><text:span text:style-name="texte_20_par_20_défaut"><text:span text:style-name="T228">•</text:span></text:span><text:span text:style-name="T51"> </text:span><text:span text:style-name="exemple"><text:span text:style-name="T323">l</text:span></text:span><text:span text:style-name="exemple"><text:span text:style-name="T324">ui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81">pronom personnel</text:span></text:span></text:p>
      <text:p text:style-name="P309"><text:span text:style-name="texte_20_par_20_défaut"><text:span text:style-name="T228">•</text:span></text:span><text:span text:style-name="T51"> </text:span><text:span text:style-name="exemple"><text:span text:style-name="T324">échapp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verbe </text:span></text:span><text:span text:style-name="texte_20_par_20_défaut"><text:span text:style-name="T70">(</text:span></text:span><text:span text:style-name="texte_20_par_20_défaut"><text:span text:style-name="T491">échapper</text:span></text:span><text:span text:style-name="texte_20_par_20_défaut"><text:span text:style-name="T444"> </text:span></text:span><text:span text:style-name="texte_20_par_20_défaut"><text:span text:style-name="T70">: indicatif.</text:span></text:span><text:span text:style-name="texte_20_par_20_défaut"><text:span text:style-name="T491">présent</text:span></text:span><text:span text:style-name="texte_20_par_20_défaut"><text:span text:style-name="T70">.3S)</text:span></text:span></text:p>
      <text:p text:style-name="P309"><text:span text:style-name="texte_20_par_20_défaut"><text:span text:style-name="T64"/></text:span></text:p>
      <text:p text:style-name="P359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309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72">ne lui échappe</text:span></text:span><text:span text:style-name="exemple"><text:span text:style-name="T379"><text:tab/><text:tab/></text:span></text:span><text:span text:style-name="texte_20_par_20_défaut"><text:span text:style-name="T436"><text:tab/></text:span></text:span><text:span text:style-name="texte_20_par_20_défaut">:</text:span><text:span text:style-name="texte_20_par_20_défaut"><text:span text:style-name="T436"><text:tab/></text:span></text:span><text:span text:style-name="texte_20_par_20_défaut"><text:span text:style-name="T201">groupe </text:span></text:span><text:span text:style-name="texte_20_par_20_défaut"><text:span text:style-name="T547">verbal</text:span></text:span></text:p>
      <text:p text:style-name="P391"><text:span text:style-name="texte_20_par_20_défaut"><text:span text:style-name="T236"/></text:span></text:p>
      <text:p text:style-name="P391"><text:span text:style-name="texte_20_par_20_défaut"><text:span text:style-name="T427">Analyse des fonctions</text:span></text:span></text:p>
      <text:p text:style-name="P309"><text:span text:style-name="texte_20_par_20_défaut"><text:span text:style-name="T267">•</text:span></text:span><text:span text:style-name="texte_20_par_20_défaut"><text:span text:style-name="T201"> </text:span></text:span><text:span text:style-name="exemple"><text:span text:style-name="T372">Aucun</text:span></text:span><text:span text:style-name="exemple"><text:span text:style-name="T202"><text:tab/></text:span></text:span><text:span text:style-name="texte_20_par_20_défaut"><text:span text:style-name="T203"><text:tab/><text:tab/><text:tab/></text:span></text:span><text:span text:style-name="texte_20_par_20_défaut"><text:span text:style-name="T201">:</text:span></text:span><text:span text:style-name="texte_20_par_20_défaut"><text:span text:style-name="T203"><text:tab/></text:span></text:span><text:span text:style-name="texte_20_par_20_défaut"><text:span text:style-name="T546">sujet</text:span></text:span><text:span text:style-name="texte_20_par_20_défaut"><text:span text:style-name="T201"> </text:span></text:span><text:span text:style-name="texte_20_par_20_défaut"><text:span text:style-name="T202">de </text:span></text:span><text:span text:style-name="exemple"><text:span text:style-name="T372">échappe</text:span></text:span></text:p>
      <text:p text:style-name="P309"><text:span text:style-name="texte_20_par_20_défaut"><text:span text:style-name="T265">•</text:span></text:span><text:span text:style-name="texte_20_par_20_défaut"><text:span text:style-name="T439"> </text:span></text:span><text:span text:style-name="exemple"><text:span text:style-name="T202">l</text:span></text:span><text:span text:style-name="exemple"><text:span text:style-name="T209">ui</text:span></text:span><text:span text:style-name="texte_20_par_20_défaut"><text:span text:style-name="T202"><text:tab/></text:span></text:span><text:span text:style-name="texte_20_par_20_défaut"><text:span text:style-name="T436"><text:tab/><text:tab/><text:tab/><text:tab/></text:span></text:span><text:span text:style-name="texte_20_par_20_défaut"><text:span text:style-name="T202">:</text:span></text:span><text:span text:style-name="texte_20_par_20_défaut"><text:span text:style-name="T436"><text:tab/></text:span></text:span><text:span text:style-name="texte_20_par_20_défaut"><text:span text:style-name="T202">CO</text:span></text:span><text:span text:style-name="texte_20_par_20_défaut"><text:span text:style-name="T209">I</text:span></text:span><text:span text:style-name="texte_20_par_20_défaut"><text:span text:style-name="T202"> de </text:span></text:span><text:span text:style-name="exemple"><text:span text:style-name="T372">échappe</text:span></text:span></text:p>
      <text:p text:style-name="P391"><text:span text:style-name="texte_20_par_20_défaut"><text:span text:style-name="T208"/></text:span></text:p>
      <text:p text:style-name="P158"><text:span text:style-name="texte_20_par_20_défaut"><text:span text:style-name="T427">Analyse des propositions</text:span></text:span></text:p>
      <text:p text:style-name="P223"><text:span text:style-name="texte_20_par_20_défaut">La phrase contient une seule proposition : il s’agit par conséquent d’une phrase simple.</text:span></text:p>
      <text:p text:style-name="P309"><text:span text:style-name="texte_20_par_20_défaut"><text:span text:style-name="T635">L’unique proposition est une proposition indépendante.</text:span></text:span></text:p>
      <text:p text:style-name="P391"><text:span text:style-name="exemple"><text:span text:style-name="T442"/></text:span></text:p>
      <text:p text:style-name="P158"><text:span text:style-name="texte_20_par_20_défaut"><text:span text:style-name="T427">Analyse du type et de la forme de la phrase</text:span></text:span></text:p>
      <text:p text:style-name="P309"><text:span text:style-name="texte_20_par_20_défaut"><text:span text:style-name="T202">La phrase est de type déclaratif et </text:span></text:span><text:span text:style-name="texte_20_par_20_défaut"><text:span text:style-name="T204">a une forme négative.</text:span></text:span></text:p>
      <text:p text:style-name="P391"><text:span text:style-name="exemple"><text:span text:style-name="T441"/></text:span></text:p>
      <text:p text:style-name="P309"><text:span text:style-name="texte_20_par_20_défaut"><text:span text:style-name="T440">Analyse de la forme négative</text:span></text:span><text:span text:style-name="texte_20_par_20_défaut"><text:span text:style-name="T205"> : dans cette phrase la négation est </text:span></text:span><text:span text:style-name="texte_20_par_20_défaut"><text:span text:style-name="T553">partielle</text:span></text:span><text:span text:style-name="texte_20_par_20_défaut"><text:span text:style-name="T205"> <text:s text:c="9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3</text:span></text:span><text:span text:style-name="référence"><text:span text:style-name="T92">)</text:span></text:span></text:p>
      <text:p text:style-name="P309"><text:span text:style-name="texte_20_par_20_défaut"><text:span text:style-name="T205">car elle porte </text:span></text:span><text:span text:style-name="texte_20_par_20_défaut"><text:span text:style-name="T206">ici </text:span></text:span><text:span text:style-name="texte_20_par_20_défaut"><text:span text:style-name="T205">sur </text:span></text:span><text:span text:style-name="texte_20_par_20_défaut"><text:span text:style-name="T549">un </text:span></text:span><text:span text:style-name="texte_20_par_20_défaut"><text:span text:style-name="T550">déterminant</text:span></text:span><text:span text:style-name="texte_20_par_20_défaut"><text:span text:style-name="T205">. </text:span></text:span><text:span text:style-name="exemple"><text:span text:style-name="T373">Aucun détail ne lui échappe</text:span></text:span></text:p>
      <text:p text:style-name="P310"><text:span text:style-name="texte_20_par_20_défaut"><text:span text:style-name="T205">est en effet la négation de </text:span></text:span><text:span text:style-name="exemple"><text:span text:style-name="T373">Certains détails lui échappent</text:span></text:span><text:span text:style-name="texte_20_par_20_défaut"><text:span text:style-name="T205"> .</text:span></text:span></text:p>
      <text:p text:style-name="P335"><text:span text:style-name="titre_20_avec_20_numéro"><text:s/>B.023 </text:span></text:p>
      <text:p text:style-name="P159"/>
      <text:p text:style-name="P298"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</text:span></text:span><text:span text:style-name="référence"><text:span text:style-name="T110">4</text:span></text:span><text:span text:style-name="référence"><text:span text:style-name="T92">)</text:span></text:span></text:p>
      <text:p text:style-name="P319"><text:span text:style-name="phrase_20_analysée_20__28_gros_20_caractère_29_"><text:span text:style-name="T639">Elle ne travaille jamais.</text:span></text:span></text:p>
      <text:p text:style-name="P154"/>
      <text:p text:style-name="P26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224"><text:span text:style-name="texte_20_par_20_défaut"><text:span text:style-name="T228">•</text:span></text:span><text:span text:style-name="T51"> </text:span><text:span text:style-name="exemple"><text:span text:style-name="T325">Elle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92">pronom personnel</text:span></text:span></text:p>
      <text:p text:style-name="P311"><text:span text:style-name="texte_20_par_20_défaut"><text:span text:style-name="T228">•</text:span></text:span><text:span text:style-name="T51"> </text:span><text:span text:style-name="exemple"><text:span text:style-name="T322">n</text:span></text:span><text:span text:style-name="exemple"><text:span text:style-name="T323">e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9">adverbe</text:span></text:span></text:p>
      <text:p text:style-name="P311"><text:span text:style-name="texte_20_par_20_défaut"><text:span text:style-name="T228">•</text:span></text:span><text:span text:style-name="T51"> </text:span><text:span text:style-name="exemple"><text:span text:style-name="T325">travaill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verbe </text:span></text:span><text:span text:style-name="texte_20_par_20_défaut"><text:span text:style-name="T70">(</text:span></text:span><text:span text:style-name="texte_20_par_20_défaut"><text:span text:style-name="T492">travailler</text:span></text:span><text:span text:style-name="texte_20_par_20_défaut"><text:span text:style-name="T444"> </text:span></text:span><text:span text:style-name="texte_20_par_20_défaut"><text:span text:style-name="T70">: indicatif.</text:span></text:span><text:span text:style-name="texte_20_par_20_défaut"><text:span text:style-name="T491">présent</text:span></text:span><text:span text:style-name="texte_20_par_20_défaut"><text:span text:style-name="T70">.3S)</text:span></text:span></text:p>
      <text:p text:style-name="P311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325">jamais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9">adverbe</text:span></text:span></text:p>
      <text:p text:style-name="P311"><text:span text:style-name="texte_20_par_20_défaut"><text:span text:style-name="T64"/></text:span></text:p>
      <text:p text:style-name="P360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311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372">ne </text:span></text:span><text:span text:style-name="exemple"><text:span text:style-name="T374">travaille jamais</text:span></text:span><text:span text:style-name="exemple"><text:span text:style-name="T379"><text:tab/><text:tab/></text:span></text:span><text:span text:style-name="texte_20_par_20_défaut"><text:span text:style-name="T436"><text:tab/></text:span></text:span><text:span text:style-name="texte_20_par_20_défaut">:</text:span><text:span text:style-name="texte_20_par_20_défaut"><text:span text:style-name="T436"><text:tab/></text:span></text:span><text:span text:style-name="texte_20_par_20_défaut"><text:span text:style-name="T201">groupe </text:span></text:span><text:span text:style-name="texte_20_par_20_défaut"><text:span text:style-name="T547">verbal</text:span></text:span></text:p>
      <text:p text:style-name="P392"><text:span text:style-name="texte_20_par_20_défaut"><text:span text:style-name="T236"/></text:span></text:p>
      <text:p text:style-name="P392"><text:span text:style-name="texte_20_par_20_défaut"><text:span text:style-name="T427">Analyse des fonctions</text:span></text:span></text:p>
      <text:p text:style-name="P311"><text:span text:style-name="texte_20_par_20_défaut"><text:span text:style-name="T267">•</text:span></text:span><text:span text:style-name="texte_20_par_20_défaut"><text:span text:style-name="T201"> </text:span></text:span><text:span text:style-name="exemple"><text:span text:style-name="T374">Elle<text:tab/></text:span></text:span><text:span text:style-name="exemple"><text:span text:style-name="T202"><text:tab/></text:span></text:span><text:span text:style-name="texte_20_par_20_défaut"><text:span text:style-name="T203"><text:tab/><text:tab/><text:tab/></text:span></text:span><text:span text:style-name="texte_20_par_20_défaut"><text:span text:style-name="T201">:</text:span></text:span><text:span text:style-name="texte_20_par_20_défaut"><text:span text:style-name="T203"><text:tab/></text:span></text:span><text:span text:style-name="texte_20_par_20_défaut"><text:span text:style-name="T546">sujet</text:span></text:span><text:span text:style-name="texte_20_par_20_défaut"><text:span text:style-name="T201"> </text:span></text:span><text:span text:style-name="texte_20_par_20_défaut"><text:span text:style-name="T202">de </text:span></text:span><text:span text:style-name="exemple"><text:span text:style-name="T374">travaille</text:span></text:span></text:p>
      <text:p text:style-name="P392"><text:span text:style-name="texte_20_par_20_défaut"><text:span text:style-name="T208"/></text:span></text:p>
      <text:p text:style-name="P159"><text:span text:style-name="texte_20_par_20_défaut"><text:span text:style-name="T427">Analyse des propositions</text:span></text:span></text:p>
      <text:p text:style-name="P224"><text:span text:style-name="texte_20_par_20_défaut">La phrase contient une seule proposition : il s’agit par conséquent d’une phrase simple.</text:span></text:p>
      <text:p text:style-name="P311"><text:span text:style-name="texte_20_par_20_défaut"><text:span text:style-name="T635">L’unique proposition est une proposition indépendante.</text:span></text:span></text:p>
      <text:p text:style-name="P392"><text:span text:style-name="exemple"><text:span text:style-name="T442"/></text:span></text:p>
      <text:p text:style-name="P159"><text:span text:style-name="texte_20_par_20_défaut"><text:span text:style-name="T427">Analyse du type et de la forme de la phrase</text:span></text:span></text:p>
      <text:p text:style-name="P311"><text:span text:style-name="texte_20_par_20_défaut"><text:span text:style-name="T202">La phrase est de type déclaratif et </text:span></text:span><text:span text:style-name="texte_20_par_20_défaut"><text:span text:style-name="T204">a une forme négative.</text:span></text:span></text:p>
      <text:p text:style-name="P392"><text:span text:style-name="exemple"><text:span text:style-name="T441"/></text:span></text:p>
      <text:p text:style-name="P311"><text:span text:style-name="texte_20_par_20_défaut"><text:span text:style-name="T440">Analyse de la forme négative</text:span></text:span><text:span text:style-name="texte_20_par_20_défaut"><text:span text:style-name="T205"> : dans cette phrase la négation est </text:span></text:span><text:span text:style-name="texte_20_par_20_défaut"><text:span text:style-name="T553">partielle</text:span></text:span><text:span text:style-name="texte_20_par_20_défaut"><text:span text:style-name="T205"> <text:s text:c="9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</text:span></text:span><text:span text:style-name="référence"><text:span text:style-name="T111">4</text:span></text:span><text:span text:style-name="référence"><text:span text:style-name="T92">)</text:span></text:span></text:p>
      <text:p text:style-name="P311"><text:span text:style-name="texte_20_par_20_défaut"><text:span text:style-name="T205">car elle porte </text:span></text:span><text:span text:style-name="texte_20_par_20_défaut"><text:span text:style-name="T206">ici </text:span></text:span><text:span text:style-name="texte_20_par_20_défaut"><text:span text:style-name="T205">sur </text:span></text:span><text:span text:style-name="texte_20_par_20_défaut"><text:span text:style-name="T549">un </text:span></text:span><text:span text:style-name="texte_20_par_20_défaut"><text:span text:style-name="T550">déterminant</text:span></text:span><text:span text:style-name="texte_20_par_20_défaut"><text:span text:style-name="T205">. </text:span></text:span><text:span text:style-name="exemple"><text:span text:style-name="T375">Elle ne travaille jamais</text:span></text:span></text:p>
      <text:p text:style-name="P312"><text:span text:style-name="texte_20_par_20_défaut"><text:span text:style-name="T205">est en effet la négation de </text:span></text:span><text:span text:style-name="exemple"><text:span text:style-name="T375">Elle travaille toujours</text:span></text:span><text:span text:style-name="texte_20_par_20_défaut"><text:span text:style-name="T205"> .</text:span></text:span></text:p>
      <text:p text:style-name="P336"><text:span text:style-name="titre_20_avec_20_numéro"><text:s/>B.024 </text:span></text:p>
      <text:p text:style-name="P160"/>
      <text:p text:style-name="P299"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</text:span></text:span><text:span text:style-name="référence"><text:span text:style-name="T112">4</text:span></text:span><text:span text:style-name="référence"><text:span text:style-name="T92">)</text:span></text:span></text:p>
      <text:p text:style-name="P294"><text:span text:style-name="phrase_20_analysée_20__28_gros_20_caractère_29_"><text:span text:style-name="T423">Je</text:span></text:span><text:span text:style-name="phrase_20_analysée_20__28_gros_20_caractère_29_"><text:span text:style-name="T629"> n’aime </text:span></text:span><text:span text:style-name="phrase_20_analysée_20__28_gros_20_caractère_29_"><text:span text:style-name="T423">que</text:span></text:span><text:span text:style-name="phrase_20_analysée_20__28_gros_20_caractère_29_"><text:span text:style-name="T629"> le</text:span></text:span><text:span text:style-name="phrase_20_analysée_20__28_gros_20_caractère_29_"><text:span text:style-name="T641">s</text:span></text:span><text:span text:style-name="phrase_20_analysée_20__28_gros_20_caractère_29_"><text:span text:style-name="T629"> </text:span></text:span><text:span text:style-name="phrase_20_analysée_20__28_gros_20_caractère_29_"><text:span text:style-name="T424">films</text:span></text:span><text:span text:style-name="phrase_20_analysée_20__28_gros_20_caractère_29_"><text:span text:style-name="T629"> français.</text:span></text:span></text:p>
      <text:p text:style-name="P155"/>
      <text:p text:style-name="P27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225"><text:span text:style-name="texte_20_par_20_défaut"><text:span text:style-name="T228">•</text:span></text:span><text:span text:style-name="T51"> </text:span><text:span text:style-name="exemple"><text:span text:style-name="T326">J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489">pronom personnel</text:span></text:span></text:p>
      <text:p text:style-name="P313"><text:span text:style-name="texte_20_par_20_défaut"><text:span text:style-name="T228">•</text:span></text:span><text:span text:style-name="T51"> </text:span><text:span text:style-name="exemple"><text:span text:style-name="T322">n’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9">adverbe</text:span></text:span></text:p>
      <text:p text:style-name="P313"><text:span text:style-name="texte_20_par_20_défaut"><text:span text:style-name="T228">•</text:span></text:span><text:span text:style-name="T51"> </text:span><text:span text:style-name="exemple"><text:span text:style-name="T322">aime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verbe </text:span></text:span><text:span text:style-name="texte_20_par_20_défaut"><text:span text:style-name="T70">(</text:span></text:span><text:span text:style-name="texte_20_par_20_défaut"><text:span text:style-name="T489">aimer</text:span></text:span><text:span text:style-name="texte_20_par_20_défaut"><text:span text:style-name="T444"> </text:span></text:span><text:span text:style-name="texte_20_par_20_défaut"><text:span text:style-name="T70">: indicatif.présent.</text:span></text:span><text:span text:style-name="texte_20_par_20_défaut"><text:span text:style-name="T82">1</text:span></text:span><text:span text:style-name="texte_20_par_20_défaut"><text:span text:style-name="T70">S)</text:span></text:span></text:p>
      <text:p text:style-name="P313"><text:span text:style-name="texte_20_par_20_défaut"><text:span text:style-name="T228">•</text:span></text:span><text:span text:style-name="T51"> </text:span><text:span text:style-name="exemple"><text:span text:style-name="T326">qu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80">adverbe</text:span></text:span></text:p>
      <text:p text:style-name="P313"><text:span text:style-name="texte_20_par_20_défaut"><text:span text:style-name="T228">•</text:span></text:span><text:span text:style-name="T51"> </text:span><text:span text:style-name="exemple"><text:span text:style-name="T284">le</text:span></text:span><text:span text:style-name="exemple"><text:span text:style-name="T327">s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article défini</text:span></text:span></text:p>
      <text:p text:style-name="P313"><text:span text:style-name="texte_20_par_20_défaut"><text:span text:style-name="T228">•</text:span></text:span><text:span text:style-name="T51"> </text:span><text:span text:style-name="exemple"><text:span text:style-name="T327">films<text:tab/></text:span></text:span><text:span text:style-name="exemple"><text:span text:style-name="T284"><text:tab/></text:span></text:span><text:span text:style-name="exemple"><text:span text:style-name="T281"><text:tab/><text:tab/><text:tab/></text:span></text:span><text:span text:style-name="texte_20_par_20_défaut"><text:span text:style-name="T54">:<text:tab/></text:span></text:span><text:span text:style-name="texte_20_par_20_défaut"><text:span text:style-name="T64">nom commun</text:span></text:span></text:p>
      <text:p text:style-name="P313"><text:span text:style-name="texte_20_par_20_défaut"><text:span text:style-name="T228">•</text:span></text:span><text:span text:style-name="T51"> </text:span><text:span text:style-name="exemple"><text:span text:style-name="T322">français</text:span></text:span><text:span text:style-name="exemple"><text:span text:style-name="T284"><text:tab/></text:span></text:span><text:span text:style-name="exemple"><text:span text:style-name="T281"><text:tab/><text:tab/><text:tab/></text:span></text:span><text:span text:style-name="texte_20_par_20_défaut"><text:span text:style-name="T54">:<text:tab/></text:span></text:span><text:span text:style-name="texte_20_par_20_défaut"><text:span text:style-name="T64">adjectif</text:span></text:span></text:p>
      <text:p text:style-name="P313"><text:span text:style-name="texte_20_par_20_défaut"><text:span text:style-name="T64"/></text:span></text:p>
      <text:p text:style-name="P361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313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640">n’ai</text:span></text:span><text:span text:style-name="exemple"><text:span text:style-name="T632">me </text:span></text:span><text:span text:style-name="exemple"><text:span text:style-name="T640">que </text:span></text:span><text:span text:style-name="exemple"><text:span text:style-name="T632">le</text:span></text:span><text:span text:style-name="exemple"><text:span text:style-name="T641">s</text:span></text:span><text:span text:style-name="exemple"><text:span text:style-name="T632"> </text:span></text:span><text:span text:style-name="exemple"><text:span text:style-name="T380">films</text:span></text:span><text:span text:style-name="exemple"><text:span text:style-name="T631"> français</text:span></text:span><text:span text:style-name="texte_20_par_20_défaut"><text:span text:style-name="T436"><text:tab/></text:span></text:span><text:span text:style-name="texte_20_par_20_défaut">:</text:span><text:span text:style-name="texte_20_par_20_défaut"><text:span text:style-name="T436"><text:tab/></text:span></text:span><text:span text:style-name="texte_20_par_20_défaut"><text:span text:style-name="T201">groupe </text:span></text:span><text:span text:style-name="texte_20_par_20_défaut"><text:span text:style-name="T547">verbal</text:span></text:span></text:p>
      <text:p text:style-name="P313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631">le</text:span></text:span><text:span text:style-name="exemple"><text:span text:style-name="T641">s</text:span></text:span><text:span text:style-name="exemple"><text:span text:style-name="T631"> </text:span></text:span><text:span text:style-name="exemple"><text:span text:style-name="T380">films</text:span></text:span><text:span text:style-name="exemple"><text:span text:style-name="T631"> français</text:span></text:span><text:span text:style-name="texte_20_par_20_défaut"><text:span text:style-name="T436"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<text:span text:style-name="T201">groupe nominal</text:span></text:span></text:p>
      <text:p text:style-name="P313"><text:span text:style-name="texte_20_par_20_défaut"><text:span text:style-name="T228"/></text:span></text:p>
      <text:p text:style-name="P393"><text:span text:style-name="texte_20_par_20_défaut"><text:span text:style-name="T427">Analyse des fonctions</text:span></text:span></text:p>
      <text:p text:style-name="P313"><text:span text:style-name="texte_20_par_20_défaut"><text:span text:style-name="T267">•</text:span></text:span><text:span text:style-name="texte_20_par_20_défaut"><text:span text:style-name="T201"> </text:span></text:span><text:span text:style-name="exemple"><text:span text:style-name="T376">Je</text:span></text:span><text:span text:style-name="exemple"><text:span text:style-name="T201"><text:tab/></text:span></text:span><text:span text:style-name="exemple"><text:span text:style-name="T202"><text:tab/><text:tab/></text:span></text:span><text:span text:style-name="texte_20_par_20_défaut"><text:span text:style-name="T203"><text:tab/><text:tab/></text:span></text:span><text:span text:style-name="texte_20_par_20_défaut"><text:span text:style-name="T201">:</text:span></text:span><text:span text:style-name="texte_20_par_20_défaut"><text:span text:style-name="T203"><text:tab/></text:span></text:span><text:span text:style-name="texte_20_par_20_défaut"><text:span text:style-name="T546">sujet</text:span></text:span><text:span text:style-name="texte_20_par_20_défaut"><text:span text:style-name="T201"> </text:span></text:span><text:span text:style-name="texte_20_par_20_défaut"><text:span text:style-name="T202">de </text:span></text:span><text:span text:style-name="exemple"><text:span text:style-name="T202">aime</text:span></text:span></text:p>
      <text:p text:style-name="P313"><text:span text:style-name="texte_20_par_20_défaut"><text:span text:style-name="T265">•</text:span></text:span><text:span text:style-name="texte_20_par_20_défaut"><text:span text:style-name="T439"> </text:span></text:span><text:span text:style-name="exemple"><text:span text:style-name="T202">le</text:span></text:span><text:span text:style-name="exemple"><text:span text:style-name="T211">s</text:span></text:span><text:span text:style-name="exemple"><text:span text:style-name="T202"> </text:span></text:span><text:span text:style-name="exemple"><text:span text:style-name="T377">films</text:span></text:span><text:span text:style-name="exemple"><text:span text:style-name="T202"> français</text:span></text:span><text:span text:style-name="texte_20_par_20_défaut"><text:span text:style-name="T436"><text:tab/><text:tab/><text:tab/></text:span></text:span><text:span text:style-name="texte_20_par_20_défaut"><text:span text:style-name="T202">:</text:span></text:span><text:span text:style-name="texte_20_par_20_défaut"><text:span text:style-name="T436"><text:tab/></text:span></text:span><text:span text:style-name="texte_20_par_20_défaut"><text:span text:style-name="T202">COD de </text:span></text:span><text:span text:style-name="exemple"><text:span text:style-name="T202">aime</text:span></text:span></text:p>
      <text:p text:style-name="P393"><text:span text:style-name="exemple"><text:span text:style-name="T439"/></text:span></text:p>
      <text:p text:style-name="P160"><text:span text:style-name="texte_20_par_20_défaut"><text:span text:style-name="T427">Analyse des propositions</text:span></text:span></text:p>
      <text:p text:style-name="P225"><text:span text:style-name="texte_20_par_20_défaut">La phrase contient une seule proposition : il s’agit par conséquent d’une phrase simple.</text:span></text:p>
      <text:p text:style-name="P313"><text:span text:style-name="texte_20_par_20_défaut"><text:span text:style-name="T635">L’unique proposition est une proposition indépendante.</text:span></text:span></text:p>
      <text:p text:style-name="P313"><text:span text:style-name="texte_20_par_20_défaut"/></text:p>
      <text:p text:style-name="P160"><text:span text:style-name="texte_20_par_20_défaut"><text:span text:style-name="T427">Analyse du type et de la forme de la phrase</text:span></text:span></text:p>
      <text:p text:style-name="P313"><text:span text:style-name="texte_20_par_20_défaut"><text:span text:style-name="T202">La phrase est de type déclaratif et </text:span></text:span><text:span text:style-name="texte_20_par_20_défaut"><text:span text:style-name="T204">a une forme négative.</text:span></text:span></text:p>
      <text:p text:style-name="P393"><text:span text:style-name="exemple"><text:span text:style-name="T441"/></text:span></text:p>
      <text:p text:style-name="P313"><text:span text:style-name="texte_20_par_20_défaut"><text:span text:style-name="T440">Analyse de la forme négative</text:span></text:span><text:span text:style-name="texte_20_par_20_défaut"><text:span text:style-name="T205"> : dans cette phrase la négation est </text:span></text:span><text:span text:style-name="texte_20_par_20_défaut"><text:span text:style-name="T443">e</text:span></text:span><text:span text:style-name="texte_20_par_20_défaut"><text:span text:style-name="T554">xceptive</text:span></text:span><text:span text:style-name="texte_20_par_20_défaut"><text:span text:style-name="T205"> <text:s text:c="7"/></text:span></text:span><text:span text:style-name="référence"><text:span text:style-name="T88">TG(</text:span></text:span><text:span text:style-name="référence"><text:span text:style-name="T93">I</text:span></text:span><text:span text:style-name="référence"><text:span text:style-name="T88">I.</text:span></text:span><text:span text:style-name="référence"><text:span text:style-name="T106">1</text:span></text:span><text:span text:style-name="référence"><text:span text:style-name="T89">.</text:span></text:span><text:span text:style-name="référence"><text:span text:style-name="T106">8.1</text:span></text:span><text:span text:style-name="référence"><text:span text:style-name="T88">, p.</text:span></text:span><text:span text:style-name="référence"><text:span text:style-name="T89"> </text:span></text:span><text:span text:style-name="référence"><text:span text:style-name="T106">7</text:span></text:span><text:span text:style-name="référence"><text:span text:style-name="T112">4</text:span></text:span><text:span text:style-name="référence"><text:span text:style-name="T92">)</text:span></text:span></text:p>
      <text:p text:style-name="P313"><text:span text:style-name="texte_20_par_20_défaut"><text:span text:style-name="T205">car elle </text:span></text:span><text:span text:style-name="texte_20_par_20_défaut"><text:span text:style-name="T210">se construit avec l’adverbe </text:span></text:span><text:span text:style-name="exemple"><text:span text:style-name="T210">ne… que…</text:span></text:span><text:span text:style-name="texte_20_par_20_défaut"><text:span text:style-name="T210"> et contient une négation</text:span></text:span></text:p>
      <text:p text:style-name="P314"><text:span text:style-name="texte_20_par_20_défaut"><text:span text:style-name="T210">implicite. </text:span></text:span><text:span text:style-name="exemple">Je n’aime que les films français</text:span><text:span text:style-name="texte_20_par_20_défaut"><text:span text:style-name="T210"> </text:span></text:span><text:span text:style-name="texte_20_par_20_défaut"><text:span text:style-name="T211">signifie à la fois </text:span></text:span><text:span text:style-name="exemple"><text:span text:style-name="T211">J’aime les films français </text:span></text:span></text:p>
      <text:p text:style-name="P314"><text:span text:style-name="texte_20_par_20_défaut"><text:span text:style-name="T211">(valeur positive explicite) et </text:span></text:span><text:span text:style-name="exemple"><text:span text:style-name="T211">Je n’aime pas les films qui ne sont pas français</text:span></text:span><text:span text:style-name="texte_20_par_20_défaut"><text:span text:style-name="T211"> (valeur négative implicite sous la forme d’une double négation).</text:span></text:span></text:p>
      <text:p text:style-name="P173"><text:span text:style-name="titre_20_avec_20_numéro"><text:s/>B.025</text:span></text:p>
      <text:p text:style-name="P54"><text:span text:style-name="référence">TG(I.2.1, p</text:span><text:span text:style-name="référence"><text:span text:style-name="T591">p</text:span></text:span><text:span text:style-name="référence">. 22-</text:span><text:span text:style-name="référence"><text:span text:style-name="T591">23</text:span></text:span><text:span text:style-name="référence">)</text:span></text:p>
      <text:p text:style-name="P54"><text:span text:style-name="référence"/></text:p>
      <text:p text:style-name="P41"><text:span text:style-name="phrase_20_analysée_20__28_gros_20_caractère_29_"><text:span text:style-name="T199">Le facteur distribue le courrier quand le jour se lève.</text:span></text:span></text:p>
      <text:p text:style-name="P121"/>
      <text:p text:style-name="P121"/>
      <text:p text:style-name="P20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199"><text:span text:style-name="texte_20_par_20_défaut"><text:span text:style-name="T228">•</text:span></text:span><text:span text:style-name="T51"> </text:span><text:span text:style-name="exemple"><text:span text:style-name="T284">L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3">article défini</text:span></text:span></text:p>
      <text:p text:style-name="P272"><text:span text:style-name="texte_20_par_20_défaut"><text:span text:style-name="T228">•</text:span></text:span><text:span text:style-name="T51"> </text:span><text:span text:style-name="exemple"><text:span text:style-name="T312">facteur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3">nom commun</text:span></text:span></text:p>
      <text:p text:style-name="P272"><text:span text:style-name="texte_20_par_20_défaut"><text:span text:style-name="T228">•</text:span></text:span><text:span text:style-name="T51"> </text:span><text:span text:style-name="exemple"><text:span text:style-name="T312">distribu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verbe </text:span></text:span><text:span text:style-name="texte_20_par_20_défaut"><text:span text:style-name="T70">(</text:span></text:span><text:span text:style-name="texte_20_par_20_défaut"><text:span text:style-name="T542">distribuer</text:span></text:span><text:span text:style-name="texte_20_par_20_défaut"><text:span text:style-name="T444"> </text:span></text:span><text:span text:style-name="texte_20_par_20_défaut"><text:span text:style-name="T70">: indicatif.présent.3S)</text:span></text:span></text:p>
      <text:p text:style-name="P272"><text:span text:style-name="texte_20_par_20_défaut"><text:span text:style-name="T228">•</text:span></text:span><text:span text:style-name="T51"> </text:span><text:span text:style-name="exemple"><text:span text:style-name="T284">le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article défini</text:span></text:span></text:p>
      <text:p text:style-name="P272"><text:span text:style-name="texte_20_par_20_défaut"><text:span text:style-name="T228">•</text:span></text:span><text:span text:style-name="T51"> </text:span><text:span text:style-name="exemple"><text:span text:style-name="T312">courrier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1">nom commun</text:span></text:span></text:p>
      <text:p text:style-name="P272"><text:span text:style-name="texte_20_par_20_défaut"><text:span text:style-name="T228">•</text:span></text:span><text:span text:style-name="T51"> </text:span><text:span text:style-name="exemple"><text:span text:style-name="T312">quand</text:span></text:span><text:span text:style-name="exemple"><text:span text:style-name="T284"><text:tab/></text:span></text:span><text:span text:style-name="exemple"><text:span text:style-name="T281"><text:tab/><text:tab/><text:tab/></text:span></text:span><text:span text:style-name="texte_20_par_20_défaut"><text:span text:style-name="T54">:<text:tab/></text:span></text:span><text:span text:style-name="texte_20_par_20_défaut"><text:span text:style-name="T481">conjonction de subordination</text:span></text:span></text:p>
      <text:p text:style-name="P272"><text:span text:style-name="texte_20_par_20_défaut"><text:span text:style-name="T228">•</text:span></text:span><text:span text:style-name="T51"> </text:span><text:span text:style-name="exemple"><text:span text:style-name="T312">le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76">article défini</text:span></text:span></text:p>
      <text:p text:style-name="P272"><text:span text:style-name="texte_20_par_20_défaut"><text:span text:style-name="T228">•</text:span></text:span><text:span text:style-name="T51"> </text:span><text:span text:style-name="exemple"><text:span text:style-name="T312">jour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1">nom commun</text:span></text:span></text:p>
      <text:p text:style-name="P272"><text:span text:style-name="texte_20_par_20_défaut"><text:span text:style-name="T228">•</text:span></text:span><text:span text:style-name="T51"> </text:span><text:span text:style-name="exemple"><text:span text:style-name="T284">se </text:span></text:span><text:span text:style-name="exemple"><text:span text:style-name="T312">lève</text:span></text:span><text:span text:style-name="exemple"><text:span text:style-name="T284"><text:tab/><text:tab/><text:tab/></text:span></text:span><text:span text:style-name="exemple"><text:span text:style-name="T281"><text:tab/></text:span></text:span><text:span text:style-name="texte_20_par_20_défaut"><text:span text:style-name="T54">:<text:tab/></text:span></text:span><text:span text:style-name="texte_20_par_20_défaut"><text:span text:style-name="T481">verbe (se lever : indicatif.présent.3S)</text:span></text:span></text:p>
      <text:p text:style-name="P272"><text:span text:style-name="texte_20_par_20_défaut"><text:span text:style-name="T64"/></text:span></text:p>
      <text:p text:style-name="P354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72"><text:span text:style-name="texte_20_par_20_défaut"><text:span text:style-name="T265">•</text:span></text:span><text:span text:style-name="texte_20_par_20_défaut"><text:span text:style-name="T427"> </text:span></text:span><text:span text:style-name="exemple">Le </text:span><text:span text:style-name="exemple"><text:span text:style-name="T365">facteur</text:span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18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6">distribue </text:span></text:span><text:span text:style-name="exemple"><text:span text:style-name="T366">le courrier </text:span></text:span><text:span text:style-name="exemple"><text:s/><text:tab/><text:tab/></text:span><text:span text:style-name="texte_20_par_20_défaut"><text:span text:style-name="T59">:<text:tab/></text:span></text:span><text:span text:style-name="texte_20_par_20_défaut"><text:span text:style-name="T475">groupe verbal</text:span></text:span></text:p>
      <text:p text:style-name="P272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365">le courrier</text:span></text:span><text:span text:style-name="exemple"><text:span text:style-name="T352"><text:tab/></text:span></text:span><text:span text:style-name="texte_20_par_20_défaut"><text:span text:style-name="T509"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72"><text:span text:style-name="texte_20_par_20_défaut"><text:span text:style-name="T262">•</text:span></text:span><text:span text:style-name="texte_20_par_20_défaut"><text:span text:style-name="T517"> </text:span></text:span><text:span text:style-name="exemple"><text:span text:style-name="T313">le jour<text:tab/></text:span></text:span><text:span text:style-name="texte_20_par_20_défaut"><text:span text:style-name="T518"><text:tab/><text:tab/><text:tab/></text:span></text:span><text:span text:style-name="texte_20_par_20_défaut">:</text:span><text:span text:style-name="texte_20_par_20_défaut"><text:span text:style-name="T14"><text:tab/></text:span></text:span><text:span text:style-name="texte_20_par_20_défaut"><text:span text:style-name="T64">groupe nominal</text:span></text:span></text:p>
      <text:p text:style-name="P272"/>
      <text:p text:style-name="P121"><text:span text:style-name="texte_20_par_20_défaut"><text:span text:style-name="T427">Analyse des fonctions</text:span></text:span></text:p>
      <text:p text:style-name="P199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1">Le </text:span></text:span><text:span text:style-name="exemple"><text:span text:style-name="T400">facteur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314">distribue</text:span></text:span></text:p>
      <text:p text:style-name="P272"><text:span text:style-name="texte_20_par_20_défaut"><text:span text:style-name="T228">•</text:span></text:span><text:span text:style-name="exemple"><text:span text:style-name="T237"> </text:span></text:span><text:span text:style-name="exemple"><text:span text:style-name="T239">le jour<text:tab/><text:tab/></text:span></text:span><text:span text:style-name="T381"><text:tab/><text:tab/></text:span><text:span text:style-name="texte_20_par_20_défaut"><text:span text:style-name="T59">:<text:tab/></text:span></text:span><text:span text:style-name="texte_20_par_20_défaut">sujet de </text:span><text:span text:style-name="exemple"><text:span text:style-name="T314">se lève</text:span></text:span></text:p>
      <text:p text:style-name="P121"><text:span text:style-name="exemple"/></text:p>
      <text:p text:style-name="P121"><text:span text:style-name="texte_20_par_20_défaut"><text:span text:style-name="T427">Analyse des propositions</text:span></text:span></text:p>
      <text:p text:style-name="P200"><text:span text:style-name="texte_20_par_20_défaut">La phrase contient </text:span><text:span text:style-name="texte_20_par_20_défaut"><text:span text:style-name="T541">deux</text:span></text:span><text:span text:style-name="texte_20_par_20_défaut"> proposition</text:span><text:span text:style-name="texte_20_par_20_défaut"><text:span text:style-name="T589">s</text:span></text:span><text:span text:style-name="texte_20_par_20_défaut"> : il s’agit par conséquent d’une phrase </text:span><text:span text:style-name="texte_20_par_20_défaut"><text:span text:style-name="T541">complexe</text:span></text:span><text:span text:style-name="texte_20_par_20_défaut">.</text:span></text:p>
      <text:p text:style-name="P273"><text:span text:style-name="texte_20_par_20_défaut"><text:span text:style-name="T590">La proposition principale est </text:span></text:span><text:span text:style-name="exemple"><text:span text:style-name="T592">Le facteur distribue le courrier</text:span></text:span><text:span text:style-name="texte_20_par_20_défaut"><text:span text:style-name="T590">; </text:span></text:span><text:span text:style-name="texte_20_par_20_défaut"><text:span text:style-name="T592">de cette proposition principale dépend la </text:span></text:span><text:span text:style-name="texte_20_par_20_défaut"><text:span text:style-name="T590">proposition subordonnée circonstancielle de temps </text:span></text:span><text:span text:style-name="exemple"><text:span text:style-name="T592">quand le jour se lève</text:span></text:span><text:span text:style-name="texte_20_par_20_défaut"><text:span text:style-name="T592">.</text:span></text:span></text:p>
      <text:p text:style-name="P121"><text:span text:style-name="texte_20_par_20_défaut"/></text:p>
      <text:p text:style-name="P121"><text:span text:style-name="texte_20_par_20_défaut"><text:span text:style-name="T427">Analyse du type et de la forme de la phrase</text:span></text:span></text:p>
      <text:p text:style-name="P272"><text:span text:style-name="texte_20_par_20_défaut"><text:span text:style-name="T92">La phrase est de type déclaratif et </text:span></text:span><text:span text:style-name="texte_20_par_20_défaut"><text:span text:style-name="T95">n’a pas de forme particulière.</text:span></text:span></text:p>
      <text:p text:style-name="P122"><text:span text:style-name="texte_20_par_20_défaut"><text:span text:style-name="T225"><text:tab/></text:span></text:span><text:span text:style-name="GGF"><text:span text:style-name="T225">[ </text:span></text:span><text:span text:style-name="GGF">GGF.1.</text:span><text:span text:style-name="GGF"><text:span text:style-name="T593">24</text:span></text:span><text:span text:style-name="GGF"> </text:span><text:span text:style-name="GGF"><text:span text:style-name="T225">]</text:span></text:span><text:span text:style-name="GGF"> </text:span></text:p>
      <text:p text:style-name="P367"><text:span text:style-name="texte_20_par_20_défaut"><text:span text:style-name="T178"><text:tab/></text:span></text:span><text:span text:style-name="GGF"><text:span text:style-name="T178"><text:tab/></text:span></text:span><text:span text:style-name="GGF"><text:span text:style-name="T20">Confer </text:span></text:span><text:span text:style-name="GGF"><text:span text:style-name="T594">la d</text:span></text:span><text:span text:style-name="GGF"><text:span text:style-name="T177">iscussion sur le type de phrase dans une phrase subordonnée.</text:span></text:span></text:p>
      <text:p text:style-name="P367"><text:span text:style-name="GGF"><text:span text:style-name="T177"/></text:span></text:p>
      <text:p text:style-name="P367"><text:span text:style-name="GGF"><text:span text:style-name="T177"/></text:span></text:p>
      <text:p text:style-name="P367"><text:span text:style-name="GGF"><text:span text:style-name="T177"/></text:span></text:p>
      <text:p text:style-name="P367"><text:span text:style-name="GGF"><text:span text:style-name="T177"/></text:span></text:p>
      <text:p text:style-name="P367"><text:span text:style-name="GGF"><text:span text:style-name="T177"/></text:span></text:p>
      <text:p text:style-name="P367"><text:span text:style-name="GGF"><text:span text:style-name="T177"/></text:span></text:p>
      <text:p text:style-name="P174"><text:span text:style-name="titre_20_avec_20_numéro"><text:s/>B.026 </text:span></text:p>
      <text:p text:style-name="P368"><text:span text:style-name="référence"><text:span text:style-name="T88">TG(I.</text:span></text:span><text:span text:style-name="référence"><text:span text:style-name="T96">1</text:span></text:span><text:span text:style-name="référence"><text:span text:style-name="T89">.</text:span></text:span><text:span text:style-name="référence"><text:span text:style-name="T100">1 note 14</text:span></text:span><text:span text:style-name="référence"><text:span text:style-name="T88">, p</text:span></text:span><text:span text:style-name="référence"><text:span text:style-name="T89">. </text:span></text:span><text:span text:style-name="référence"><text:span text:style-name="T100">5</text:span></text:span><text:span text:style-name="référence"><text:span text:style-name="T224">2</text:span></text:span><text:span text:style-name="référence"><text:span text:style-name="T92">)</text:span></text:span></text:p>
      <text:p text:style-name="P67"><text:span text:style-name="référence"/></text:p>
      <text:p text:style-name="P51"><text:span text:style-name="phrase_20_analysée_20__28_gros_20_caractère_29_"><text:span text:style-name="T604">Un sportif qui est fatigué doit se reposer.</text:span></text:span></text:p>
      <text:p text:style-name="P128"/>
      <text:p text:style-name="P128"/>
      <text:p text:style-name="P21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203"><text:span text:style-name="texte_20_par_20_défaut"><text:span text:style-name="T228">•</text:span></text:span><text:span text:style-name="T51"> </text:span><text:span text:style-name="exemple"><text:span text:style-name="T315">Un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3">article </text:span></text:span><text:span text:style-name="texte_20_par_20_défaut"><text:span text:style-name="T77">in</text:span></text:span><text:span text:style-name="texte_20_par_20_défaut"><text:span text:style-name="T63">défini</text:span></text:span></text:p>
      <text:p text:style-name="P204"><text:span text:style-name="texte_20_par_20_défaut"><text:span text:style-name="T228">•</text:span></text:span><text:span text:style-name="texte_20_par_20_défaut"><text:span text:style-name="T51"> </text:span></text:span><text:span text:style-name="exemple"><text:span text:style-name="T315">sportif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2">adjectif</text:span></text:span></text:p>
      <text:p text:style-name="P204"><text:span text:style-name="texte_20_par_20_défaut"><text:span text:style-name="T228">•</text:span></text:span><text:span text:style-name="texte_20_par_20_défaut"><text:span text:style-name="T469"> </text:span></text:span><text:span text:style-name="exemple"><text:span text:style-name="T315">qui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2">pronom relatif </text:span></text:span><text:span text:style-name="texte_20_par_20_défaut"><text:span text:style-name="T485">ayant pour antécéd</text:span></text:span><text:span text:style-name="texte_20_par_20_défaut"><text:span text:style-name="T486">e</text:span></text:span><text:span text:style-name="texte_20_par_20_défaut"><text:span text:style-name="T485">nt </text:span></text:span><text:span text:style-name="exemple"><text:span text:style-name="T173">Un sportif</text:span></text:span></text:p>
      <text:p text:style-name="P204"><text:span text:style-name="texte_20_par_20_défaut"><text:span text:style-name="T228">•</text:span></text:span><text:span text:style-name="texte_20_par_20_défaut"><text:span text:style-name="T469"> </text:span></text:span><text:span text:style-name="exemple"><text:span text:style-name="T315">est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482">verbe (être : </text:span></text:span><text:span text:style-name="texte_20_par_20_défaut"><text:span text:style-name="T483">indicatif.présent.3S)</text:span></text:span></text:p>
      <text:p text:style-name="P205"><text:span text:style-name="texte_20_par_20_défaut"><text:span text:style-name="T228">•</text:span></text:span><text:span text:style-name="texte_20_par_20_défaut"><text:span text:style-name="T469"> </text:span></text:span><text:span text:style-name="exemple"><text:span text:style-name="T316">fatigué</text:span></text:span><text:span text:style-name="exemple"><text:span text:style-name="T315"><text:tab/></text:span></text:span><text:span text:style-name="exemple"><text:span text:style-name="T281"><text:tab/><text:tab/><text:tab/></text:span></text:span><text:span text:style-name="texte_20_par_20_défaut"><text:span text:style-name="T54">:<text:tab/></text:span></text:span><text:span text:style-name="texte_20_par_20_défaut"><text:span text:style-name="T483">participe passé (formant un passif)</text:span></text:span></text:p>
      <text:p text:style-name="P205"><text:span text:style-name="texte_20_par_20_défaut"><text:span text:style-name="T228">•</text:span></text:span><text:span text:style-name="texte_20_par_20_défaut"><text:span text:style-name="T469"> </text:span></text:span><text:span text:style-name="exemple"><text:span text:style-name="T316">doit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482">verbe (</text:span></text:span><text:span text:style-name="texte_20_par_20_défaut"><text:span text:style-name="T483">devoir</text:span></text:span><text:span text:style-name="texte_20_par_20_défaut"><text:span text:style-name="T482"> : </text:span></text:span><text:span text:style-name="texte_20_par_20_défaut"><text:span text:style-name="T483">indicatif.présent.3S)</text:span></text:span></text:p>
      <text:p text:style-name="P205"><text:span text:style-name="texte_20_par_20_défaut"><text:span text:style-name="T228">•</text:span></text:span><text:span text:style-name="texte_20_par_20_défaut"><text:span text:style-name="T469"> </text:span></text:span><text:span text:style-name="exemple"><text:span text:style-name="T316">se reposer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2">verbe </text:span></text:span><text:span text:style-name="texte_20_par_20_défaut"><text:span text:style-name="T483">pronominal </text:span></text:span><text:span text:style-name="texte_20_par_20_défaut"><text:span text:style-name="T482">(</text:span></text:span><text:span text:style-name="texte_20_par_20_défaut"><text:span text:style-name="T483">se reposer</text:span></text:span><text:span text:style-name="texte_20_par_20_défaut"><text:span text:style-name="T482"> : </text:span></text:span><text:span text:style-name="texte_20_par_20_défaut"><text:span text:style-name="T483">infinitif.présent)</text:span></text:span></text:p>
      <text:p text:style-name="P277"><text:span text:style-name="texte_20_par_20_défaut"><text:span text:style-name="T483"/></text:span></text:p>
      <text:p text:style-name="P355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78"><text:span text:style-name="texte_20_par_20_défaut"><text:span text:style-name="T265">•</text:span></text:span><text:span text:style-name="texte_20_par_20_défaut"><text:span text:style-name="T427"> </text:span></text:span><text:span text:style-name="exemple"><text:span text:style-name="T607">Un sportif</text:span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375"><text:span text:style-name="texte_20_par_20_défaut"><text:span text:style-name="T101"/></text:span></text:p>
      <text:p text:style-name="P130"><text:span text:style-name="texte_20_par_20_défaut"><text:span text:style-name="T427">Analyse des fonctions</text:span></text:span></text:p>
      <text:p text:style-name="P206"><text:span text:style-name="texte_20_par_20_défaut"><text:span text:style-name="T228">•</text:span></text:span><text:span text:style-name="exemple"><text:span text:style-name="T237"> </text:span></text:span><text:span text:style-name="exemple"><text:span text:style-name="T401">Un sportif qui est fatigué</text:span></text:span><text:span text:style-name="T59"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317">doit</text:span></text:span><text:span text:style-name="texte_20_par_20_défaut"><text:span text:style-name="T78"> et de </text:span></text:span><text:span text:style-name="exemple">se reposer</text:span></text:p>
      <text:p text:style-name="P207"><text:span text:style-name="texte_20_par_20_défaut"><text:span text:style-name="T228">•</text:span></text:span><text:span text:style-name="texte_20_par_20_défaut"><text:span text:style-name="T469"> </text:span></text:span><text:span text:style-name="exemple"><text:span text:style-name="T315">qui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4">sujet de </text:span></text:span><text:span text:style-name="exemple"><text:span text:style-name="T172">est fatigué</text:span></text:span></text:p>
      <text:p text:style-name="P206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7">s</text:span></text:span><text:span text:style-name="exemple"><text:span text:style-name="T252">e reposer<text:tab/><text:tab/><text:tab/><text:tab/></text:span></text:span><text:span text:style-name="texte_20_par_20_défaut"><text:span text:style-name="T252">: <text:tab/>COD de </text:span></text:span><text:span text:style-name="exemple"><text:span text:style-name="T252">doit</text:span></text:span></text:p>
      <text:p text:style-name="P278"><text:span text:style-name="exemple"><text:span text:style-name="T252"/></text:span></text:p>
      <text:p text:style-name="P130"><text:span text:style-name="texte_20_par_20_défaut"><text:span text:style-name="T427">Analyse des propositions</text:span></text:span></text:p>
      <text:p text:style-name="P201"><text:span text:style-name="texte_20_par_20_défaut">La phrase contient </text:span><text:span text:style-name="texte_20_par_20_défaut"><text:span text:style-name="T541">deux</text:span></text:span><text:span text:style-name="texte_20_par_20_défaut"> proposition</text:span><text:span text:style-name="texte_20_par_20_défaut"><text:span text:style-name="T589">s</text:span></text:span><text:span text:style-name="texte_20_par_20_défaut"> : il s’agit par conséquent d’une phrase </text:span><text:span text:style-name="texte_20_par_20_défaut"><text:span text:style-name="T541">complexe</text:span></text:span><text:span text:style-name="texte_20_par_20_défaut">.</text:span></text:p>
      <text:p text:style-name="P275"><text:span text:style-name="texte_20_par_20_défaut"><text:span text:style-name="T253">La proposition principale est </text:span></text:span><text:span text:style-name="exemple"><text:span text:style-name="T405">Un sportif doit se reposer</text:span></text:span><text:span text:style-name="texte_20_par_20_défaut"><text:span text:style-name="T253">; </text:span></text:span><text:span text:style-name="texte_20_par_20_défaut"><text:span text:style-name="T254">de cette proposition principale dépend la </text:span></text:span><text:span text:style-name="texte_20_par_20_défaut"><text:span text:style-name="T253">proposition subordonnée </text:span></text:span><text:span text:style-name="texte_20_par_20_défaut"><text:span text:style-name="T252">r</text:span></text:span><text:span text:style-name="texte_20_par_20_défaut"><text:span text:style-name="T535">elative</text:span></text:span><text:span text:style-name="texte_20_par_20_défaut"><text:span text:style-name="T253"> </text:span></text:span><text:span text:style-name="exemple"><text:span text:style-name="T405">qui est fatigué</text:span></text:span><text:span text:style-name="texte_20_par_20_défaut"><text:span text:style-name="T263"> </text:span></text:span><text:span text:style-name="texte_20_par_20_défaut"><text:span text:style-name="T233">; cette </text:span></text:span><text:span text:style-name="texte_20_par_20_défaut"><text:span text:style-name="T234">proposition subordonnée </text:span></text:span><text:span text:style-name="texte_20_par_20_défaut"><text:span text:style-name="T233">r</text:span></text:span><text:span text:style-name="texte_20_par_20_défaut"><text:span text:style-name="T523">elative a pour fonction </text:span></text:span><text:span text:style-name="texte_20_par_20_défaut"><text:span text:style-name="T538">épithète</text:span></text:span><text:span text:style-name="texte_20_par_20_défaut"><text:span text:style-name="T523">.<text:tab/><text:tab/><text:tab/><text:tab/><text:tab/><text:tab/><text:tab/><text:tab/></text:span></text:span></text:p>
      <text:p text:style-name="P274"><text:span text:style-name="texte_20_par_20_défaut"><text:span text:style-name="T524">On remarquera que </text:span></text:span><text:span text:style-name="exemple"><text:span text:style-name="T255">se reposer</text:span></text:span><text:span text:style-name="texte_20_par_20_défaut"><text:span text:style-name="T524"> est </text:span></text:span><text:span text:style-name="texte_20_par_20_défaut"><text:span text:style-name="T530">le</text:span></text:span><text:span text:style-name="texte_20_par_20_défaut"><text:span text:style-name="T524"> </text:span></text:span><text:span text:style-name="texte_20_par_20_défaut"><text:span text:style-name="T534">groupe infinitif de fonction COD</text:span></text:span><text:span text:style-name="texte_20_par_20_défaut"><text:span text:style-name="T524"> de <text:tab/> <text:s/></text:span></text:span><text:span text:style-name="référence"><text:span text:style-name="T525">TG(I.</text:span></text:span><text:span text:style-name="référence"><text:span text:style-name="T529">5</text:span></text:span><text:span text:style-name="référence"><text:span text:style-name="T526">.</text:span></text:span><text:span text:style-name="référence"><text:span text:style-name="T527">1</text:span></text:span><text:span text:style-name="référence"><text:span text:style-name="T525">, p</text:span></text:span><text:span text:style-name="référence"><text:span text:style-name="T526">. </text:span></text:span><text:span text:style-name="référence"><text:span text:style-name="T529">6</text:span></text:span><text:span text:style-name="référence"><text:span text:style-name="T540">2</text:span></text:span><text:span text:style-name="référence"><text:span text:style-name="T528">)</text:span></text:span></text:p>
      <text:p text:style-name="P275"><text:span text:style-name="exemple"><text:span text:style-name="T255">doit</text:span></text:span><text:span text:style-name="texte_20_par_20_défaut"><text:span text:style-name="T524"> et non pas une </text:span></text:span><text:span text:style-name="texte_20_par_20_défaut"><text:span text:style-name="T534">proposition infinitive</text:span></text:span><text:span text:style-name="texte_20_par_20_défaut"><text:span text:style-name="T524"> puisque </text:span></text:span><text:span text:style-name="exemple"><text:span text:style-name="T255">doit</text:span></text:span><text:span text:style-name="texte_20_par_20_défaut"><text:span text:style-name="T524"> et </text:span></text:span><text:span text:style-name="exemple"><text:span text:style-name="T255">se reposer</text:span></text:span><text:span text:style-name="texte_20_par_20_défaut"><text:span text:style-name="T524"> ont <text:s/><text:tab/><text:tab/> <text:s/></text:span></text:span><text:span text:style-name="danger"><text:span text:style-name="T466">(!)</text:span></text:span></text:p>
      <text:p text:style-name="P274"><text:span text:style-name="texte_20_par_20_défaut"><text:span text:style-name="T524">le même sujet, à savoir </text:span></text:span><text:span text:style-name="exemple"><text:span text:style-name="T255">Un sportif</text:span></text:span><text:span text:style-name="texte_20_par_20_défaut"><text:span text:style-name="T524">.</text:span></text:span></text:p>
      <text:p text:style-name="P274"><text:span text:style-name="texte_20_par_20_défaut"><text:span text:style-name="T524"/></text:span></text:p>
      <text:p text:style-name="P131"><text:span text:style-name="texte_20_par_20_défaut"><text:span text:style-name="T427">Analyse du type et de la forme de la phrase</text:span></text:span></text:p>
      <text:p text:style-name="P279"><text:span text:style-name="texte_20_par_20_défaut"><text:span text:style-name="T92">La phrase est de type déclaratif et </text:span></text:span><text:span text:style-name="texte_20_par_20_défaut"><text:span text:style-name="T95">n’a pas de forme particulière.</text:span></text:span></text:p>
      <text:p text:style-name="P131"><text:span text:style-name="texte_20_par_20_défaut"><text:span text:style-name="T225"><text:tab/></text:span></text:span><text:span text:style-name="GGF"><text:span text:style-name="T225">[ </text:span></text:span><text:span text:style-name="GGF">GGF.1.</text:span><text:span text:style-name="GGF"><text:span text:style-name="T593">24</text:span></text:span><text:span text:style-name="GGF"> </text:span><text:span text:style-name="GGF"><text:span text:style-name="T225">]</text:span></text:span><text:span text:style-name="GGF"> </text:span></text:p>
      <text:p text:style-name="P374"><text:span text:style-name="texte_20_par_20_défaut"><text:span text:style-name="T235"><text:tab/></text:span></text:span><text:span text:style-name="GGF"><text:span text:style-name="T256"><text:tab/></text:span></text:span><text:span text:style-name="GGF"><text:span text:style-name="T264">Confer </text:span></text:span><text:span text:style-name="GGF"><text:span text:style-name="T600">la d</text:span></text:span><text:span text:style-name="GGF"><text:span text:style-name="T257">iscussion sur le type de phrase dans une phrase subordonnée.</text:span></text:span></text:p>
      <text:p text:style-name="P176"><text:span text:style-name="titre_20_avec_20_numéro"><text:s/>B.027 </text:span></text:p>
      <text:p text:style-name="P68"><text:span text:style-name="référence">TG(I.2.</text:span><text:span text:style-name="référence"><text:span text:style-name="T625">3</text:span></text:span><text:span text:style-name="référence">, p</text:span><text:span text:style-name="référence"><text:span text:style-name="T625">p</text:span></text:span><text:span text:style-name="référence">. </text:span><text:span text:style-name="référence"><text:span text:style-name="T625">24-25)</text:span></text:span></text:p>
      <text:p text:style-name="P68"><text:span text:style-name="référence"/></text:p>
      <text:p text:style-name="P44"><text:span text:style-name="phrase_20_analysée_20__28_gros_20_caractère_29_"><text:span text:style-name="T199">Le facteur distribue le courrier </text:span></text:span><text:span text:style-name="phrase_20_analysée_20__28_gros_20_caractère_29_"><text:span text:style-name="T425">et il aime son travail</text:span></text:span><text:span text:style-name="phrase_20_analysée_20__28_gros_20_caractère_29_"><text:span text:style-name="T199">.</text:span></text:span></text:p>
      <text:p text:style-name="P141"/>
      <text:p text:style-name="P141"/>
      <text:p text:style-name="P22"><text:span text:style-name="texte_20_par_20_défaut">Analyse </text:span><text:span text:style-name="texte_20_par_20_défaut"><text:span text:style-name="T272">de la </text:span></text:span><text:span text:style-name="texte_20_par_20_défaut">nature des mots</text:span></text:p>
      <text:p text:style-name="P208"><text:span text:style-name="texte_20_par_20_défaut"><text:span text:style-name="T228">•</text:span></text:span><text:span text:style-name="T51"> </text:span><text:span text:style-name="exemple"><text:span text:style-name="T284">Le</text:span></text:span><text:span text:style-name="exemple"><text:span text:style-name="T281"><text:tab/><text:tab/><text:tab/><text:tab/><text:tab/></text:span></text:span><text:span text:style-name="texte_20_par_20_défaut"><text:span text:style-name="T54">:<text:tab/></text:span></text:span><text:span text:style-name="texte_20_par_20_défaut"><text:span text:style-name="T63">article défini</text:span></text:span></text:p>
      <text:p text:style-name="P280"><text:span text:style-name="texte_20_par_20_défaut"><text:span text:style-name="T228">•</text:span></text:span><text:span text:style-name="T51"> </text:span><text:span text:style-name="exemple"><text:span text:style-name="T312">facteur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3">nom commun</text:span></text:span></text:p>
      <text:p text:style-name="P280"><text:span text:style-name="texte_20_par_20_défaut"><text:span text:style-name="T228">•</text:span></text:span><text:span text:style-name="T51"> </text:span><text:span text:style-name="exemple"><text:span text:style-name="T312">distribue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verbe </text:span></text:span><text:span text:style-name="texte_20_par_20_défaut"><text:span text:style-name="T70">(</text:span></text:span><text:span text:style-name="texte_20_par_20_défaut"><text:span text:style-name="T542">distribuer</text:span></text:span><text:span text:style-name="texte_20_par_20_défaut"><text:span text:style-name="T444"> </text:span></text:span><text:span text:style-name="texte_20_par_20_défaut"><text:span text:style-name="T70">: indicatif.présent.3S)</text:span></text:span></text:p>
      <text:p text:style-name="P280"><text:span text:style-name="texte_20_par_20_défaut"><text:span text:style-name="T228">•</text:span></text:span><text:span text:style-name="T51"> </text:span><text:span text:style-name="exemple"><text:span text:style-name="T284">le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64">article défini</text:span></text:span></text:p>
      <text:p text:style-name="P280"><text:span text:style-name="texte_20_par_20_défaut"><text:span text:style-name="T228">•</text:span></text:span><text:span text:style-name="T51"> </text:span><text:span text:style-name="exemple"><text:span text:style-name="T312">courrier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1">nom commun</text:span></text:span></text:p>
      <text:p text:style-name="P280"><text:span text:style-name="texte_20_par_20_défaut"><text:span text:style-name="T228">•</text:span></text:span><text:span text:style-name="T51"> </text:span><text:span text:style-name="exemple"><text:span text:style-name="T318">et<text:tab/></text:span></text:span><text:span text:style-name="exemple"><text:span text:style-name="T284"><text:tab/></text:span></text:span><text:span text:style-name="exemple"><text:span text:style-name="T281"><text:tab/><text:tab/><text:tab/></text:span></text:span><text:span text:style-name="texte_20_par_20_défaut"><text:span text:style-name="T54">:<text:tab/></text:span></text:span><text:span text:style-name="texte_20_par_20_défaut"><text:span text:style-name="T481">conjonction de subordination</text:span></text:span></text:p>
      <text:p text:style-name="P280"><text:span text:style-name="texte_20_par_20_défaut"><text:span text:style-name="T228">•</text:span></text:span><text:span text:style-name="T51"> </text:span><text:span text:style-name="exemple"><text:span text:style-name="T318">il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7">pronom personnel</text:span></text:span></text:p>
      <text:p text:style-name="P280"><text:span text:style-name="texte_20_par_20_défaut"><text:span text:style-name="T228">•</text:span></text:span><text:span text:style-name="T51"> </text:span><text:span text:style-name="exemple"><text:span text:style-name="T318">aime</text:span></text:span><text:span text:style-name="exemple"><text:span text:style-name="T284"><text:tab/></text:span></text:span><text:span text:style-name="exemple"><text:span text:style-name="T281"><text:tab/><text:tab/><text:tab/><text:tab/></text:span></text:span><text:span text:style-name="texte_20_par_20_défaut"><text:span text:style-name="T54">:<text:tab/></text:span></text:span><text:span text:style-name="texte_20_par_20_défaut"><text:span text:style-name="T487">verbe (aimer : indicatif.présent.3S)</text:span></text:span></text:p>
      <text:p text:style-name="P280"><text:span text:style-name="texte_20_par_20_défaut"><text:span text:style-name="T228">•</text:span></text:span><text:span text:style-name="T51"> </text:span><text:span text:style-name="exemple"><text:span text:style-name="T284">s</text:span></text:span><text:span text:style-name="exemple"><text:span text:style-name="T318">on<text:tab/></text:span></text:span><text:span text:style-name="exemple"><text:span text:style-name="T284"><text:tab/><text:tab/></text:span></text:span><text:span text:style-name="exemple"><text:span text:style-name="T281"><text:tab/><text:tab/></text:span></text:span><text:span text:style-name="texte_20_par_20_défaut"><text:span text:style-name="T54">:<text:tab/></text:span></text:span><text:span text:style-name="texte_20_par_20_défaut"><text:span text:style-name="T487">déterminant possessif</text:span></text:span></text:p>
      <text:p text:style-name="P281"><text:span text:style-name="texte_20_par_20_défaut"><text:span text:style-name="T228">•</text:span></text:span><text:span text:style-name="texte_20_par_20_défaut"><text:span text:style-name="T469"> </text:span></text:span><text:span text:style-name="exemple"><text:span text:style-name="T318">travail</text:span></text:span><text:span text:style-name="exemple"><text:span text:style-name="T284"><text:tab/><text:tab/></text:span></text:span><text:span text:style-name="exemple"><text:span text:style-name="T281"><text:tab/><text:tab/></text:span></text:span><text:span text:style-name="texte_20_par_20_défaut"><text:span text:style-name="T54">:<text:tab/></text:span></text:span><text:span text:style-name="texte_20_par_20_défaut"><text:span text:style-name="T487">nom commun</text:span></text:span></text:p>
      <text:p text:style-name="P280"><text:span text:style-name="texte_20_par_20_défaut"><text:span text:style-name="T64"/></text:span></text:p>
      <text:p text:style-name="P356"><text:span text:style-name="texte_20_par_20_défaut"><text:span text:style-name="T427">Analyse </text:span></text:span><text:span text:style-name="texte_20_par_20_défaut"><text:span text:style-name="T433">de la </text:span></text:span><text:span text:style-name="texte_20_par_20_défaut"><text:span text:style-name="T427">nature des </text:span></text:span><text:span text:style-name="texte_20_par_20_défaut"><text:span text:style-name="T435">groupes de </text:span></text:span><text:span text:style-name="texte_20_par_20_défaut"><text:span text:style-name="T427">mots</text:span></text:span></text:p>
      <text:p text:style-name="P280"><text:span text:style-name="texte_20_par_20_défaut"><text:span text:style-name="T265">•</text:span></text:span><text:span text:style-name="texte_20_par_20_défaut"><text:span text:style-name="T427"> </text:span></text:span><text:span text:style-name="exemple">Le </text:span><text:span text:style-name="exemple"><text:span text:style-name="T365">facteur</text:span></text:span><text:span text:style-name="texte_20_par_20_défaut"><text:span text:style-name="T436"><text:tab/><text:tab/><text:tab/><text:tab/></text:span></text:span><text:span text:style-name="texte_20_par_20_défaut">:</text:span><text:span text:style-name="texte_20_par_20_défaut"><text:span text:style-name="T436"><text:tab/></text:span></text:span><text:span text:style-name="texte_20_par_20_défaut">groupe nominal</text:span></text:p>
      <text:p text:style-name="P219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6">distribue </text:span></text:span><text:span text:style-name="exemple"><text:span text:style-name="T366">le courrier </text:span></text:span><text:span text:style-name="exemple"><text:s/><text:tab/><text:tab/></text:span><text:span text:style-name="texte_20_par_20_défaut"><text:span text:style-name="T59">:<text:tab/></text:span></text:span><text:span text:style-name="texte_20_par_20_défaut"><text:span text:style-name="T475">groupe verbal</text:span></text:span></text:p>
      <text:p text:style-name="P280"><text:span text:style-name="texte_20_par_20_défaut"><text:span text:style-name="T227">•</text:span></text:span><text:span text:style-name="texte_20_par_20_défaut"><text:span text:style-name="T513"> </text:span></text:span><text:span text:style-name="exemple"><text:span text:style-name="T365">le courrier</text:span></text:span><text:span text:style-name="exemple"><text:span text:style-name="T352"><text:tab/></text:span></text:span><text:span text:style-name="texte_20_par_20_défaut"><text:span text:style-name="T509"><text:tab/><text:tab/><text:tab/></text:span></text:span><text:span text:style-name="texte_20_par_20_défaut"><text:span text:style-name="T268">:<text:tab/></text:span></text:span><text:span text:style-name="texte_20_par_20_défaut"><text:span text:style-name="T513">groupe nominal</text:span></text:span></text:p>
      <text:p text:style-name="P219"><text:span text:style-name="texte_20_par_20_défaut"><text:span text:style-name="T228">•</text:span></text:span><text:span text:style-name="exemple"><text:span text:style-name="T237"> </text:span></text:span><text:span text:style-name="exemple"><text:span text:style-name="T403">aime son travail<text:tab/></text:span></text:span><text:span text:style-name="exemple"><text:span text:style-name="T314"> </text:span></text:span><text:span text:style-name="exemple"><text:span text:style-name="T174"><text:s/><text:tab/><text:tab/></text:span></text:span><text:span text:style-name="texte_20_par_20_défaut"><text:span text:style-name="T59">:<text:tab/></text:span></text:span><text:span text:style-name="texte_20_par_20_défaut"><text:span text:style-name="T475">groupe verbal</text:span></text:span></text:p>
      <text:p text:style-name="P280"><text:span text:style-name="texte_20_par_20_défaut"><text:span text:style-name="T262">•</text:span></text:span><text:span text:style-name="texte_20_par_20_défaut"><text:span text:style-name="T517"> </text:span></text:span><text:span text:style-name="exemple"><text:span text:style-name="T319">son travail</text:span></text:span><text:span text:style-name="exemple"><text:span text:style-name="T313"><text:tab/></text:span></text:span><text:span text:style-name="texte_20_par_20_défaut"><text:span text:style-name="T518"><text:tab/><text:tab/><text:tab/></text:span></text:span><text:span text:style-name="texte_20_par_20_défaut">:</text:span><text:span text:style-name="texte_20_par_20_défaut"><text:span text:style-name="T14"><text:tab/></text:span></text:span><text:span text:style-name="texte_20_par_20_défaut"><text:span text:style-name="T64">groupe nominal</text:span></text:span></text:p>
      <text:p text:style-name="P280"/>
      <text:p text:style-name="P141"><text:span text:style-name="texte_20_par_20_défaut"><text:span text:style-name="T427">Analyse des fonctions</text:span></text:span></text:p>
      <text:p text:style-name="P208"><text:span text:style-name="texte_20_par_20_défaut"><text:span text:style-name="T228">•</text:span></text:span><text:span text:style-name="exemple"><text:span text:style-name="T237"> </text:span></text:span><text:span text:style-name="exemple"><text:span text:style-name="T381">Le </text:span></text:span><text:span text:style-name="exemple"><text:span text:style-name="T400">facteur</text:span></text:span><text:span text:style-name="T59"><text:tab/><text:tab/><text:tab/><text:tab/></text:span><text:span text:style-name="texte_20_par_20_défaut"><text:span text:style-name="T59">:<text:tab/></text:span></text:span><text:span text:style-name="texte_20_par_20_défaut"><text:span text:style-name="T62">sujet de </text:span></text:span><text:span text:style-name="exemple"><text:span text:style-name="T314">distribue</text:span></text:span></text:p>
      <text:p text:style-name="P283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8">s</text:span></text:span><text:span text:style-name="exemple"><text:span text:style-name="T402">on travail</text:span></text:span><text:span text:style-name="exemple"><text:span text:style-name="T239"><text:tab/></text:span></text:span><text:span text:style-name="exemple"><text:span text:style-name="T381"><text:tab/><text:tab/><text:tab/></text:span></text:span><text:span text:style-name="texte_20_par_20_défaut"><text:span text:style-name="T59">:<text:tab/></text:span></text:span><text:span text:style-name="texte_20_par_20_défaut"><text:span text:style-name="T488">COD </text:span></text:span><text:span text:style-name="texte_20_par_20_défaut"><text:span text:style-name="T79">de </text:span></text:span><text:span text:style-name="exemple"><text:span text:style-name="T320">distribue</text:span></text:span></text:p>
      <text:p text:style-name="P280"><text:span text:style-name="texte_20_par_20_défaut"><text:span text:style-name="T228">•</text:span></text:span><text:span text:style-name="exemple"><text:span text:style-name="T237"> </text:span></text:span><text:span text:style-name="exemple"><text:span text:style-name="T402">il</text:span></text:span><text:span text:style-name="exemple"><text:span text:style-name="T239"><text:tab/><text:tab/></text:span></text:span><text:span text:style-name="T381"><text:tab/><text:tab/><text:tab/></text:span><text:span text:style-name="texte_20_par_20_défaut"><text:span text:style-name="T59">:<text:tab/></text:span></text:span><text:span text:style-name="texte_20_par_20_défaut">sujet de </text:span><text:span text:style-name="exemple"><text:span text:style-name="T319">aime</text:span></text:span></text:p>
      <text:p text:style-name="P282"><text:span text:style-name="texte_20_par_20_défaut"><text:span text:style-name="T228">•</text:span></text:span><text:span text:style-name="exemple"><text:span text:style-name="T237"> </text:span></text:span><text:span text:style-name="exemple"><text:span text:style-name="T248">s</text:span></text:span><text:span text:style-name="exemple"><text:span text:style-name="T402">on travail</text:span></text:span><text:span text:style-name="exemple"><text:span text:style-name="T239"><text:tab/></text:span></text:span><text:span text:style-name="exemple"><text:span text:style-name="T381"><text:tab/><text:tab/><text:tab/></text:span></text:span><text:span text:style-name="texte_20_par_20_défaut"><text:span text:style-name="T59">:<text:tab/></text:span></text:span><text:span text:style-name="texte_20_par_20_défaut"><text:span text:style-name="T488">COD </text:span></text:span><text:span text:style-name="texte_20_par_20_défaut"><text:span text:style-name="T79">de </text:span></text:span><text:span text:style-name="exemple"><text:span text:style-name="T319">aime</text:span></text:span></text:p>
      <text:p text:style-name="P141"><text:span text:style-name="exemple"/></text:p>
      <text:p text:style-name="P141"><text:span text:style-name="texte_20_par_20_défaut"><text:span text:style-name="T427">Analyse des propositions</text:span></text:span></text:p>
      <text:p text:style-name="P202"><text:span text:style-name="texte_20_par_20_défaut">La phrase contient </text:span><text:span text:style-name="texte_20_par_20_défaut"><text:span text:style-name="T541">deux</text:span></text:span><text:span text:style-name="texte_20_par_20_défaut"> proposition</text:span><text:span text:style-name="texte_20_par_20_défaut"><text:span text:style-name="T589">s</text:span></text:span><text:span text:style-name="texte_20_par_20_défaut"> : il s’agit par conséquent d’une phrase </text:span><text:span text:style-name="texte_20_par_20_défaut"><text:span text:style-name="T541">complexe</text:span></text:span><text:span text:style-name="texte_20_par_20_défaut">.</text:span></text:p>
      <text:p text:style-name="P276"><text:span text:style-name="texte_20_par_20_défaut"><text:span text:style-name="T590">La </text:span></text:span><text:span text:style-name="texte_20_par_20_défaut"><text:span text:style-name="T626">première </text:span></text:span><text:span text:style-name="texte_20_par_20_défaut"><text:span text:style-name="T590">proposition est </text:span></text:span><text:span text:style-name="texte_20_par_20_défaut"><text:span text:style-name="T626">la proposition indépendante</text:span></text:span><text:span text:style-name="texte_20_par_20_défaut"><text:span text:style-name="T590"> </text:span></text:span><text:span text:style-name="exemple"><text:span text:style-name="T592">Le facteur distribue le courrier</text:span></text:span><text:span text:style-name="texte_20_par_20_défaut"><text:span text:style-name="T590">; </text:span></text:span><text:span text:style-name="texte_20_par_20_défaut"><text:span text:style-name="T626">cette proposition est liée à la suivante par coordination au moyen de la conjonction de coordination </text:span></text:span><text:span text:style-name="exemple"><text:span text:style-name="T626">et</text:span></text:span><text:span text:style-name="texte_20_par_20_défaut"><text:span text:style-name="T626">. La seconde proposition est la proposition indépenda</text:span></text:span><text:span text:style-name="texte_20_par_20_défaut"><text:span text:style-name="T636">n</text:span></text:span><text:span text:style-name="texte_20_par_20_défaut"><text:span text:style-name="T626">te </text:span></text:span><text:span text:style-name="exemple"><text:span text:style-name="T626">il aime son travail</text:span></text:span><text:span text:style-name="texte_20_par_20_défaut"><text:span text:style-name="T626">.</text:span></text:span></text:p>
      <text:p text:style-name="P141"><text:span text:style-name="texte_20_par_20_défaut"/></text:p>
      <text:p text:style-name="P141"><text:span text:style-name="texte_20_par_20_défaut"><text:span text:style-name="T427">Analyse du type et de la forme de la phrase</text:span></text:span></text:p>
      <text:p text:style-name="P280"><text:span text:style-name="texte_20_par_20_défaut"><text:span text:style-name="T92">La phrase est de type déclaratif et </text:span></text:span><text:span text:style-name="texte_20_par_20_défaut"><text:span text:style-name="T95">n’a pas de forme particulière.</text:span></text:span></text:p>
      <text:p text:style-name="P141"><text:span text:style-name="texte_20_par_20_défaut"><text:span text:style-name="T225"><text:tab/></text:span></text:span><text:span text:style-name="GGF"><text:span text:style-name="T225">[ </text:span></text:span><text:span text:style-name="GGF">GGF.1.</text:span><text:span text:style-name="GGF"><text:span text:style-name="T593">24</text:span></text:span><text:span text:style-name="GGF"> </text:span><text:span text:style-name="GGF"><text:span text:style-name="T225">]</text:span></text:span><text:span text:style-name="GGF"> </text:span></text:p>
      <text:p text:style-name="P376"><text:span text:style-name="texte_20_par_20_défaut"><text:span text:style-name="T178"><text:tab/></text:span></text:span><text:span text:style-name="GGF"><text:span text:style-name="T178"><text:tab/></text:span></text:span><text:span text:style-name="GGF"><text:span text:style-name="T20">Confer </text:span></text:span><text:span text:style-name="GGF"><text:span text:style-name="T594">la d</text:span></text:span><text:span text:style-name="GGF"><text:span text:style-name="T177">iscussion sur le type de phrase dans une phrase subordonnée.</text:span></text:span></text:p>
      <text:p text:style-name="P376"><text:span text:style-name="GGF"><text:span text:style-name="T25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36</text:page-number> / <text:page-count>3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10-21T17:23:48.286795088</dc:date>
    <meta:editing-duration>PT17H41M35S</meta:editing-duration>
    <meta:editing-cycles>661</meta:editing-cycles>
    <meta:document-statistic meta:table-count="0" meta:image-count="0" meta:object-count="0" meta:page-count="36" meta:paragraph-count="867" meta:word-count="6377" meta:character-count="37444" meta:non-whitespace-character-count="29945"/>
  </office:meta>
</office:document-meta>
</file>